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10" table:style-name="ta1">
        <table:shapes>
          <draw:frame draw:z-index="0" draw:style-name="gr1" draw:text-style-name="P1" svg:width="27.0197in" svg:height="6.163in" svg:x="8.202in" svg:y="3.7669in">
            <draw:object draw:notify-on-update-of-ranges="calibr10.A1:calibr10.A345 calibr10.F1:calibr10.F345 calibr10.A1:calibr10.A345 calibr10.H1:calibr10.H345 calibr10.A1:calibr10.A345 calibr10.G1:calibr10.G345 calibr10.A1:calibr10.A345 calibr10.B1:calibr10.B345 calibr10.A1:calibr10.A345 calibr10.C1:calibr10.C3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float" office:value="1378.003" calcext:value-type="float">
            <text:p>1378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H1]" office:value-type="float" office:value="0" calcext:value-type="float">
            <text:p>0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1378.123" calcext:value-type="float">
            <text:p>1378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1]-(([.F1]-[.H2])*[.$K$1])" office:value-type="float" office:value="0" calcext:value-type="float">
            <text:p>0</text:p>
          </table:table-cell>
          <table:table-cell table:formula="of:=[.G1]-(([.G1]-[.B2])*[.$I$1])" office:value-type="float" office:value="0" calcext:value-type="float">
            <text:p>0</text:p>
          </table:table-cell>
          <table:table-cell table:formula="of:=[.H1]-(([.H1]-[.G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8.64" calcext:value-type="float">
            <text:p>13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]-(([.F2]-[.H3])*[.$K$1])" office:value-type="float" office:value="0" calcext:value-type="float">
            <text:p>0</text:p>
          </table:table-cell>
          <table:table-cell table:formula="of:=[.G2]-(([.G2]-[.B3])*[.$I$1])" office:value-type="float" office:value="0" calcext:value-type="float">
            <text:p>0</text:p>
          </table:table-cell>
          <table:table-cell table:formula="of:=[.H2]-(([.H2]-[.G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8.774" calcext:value-type="float">
            <text:p>1378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]-(([.F3]-[.H4])*[.$K$1])" office:value-type="float" office:value="0" calcext:value-type="float">
            <text:p>0</text:p>
          </table:table-cell>
          <table:table-cell table:formula="of:=[.G3]-(([.G3]-[.B4])*[.$I$1])" office:value-type="float" office:value="0" calcext:value-type="float">
            <text:p>0</text:p>
          </table:table-cell>
          <table:table-cell table:formula="of:=[.H3]-(([.H3]-[.G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8.905" calcext:value-type="float">
            <text:p>1378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]-(([.F4]-[.H5])*[.$K$1])" office:value-type="float" office:value="0" calcext:value-type="float">
            <text:p>0</text:p>
          </table:table-cell>
          <table:table-cell table:formula="of:=[.G4]-(([.G4]-[.B5])*[.$I$1])" office:value-type="float" office:value="0" calcext:value-type="float">
            <text:p>0</text:p>
          </table:table-cell>
          <table:table-cell table:formula="of:=[.H4]-(([.H4]-[.G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292" calcext:value-type="float">
            <text:p>1379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5]-(([.F5]-[.H6])*[.$K$1])" office:value-type="float" office:value="0" calcext:value-type="float">
            <text:p>0</text:p>
          </table:table-cell>
          <table:table-cell table:formula="of:=[.G5]-(([.G5]-[.B6])*[.$I$1])" office:value-type="float" office:value="0" calcext:value-type="float">
            <text:p>0</text:p>
          </table:table-cell>
          <table:table-cell table:formula="of:=[.H5]-(([.H5]-[.G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447" calcext:value-type="float">
            <text:p>1379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6]-(([.F6]-[.H7])*[.$K$1])" office:value-type="float" office:value="0" calcext:value-type="float">
            <text:p>0</text:p>
          </table:table-cell>
          <table:table-cell table:formula="of:=[.G6]-(([.G6]-[.B7])*[.$I$1])" office:value-type="float" office:value="0" calcext:value-type="float">
            <text:p>0</text:p>
          </table:table-cell>
          <table:table-cell table:formula="of:=[.H6]-(([.H6]-[.G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579" calcext:value-type="float">
            <text:p>1379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7]-(([.F7]-[.H8])*[.$K$1])" office:value-type="float" office:value="0" calcext:value-type="float">
            <text:p>0</text:p>
          </table:table-cell>
          <table:table-cell table:formula="of:=[.G7]-(([.G7]-[.B8])*[.$I$1])" office:value-type="float" office:value="0" calcext:value-type="float">
            <text:p>0</text:p>
          </table:table-cell>
          <table:table-cell table:formula="of:=[.H7]-(([.H7]-[.G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733" calcext:value-type="float">
            <text:p>1379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]-(([.F8]-[.H9])*[.$K$1])" office:value-type="float" office:value="0" calcext:value-type="float">
            <text:p>0</text:p>
          </table:table-cell>
          <table:table-cell table:formula="of:=[.G8]-(([.G8]-[.B9])*[.$I$1])" office:value-type="float" office:value="0" calcext:value-type="float">
            <text:p>0</text:p>
          </table:table-cell>
          <table:table-cell table:formula="of:=[.H8]-(([.H8]-[.G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79.876" calcext:value-type="float">
            <text:p>1379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9]-(([.F9]-[.H10])*[.$K$1])" office:value-type="float" office:value="0" calcext:value-type="float">
            <text:p>0</text:p>
          </table:table-cell>
          <table:table-cell table:formula="of:=[.G9]-(([.G9]-[.B10])*[.$I$1])" office:value-type="float" office:value="0" calcext:value-type="float">
            <text:p>0</text:p>
          </table:table-cell>
          <table:table-cell table:formula="of:=[.H9]-(([.H9]-[.G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007" calcext:value-type="float">
            <text:p>138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0]-(([.F10]-[.H11])*[.$K$1])" office:value-type="float" office:value="0" calcext:value-type="float">
            <text:p>0</text:p>
          </table:table-cell>
          <table:table-cell table:formula="of:=[.G10]-(([.G10]-[.B11])*[.$I$1])" office:value-type="float" office:value="0" calcext:value-type="float">
            <text:p>0</text:p>
          </table:table-cell>
          <table:table-cell table:formula="of:=[.H10]-(([.H10]-[.G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153" calcext:value-type="float">
            <text:p>138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1]-(([.F11]-[.H12])*[.$K$1])" office:value-type="float" office:value="0" calcext:value-type="float">
            <text:p>0</text:p>
          </table:table-cell>
          <table:table-cell table:formula="of:=[.G11]-(([.G11]-[.B12])*[.$I$1])" office:value-type="float" office:value="0" calcext:value-type="float">
            <text:p>0</text:p>
          </table:table-cell>
          <table:table-cell table:formula="of:=[.H11]-(([.H11]-[.G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283" calcext:value-type="float">
            <text:p>138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2]-(([.F12]-[.H13])*[.$K$1])" office:value-type="float" office:value="0" calcext:value-type="float">
            <text:p>0</text:p>
          </table:table-cell>
          <table:table-cell table:formula="of:=[.G12]-(([.G12]-[.B13])*[.$I$1])" office:value-type="float" office:value="0" calcext:value-type="float">
            <text:p>0</text:p>
          </table:table-cell>
          <table:table-cell table:formula="of:=[.H12]-(([.H12]-[.G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439" calcext:value-type="float">
            <text:p>1380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13]-(([.F13]-[.H14])*[.$K$1])" office:value-type="float" office:value="0" calcext:value-type="float">
            <text:p>0</text:p>
          </table:table-cell>
          <table:table-cell table:formula="of:=[.G13]-(([.G13]-[.B14])*[.$I$1])" office:value-type="float" office:value="0" calcext:value-type="float">
            <text:p>0</text:p>
          </table:table-cell>
          <table:table-cell table:formula="of:=[.H13]-(([.H13]-[.G1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587" calcext:value-type="float">
            <text:p>1380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4]-(([.F14]-[.H15])*[.$K$1])" office:value-type="float" office:value="0" calcext:value-type="float">
            <text:p>0</text:p>
          </table:table-cell>
          <table:table-cell table:formula="of:=[.G14]-(([.G14]-[.B15])*[.$I$1])" office:value-type="float" office:value="0" calcext:value-type="float">
            <text:p>0</text:p>
          </table:table-cell>
          <table:table-cell table:formula="of:=[.H14]-(([.H14]-[.G1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617" calcext:value-type="float">
            <text:p>1380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5]-(([.F15]-[.H16])*[.$K$1])" office:value-type="float" office:value="0" calcext:value-type="float">
            <text:p>0</text:p>
          </table:table-cell>
          <table:table-cell table:formula="of:=[.G15]-(([.G15]-[.B16])*[.$I$1])" office:value-type="float" office:value="0" calcext:value-type="float">
            <text:p>0</text:p>
          </table:table-cell>
          <table:table-cell table:formula="of:=[.H15]-(([.H15]-[.G1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746" calcext:value-type="float">
            <text:p>138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6]-(([.F16]-[.H17])*[.$K$1])" office:value-type="float" office:value="0" calcext:value-type="float">
            <text:p>0</text:p>
          </table:table-cell>
          <table:table-cell table:formula="of:=[.G16]-(([.G16]-[.B17])*[.$I$1])" office:value-type="float" office:value="0" calcext:value-type="float">
            <text:p>0</text:p>
          </table:table-cell>
          <table:table-cell table:formula="of:=[.H16]-(([.H16]-[.G1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0.883" calcext:value-type="float">
            <text:p>138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7]-(([.F17]-[.H18])*[.$K$1])" office:value-type="float" office:value="0" calcext:value-type="float">
            <text:p>0</text:p>
          </table:table-cell>
          <table:table-cell table:formula="of:=[.G17]-(([.G17]-[.B18])*[.$I$1])" office:value-type="float" office:value="0" calcext:value-type="float">
            <text:p>0</text:p>
          </table:table-cell>
          <table:table-cell table:formula="of:=[.H17]-(([.H17]-[.G1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148" calcext:value-type="float">
            <text:p>1381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8]-(([.F18]-[.H19])*[.$K$1])" office:value-type="float" office:value="0" calcext:value-type="float">
            <text:p>0</text:p>
          </table:table-cell>
          <table:table-cell table:formula="of:=[.G18]-(([.G18]-[.B19])*[.$I$1])" office:value-type="float" office:value="0" calcext:value-type="float">
            <text:p>0</text:p>
          </table:table-cell>
          <table:table-cell table:formula="of:=[.H18]-(([.H18]-[.G1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28" calcext:value-type="float">
            <text:p>13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19]-(([.F19]-[.H20])*[.$K$1])" office:value-type="float" office:value="0" calcext:value-type="float">
            <text:p>0</text:p>
          </table:table-cell>
          <table:table-cell table:formula="of:=[.G19]-(([.G19]-[.B20])*[.$I$1])" office:value-type="float" office:value="0" calcext:value-type="float">
            <text:p>0</text:p>
          </table:table-cell>
          <table:table-cell table:formula="of:=[.H19]-(([.H19]-[.G2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314" calcext:value-type="float">
            <text:p>1381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0]-(([.F20]-[.H21])*[.$K$1])" office:value-type="float" office:value="0" calcext:value-type="float">
            <text:p>0</text:p>
          </table:table-cell>
          <table:table-cell table:formula="of:=[.G20]-(([.G20]-[.B21])*[.$I$1])" office:value-type="float" office:value="0" calcext:value-type="float">
            <text:p>0</text:p>
          </table:table-cell>
          <table:table-cell table:formula="of:=[.H20]-(([.H20]-[.G2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454" calcext:value-type="float">
            <text:p>1381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1]-(([.F21]-[.H22])*[.$K$1])" office:value-type="float" office:value="0" calcext:value-type="float">
            <text:p>0</text:p>
          </table:table-cell>
          <table:table-cell table:formula="of:=[.G21]-(([.G21]-[.B22])*[.$I$1])" office:value-type="float" office:value="0" calcext:value-type="float">
            <text:p>0</text:p>
          </table:table-cell>
          <table:table-cell table:formula="of:=[.H21]-(([.H21]-[.G2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596" calcext:value-type="float">
            <text:p>1381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2]-(([.F22]-[.H23])*[.$K$1])" office:value-type="float" office:value="0" calcext:value-type="float">
            <text:p>0</text:p>
          </table:table-cell>
          <table:table-cell table:formula="of:=[.G22]-(([.G22]-[.B23])*[.$I$1])" office:value-type="float" office:value="0" calcext:value-type="float">
            <text:p>0</text:p>
          </table:table-cell>
          <table:table-cell table:formula="of:=[.H22]-(([.H22]-[.G2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729" calcext:value-type="float">
            <text:p>1381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3]-(([.F23]-[.H24])*[.$K$1])" office:value-type="float" office:value="0" calcext:value-type="float">
            <text:p>0</text:p>
          </table:table-cell>
          <table:table-cell table:formula="of:=[.G23]-(([.G23]-[.B24])*[.$I$1])" office:value-type="float" office:value="0" calcext:value-type="float">
            <text:p>0</text:p>
          </table:table-cell>
          <table:table-cell table:formula="of:=[.H23]-(([.H23]-[.G2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1.859" calcext:value-type="float">
            <text:p>1381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4]-(([.F24]-[.H25])*[.$K$1])" office:value-type="float" office:value="0" calcext:value-type="float">
            <text:p>0</text:p>
          </table:table-cell>
          <table:table-cell table:formula="of:=[.G24]-(([.G24]-[.B25])*[.$I$1])" office:value-type="float" office:value="0" calcext:value-type="float">
            <text:p>0</text:p>
          </table:table-cell>
          <table:table-cell table:formula="of:=[.H24]-(([.H24]-[.G2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001" calcext:value-type="float">
            <text:p>1382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5]-(([.F25]-[.H26])*[.$K$1])" office:value-type="float" office:value="0" calcext:value-type="float">
            <text:p>0</text:p>
          </table:table-cell>
          <table:table-cell table:formula="of:=[.G25]-(([.G25]-[.B26])*[.$I$1])" office:value-type="float" office:value="0" calcext:value-type="float">
            <text:p>0</text:p>
          </table:table-cell>
          <table:table-cell table:formula="of:=[.H25]-(([.H25]-[.G2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415" calcext:value-type="float">
            <text:p>1382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6]-(([.F26]-[.H27])*[.$K$1])" office:value-type="float" office:value="0" calcext:value-type="float">
            <text:p>0</text:p>
          </table:table-cell>
          <table:table-cell table:formula="of:=[.G26]-(([.G26]-[.B27])*[.$I$1])" office:value-type="float" office:value="0" calcext:value-type="float">
            <text:p>0</text:p>
          </table:table-cell>
          <table:table-cell table:formula="of:=[.H26]-(([.H26]-[.G2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553" calcext:value-type="float">
            <text:p>1382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7]-(([.F27]-[.H28])*[.$K$1])" office:value-type="float" office:value="0" calcext:value-type="float">
            <text:p>0</text:p>
          </table:table-cell>
          <table:table-cell table:formula="of:=[.G27]-(([.G27]-[.B28])*[.$I$1])" office:value-type="float" office:value="0" calcext:value-type="float">
            <text:p>0</text:p>
          </table:table-cell>
          <table:table-cell table:formula="of:=[.H27]-(([.H27]-[.G2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69" calcext:value-type="float">
            <text:p>138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]-(([.F28]-[.H29])*[.$K$1])" office:value-type="float" office:value="0" calcext:value-type="float">
            <text:p>0</text:p>
          </table:table-cell>
          <table:table-cell table:formula="of:=[.G28]-(([.G28]-[.B29])*[.$I$1])" office:value-type="float" office:value="0" calcext:value-type="float">
            <text:p>0</text:p>
          </table:table-cell>
          <table:table-cell table:formula="of:=[.H28]-(([.H28]-[.G2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814" calcext:value-type="float">
            <text:p>1382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29]-(([.F29]-[.H30])*[.$K$1])" office:value-type="float" office:value="0" calcext:value-type="float">
            <text:p>0</text:p>
          </table:table-cell>
          <table:table-cell table:formula="of:=[.G29]-(([.G29]-[.B30])*[.$I$1])" office:value-type="float" office:value="0" calcext:value-type="float">
            <text:p>0</text:p>
          </table:table-cell>
          <table:table-cell table:formula="of:=[.H29]-(([.H29]-[.G3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.961" calcext:value-type="float">
            <text:p>1382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]-(([.F30]-[.H31])*[.$K$1])" office:value-type="float" office:value="0" calcext:value-type="float">
            <text:p>0</text:p>
          </table:table-cell>
          <table:table-cell table:formula="of:=[.G30]-(([.G30]-[.B31])*[.$I$1])" office:value-type="float" office:value="0" calcext:value-type="float">
            <text:p>0</text:p>
          </table:table-cell>
          <table:table-cell table:formula="of:=[.H30]-(([.H30]-[.G3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252" calcext:value-type="float">
            <text:p>1383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1]-(([.F31]-[.H32])*[.$K$1])" office:value-type="float" office:value="0" calcext:value-type="float">
            <text:p>0</text:p>
          </table:table-cell>
          <table:table-cell table:formula="of:=[.G31]-(([.G31]-[.B32])*[.$I$1])" office:value-type="float" office:value="0" calcext:value-type="float">
            <text:p>0</text:p>
          </table:table-cell>
          <table:table-cell table:formula="of:=[.H31]-(([.H31]-[.G3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379" calcext:value-type="float">
            <text:p>1383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2]-(([.F32]-[.H33])*[.$K$1])" office:value-type="float" office:value="0" calcext:value-type="float">
            <text:p>0</text:p>
          </table:table-cell>
          <table:table-cell table:formula="of:=[.G32]-(([.G32]-[.B33])*[.$I$1])" office:value-type="float" office:value="0" calcext:value-type="float">
            <text:p>0</text:p>
          </table:table-cell>
          <table:table-cell table:formula="of:=[.H32]-(([.H32]-[.G3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409" calcext:value-type="float">
            <text:p>1383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3]-(([.F33]-[.H34])*[.$K$1])" office:value-type="float" office:value="0" calcext:value-type="float">
            <text:p>0</text:p>
          </table:table-cell>
          <table:table-cell table:formula="of:=[.G33]-(([.G33]-[.B34])*[.$I$1])" office:value-type="float" office:value="0" calcext:value-type="float">
            <text:p>0</text:p>
          </table:table-cell>
          <table:table-cell table:formula="of:=[.H33]-(([.H33]-[.G3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533" calcext:value-type="float">
            <text:p>1383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4]-(([.F34]-[.H35])*[.$K$1])" office:value-type="float" office:value="0" calcext:value-type="float">
            <text:p>0</text:p>
          </table:table-cell>
          <table:table-cell table:formula="of:=[.G34]-(([.G34]-[.B35])*[.$I$1])" office:value-type="float" office:value="0" calcext:value-type="float">
            <text:p>0</text:p>
          </table:table-cell>
          <table:table-cell table:formula="of:=[.H34]-(([.H34]-[.G3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652" calcext:value-type="float">
            <text:p>1383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5]-(([.F35]-[.H36])*[.$K$1])" office:value-type="float" office:value="0" calcext:value-type="float">
            <text:p>0</text:p>
          </table:table-cell>
          <table:table-cell table:formula="of:=[.G35]-(([.G35]-[.B36])*[.$I$1])" office:value-type="float" office:value="0" calcext:value-type="float">
            <text:p>0</text:p>
          </table:table-cell>
          <table:table-cell table:formula="of:=[.H35]-(([.H35]-[.G3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3.903" calcext:value-type="float">
            <text:p>1383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6]-(([.F36]-[.H37])*[.$K$1])" office:value-type="float" office:value="0" calcext:value-type="float">
            <text:p>0</text:p>
          </table:table-cell>
          <table:table-cell table:formula="of:=[.G36]-(([.G36]-[.B37])*[.$I$1])" office:value-type="float" office:value="0" calcext:value-type="float">
            <text:p>0</text:p>
          </table:table-cell>
          <table:table-cell table:formula="of:=[.H36]-(([.H36]-[.G3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038" calcext:value-type="float">
            <text:p>1384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7]-(([.F37]-[.H38])*[.$K$1])" office:value-type="float" office:value="0" calcext:value-type="float">
            <text:p>0</text:p>
          </table:table-cell>
          <table:table-cell table:formula="of:=[.G37]-(([.G37]-[.B38])*[.$I$1])" office:value-type="float" office:value="0" calcext:value-type="float">
            <text:p>0</text:p>
          </table:table-cell>
          <table:table-cell table:formula="of:=[.H37]-(([.H37]-[.G3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18" calcext:value-type="float">
            <text:p>138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38]-(([.F38]-[.H39])*[.$K$1])" office:value-type="float" office:value="0" calcext:value-type="float">
            <text:p>0</text:p>
          </table:table-cell>
          <table:table-cell table:formula="of:=[.G38]-(([.G38]-[.B39])*[.$I$1])" office:value-type="float" office:value="0" calcext:value-type="float">
            <text:p>0</text:p>
          </table:table-cell>
          <table:table-cell table:formula="of:=[.H38]-(([.H38]-[.G3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317" calcext:value-type="float">
            <text:p>1384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39]-(([.F39]-[.H40])*[.$K$1])" office:value-type="float" office:value="0" calcext:value-type="float">
            <text:p>0</text:p>
          </table:table-cell>
          <table:table-cell table:formula="of:=[.G39]-(([.G39]-[.B40])*[.$I$1])" office:value-type="float" office:value="0" calcext:value-type="float">
            <text:p>0</text:p>
          </table:table-cell>
          <table:table-cell table:formula="of:=[.H39]-(([.H39]-[.G4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447" calcext:value-type="float">
            <text:p>1384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40]-(([.F40]-[.H41])*[.$K$1])" office:value-type="float" office:value="0" calcext:value-type="float">
            <text:p>0</text:p>
          </table:table-cell>
          <table:table-cell table:formula="of:=[.G40]-(([.G40]-[.B41])*[.$I$1])" office:value-type="float" office:value="0" calcext:value-type="float">
            <text:p>0</text:p>
          </table:table-cell>
          <table:table-cell table:formula="of:=[.H40]-(([.H40]-[.G4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594" calcext:value-type="float">
            <text:p>1384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1]-(([.F41]-[.H42])*[.$K$1])" office:value-type="float" office:value="0" calcext:value-type="float">
            <text:p>0</text:p>
          </table:table-cell>
          <table:table-cell table:formula="of:=[.G41]-(([.G41]-[.B42])*[.$I$1])" office:value-type="float" office:value="0" calcext:value-type="float">
            <text:p>0</text:p>
          </table:table-cell>
          <table:table-cell table:formula="of:=[.H41]-(([.H41]-[.G4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725" calcext:value-type="float">
            <text:p>1384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2]-(([.F42]-[.H43])*[.$K$1])" office:value-type="float" office:value="0" calcext:value-type="float">
            <text:p>0</text:p>
          </table:table-cell>
          <table:table-cell table:formula="of:=[.G42]-(([.G42]-[.B43])*[.$I$1])" office:value-type="float" office:value="0" calcext:value-type="float">
            <text:p>0</text:p>
          </table:table-cell>
          <table:table-cell table:formula="of:=[.H42]-(([.H42]-[.G4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.868" calcext:value-type="float">
            <text:p>1384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3]-(([.F43]-[.H44])*[.$K$1])" office:value-type="float" office:value="0" calcext:value-type="float">
            <text:p>0</text:p>
          </table:table-cell>
          <table:table-cell table:formula="of:=[.G43]-(([.G43]-[.B44])*[.$I$1])" office:value-type="float" office:value="0" calcext:value-type="float">
            <text:p>0</text:p>
          </table:table-cell>
          <table:table-cell table:formula="of:=[.H43]-(([.H43]-[.G4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009" calcext:value-type="float">
            <text:p>1385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4]-(([.F44]-[.H45])*[.$K$1])" office:value-type="float" office:value="0" calcext:value-type="float">
            <text:p>0</text:p>
          </table:table-cell>
          <table:table-cell table:formula="of:=[.G44]-(([.G44]-[.B45])*[.$I$1])" office:value-type="float" office:value="0" calcext:value-type="float">
            <text:p>0</text:p>
          </table:table-cell>
          <table:table-cell table:formula="of:=[.H44]-(([.H44]-[.G4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143" calcext:value-type="float">
            <text:p>1385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5]-(([.F45]-[.H46])*[.$K$1])" office:value-type="float" office:value="0" calcext:value-type="float">
            <text:p>0</text:p>
          </table:table-cell>
          <table:table-cell table:formula="of:=[.G45]-(([.G45]-[.B46])*[.$I$1])" office:value-type="float" office:value="0" calcext:value-type="float">
            <text:p>0</text:p>
          </table:table-cell>
          <table:table-cell table:formula="of:=[.H45]-(([.H45]-[.G4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273" calcext:value-type="float">
            <text:p>1385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6]-(([.F46]-[.H47])*[.$K$1])" office:value-type="float" office:value="0" calcext:value-type="float">
            <text:p>0</text:p>
          </table:table-cell>
          <table:table-cell table:formula="of:=[.G46]-(([.G46]-[.B47])*[.$I$1])" office:value-type="float" office:value="0" calcext:value-type="float">
            <text:p>0</text:p>
          </table:table-cell>
          <table:table-cell table:formula="of:=[.H46]-(([.H46]-[.G4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416" calcext:value-type="float">
            <text:p>1385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7]-(([.F47]-[.H48])*[.$K$1])" office:value-type="float" office:value="0" calcext:value-type="float">
            <text:p>0</text:p>
          </table:table-cell>
          <table:table-cell table:formula="of:=[.G47]-(([.G47]-[.B48])*[.$I$1])" office:value-type="float" office:value="0" calcext:value-type="float">
            <text:p>0</text:p>
          </table:table-cell>
          <table:table-cell table:formula="of:=[.H47]-(([.H47]-[.G4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546" calcext:value-type="float">
            <text:p>1385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8]-(([.F48]-[.H49])*[.$K$1])" office:value-type="float" office:value="0" calcext:value-type="float">
            <text:p>0</text:p>
          </table:table-cell>
          <table:table-cell table:formula="of:=[.G48]-(([.G48]-[.B49])*[.$I$1])" office:value-type="float" office:value="0" calcext:value-type="float">
            <text:p>0</text:p>
          </table:table-cell>
          <table:table-cell table:formula="of:=[.H48]-(([.H48]-[.G4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688" calcext:value-type="float">
            <text:p>1385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49]-(([.F49]-[.H50])*[.$K$1])" office:value-type="float" office:value="0" calcext:value-type="float">
            <text:p>0</text:p>
          </table:table-cell>
          <table:table-cell table:formula="of:=[.G49]-(([.G49]-[.B50])*[.$I$1])" office:value-type="float" office:value="0" calcext:value-type="float">
            <text:p>0</text:p>
          </table:table-cell>
          <table:table-cell table:formula="of:=[.H49]-(([.H49]-[.G5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5.818" calcext:value-type="float">
            <text:p>1385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50]-(([.F50]-[.H51])*[.$K$1])" office:value-type="float" office:value="0" calcext:value-type="float">
            <text:p>0</text:p>
          </table:table-cell>
          <table:table-cell table:formula="of:=[.G50]-(([.G50]-[.B51])*[.$I$1])" office:value-type="float" office:value="0" calcext:value-type="float">
            <text:p>0</text:p>
          </table:table-cell>
          <table:table-cell table:formula="of:=[.H50]-(([.H50]-[.G5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094" calcext:value-type="float">
            <text:p>1386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51]-(([.F51]-[.H52])*[.$K$1])" office:value-type="float" office:value="0" calcext:value-type="float">
            <text:p>0</text:p>
          </table:table-cell>
          <table:table-cell table:formula="of:=[.G51]-(([.G51]-[.B52])*[.$I$1])" office:value-type="float" office:value="0" calcext:value-type="float">
            <text:p>0</text:p>
          </table:table-cell>
          <table:table-cell table:formula="of:=[.H51]-(([.H51]-[.G5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233" calcext:value-type="float">
            <text:p>1386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52]-(([.F52]-[.H53])*[.$K$1])" office:value-type="float" office:value="0" calcext:value-type="float">
            <text:p>0</text:p>
          </table:table-cell>
          <table:table-cell table:formula="of:=[.G52]-(([.G52]-[.B53])*[.$I$1])" office:value-type="float" office:value="0" calcext:value-type="float">
            <text:p>0</text:p>
          </table:table-cell>
          <table:table-cell table:formula="of:=[.H52]-(([.H52]-[.G5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372" calcext:value-type="float">
            <text:p>1386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53]-(([.F53]-[.H54])*[.$K$1])" office:value-type="float" office:value="0" calcext:value-type="float">
            <text:p>0</text:p>
          </table:table-cell>
          <table:table-cell table:formula="of:=[.G53]-(([.G53]-[.B54])*[.$I$1])" office:value-type="float" office:value="0" calcext:value-type="float">
            <text:p>0</text:p>
          </table:table-cell>
          <table:table-cell table:formula="of:=[.H53]-(([.H53]-[.G5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503" calcext:value-type="float">
            <text:p>1386.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54]-(([.F54]-[.H55])*[.$K$1])" office:value-type="float" office:value="0" calcext:value-type="float">
            <text:p>0</text:p>
          </table:table-cell>
          <table:table-cell table:formula="of:=[.G54]-(([.G54]-[.B55])*[.$I$1])" office:value-type="float" office:value="0" calcext:value-type="float">
            <text:p>0</text:p>
          </table:table-cell>
          <table:table-cell table:formula="of:=[.H54]-(([.H54]-[.G5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634" calcext:value-type="float">
            <text:p>1386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87890625" calcext:value-type="float">
            <text:p>13735.7587890625</text:p>
          </table:table-cell>
          <table:table-cell/>
          <table:table-cell table:formula="of:=[.F55]-(([.F55]-[.H56])*[.$K$1])" office:value-type="float" office:value="0" calcext:value-type="float">
            <text:p>0</text:p>
          </table:table-cell>
          <table:table-cell table:formula="of:=[.G55]-(([.G55]-[.B56])*[.$I$1])" office:value-type="float" office:value="0" calcext:value-type="float">
            <text:p>0</text:p>
          </table:table-cell>
          <table:table-cell table:formula="of:=[.H55]-(([.H55]-[.G5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786" calcext:value-type="float">
            <text:p>1386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56]-(([.F56]-[.H57])*[.$K$1])" office:value-type="float" office:value="0" calcext:value-type="float">
            <text:p>0</text:p>
          </table:table-cell>
          <table:table-cell table:formula="of:=[.G56]-(([.G56]-[.B57])*[.$I$1])" office:value-type="float" office:value="0" calcext:value-type="float">
            <text:p>0</text:p>
          </table:table-cell>
          <table:table-cell table:formula="of:=[.H56]-(([.H56]-[.G5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6.932" calcext:value-type="float">
            <text:p>1386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57]-(([.F57]-[.H58])*[.$K$1])" office:value-type="float" office:value="0" calcext:value-type="float">
            <text:p>0</text:p>
          </table:table-cell>
          <table:table-cell table:formula="of:=[.G57]-(([.G57]-[.B58])*[.$I$1])" office:value-type="float" office:value="0" calcext:value-type="float">
            <text:p>0</text:p>
          </table:table-cell>
          <table:table-cell table:formula="of:=[.H57]-(([.H57]-[.G5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071" calcext:value-type="float">
            <text:p>1387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58]-(([.F58]-[.H59])*[.$K$1])" office:value-type="float" office:value="0" calcext:value-type="float">
            <text:p>0</text:p>
          </table:table-cell>
          <table:table-cell table:formula="of:=[.G58]-(([.G58]-[.B59])*[.$I$1])" office:value-type="float" office:value="0" calcext:value-type="float">
            <text:p>0</text:p>
          </table:table-cell>
          <table:table-cell table:formula="of:=[.H58]-(([.H58]-[.G5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206" calcext:value-type="float">
            <text:p>1387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59]-(([.F59]-[.H60])*[.$K$1])" office:value-type="float" office:value="0" calcext:value-type="float">
            <text:p>0</text:p>
          </table:table-cell>
          <table:table-cell table:formula="of:=[.G59]-(([.G59]-[.B60])*[.$I$1])" office:value-type="float" office:value="0" calcext:value-type="float">
            <text:p>0</text:p>
          </table:table-cell>
          <table:table-cell table:formula="of:=[.H59]-(([.H59]-[.G6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345" calcext:value-type="float">
            <text:p>1387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60]-(([.F60]-[.H61])*[.$K$1])" office:value-type="float" office:value="0" calcext:value-type="float">
            <text:p>0</text:p>
          </table:table-cell>
          <table:table-cell table:formula="of:=[.G60]-(([.G60]-[.B61])*[.$I$1])" office:value-type="float" office:value="0" calcext:value-type="float">
            <text:p>0</text:p>
          </table:table-cell>
          <table:table-cell table:formula="of:=[.H60]-(([.H60]-[.G6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473" calcext:value-type="float">
            <text:p>1387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61]-(([.F61]-[.H62])*[.$K$1])" office:value-type="float" office:value="0" calcext:value-type="float">
            <text:p>0</text:p>
          </table:table-cell>
          <table:table-cell table:formula="of:=[.G61]-(([.G61]-[.B62])*[.$I$1])" office:value-type="float" office:value="0" calcext:value-type="float">
            <text:p>0</text:p>
          </table:table-cell>
          <table:table-cell table:formula="of:=[.H61]-(([.H61]-[.G6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606" calcext:value-type="float">
            <text:p>1387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62]-(([.F62]-[.H63])*[.$K$1])" office:value-type="float" office:value="0" calcext:value-type="float">
            <text:p>0</text:p>
          </table:table-cell>
          <table:table-cell table:formula="of:=[.G62]-(([.G62]-[.B63])*[.$I$1])" office:value-type="float" office:value="0" calcext:value-type="float">
            <text:p>0</text:p>
          </table:table-cell>
          <table:table-cell table:formula="of:=[.H62]-(([.H62]-[.G6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748" calcext:value-type="float">
            <text:p>1387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63]-(([.F63]-[.H64])*[.$K$1])" office:value-type="float" office:value="0" calcext:value-type="float">
            <text:p>0</text:p>
          </table:table-cell>
          <table:table-cell table:formula="of:=[.G63]-(([.G63]-[.B64])*[.$I$1])" office:value-type="float" office:value="0" calcext:value-type="float">
            <text:p>0</text:p>
          </table:table-cell>
          <table:table-cell table:formula="of:=[.H63]-(([.H63]-[.G6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7.884" calcext:value-type="float">
            <text:p>1387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68359375" calcext:value-type="float">
            <text:p>13735.7568359375</text:p>
          </table:table-cell>
          <table:table-cell/>
          <table:table-cell table:formula="of:=[.F64]-(([.F64]-[.H65])*[.$K$1])" office:value-type="float" office:value="0" calcext:value-type="float">
            <text:p>0</text:p>
          </table:table-cell>
          <table:table-cell table:formula="of:=[.G64]-(([.G64]-[.B65])*[.$I$1])" office:value-type="float" office:value="0" calcext:value-type="float">
            <text:p>0</text:p>
          </table:table-cell>
          <table:table-cell table:formula="of:=[.H64]-(([.H64]-[.G6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019" calcext:value-type="float">
            <text:p>1388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65]-(([.F65]-[.H66])*[.$K$1])" office:value-type="float" office:value="0" calcext:value-type="float">
            <text:p>0</text:p>
          </table:table-cell>
          <table:table-cell table:formula="of:=[.G65]-(([.G65]-[.B66])*[.$I$1])" office:value-type="float" office:value="0" calcext:value-type="float">
            <text:p>0</text:p>
          </table:table-cell>
          <table:table-cell table:formula="of:=[.H65]-(([.H65]-[.G6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152" calcext:value-type="float">
            <text:p>1388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66]-(([.F66]-[.H67])*[.$K$1])" office:value-type="float" office:value="0" calcext:value-type="float">
            <text:p>0</text:p>
          </table:table-cell>
          <table:table-cell table:formula="of:=[.G66]-(([.G66]-[.B67])*[.$I$1])" office:value-type="float" office:value="0" calcext:value-type="float">
            <text:p>0</text:p>
          </table:table-cell>
          <table:table-cell table:formula="of:=[.H66]-(([.H66]-[.G6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291" calcext:value-type="float">
            <text:p>1388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67]-(([.F67]-[.H68])*[.$K$1])" office:value-type="float" office:value="0" calcext:value-type="float">
            <text:p>0</text:p>
          </table:table-cell>
          <table:table-cell table:formula="of:=[.G67]-(([.G67]-[.B68])*[.$I$1])" office:value-type="float" office:value="0" calcext:value-type="float">
            <text:p>0</text:p>
          </table:table-cell>
          <table:table-cell table:formula="of:=[.H67]-(([.H67]-[.G6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426" calcext:value-type="float">
            <text:p>138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68]-(([.F68]-[.H69])*[.$K$1])" office:value-type="float" office:value="0" calcext:value-type="float">
            <text:p>0</text:p>
          </table:table-cell>
          <table:table-cell table:formula="of:=[.G68]-(([.G68]-[.B69])*[.$I$1])" office:value-type="float" office:value="0" calcext:value-type="float">
            <text:p>0</text:p>
          </table:table-cell>
          <table:table-cell table:formula="of:=[.H68]-(([.H68]-[.G6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556" calcext:value-type="float">
            <text:p>1388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69]-(([.F69]-[.H70])*[.$K$1])" office:value-type="float" office:value="0" calcext:value-type="float">
            <text:p>0</text:p>
          </table:table-cell>
          <table:table-cell table:formula="of:=[.G69]-(([.G69]-[.B70])*[.$I$1])" office:value-type="float" office:value="0" calcext:value-type="float">
            <text:p>0</text:p>
          </table:table-cell>
          <table:table-cell table:formula="of:=[.H69]-(([.H69]-[.G7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703" calcext:value-type="float">
            <text:p>1388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70]-(([.F70]-[.H71])*[.$K$1])" office:value-type="float" office:value="0" calcext:value-type="float">
            <text:p>0</text:p>
          </table:table-cell>
          <table:table-cell table:formula="of:=[.G70]-(([.G70]-[.B71])*[.$I$1])" office:value-type="float" office:value="0" calcext:value-type="float">
            <text:p>0</text:p>
          </table:table-cell>
          <table:table-cell table:formula="of:=[.H70]-(([.H70]-[.G7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848" calcext:value-type="float">
            <text:p>1388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1]-(([.F71]-[.H72])*[.$K$1])" office:value-type="float" office:value="0" calcext:value-type="float">
            <text:p>0</text:p>
          </table:table-cell>
          <table:table-cell table:formula="of:=[.G71]-(([.G71]-[.B72])*[.$I$1])" office:value-type="float" office:value="0" calcext:value-type="float">
            <text:p>0</text:p>
          </table:table-cell>
          <table:table-cell table:formula="of:=[.H71]-(([.H71]-[.G7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8.986" calcext:value-type="float">
            <text:p>1388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2]-(([.F72]-[.H73])*[.$K$1])" office:value-type="float" office:value="0" calcext:value-type="float">
            <text:p>0</text:p>
          </table:table-cell>
          <table:table-cell table:formula="of:=[.G72]-(([.G72]-[.B73])*[.$I$1])" office:value-type="float" office:value="0" calcext:value-type="float">
            <text:p>0</text:p>
          </table:table-cell>
          <table:table-cell table:formula="of:=[.H72]-(([.H72]-[.G7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119" calcext:value-type="float">
            <text:p>1389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3]-(([.F73]-[.H74])*[.$K$1])" office:value-type="float" office:value="0" calcext:value-type="float">
            <text:p>0</text:p>
          </table:table-cell>
          <table:table-cell table:formula="of:=[.G73]-(([.G73]-[.B74])*[.$I$1])" office:value-type="float" office:value="0" calcext:value-type="float">
            <text:p>0</text:p>
          </table:table-cell>
          <table:table-cell table:formula="of:=[.H73]-(([.H73]-[.G7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251" calcext:value-type="float">
            <text:p>1389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74]-(([.F74]-[.H75])*[.$K$1])" office:value-type="float" office:value="0" calcext:value-type="float">
            <text:p>0</text:p>
          </table:table-cell>
          <table:table-cell table:formula="of:=[.G74]-(([.G74]-[.B75])*[.$I$1])" office:value-type="float" office:value="0" calcext:value-type="float">
            <text:p>0</text:p>
          </table:table-cell>
          <table:table-cell table:formula="of:=[.H74]-(([.H74]-[.G7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397" calcext:value-type="float">
            <text:p>1389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75]-(([.F75]-[.H76])*[.$K$1])" office:value-type="float" office:value="0" calcext:value-type="float">
            <text:p>0</text:p>
          </table:table-cell>
          <table:table-cell table:formula="of:=[.G75]-(([.G75]-[.B76])*[.$I$1])" office:value-type="float" office:value="0" calcext:value-type="float">
            <text:p>0</text:p>
          </table:table-cell>
          <table:table-cell table:formula="of:=[.H75]-(([.H75]-[.G7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542" calcext:value-type="float">
            <text:p>1389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76]-(([.F76]-[.H77])*[.$K$1])" office:value-type="float" office:value="0" calcext:value-type="float">
            <text:p>0</text:p>
          </table:table-cell>
          <table:table-cell table:formula="of:=[.G76]-(([.G76]-[.B77])*[.$I$1])" office:value-type="float" office:value="0" calcext:value-type="float">
            <text:p>0</text:p>
          </table:table-cell>
          <table:table-cell table:formula="of:=[.H76]-(([.H76]-[.G7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9.676" calcext:value-type="float">
            <text:p>1389.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77]-(([.F77]-[.H78])*[.$K$1])" office:value-type="float" office:value="0" calcext:value-type="float">
            <text:p>0</text:p>
          </table:table-cell>
          <table:table-cell table:formula="of:=[.G77]-(([.G77]-[.B78])*[.$I$1])" office:value-type="float" office:value="0" calcext:value-type="float">
            <text:p>0</text:p>
          </table:table-cell>
          <table:table-cell table:formula="of:=[.H77]-(([.H77]-[.G7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075" calcext:value-type="float">
            <text:p>1390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78]-(([.F78]-[.H79])*[.$K$1])" office:value-type="float" office:value="0" calcext:value-type="float">
            <text:p>0</text:p>
          </table:table-cell>
          <table:table-cell table:formula="of:=[.G78]-(([.G78]-[.B79])*[.$I$1])" office:value-type="float" office:value="0" calcext:value-type="float">
            <text:p>0</text:p>
          </table:table-cell>
          <table:table-cell table:formula="of:=[.H78]-(([.H78]-[.G7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219" calcext:value-type="float">
            <text:p>1390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79]-(([.F79]-[.H80])*[.$K$1])" office:value-type="float" office:value="0" calcext:value-type="float">
            <text:p>0</text:p>
          </table:table-cell>
          <table:table-cell table:formula="of:=[.G79]-(([.G79]-[.B80])*[.$I$1])" office:value-type="float" office:value="0" calcext:value-type="float">
            <text:p>0</text:p>
          </table:table-cell>
          <table:table-cell table:formula="of:=[.H79]-(([.H79]-[.G8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351" calcext:value-type="float">
            <text:p>1390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0]-(([.F80]-[.H81])*[.$K$1])" office:value-type="float" office:value="0" calcext:value-type="float">
            <text:p>0</text:p>
          </table:table-cell>
          <table:table-cell table:formula="of:=[.G80]-(([.G80]-[.B81])*[.$I$1])" office:value-type="float" office:value="0" calcext:value-type="float">
            <text:p>0</text:p>
          </table:table-cell>
          <table:table-cell table:formula="of:=[.H80]-(([.H80]-[.G8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487" calcext:value-type="float">
            <text:p>1390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1]-(([.F81]-[.H82])*[.$K$1])" office:value-type="float" office:value="0" calcext:value-type="float">
            <text:p>0</text:p>
          </table:table-cell>
          <table:table-cell table:formula="of:=[.G81]-(([.G81]-[.B82])*[.$I$1])" office:value-type="float" office:value="0" calcext:value-type="float">
            <text:p>0</text:p>
          </table:table-cell>
          <table:table-cell table:formula="of:=[.H81]-(([.H81]-[.G8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613" calcext:value-type="float">
            <text:p>1390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2]-(([.F82]-[.H83])*[.$K$1])" office:value-type="float" office:value="0" calcext:value-type="float">
            <text:p>0</text:p>
          </table:table-cell>
          <table:table-cell table:formula="of:=[.G82]-(([.G82]-[.B83])*[.$I$1])" office:value-type="float" office:value="0" calcext:value-type="float">
            <text:p>0</text:p>
          </table:table-cell>
          <table:table-cell table:formula="of:=[.H82]-(([.H82]-[.G8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0.885" calcext:value-type="float">
            <text:p>1390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3]-(([.F83]-[.H84])*[.$K$1])" office:value-type="float" office:value="0" calcext:value-type="float">
            <text:p>0</text:p>
          </table:table-cell>
          <table:table-cell table:formula="of:=[.G83]-(([.G83]-[.B84])*[.$I$1])" office:value-type="float" office:value="0" calcext:value-type="float">
            <text:p>0</text:p>
          </table:table-cell>
          <table:table-cell table:formula="of:=[.H83]-(([.H83]-[.G8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01" calcext:value-type="float">
            <text:p>139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4]-(([.F84]-[.H85])*[.$K$1])" office:value-type="float" office:value="0" calcext:value-type="float">
            <text:p>0</text:p>
          </table:table-cell>
          <table:table-cell table:formula="of:=[.G84]-(([.G84]-[.B85])*[.$I$1])" office:value-type="float" office:value="0" calcext:value-type="float">
            <text:p>0</text:p>
          </table:table-cell>
          <table:table-cell table:formula="of:=[.H84]-(([.H84]-[.G8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141" calcext:value-type="float">
            <text:p>1391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85]-(([.F85]-[.H86])*[.$K$1])" office:value-type="float" office:value="0" calcext:value-type="float">
            <text:p>0</text:p>
          </table:table-cell>
          <table:table-cell table:formula="of:=[.G85]-(([.G85]-[.B86])*[.$I$1])" office:value-type="float" office:value="0" calcext:value-type="float">
            <text:p>0</text:p>
          </table:table-cell>
          <table:table-cell table:formula="of:=[.H85]-(([.H85]-[.G8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277" calcext:value-type="float">
            <text:p>1391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86]-(([.F86]-[.H87])*[.$K$1])" office:value-type="float" office:value="0" calcext:value-type="float">
            <text:p>0</text:p>
          </table:table-cell>
          <table:table-cell table:formula="of:=[.G86]-(([.G86]-[.B87])*[.$I$1])" office:value-type="float" office:value="0" calcext:value-type="float">
            <text:p>0</text:p>
          </table:table-cell>
          <table:table-cell table:formula="of:=[.H86]-(([.H86]-[.G8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413" calcext:value-type="float">
            <text:p>139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7]-(([.F87]-[.H88])*[.$K$1])" office:value-type="float" office:value="0" calcext:value-type="float">
            <text:p>0</text:p>
          </table:table-cell>
          <table:table-cell table:formula="of:=[.G87]-(([.G87]-[.B88])*[.$I$1])" office:value-type="float" office:value="0" calcext:value-type="float">
            <text:p>0</text:p>
          </table:table-cell>
          <table:table-cell table:formula="of:=[.H87]-(([.H87]-[.G8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549" calcext:value-type="float">
            <text:p>1391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8]-(([.F88]-[.H89])*[.$K$1])" office:value-type="float" office:value="0" calcext:value-type="float">
            <text:p>0</text:p>
          </table:table-cell>
          <table:table-cell table:formula="of:=[.G88]-(([.G88]-[.B89])*[.$I$1])" office:value-type="float" office:value="0" calcext:value-type="float">
            <text:p>0</text:p>
          </table:table-cell>
          <table:table-cell table:formula="of:=[.H88]-(([.H88]-[.G8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702" calcext:value-type="float">
            <text:p>1391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89]-(([.F89]-[.H90])*[.$K$1])" office:value-type="float" office:value="0" calcext:value-type="float">
            <text:p>0</text:p>
          </table:table-cell>
          <table:table-cell table:formula="of:=[.G89]-(([.G89]-[.B90])*[.$I$1])" office:value-type="float" office:value="0" calcext:value-type="float">
            <text:p>0</text:p>
          </table:table-cell>
          <table:table-cell table:formula="of:=[.H89]-(([.H89]-[.G9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1.832" calcext:value-type="float">
            <text:p>1391.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90]-(([.F90]-[.H91])*[.$K$1])" office:value-type="float" office:value="0" calcext:value-type="float">
            <text:p>0</text:p>
          </table:table-cell>
          <table:table-cell table:formula="of:=[.G90]-(([.G90]-[.B91])*[.$I$1])" office:value-type="float" office:value="0" calcext:value-type="float">
            <text:p>0</text:p>
          </table:table-cell>
          <table:table-cell table:formula="of:=[.H90]-(([.H90]-[.G9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224" calcext:value-type="float">
            <text:p>1392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68359375" calcext:value-type="float">
            <text:p>13735.7568359375</text:p>
          </table:table-cell>
          <table:table-cell/>
          <table:table-cell table:formula="of:=[.F91]-(([.F91]-[.H92])*[.$K$1])" office:value-type="float" office:value="0" calcext:value-type="float">
            <text:p>0</text:p>
          </table:table-cell>
          <table:table-cell table:formula="of:=[.G91]-(([.G91]-[.B92])*[.$I$1])" office:value-type="float" office:value="0" calcext:value-type="float">
            <text:p>0</text:p>
          </table:table-cell>
          <table:table-cell table:formula="of:=[.H91]-(([.H91]-[.G9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37" calcext:value-type="float">
            <text:p>1392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92]-(([.F92]-[.H93])*[.$K$1])" office:value-type="float" office:value="0" calcext:value-type="float">
            <text:p>0</text:p>
          </table:table-cell>
          <table:table-cell table:formula="of:=[.G92]-(([.G92]-[.B93])*[.$I$1])" office:value-type="float" office:value="0" calcext:value-type="float">
            <text:p>0</text:p>
          </table:table-cell>
          <table:table-cell table:formula="of:=[.H92]-(([.H92]-[.G9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501" calcext:value-type="float">
            <text:p>1392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93]-(([.F93]-[.H94])*[.$K$1])" office:value-type="float" office:value="0" calcext:value-type="float">
            <text:p>0</text:p>
          </table:table-cell>
          <table:table-cell table:formula="of:=[.G93]-(([.G93]-[.B94])*[.$I$1])" office:value-type="float" office:value="0" calcext:value-type="float">
            <text:p>0</text:p>
          </table:table-cell>
          <table:table-cell table:formula="of:=[.H93]-(([.H93]-[.G9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636" calcext:value-type="float">
            <text:p>1392.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94]-(([.F94]-[.H95])*[.$K$1])" office:value-type="float" office:value="0" calcext:value-type="float">
            <text:p>0</text:p>
          </table:table-cell>
          <table:table-cell table:formula="of:=[.G94]-(([.G94]-[.B95])*[.$I$1])" office:value-type="float" office:value="0" calcext:value-type="float">
            <text:p>0</text:p>
          </table:table-cell>
          <table:table-cell table:formula="of:=[.H94]-(([.H94]-[.G9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784" calcext:value-type="float">
            <text:p>1392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1953125" calcext:value-type="float">
            <text:p>13735.751953125</text:p>
          </table:table-cell>
          <table:table-cell/>
          <table:table-cell table:formula="of:=[.F95]-(([.F95]-[.H96])*[.$K$1])" office:value-type="float" office:value="0" calcext:value-type="float">
            <text:p>0</text:p>
          </table:table-cell>
          <table:table-cell table:formula="of:=[.G95]-(([.G95]-[.B96])*[.$I$1])" office:value-type="float" office:value="0" calcext:value-type="float">
            <text:p>0</text:p>
          </table:table-cell>
          <table:table-cell table:formula="of:=[.H95]-(([.H95]-[.G9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2.915" calcext:value-type="float">
            <text:p>1392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96]-(([.F96]-[.H97])*[.$K$1])" office:value-type="float" office:value="0" calcext:value-type="float">
            <text:p>0</text:p>
          </table:table-cell>
          <table:table-cell table:formula="of:=[.G96]-(([.G96]-[.B97])*[.$I$1])" office:value-type="float" office:value="0" calcext:value-type="float">
            <text:p>0</text:p>
          </table:table-cell>
          <table:table-cell table:formula="of:=[.H96]-(([.H96]-[.G9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063" calcext:value-type="float">
            <text:p>1393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97]-(([.F97]-[.H98])*[.$K$1])" office:value-type="float" office:value="0" calcext:value-type="float">
            <text:p>0</text:p>
          </table:table-cell>
          <table:table-cell table:formula="of:=[.G97]-(([.G97]-[.B98])*[.$I$1])" office:value-type="float" office:value="0" calcext:value-type="float">
            <text:p>0</text:p>
          </table:table-cell>
          <table:table-cell table:formula="of:=[.H97]-(([.H97]-[.G9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192" calcext:value-type="float">
            <text:p>1393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98]-(([.F98]-[.H99])*[.$K$1])" office:value-type="float" office:value="0" calcext:value-type="float">
            <text:p>0</text:p>
          </table:table-cell>
          <table:table-cell table:formula="of:=[.G98]-(([.G98]-[.B99])*[.$I$1])" office:value-type="float" office:value="0" calcext:value-type="float">
            <text:p>0</text:p>
          </table:table-cell>
          <table:table-cell table:formula="of:=[.H98]-(([.H98]-[.G9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332" calcext:value-type="float">
            <text:p>1393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99]-(([.F99]-[.H100])*[.$K$1])" office:value-type="float" office:value="0" calcext:value-type="float">
            <text:p>0</text:p>
          </table:table-cell>
          <table:table-cell table:formula="of:=[.G99]-(([.G99]-[.B100])*[.$I$1])" office:value-type="float" office:value="0" calcext:value-type="float">
            <text:p>0</text:p>
          </table:table-cell>
          <table:table-cell table:formula="of:=[.H99]-(([.H99]-[.G10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461" calcext:value-type="float">
            <text:p>1393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0]-(([.F100]-[.H101])*[.$K$1])" office:value-type="float" office:value="0" calcext:value-type="float">
            <text:p>0</text:p>
          </table:table-cell>
          <table:table-cell table:formula="of:=[.G100]-(([.G100]-[.B101])*[.$I$1])" office:value-type="float" office:value="0" calcext:value-type="float">
            <text:p>0</text:p>
          </table:table-cell>
          <table:table-cell table:formula="of:=[.H100]-(([.H100]-[.G10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588" calcext:value-type="float">
            <text:p>1393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1]-(([.F101]-[.H102])*[.$K$1])" office:value-type="float" office:value="0" calcext:value-type="float">
            <text:p>0</text:p>
          </table:table-cell>
          <table:table-cell table:formula="of:=[.G101]-(([.G101]-[.B102])*[.$I$1])" office:value-type="float" office:value="0" calcext:value-type="float">
            <text:p>0</text:p>
          </table:table-cell>
          <table:table-cell table:formula="of:=[.H101]-(([.H101]-[.G10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729" calcext:value-type="float">
            <text:p>1393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2]-(([.F102]-[.H103])*[.$K$1])" office:value-type="float" office:value="0" calcext:value-type="float">
            <text:p>0</text:p>
          </table:table-cell>
          <table:table-cell table:formula="of:=[.G102]-(([.G102]-[.B103])*[.$I$1])" office:value-type="float" office:value="0" calcext:value-type="float">
            <text:p>0</text:p>
          </table:table-cell>
          <table:table-cell table:formula="of:=[.H102]-(([.H102]-[.G10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3.862" calcext:value-type="float">
            <text:p>1393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3]-(([.F103]-[.H104])*[.$K$1])" office:value-type="float" office:value="0" calcext:value-type="float">
            <text:p>0</text:p>
          </table:table-cell>
          <table:table-cell table:formula="of:=[.G103]-(([.G103]-[.B104])*[.$I$1])" office:value-type="float" office:value="0" calcext:value-type="float">
            <text:p>0</text:p>
          </table:table-cell>
          <table:table-cell table:formula="of:=[.H103]-(([.H103]-[.G10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001" calcext:value-type="float">
            <text:p>1394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104]-(([.F104]-[.H105])*[.$K$1])" office:value-type="float" office:value="0" calcext:value-type="float">
            <text:p>0</text:p>
          </table:table-cell>
          <table:table-cell table:formula="of:=[.G104]-(([.G104]-[.B105])*[.$I$1])" office:value-type="float" office:value="0" calcext:value-type="float">
            <text:p>0</text:p>
          </table:table-cell>
          <table:table-cell table:formula="of:=[.H104]-(([.H104]-[.G10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398" calcext:value-type="float">
            <text:p>1394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105]-(([.F105]-[.H106])*[.$K$1])" office:value-type="float" office:value="0" calcext:value-type="float">
            <text:p>0</text:p>
          </table:table-cell>
          <table:table-cell table:formula="of:=[.G105]-(([.G105]-[.B106])*[.$I$1])" office:value-type="float" office:value="0" calcext:value-type="float">
            <text:p>0</text:p>
          </table:table-cell>
          <table:table-cell table:formula="of:=[.H105]-(([.H105]-[.G10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527" calcext:value-type="float">
            <text:p>1394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106]-(([.F106]-[.H107])*[.$K$1])" office:value-type="float" office:value="0" calcext:value-type="float">
            <text:p>0</text:p>
          </table:table-cell>
          <table:table-cell table:formula="of:=[.G106]-(([.G106]-[.B107])*[.$I$1])" office:value-type="float" office:value="0" calcext:value-type="float">
            <text:p>0</text:p>
          </table:table-cell>
          <table:table-cell table:formula="of:=[.H106]-(([.H106]-[.G10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663" calcext:value-type="float">
            <text:p>1394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107]-(([.F107]-[.H108])*[.$K$1])" office:value-type="float" office:value="0" calcext:value-type="float">
            <text:p>0</text:p>
          </table:table-cell>
          <table:table-cell table:formula="of:=[.G107]-(([.G107]-[.B108])*[.$I$1])" office:value-type="float" office:value="0" calcext:value-type="float">
            <text:p>0</text:p>
          </table:table-cell>
          <table:table-cell table:formula="of:=[.H107]-(([.H107]-[.G10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807" calcext:value-type="float">
            <text:p>1394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1953125" calcext:value-type="float">
            <text:p>13735.751953125</text:p>
          </table:table-cell>
          <table:table-cell/>
          <table:table-cell table:formula="of:=[.F108]-(([.F108]-[.H109])*[.$K$1])" office:value-type="float" office:value="0" calcext:value-type="float">
            <text:p>0</text:p>
          </table:table-cell>
          <table:table-cell table:formula="of:=[.G108]-(([.G108]-[.B109])*[.$I$1])" office:value-type="float" office:value="0" calcext:value-type="float">
            <text:p>0</text:p>
          </table:table-cell>
          <table:table-cell table:formula="of:=[.H108]-(([.H108]-[.G10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4.933" calcext:value-type="float">
            <text:p>1394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109]-(([.F109]-[.H110])*[.$K$1])" office:value-type="float" office:value="0" calcext:value-type="float">
            <text:p>0</text:p>
          </table:table-cell>
          <table:table-cell table:formula="of:=[.G109]-(([.G109]-[.B110])*[.$I$1])" office:value-type="float" office:value="0" calcext:value-type="float">
            <text:p>0</text:p>
          </table:table-cell>
          <table:table-cell table:formula="of:=[.H109]-(([.H109]-[.G1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071" calcext:value-type="float">
            <text:p>1395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110]-(([.F110]-[.H111])*[.$K$1])" office:value-type="float" office:value="0" calcext:value-type="float">
            <text:p>0</text:p>
          </table:table-cell>
          <table:table-cell table:formula="of:=[.G110]-(([.G110]-[.B111])*[.$I$1])" office:value-type="float" office:value="0" calcext:value-type="float">
            <text:p>0</text:p>
          </table:table-cell>
          <table:table-cell table:formula="of:=[.H110]-(([.H110]-[.G1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212" calcext:value-type="float">
            <text:p>1395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111]-(([.F111]-[.H112])*[.$K$1])" office:value-type="float" office:value="0" calcext:value-type="float">
            <text:p>0</text:p>
          </table:table-cell>
          <table:table-cell table:formula="of:=[.G111]-(([.G111]-[.B112])*[.$I$1])" office:value-type="float" office:value="0" calcext:value-type="float">
            <text:p>0</text:p>
          </table:table-cell>
          <table:table-cell table:formula="of:=[.H111]-(([.H111]-[.G1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339" calcext:value-type="float">
            <text:p>1395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112]-(([.F112]-[.H113])*[.$K$1])" office:value-type="float" office:value="0" calcext:value-type="float">
            <text:p>0</text:p>
          </table:table-cell>
          <table:table-cell table:formula="of:=[.G112]-(([.G112]-[.B113])*[.$I$1])" office:value-type="float" office:value="0" calcext:value-type="float">
            <text:p>0</text:p>
          </table:table-cell>
          <table:table-cell table:formula="of:=[.H112]-(([.H112]-[.G1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5.612" calcext:value-type="float">
            <text:p>1395.612</text:p>
          </table:table-cell>
          <table:table-cell office:value-type="float" office:value="172.890441894531" calcext:value-type="float">
            <text:p>172.890441894531</text:p>
          </table:table-cell>
          <table:table-cell office:value-type="float" office:value="0" calcext:value-type="float">
            <text:p>0</text:p>
          </table:table-cell>
          <table:table-cell office:value-type="float" office:value="13737.3017578125" calcext:value-type="float">
            <text:p>13737.3017578125</text:p>
          </table:table-cell>
          <table:table-cell/>
          <table:table-cell table:formula="of:=[.F113]-(([.F113]-[.H114])*[.$K$1])" office:value-type="float" office:value="34.5780883789063" calcext:value-type="float">
            <text:p>34.5780883789063</text:p>
          </table:table-cell>
          <table:table-cell table:formula="of:=[.G113]-(([.G113]-[.B114])*[.$I$1])" office:value-type="float" office:value="172.890441894531" calcext:value-type="float">
            <text:p>172.890441894531</text:p>
          </table:table-cell>
          <table:table-cell table:formula="of:=[.H113]-(([.H113]-[.G114])*[.$J$1])" office:value-type="float" office:value="86.4452209472656" calcext:value-type="float">
            <text:p>86.4452209472656</text:p>
          </table:table-cell>
          <table:table-cell table:number-columns-repeated="13"/>
        </table:table-row>
        <table:table-row table:style-name="ro1">
          <table:table-cell office:value-type="float" office:value="1395.765" calcext:value-type="float">
            <text:p>1395.765</text:p>
          </table:table-cell>
          <table:table-cell office:value-type="float" office:value="261.723937988281" calcext:value-type="float">
            <text:p>261.723937988281</text:p>
          </table:table-cell>
          <table:table-cell office:value-type="float" office:value="0" calcext:value-type="float">
            <text:p>0</text:p>
          </table:table-cell>
          <table:table-cell office:value-type="float" office:value="13738.744140625" calcext:value-type="float">
            <text:p>13738.744140625</text:p>
          </table:table-cell>
          <table:table-cell/>
          <table:table-cell table:formula="of:=[.F114]-(([.F114]-[.H115])*[.$K$1])" office:value-type="float" office:value="90.3806848144531" calcext:value-type="float">
            <text:p>90.3806848144531</text:p>
          </table:table-cell>
          <table:table-cell table:formula="of:=[.G114]-(([.G114]-[.B115])*[.$I$1])" office:value-type="float" office:value="261.723937988281" calcext:value-type="float">
            <text:p>261.723937988281</text:p>
          </table:table-cell>
          <table:table-cell table:formula="of:=[.H114]-(([.H114]-[.G115])*[.$J$1])" office:value-type="float" office:value="174.084579467773" calcext:value-type="float">
            <text:p>174.084579467773</text:p>
          </table:table-cell>
          <table:table-cell table:number-columns-repeated="13"/>
        </table:table-row>
        <table:table-row table:style-name="ro1">
          <table:table-cell office:value-type="float" office:value="1395.898" calcext:value-type="float">
            <text:p>1395.898</text:p>
          </table:table-cell>
          <table:table-cell office:value-type="float" office:value="309.475921630859" calcext:value-type="float">
            <text:p>309.475921630859</text:p>
          </table:table-cell>
          <table:table-cell office:value-type="float" office:value="0" calcext:value-type="float">
            <text:p>0</text:p>
          </table:table-cell>
          <table:table-cell office:value-type="float" office:value="13740.7919921875" calcext:value-type="float">
            <text:p>13740.7919921875</text:p>
          </table:table-cell>
          <table:table-cell/>
          <table:table-cell table:formula="of:=[.F115]-(([.F115]-[.H116])*[.$K$1])" office:value-type="float" office:value="150.940511108398" calcext:value-type="float">
            <text:p>150.940511108398</text:p>
          </table:table-cell>
          <table:table-cell table:formula="of:=[.G115]-(([.G115]-[.B116])*[.$I$1])" office:value-type="float" office:value="309.475921630859" calcext:value-type="float">
            <text:p>309.475921630859</text:p>
          </table:table-cell>
          <table:table-cell table:formula="of:=[.H115]-(([.H115]-[.G116])*[.$J$1])" office:value-type="float" office:value="241.780250549316" calcext:value-type="float">
            <text:p>241.780250549316</text:p>
          </table:table-cell>
          <table:table-cell table:number-columns-repeated="13"/>
        </table:table-row>
        <table:table-row table:style-name="ro1">
          <table:table-cell office:value-type="float" office:value="1396.029" calcext:value-type="float">
            <text:p>1396.029</text:p>
          </table:table-cell>
          <table:table-cell office:value-type="float" office:value="327.818359375" calcext:value-type="float">
            <text:p>327.818359375</text:p>
          </table:table-cell>
          <table:table-cell office:value-type="float" office:value="0" calcext:value-type="float">
            <text:p>0</text:p>
          </table:table-cell>
          <table:table-cell office:value-type="float" office:value="13743.28515625" calcext:value-type="float">
            <text:p>13743.28515625</text:p>
          </table:table-cell>
          <table:table-cell/>
          <table:table-cell table:formula="of:=[.F116]-(([.F116]-[.H117])*[.$K$1])" office:value-type="float" office:value="204.484028649902" calcext:value-type="float">
            <text:p>204.484028649902</text:p>
          </table:table-cell>
          <table:table-cell table:formula="of:=[.G116]-(([.G116]-[.B117])*[.$I$1])" office:value-type="float" office:value="327.818359375" calcext:value-type="float">
            <text:p>327.818359375</text:p>
          </table:table-cell>
          <table:table-cell table:formula="of:=[.H116]-(([.H116]-[.G117])*[.$J$1])" office:value-type="float" office:value="284.799304962158" calcext:value-type="float">
            <text:p>284.799304962158</text:p>
          </table:table-cell>
          <table:table-cell table:number-columns-repeated="13"/>
        </table:table-row>
        <table:table-row table:style-name="ro1">
          <table:table-cell office:value-type="float" office:value="1396.172" calcext:value-type="float">
            <text:p>1396.172</text:p>
          </table:table-cell>
          <table:table-cell office:value-type="float" office:value="341.278991699219" calcext:value-type="float">
            <text:p>341.278991699219</text:p>
          </table:table-cell>
          <table:table-cell office:value-type="float" office:value="0" calcext:value-type="float">
            <text:p>0</text:p>
          </table:table-cell>
          <table:table-cell office:value-type="float" office:value="13746.087890625" calcext:value-type="float">
            <text:p>13746.087890625</text:p>
          </table:table-cell>
          <table:table-cell/>
          <table:table-cell table:formula="of:=[.F117]-(([.F117]-[.H118])*[.$K$1])" office:value-type="float" office:value="247.906076522217" calcext:value-type="float">
            <text:p>247.906076522217</text:p>
          </table:table-cell>
          <table:table-cell table:formula="of:=[.G117]-(([.G117]-[.B118])*[.$I$1])" office:value-type="float" office:value="341.278991699219" calcext:value-type="float">
            <text:p>341.278991699219</text:p>
          </table:table-cell>
          <table:table-cell table:formula="of:=[.H117]-(([.H117]-[.G118])*[.$J$1])" office:value-type="float" office:value="313.039148330689" calcext:value-type="float">
            <text:p>313.039148330689</text:p>
          </table:table-cell>
          <table:table-cell table:number-columns-repeated="13"/>
        </table:table-row>
        <table:table-row table:style-name="ro1">
          <table:table-cell office:value-type="float" office:value="1396.304" calcext:value-type="float">
            <text:p>1396.304</text:p>
          </table:table-cell>
          <table:table-cell office:value-type="float" office:value="341.875061035156" calcext:value-type="float">
            <text:p>341.875061035156</text:p>
          </table:table-cell>
          <table:table-cell office:value-type="float" office:value="0" calcext:value-type="float">
            <text:p>0</text:p>
          </table:table-cell>
          <table:table-cell office:value-type="float" office:value="13749.19921875" calcext:value-type="float">
            <text:p>13749.19921875</text:p>
          </table:table-cell>
          <table:table-cell/>
          <table:table-cell table:formula="of:=[.F118]-(([.F118]-[.H119])*[.$K$1])" office:value-type="float" office:value="279.726487786499" calcext:value-type="float">
            <text:p>279.726487786499</text:p>
          </table:table-cell>
          <table:table-cell table:formula="of:=[.G118]-(([.G118]-[.B119])*[.$I$1])" office:value-type="float" office:value="341.875061035156" calcext:value-type="float">
            <text:p>341.875061035156</text:p>
          </table:table-cell>
          <table:table-cell table:formula="of:=[.H118]-(([.H118]-[.G119])*[.$J$1])" office:value-type="float" office:value="327.457104682922" calcext:value-type="float">
            <text:p>327.457104682922</text:p>
          </table:table-cell>
          <table:table-cell table:number-columns-repeated="13"/>
        </table:table-row>
        <table:table-row table:style-name="ro1">
          <table:table-cell office:value-type="float" office:value="1396.449" calcext:value-type="float">
            <text:p>1396.449</text:p>
          </table:table-cell>
          <table:table-cell office:value-type="float" office:value="340.790588378906" calcext:value-type="float">
            <text:p>340.790588378906</text:p>
          </table:table-cell>
          <table:table-cell office:value-type="float" office:value="0" calcext:value-type="float">
            <text:p>0</text:p>
          </table:table-cell>
          <table:table-cell office:value-type="float" office:value="13752.5419921875" calcext:value-type="float">
            <text:p>13752.5419921875</text:p>
          </table:table-cell>
          <table:table-cell/>
          <table:table-cell table:formula="of:=[.F119]-(([.F119]-[.H120])*[.$K$1])" office:value-type="float" office:value="301.485431284265" calcext:value-type="float">
            <text:p>301.485431284265</text:p>
          </table:table-cell>
          <table:table-cell table:formula="of:=[.G119]-(([.G119]-[.B120])*[.$I$1])" office:value-type="float" office:value="340.790588378906" calcext:value-type="float">
            <text:p>340.790588378906</text:p>
          </table:table-cell>
          <table:table-cell table:formula="of:=[.H119]-(([.H119]-[.G120])*[.$J$1])" office:value-type="float" office:value="334.123846530914" calcext:value-type="float">
            <text:p>334.123846530914</text:p>
          </table:table-cell>
          <table:table-cell table:number-columns-repeated="13"/>
        </table:table-row>
        <table:table-row table:style-name="ro1">
          <table:table-cell office:value-type="float" office:value="1396.591" calcext:value-type="float">
            <text:p>1396.591</text:p>
          </table:table-cell>
          <table:table-cell office:value-type="float" office:value="344.776062011719" calcext:value-type="float">
            <text:p>344.776062011719</text:p>
          </table:table-cell>
          <table:table-cell office:value-type="float" office:value="0" calcext:value-type="float">
            <text:p>0</text:p>
          </table:table-cell>
          <table:table-cell office:value-type="float" office:value="13756.1142578125" calcext:value-type="float">
            <text:p>13756.1142578125</text:p>
          </table:table-cell>
          <table:table-cell/>
          <table:table-cell table:formula="of:=[.F120]-(([.F120]-[.H121])*[.$K$1])" office:value-type="float" office:value="316.671240479086" calcext:value-type="float">
            <text:p>316.671240479086</text:p>
          </table:table-cell>
          <table:table-cell table:formula="of:=[.G120]-(([.G120]-[.B121])*[.$I$1])" office:value-type="float" office:value="344.776062011719" calcext:value-type="float">
            <text:p>344.776062011719</text:p>
          </table:table-cell>
          <table:table-cell table:formula="of:=[.H120]-(([.H120]-[.G121])*[.$J$1])" office:value-type="float" office:value="339.449954271317" calcext:value-type="float">
            <text:p>339.449954271317</text:p>
          </table:table-cell>
          <table:table-cell table:number-columns-repeated="13"/>
        </table:table-row>
        <table:table-row table:style-name="ro1">
          <table:table-cell office:value-type="float" office:value="1396.741" calcext:value-type="float">
            <text:p>1396.741</text:p>
          </table:table-cell>
          <table:table-cell office:value-type="float" office:value="350.793884277344" calcext:value-type="float">
            <text:p>350.793884277344</text:p>
          </table:table-cell>
          <table:table-cell office:value-type="float" office:value="0" calcext:value-type="float">
            <text:p>0</text:p>
          </table:table-cell>
          <table:table-cell office:value-type="float" office:value="13760.9560546875" calcext:value-type="float">
            <text:p>13760.9560546875</text:p>
          </table:table-cell>
          <table:table-cell/>
          <table:table-cell table:formula="of:=[.F121]-(([.F121]-[.H122])*[.$K$1])" office:value-type="float" office:value="328.051511997183" calcext:value-type="float">
            <text:p>328.051511997183</text:p>
          </table:table-cell>
          <table:table-cell table:formula="of:=[.G121]-(([.G121]-[.B122])*[.$I$1])" office:value-type="float" office:value="350.793884277344" calcext:value-type="float">
            <text:p>350.793884277344</text:p>
          </table:table-cell>
          <table:table-cell table:formula="of:=[.H121]-(([.H121]-[.G122])*[.$J$1])" office:value-type="float" office:value="345.12191927433" calcext:value-type="float">
            <text:p>345.12191927433</text:p>
          </table:table-cell>
          <table:table-cell table:number-columns-repeated="13"/>
        </table:table-row>
        <table:table-row table:style-name="ro1">
          <table:table-cell office:value-type="float" office:value="1396.871" calcext:value-type="float">
            <text:p>1396.871</text:p>
          </table:table-cell>
          <table:table-cell office:value-type="float" office:value="351.48828125" calcext:value-type="float">
            <text:p>351.48828125</text:p>
          </table:table-cell>
          <table:table-cell office:value-type="float" office:value="0" calcext:value-type="float">
            <text:p>0</text:p>
          </table:table-cell>
          <table:table-cell office:value-type="float" office:value="13764.873046875" calcext:value-type="float">
            <text:p>13764.873046875</text:p>
          </table:table-cell>
          <table:table-cell/>
          <table:table-cell table:formula="of:=[.F122]-(([.F122]-[.H123])*[.$K$1])" office:value-type="float" office:value="336.152947303176" calcext:value-type="float">
            <text:p>336.152947303176</text:p>
          </table:table-cell>
          <table:table-cell table:formula="of:=[.G122]-(([.G122]-[.B123])*[.$I$1])" office:value-type="float" office:value="351.48828125" calcext:value-type="float">
            <text:p>351.48828125</text:p>
          </table:table-cell>
          <table:table-cell table:formula="of:=[.H122]-(([.H122]-[.G123])*[.$J$1])" office:value-type="float" office:value="348.305100262165" calcext:value-type="float">
            <text:p>348.305100262165</text:p>
          </table:table-cell>
          <table:table-cell table:number-columns-repeated="13"/>
        </table:table-row>
        <table:table-row table:style-name="ro1">
          <table:table-cell office:value-type="float" office:value="1397.014" calcext:value-type="float">
            <text:p>1397.014</text:p>
          </table:table-cell>
          <table:table-cell office:value-type="float" office:value="353.829406738281" calcext:value-type="float">
            <text:p>353.829406738281</text:p>
          </table:table-cell>
          <table:table-cell office:value-type="float" office:value="0" calcext:value-type="float">
            <text:p>0</text:p>
          </table:table-cell>
          <table:table-cell office:value-type="float" office:value="13768.9306640625" calcext:value-type="float">
            <text:p>13768.9306640625</text:p>
          </table:table-cell>
          <table:table-cell/>
          <table:table-cell table:formula="of:=[.F123]-(([.F123]-[.H124])*[.$K$1])" office:value-type="float" office:value="342.118669781995" calcext:value-type="float">
            <text:p>342.118669781995</text:p>
          </table:table-cell>
          <table:table-cell table:formula="of:=[.G123]-(([.G123]-[.B124])*[.$I$1])" office:value-type="float" office:value="353.829406738281" calcext:value-type="float">
            <text:p>353.829406738281</text:p>
          </table:table-cell>
          <table:table-cell table:formula="of:=[.H123]-(([.H123]-[.G124])*[.$J$1])" office:value-type="float" office:value="351.067253500223" calcext:value-type="float">
            <text:p>351.067253500223</text:p>
          </table:table-cell>
          <table:table-cell table:number-columns-repeated="13"/>
        </table:table-row>
        <table:table-row table:style-name="ro1">
          <table:table-cell office:value-type="float" office:value="1397.159" calcext:value-type="float">
            <text:p>1397.159</text:p>
          </table:table-cell>
          <table:table-cell office:value-type="float" office:value="355.012664794922" calcext:value-type="float">
            <text:p>355.012664794922</text:p>
          </table:table-cell>
          <table:table-cell office:value-type="float" office:value="0" calcext:value-type="float">
            <text:p>0</text:p>
          </table:table-cell>
          <table:table-cell office:value-type="float" office:value="13773.12109375" calcext:value-type="float">
            <text:p>13773.12109375</text:p>
          </table:table-cell>
          <table:table-cell/>
          <table:table-cell table:formula="of:=[.F124]-(([.F124]-[.H125])*[.$K$1])" office:value-type="float" office:value="346.487185528226" calcext:value-type="float">
            <text:p>346.487185528226</text:p>
          </table:table-cell>
          <table:table-cell table:formula="of:=[.G124]-(([.G124]-[.B125])*[.$I$1])" office:value-type="float" office:value="355.012664794922" calcext:value-type="float">
            <text:p>355.012664794922</text:p>
          </table:table-cell>
          <table:table-cell table:formula="of:=[.H124]-(([.H124]-[.G125])*[.$J$1])" office:value-type="float" office:value="353.039959147573" calcext:value-type="float">
            <text:p>353.039959147573</text:p>
          </table:table-cell>
          <table:table-cell table:number-columns-repeated="13"/>
        </table:table-row>
        <table:table-row table:style-name="ro1">
          <table:table-cell office:value-type="float" office:value="1397.295" calcext:value-type="float">
            <text:p>1397.295</text:p>
          </table:table-cell>
          <table:table-cell office:value-type="float" office:value="354.484497070313" calcext:value-type="float">
            <text:p>354.484497070313</text:p>
          </table:table-cell>
          <table:table-cell office:value-type="float" office:value="0" calcext:value-type="float">
            <text:p>0</text:p>
          </table:table-cell>
          <table:table-cell office:value-type="float" office:value="13777.4404296875" calcext:value-type="float">
            <text:p>13777.4404296875</text:p>
          </table:table-cell>
          <table:table-cell/>
          <table:table-cell table:formula="of:=[.F125]-(([.F125]-[.H126])*[.$K$1])" office:value-type="float" office:value="349.397202560513" calcext:value-type="float">
            <text:p>349.397202560513</text:p>
          </table:table-cell>
          <table:table-cell table:formula="of:=[.G125]-(([.G125]-[.B126])*[.$I$1])" office:value-type="float" office:value="354.484497070313" calcext:value-type="float">
            <text:p>354.484497070313</text:p>
          </table:table-cell>
          <table:table-cell table:formula="of:=[.H125]-(([.H125]-[.G126])*[.$J$1])" office:value-type="float" office:value="353.762228108943" calcext:value-type="float">
            <text:p>353.762228108943</text:p>
          </table:table-cell>
          <table:table-cell table:number-columns-repeated="13"/>
        </table:table-row>
        <table:table-row table:style-name="ro1">
          <table:table-cell office:value-type="float" office:value="1397.435" calcext:value-type="float">
            <text:p>1397.435</text:p>
          </table:table-cell>
          <table:table-cell office:value-type="float" office:value="355.105590820313" calcext:value-type="float">
            <text:p>355.105590820313</text:p>
          </table:table-cell>
          <table:table-cell office:value-type="float" office:value="0" calcext:value-type="float">
            <text:p>0</text:p>
          </table:table-cell>
          <table:table-cell office:value-type="float" office:value="13783.2783203125" calcext:value-type="float">
            <text:p>13783.2783203125</text:p>
          </table:table-cell>
          <table:table-cell/>
          <table:table-cell table:formula="of:=[.F126]-(([.F126]-[.H127])*[.$K$1])" office:value-type="float" office:value="351.411885322159" calcext:value-type="float">
            <text:p>351.411885322159</text:p>
          </table:table-cell>
          <table:table-cell table:formula="of:=[.G126]-(([.G126]-[.B127])*[.$I$1])" office:value-type="float" office:value="355.105590820313" calcext:value-type="float">
            <text:p>355.105590820313</text:p>
          </table:table-cell>
          <table:table-cell table:formula="of:=[.H126]-(([.H126]-[.G127])*[.$J$1])" office:value-type="float" office:value="354.433909464628" calcext:value-type="float">
            <text:p>354.433909464628</text:p>
          </table:table-cell>
          <table:table-cell table:number-columns-repeated="13"/>
        </table:table-row>
        <table:table-row table:style-name="ro1">
          <table:table-cell office:value-type="float" office:value="1397.572" calcext:value-type="float">
            <text:p>1397.572</text:p>
          </table:table-cell>
          <table:table-cell office:value-type="float" office:value="353.469360351563" calcext:value-type="float">
            <text:p>353.469360351563</text:p>
          </table:table-cell>
          <table:table-cell office:value-type="float" office:value="0" calcext:value-type="float">
            <text:p>0</text:p>
          </table:table-cell>
          <table:table-cell office:value-type="float" office:value="13787.5595703125" calcext:value-type="float">
            <text:p>13787.5595703125</text:p>
          </table:table-cell>
          <table:table-cell/>
          <table:table-cell table:formula="of:=[.F127]-(([.F127]-[.H128])*[.$K$1])" office:value-type="float" office:value="352.427785156533" calcext:value-type="float">
            <text:p>352.427785156533</text:p>
          </table:table-cell>
          <table:table-cell table:formula="of:=[.G127]-(([.G127]-[.B128])*[.$I$1])" office:value-type="float" office:value="353.469360351563" calcext:value-type="float">
            <text:p>353.469360351563</text:p>
          </table:table-cell>
          <table:table-cell table:formula="of:=[.H127]-(([.H127]-[.G128])*[.$J$1])" office:value-type="float" office:value="353.951634908095" calcext:value-type="float">
            <text:p>353.951634908095</text:p>
          </table:table-cell>
          <table:table-cell table:number-columns-repeated="13"/>
        </table:table-row>
        <table:table-row table:style-name="ro1">
          <table:table-cell office:value-type="float" office:value="1397.706" calcext:value-type="float">
            <text:p>1397.706</text:p>
          </table:table-cell>
          <table:table-cell office:value-type="float" office:value="351.437072753906" calcext:value-type="float">
            <text:p>351.437072753906</text:p>
          </table:table-cell>
          <table:table-cell office:value-type="float" office:value="0" calcext:value-type="float">
            <text:p>0</text:p>
          </table:table-cell>
          <table:table-cell office:value-type="float" office:value="13791.935546875" calcext:value-type="float">
            <text:p>13791.935546875</text:p>
          </table:table-cell>
          <table:table-cell/>
          <table:table-cell table:formula="of:=[.F128]-(([.F128]-[.H129])*[.$K$1])" office:value-type="float" office:value="352.53441262632" calcext:value-type="float">
            <text:p>352.53441262632</text:p>
          </table:table-cell>
          <table:table-cell table:formula="of:=[.G128]-(([.G128]-[.B129])*[.$I$1])" office:value-type="float" office:value="351.437072753906" calcext:value-type="float">
            <text:p>351.437072753906</text:p>
          </table:table-cell>
          <table:table-cell table:formula="of:=[.H128]-(([.H128]-[.G129])*[.$J$1])" office:value-type="float" office:value="352.694353831001" calcext:value-type="float">
            <text:p>352.694353831001</text:p>
          </table:table-cell>
          <table:table-cell table:number-columns-repeated="13"/>
        </table:table-row>
        <table:table-row table:style-name="ro1">
          <table:table-cell office:value-type="float" office:value="1397.84" calcext:value-type="float">
            <text:p>1397.84</text:p>
          </table:table-cell>
          <table:table-cell office:value-type="float" office:value="344.232360839844" calcext:value-type="float">
            <text:p>344.232360839844</text:p>
          </table:table-cell>
          <table:table-cell office:value-type="float" office:value="0" calcext:value-type="float">
            <text:p>0</text:p>
          </table:table-cell>
          <table:table-cell office:value-type="float" office:value="13796.345703125" calcext:value-type="float">
            <text:p>13796.345703125</text:p>
          </table:table-cell>
          <table:table-cell/>
          <table:table-cell table:formula="of:=[.F129]-(([.F129]-[.H130])*[.$K$1])" office:value-type="float" office:value="350.905990509961" calcext:value-type="float">
            <text:p>350.905990509961</text:p>
          </table:table-cell>
          <table:table-cell table:formula="of:=[.G129]-(([.G129]-[.B130])*[.$I$1])" office:value-type="float" office:value="344.232360839844" calcext:value-type="float">
            <text:p>344.232360839844</text:p>
          </table:table-cell>
          <table:table-cell table:formula="of:=[.H129]-(([.H129]-[.G130])*[.$J$1])" office:value-type="float" office:value="348.463357335422" calcext:value-type="float">
            <text:p>348.463357335422</text:p>
          </table:table-cell>
          <table:table-cell table:number-columns-repeated="13"/>
        </table:table-row>
        <table:table-row table:style-name="ro1">
          <table:table-cell office:value-type="float" office:value="1398.355" calcext:value-type="float">
            <text:p>1398.355</text:p>
          </table:table-cell>
          <table:table-cell office:value-type="float" office:value="353.142150878906" calcext:value-type="float">
            <text:p>353.142150878906</text:p>
          </table:table-cell>
          <table:table-cell office:value-type="float" office:value="0" calcext:value-type="float">
            <text:p>0</text:p>
          </table:table-cell>
          <table:table-cell office:value-type="float" office:value="13813.181640625" calcext:value-type="float">
            <text:p>13813.181640625</text:p>
          </table:table-cell>
          <table:table-cell/>
          <table:table-cell table:formula="of:=[.F130]-(([.F130]-[.H131])*[.$K$1])" office:value-type="float" office:value="350.864695948842" calcext:value-type="float">
            <text:p>350.864695948842</text:p>
          </table:table-cell>
          <table:table-cell table:formula="of:=[.G130]-(([.G130]-[.B131])*[.$I$1])" office:value-type="float" office:value="353.142150878906" calcext:value-type="float">
            <text:p>353.142150878906</text:p>
          </table:table-cell>
          <table:table-cell table:formula="of:=[.H130]-(([.H130]-[.G131])*[.$J$1])" office:value-type="float" office:value="350.802754107164" calcext:value-type="float">
            <text:p>350.802754107164</text:p>
          </table:table-cell>
          <table:table-cell table:number-columns-repeated="13"/>
        </table:table-row>
        <table:table-row table:style-name="ro1">
          <table:table-cell office:value-type="float" office:value="1398.5" calcext:value-type="float">
            <text:p>1398.5</text:p>
          </table:table-cell>
          <table:table-cell office:value-type="float" office:value="344.409729003906" calcext:value-type="float">
            <text:p>344.409729003906</text:p>
          </table:table-cell>
          <table:table-cell office:value-type="float" office:value="0" calcext:value-type="float">
            <text:p>0</text:p>
          </table:table-cell>
          <table:table-cell office:value-type="float" office:value="13817.7666015625" calcext:value-type="float">
            <text:p>13817.7666015625</text:p>
          </table:table-cell>
          <table:table-cell/>
          <table:table-cell table:formula="of:=[.F131]-(([.F131]-[.H132])*[.$K$1])" office:value-type="float" office:value="349.561314191519" calcext:value-type="float">
            <text:p>349.561314191519</text:p>
          </table:table-cell>
          <table:table-cell table:formula="of:=[.G131]-(([.G131]-[.B132])*[.$I$1])" office:value-type="float" office:value="344.409729003906" calcext:value-type="float">
            <text:p>344.409729003906</text:p>
          </table:table-cell>
          <table:table-cell table:formula="of:=[.H131]-(([.H131]-[.G132])*[.$J$1])" office:value-type="float" office:value="347.606241555535" calcext:value-type="float">
            <text:p>347.606241555535</text:p>
          </table:table-cell>
          <table:table-cell table:number-columns-repeated="13"/>
        </table:table-row>
        <table:table-row table:style-name="ro1">
          <table:table-cell office:value-type="float" office:value="1398.631" calcext:value-type="float">
            <text:p>1398.631</text:p>
          </table:table-cell>
          <table:table-cell office:value-type="float" office:value="351.875854492188" calcext:value-type="float">
            <text:p>351.875854492188</text:p>
          </table:table-cell>
          <table:table-cell office:value-type="float" office:value="0" calcext:value-type="float">
            <text:p>0</text:p>
          </table:table-cell>
          <table:table-cell office:value-type="float" office:value="13822.392578125" calcext:value-type="float">
            <text:p>13822.392578125</text:p>
          </table:table-cell>
          <table:table-cell/>
          <table:table-cell table:formula="of:=[.F132]-(([.F132]-[.H133])*[.$K$1])" office:value-type="float" office:value="349.633207724456" calcext:value-type="float">
            <text:p>349.633207724456</text:p>
          </table:table-cell>
          <table:table-cell table:formula="of:=[.G132]-(([.G132]-[.B133])*[.$I$1])" office:value-type="float" office:value="351.875854492188" calcext:value-type="float">
            <text:p>351.875854492188</text:p>
          </table:table-cell>
          <table:table-cell table:formula="of:=[.H132]-(([.H132]-[.G133])*[.$J$1])" office:value-type="float" office:value="349.741048023861" calcext:value-type="float">
            <text:p>349.741048023861</text:p>
          </table:table-cell>
          <table:table-cell table:number-columns-repeated="13"/>
        </table:table-row>
        <table:table-row table:style-name="ro1">
          <table:table-cell office:value-type="float" office:value="1398.766" calcext:value-type="float">
            <text:p>1398.766</text:p>
          </table:table-cell>
          <table:table-cell office:value-type="float" office:value="352.211456298828" calcext:value-type="float">
            <text:p>352.211456298828</text:p>
          </table:table-cell>
          <table:table-cell office:value-type="float" office:value="0" calcext:value-type="float">
            <text:p>0</text:p>
          </table:table-cell>
          <table:table-cell office:value-type="float" office:value="13827.0654296875" calcext:value-type="float">
            <text:p>13827.0654296875</text:p>
          </table:table-cell>
          <table:table-cell/>
          <table:table-cell table:formula="of:=[.F133]-(([.F133]-[.H134])*[.$K$1])" office:value-type="float" office:value="350.170425499212" calcext:value-type="float">
            <text:p>350.170425499212</text:p>
          </table:table-cell>
          <table:table-cell table:formula="of:=[.G133]-(([.G133]-[.B134])*[.$I$1])" office:value-type="float" office:value="352.211456298828" calcext:value-type="float">
            <text:p>352.211456298828</text:p>
          </table:table-cell>
          <table:table-cell table:formula="of:=[.H133]-(([.H133]-[.G134])*[.$J$1])" office:value-type="float" office:value="350.976252161345" calcext:value-type="float">
            <text:p>350.976252161345</text:p>
          </table:table-cell>
          <table:table-cell table:number-columns-repeated="13"/>
        </table:table-row>
        <table:table-row table:style-name="ro1">
          <table:table-cell office:value-type="float" office:value="1398.902" calcext:value-type="float">
            <text:p>1398.902</text:p>
          </table:table-cell>
          <table:table-cell office:value-type="float" office:value="352.669006347656" calcext:value-type="float">
            <text:p>352.669006347656</text:p>
          </table:table-cell>
          <table:table-cell office:value-type="float" office:value="0" calcext:value-type="float">
            <text:p>0</text:p>
          </table:table-cell>
          <table:table-cell office:value-type="float" office:value="13831.71484375" calcext:value-type="float">
            <text:p>13831.71484375</text:p>
          </table:table-cell>
          <table:table-cell/>
          <table:table-cell table:formula="of:=[.F134]-(([.F134]-[.H135])*[.$K$1])" office:value-type="float" office:value="350.831307001327" calcext:value-type="float">
            <text:p>350.831307001327</text:p>
          </table:table-cell>
          <table:table-cell table:formula="of:=[.G134]-(([.G134]-[.B135])*[.$I$1])" office:value-type="float" office:value="352.669006347656" calcext:value-type="float">
            <text:p>352.669006347656</text:p>
          </table:table-cell>
          <table:table-cell table:formula="of:=[.H134]-(([.H134]-[.G135])*[.$J$1])" office:value-type="float" office:value="351.822629254501" calcext:value-type="float">
            <text:p>351.822629254501</text:p>
          </table:table-cell>
          <table:table-cell table:number-columns-repeated="13"/>
        </table:table-row>
        <table:table-row table:style-name="ro1">
          <table:table-cell office:value-type="float" office:value="1399.028" calcext:value-type="float">
            <text:p>1399.028</text:p>
          </table:table-cell>
          <table:table-cell office:value-type="float" office:value="346.220764160156" calcext:value-type="float">
            <text:p>346.220764160156</text:p>
          </table:table-cell>
          <table:table-cell office:value-type="float" office:value="0" calcext:value-type="float">
            <text:p>0</text:p>
          </table:table-cell>
          <table:table-cell office:value-type="float" office:value="13836.34375" calcext:value-type="float">
            <text:p>13836.34375</text:p>
          </table:table-cell>
          <table:table-cell/>
          <table:table-cell table:formula="of:=[.F135]-(([.F135]-[.H136])*[.$K$1])" office:value-type="float" office:value="350.107462883728" calcext:value-type="float">
            <text:p>350.107462883728</text:p>
          </table:table-cell>
          <table:table-cell table:formula="of:=[.G135]-(([.G135]-[.B136])*[.$I$1])" office:value-type="float" office:value="346.220764160156" calcext:value-type="float">
            <text:p>346.220764160156</text:p>
          </table:table-cell>
          <table:table-cell table:formula="of:=[.H135]-(([.H135]-[.G136])*[.$J$1])" office:value-type="float" office:value="349.021696707328" calcext:value-type="float">
            <text:p>349.021696707328</text:p>
          </table:table-cell>
          <table:table-cell table:number-columns-repeated="13"/>
        </table:table-row>
        <table:table-row table:style-name="ro1">
          <table:table-cell office:value-type="float" office:value="1399.156" calcext:value-type="float">
            <text:p>1399.156</text:p>
          </table:table-cell>
          <table:table-cell office:value-type="float" office:value="354.067077636719" calcext:value-type="float">
            <text:p>354.067077636719</text:p>
          </table:table-cell>
          <table:table-cell office:value-type="float" office:value="0" calcext:value-type="float">
            <text:p>0</text:p>
          </table:table-cell>
          <table:table-cell office:value-type="float" office:value="13839.4150390625" calcext:value-type="float">
            <text:p>13839.4150390625</text:p>
          </table:table-cell>
          <table:table-cell/>
          <table:table-cell table:formula="of:=[.F136]-(([.F136]-[.H137])*[.$K$1])" office:value-type="float" office:value="350.682232599046" calcext:value-type="float">
            <text:p>350.682232599046</text:p>
          </table:table-cell>
          <table:table-cell table:formula="of:=[.G136]-(([.G136]-[.B137])*[.$I$1])" office:value-type="float" office:value="354.067077636719" calcext:value-type="float">
            <text:p>354.067077636719</text:p>
          </table:table-cell>
          <table:table-cell table:formula="of:=[.H136]-(([.H136]-[.G137])*[.$J$1])" office:value-type="float" office:value="351.544387172024" calcext:value-type="float">
            <text:p>351.544387172024</text:p>
          </table:table-cell>
          <table:table-cell table:number-columns-repeated="13"/>
        </table:table-row>
        <table:table-row table:style-name="ro1">
          <table:table-cell office:value-type="float" office:value="1399.282" calcext:value-type="float">
            <text:p>1399.282</text:p>
          </table:table-cell>
          <table:table-cell office:value-type="float" office:value="352.939208984375" calcext:value-type="float">
            <text:p>352.939208984375</text:p>
          </table:table-cell>
          <table:table-cell office:value-type="float" office:value="0" calcext:value-type="float">
            <text:p>0</text:p>
          </table:table-cell>
          <table:table-cell office:value-type="float" office:value="13844.201171875" calcext:value-type="float">
            <text:p>13844.201171875</text:p>
          </table:table-cell>
          <table:table-cell/>
          <table:table-cell table:formula="of:=[.F137]-(([.F137]-[.H138])*[.$K$1])" office:value-type="float" office:value="351.306058790707" calcext:value-type="float">
            <text:p>351.306058790707</text:p>
          </table:table-cell>
          <table:table-cell table:formula="of:=[.G137]-(([.G137]-[.B138])*[.$I$1])" office:value-type="float" office:value="352.939208984375" calcext:value-type="float">
            <text:p>352.939208984375</text:p>
          </table:table-cell>
          <table:table-cell table:formula="of:=[.H137]-(([.H137]-[.G138])*[.$J$1])" office:value-type="float" office:value="352.241798078199" calcext:value-type="float">
            <text:p>352.241798078199</text:p>
          </table:table-cell>
          <table:table-cell table:number-columns-repeated="13"/>
        </table:table-row>
        <table:table-row table:style-name="ro1">
          <table:table-cell office:value-type="float" office:value="1399.416" calcext:value-type="float">
            <text:p>1399.416</text:p>
          </table:table-cell>
          <table:table-cell office:value-type="float" office:value="354.211975097656" calcext:value-type="float">
            <text:p>354.211975097656</text:p>
          </table:table-cell>
          <table:table-cell office:value-type="float" office:value="0" calcext:value-type="float">
            <text:p>0</text:p>
          </table:table-cell>
          <table:table-cell office:value-type="float" office:value="13848.9462890625" calcext:value-type="float">
            <text:p>13848.9462890625</text:p>
          </table:table-cell>
          <table:table-cell/>
          <table:table-cell table:formula="of:=[.F138]-(([.F138]-[.H139])*[.$K$1])" office:value-type="float" office:value="352.074389909596" calcext:value-type="float">
            <text:p>352.074389909596</text:p>
          </table:table-cell>
          <table:table-cell table:formula="of:=[.G138]-(([.G138]-[.B139])*[.$I$1])" office:value-type="float" office:value="354.211975097656" calcext:value-type="float">
            <text:p>354.211975097656</text:p>
          </table:table-cell>
          <table:table-cell table:formula="of:=[.H138]-(([.H138]-[.G139])*[.$J$1])" office:value-type="float" office:value="353.226886587928" calcext:value-type="float">
            <text:p>353.226886587928</text:p>
          </table:table-cell>
          <table:table-cell table:number-columns-repeated="13"/>
        </table:table-row>
        <table:table-row table:style-name="ro1">
          <table:table-cell office:value-type="float" office:value="1399.545" calcext:value-type="float">
            <text:p>1399.545</text:p>
          </table:table-cell>
          <table:table-cell office:value-type="float" office:value="354.146606445313" calcext:value-type="float">
            <text:p>354.146606445313</text:p>
          </table:table-cell>
          <table:table-cell office:value-type="float" office:value="0" calcext:value-type="float">
            <text:p>0</text:p>
          </table:table-cell>
          <table:table-cell office:value-type="float" office:value="13853.666015625" calcext:value-type="float">
            <text:p>13853.666015625</text:p>
          </table:table-cell>
          <table:table-cell/>
          <table:table-cell table:formula="of:=[.F139]-(([.F139]-[.H140])*[.$K$1])" office:value-type="float" office:value="352.719332552405" calcext:value-type="float">
            <text:p>352.719332552405</text:p>
          </table:table-cell>
          <table:table-cell table:formula="of:=[.G139]-(([.G139]-[.B140])*[.$I$1])" office:value-type="float" office:value="354.146606445313" calcext:value-type="float">
            <text:p>354.146606445313</text:p>
          </table:table-cell>
          <table:table-cell table:formula="of:=[.H139]-(([.H139]-[.G140])*[.$J$1])" office:value-type="float" office:value="353.68674651662" calcext:value-type="float">
            <text:p>353.68674651662</text:p>
          </table:table-cell>
          <table:table-cell table:number-columns-repeated="13"/>
        </table:table-row>
        <table:table-row table:style-name="ro1">
          <table:table-cell office:value-type="float" office:value="1399.691" calcext:value-type="float">
            <text:p>1399.691</text:p>
          </table:table-cell>
          <table:table-cell office:value-type="float" office:value="351.219055175781" calcext:value-type="float">
            <text:p>351.219055175781</text:p>
          </table:table-cell>
          <table:table-cell office:value-type="float" office:value="0" calcext:value-type="float">
            <text:p>0</text:p>
          </table:table-cell>
          <table:table-cell office:value-type="float" office:value="13858.36328125" calcext:value-type="float">
            <text:p>13858.36328125</text:p>
          </table:table-cell>
          <table:table-cell/>
          <table:table-cell table:formula="of:=[.F140]-(([.F140]-[.H141])*[.$K$1])" office:value-type="float" office:value="352.612759869924" calcext:value-type="float">
            <text:p>352.612759869924</text:p>
          </table:table-cell>
          <table:table-cell table:formula="of:=[.G140]-(([.G140]-[.B141])*[.$I$1])" office:value-type="float" office:value="351.219055175781" calcext:value-type="float">
            <text:p>351.219055175781</text:p>
          </table:table-cell>
          <table:table-cell table:formula="of:=[.H140]-(([.H140]-[.G141])*[.$J$1])" office:value-type="float" office:value="352.452900846201" calcext:value-type="float">
            <text:p>352.452900846201</text:p>
          </table:table-cell>
          <table:table-cell table:number-columns-repeated="13"/>
        </table:table-row>
        <table:table-row table:style-name="ro1">
          <table:table-cell office:value-type="float" office:value="1399.83" calcext:value-type="float">
            <text:p>1399.83</text:p>
          </table:table-cell>
          <table:table-cell office:value-type="float" office:value="351.236480712891" calcext:value-type="float">
            <text:p>351.236480712891</text:p>
          </table:table-cell>
          <table:table-cell office:value-type="float" office:value="0" calcext:value-type="float">
            <text:p>0</text:p>
          </table:table-cell>
          <table:table-cell office:value-type="float" office:value="13863.04296875" calcext:value-type="float">
            <text:p>13863.04296875</text:p>
          </table:table-cell>
          <table:table-cell/>
          <table:table-cell table:formula="of:=[.F141]-(([.F141]-[.H142])*[.$K$1])" office:value-type="float" office:value="352.305532233772" calcext:value-type="float">
            <text:p>352.305532233772</text:p>
          </table:table-cell>
          <table:table-cell table:formula="of:=[.G141]-(([.G141]-[.B142])*[.$I$1])" office:value-type="float" office:value="351.236480712891" calcext:value-type="float">
            <text:p>351.236480712891</text:p>
          </table:table-cell>
          <table:table-cell table:formula="of:=[.H141]-(([.H141]-[.G142])*[.$J$1])" office:value-type="float" office:value="351.844690779546" calcext:value-type="float">
            <text:p>351.844690779546</text:p>
          </table:table-cell>
          <table:table-cell table:number-columns-repeated="13"/>
        </table:table-row>
        <table:table-row table:style-name="ro1">
          <table:table-cell office:value-type="float" office:value="1399.967" calcext:value-type="float">
            <text:p>1399.967</text:p>
          </table:table-cell>
          <table:table-cell office:value-type="float" office:value="346.177490234375" calcext:value-type="float">
            <text:p>346.177490234375</text:p>
          </table:table-cell>
          <table:table-cell office:value-type="float" office:value="0" calcext:value-type="float">
            <text:p>0</text:p>
          </table:table-cell>
          <table:table-cell office:value-type="float" office:value="13869.21484375" calcext:value-type="float">
            <text:p>13869.21484375</text:p>
          </table:table-cell>
          <table:table-cell/>
          <table:table-cell table:formula="of:=[.F142]-(([.F142]-[.H143])*[.$K$1])" office:value-type="float" office:value="350.987755543048" calcext:value-type="float">
            <text:p>350.987755543048</text:p>
          </table:table-cell>
          <table:table-cell table:formula="of:=[.G142]-(([.G142]-[.B143])*[.$I$1])" office:value-type="float" office:value="346.177490234375" calcext:value-type="float">
            <text:p>346.177490234375</text:p>
          </table:table-cell>
          <table:table-cell table:formula="of:=[.H142]-(([.H142]-[.G143])*[.$J$1])" office:value-type="float" office:value="349.01109050696" calcext:value-type="float">
            <text:p>349.01109050696</text:p>
          </table:table-cell>
          <table:table-cell table:number-columns-repeated="13"/>
        </table:table-row>
        <table:table-row table:style-name="ro1">
          <table:table-cell office:value-type="float" office:value="1400.225" calcext:value-type="float">
            <text:p>1400.225</text:p>
          </table:table-cell>
          <table:table-cell office:value-type="float" office:value="352.936340332031" calcext:value-type="float">
            <text:p>352.936340332031</text:p>
          </table:table-cell>
          <table:table-cell office:value-type="float" office:value="0" calcext:value-type="float">
            <text:p>0</text:p>
          </table:table-cell>
          <table:table-cell office:value-type="float" office:value="13878.3115234375" calcext:value-type="float">
            <text:p>13878.3115234375</text:p>
          </table:table-cell>
          <table:table-cell/>
          <table:table-cell table:formula="of:=[.F143]-(([.F143]-[.H144])*[.$K$1])" office:value-type="float" office:value="350.982139493627" calcext:value-type="float">
            <text:p>350.982139493627</text:p>
          </table:table-cell>
          <table:table-cell table:formula="of:=[.G143]-(([.G143]-[.B144])*[.$I$1])" office:value-type="float" office:value="352.936340332031" calcext:value-type="float">
            <text:p>352.936340332031</text:p>
          </table:table-cell>
          <table:table-cell table:formula="of:=[.H143]-(([.H143]-[.G144])*[.$J$1])" office:value-type="float" office:value="350.973715419496" calcext:value-type="float">
            <text:p>350.973715419496</text:p>
          </table:table-cell>
          <table:table-cell table:number-columns-repeated="13"/>
        </table:table-row>
        <table:table-row table:style-name="ro1">
          <table:table-cell office:value-type="float" office:value="1400.35" calcext:value-type="float">
            <text:p>1400.35</text:p>
          </table:table-cell>
          <table:table-cell office:value-type="float" office:value="348.725708007813" calcext:value-type="float">
            <text:p>348.725708007813</text:p>
          </table:table-cell>
          <table:table-cell office:value-type="float" office:value="0" calcext:value-type="float">
            <text:p>0</text:p>
          </table:table-cell>
          <table:table-cell office:value-type="float" office:value="13881.2314453125" calcext:value-type="float">
            <text:p>13881.2314453125</text:p>
          </table:table-cell>
          <table:table-cell/>
          <table:table-cell table:formula="of:=[.F144]-(([.F144]-[.H145])*[.$K$1])" office:value-type="float" office:value="350.529168381638" calcext:value-type="float">
            <text:p>350.529168381638</text:p>
          </table:table-cell>
          <table:table-cell table:formula="of:=[.G144]-(([.G144]-[.B145])*[.$I$1])" office:value-type="float" office:value="348.725708007813" calcext:value-type="float">
            <text:p>348.725708007813</text:p>
          </table:table-cell>
          <table:table-cell table:formula="of:=[.H144]-(([.H144]-[.G145])*[.$J$1])" office:value-type="float" office:value="349.849711713654" calcext:value-type="float">
            <text:p>349.849711713654</text:p>
          </table:table-cell>
          <table:table-cell table:number-columns-repeated="13"/>
        </table:table-row>
        <table:table-row table:style-name="ro1">
          <table:table-cell office:value-type="float" office:value="1400.479" calcext:value-type="float">
            <text:p>1400.479</text:p>
          </table:table-cell>
          <table:table-cell office:value-type="float" office:value="352.888000488281" calcext:value-type="float">
            <text:p>352.888000488281</text:p>
          </table:table-cell>
          <table:table-cell office:value-type="float" office:value="0" calcext:value-type="float">
            <text:p>0</text:p>
          </table:table-cell>
          <table:table-cell office:value-type="float" office:value="13885.8349609375" calcext:value-type="float">
            <text:p>13885.8349609375</text:p>
          </table:table-cell>
          <table:table-cell/>
          <table:table-cell table:formula="of:=[.F145]-(([.F145]-[.H146])*[.$K$1])" office:value-type="float" office:value="350.86504346937" calcext:value-type="float">
            <text:p>350.86504346937</text:p>
          </table:table-cell>
          <table:table-cell table:formula="of:=[.G145]-(([.G145]-[.B146])*[.$I$1])" office:value-type="float" office:value="352.888000488281" calcext:value-type="float">
            <text:p>352.888000488281</text:p>
          </table:table-cell>
          <table:table-cell table:formula="of:=[.H145]-(([.H145]-[.G146])*[.$J$1])" office:value-type="float" office:value="351.368856100968" calcext:value-type="float">
            <text:p>351.368856100968</text:p>
          </table:table-cell>
          <table:table-cell table:number-columns-repeated="13"/>
        </table:table-row>
        <table:table-row table:style-name="ro1">
          <table:table-cell office:value-type="float" office:value="1400.615" calcext:value-type="float">
            <text:p>1400.615</text:p>
          </table:table-cell>
          <table:table-cell office:value-type="float" office:value="347.962341308594" calcext:value-type="float">
            <text:p>347.962341308594</text:p>
          </table:table-cell>
          <table:table-cell office:value-type="float" office:value="0" calcext:value-type="float">
            <text:p>0</text:p>
          </table:table-cell>
          <table:table-cell office:value-type="float" office:value="13890.3955078125" calcext:value-type="float">
            <text:p>13890.3955078125</text:p>
          </table:table-cell>
          <table:table-cell/>
          <table:table-cell table:formula="of:=[.F146]-(([.F146]-[.H147])*[.$K$1])" office:value-type="float" office:value="350.385265563534" calcext:value-type="float">
            <text:p>350.385265563534</text:p>
          </table:table-cell>
          <table:table-cell table:formula="of:=[.G146]-(([.G146]-[.B147])*[.$I$1])" office:value-type="float" office:value="347.962341308594" calcext:value-type="float">
            <text:p>347.962341308594</text:p>
          </table:table-cell>
          <table:table-cell table:formula="of:=[.H146]-(([.H146]-[.G147])*[.$J$1])" office:value-type="float" office:value="349.665598704781" calcext:value-type="float">
            <text:p>349.665598704781</text:p>
          </table:table-cell>
          <table:table-cell table:number-columns-repeated="13"/>
        </table:table-row>
        <table:table-row table:style-name="ro1">
          <table:table-cell office:value-type="float" office:value="1400.749" calcext:value-type="float">
            <text:p>1400.749</text:p>
          </table:table-cell>
          <table:table-cell office:value-type="float" office:value="342.765930175781" calcext:value-type="float">
            <text:p>342.765930175781</text:p>
          </table:table-cell>
          <table:table-cell office:value-type="float" office:value="0" calcext:value-type="float">
            <text:p>0</text:p>
          </table:table-cell>
          <table:table-cell office:value-type="float" office:value="13894.9033203125" calcext:value-type="float">
            <text:p>13894.9033203125</text:p>
          </table:table-cell>
          <table:table-cell/>
          <table:table-cell table:formula="of:=[.F147]-(([.F147]-[.H148])*[.$K$1])" office:value-type="float" office:value="348.717465114233" calcext:value-type="float">
            <text:p>348.717465114233</text:p>
          </table:table-cell>
          <table:table-cell table:formula="of:=[.G147]-(([.G147]-[.B148])*[.$I$1])" office:value-type="float" office:value="342.765930175781" calcext:value-type="float">
            <text:p>342.765930175781</text:p>
          </table:table-cell>
          <table:table-cell table:formula="of:=[.H147]-(([.H147]-[.G148])*[.$J$1])" office:value-type="float" office:value="346.215764440281" calcext:value-type="float">
            <text:p>346.215764440281</text:p>
          </table:table-cell>
          <table:table-cell table:number-columns-repeated="13"/>
        </table:table-row>
        <table:table-row table:style-name="ro1">
          <table:table-cell office:value-type="float" office:value="1400.881" calcext:value-type="float">
            <text:p>1400.881</text:p>
          </table:table-cell>
          <table:table-cell office:value-type="float" office:value="346.968994140625" calcext:value-type="float">
            <text:p>346.968994140625</text:p>
          </table:table-cell>
          <table:table-cell office:value-type="float" office:value="0" calcext:value-type="float">
            <text:p>0</text:p>
          </table:table-cell>
          <table:table-cell office:value-type="float" office:value="13899.421875" calcext:value-type="float">
            <text:p>13899.421875</text:p>
          </table:table-cell>
          <table:table-cell/>
          <table:table-cell table:formula="of:=[.F148]-(([.F148]-[.H149])*[.$K$1])" office:value-type="float" office:value="347.867430784721" calcext:value-type="float">
            <text:p>347.867430784721</text:p>
          </table:table-cell>
          <table:table-cell table:formula="of:=[.G148]-(([.G148]-[.B149])*[.$I$1])" office:value-type="float" office:value="346.968994140625" calcext:value-type="float">
            <text:p>346.968994140625</text:p>
          </table:table-cell>
          <table:table-cell table:formula="of:=[.H148]-(([.H148]-[.G149])*[.$J$1])" office:value-type="float" office:value="346.592379290453" calcext:value-type="float">
            <text:p>346.592379290453</text:p>
          </table:table-cell>
          <table:table-cell table:number-columns-repeated="13"/>
        </table:table-row>
        <table:table-row table:style-name="ro1">
          <table:table-cell office:value-type="float" office:value="1401.151" calcext:value-type="float">
            <text:p>1401.151</text:p>
          </table:table-cell>
          <table:table-cell office:value-type="float" office:value="356.665588378906" calcext:value-type="float">
            <text:p>356.665588378906</text:p>
          </table:table-cell>
          <table:table-cell office:value-type="float" office:value="0" calcext:value-type="float">
            <text:p>0</text:p>
          </table:table-cell>
          <table:table-cell office:value-type="float" office:value="13909.8095703125" calcext:value-type="float">
            <text:p>13909.8095703125</text:p>
          </table:table-cell>
          <table:table-cell/>
          <table:table-cell table:formula="of:=[.F149]-(([.F149]-[.H150])*[.$K$1])" office:value-type="float" office:value="349.372052004704" calcext:value-type="float">
            <text:p>349.372052004704</text:p>
          </table:table-cell>
          <table:table-cell table:formula="of:=[.G149]-(([.G149]-[.B150])*[.$I$1])" office:value-type="float" office:value="356.665588378906" calcext:value-type="float">
            <text:p>356.665588378906</text:p>
          </table:table-cell>
          <table:table-cell table:formula="of:=[.H149]-(([.H149]-[.G150])*[.$J$1])" office:value-type="float" office:value="351.62898383468" calcext:value-type="float">
            <text:p>351.62898383468</text:p>
          </table:table-cell>
          <table:table-cell table:number-columns-repeated="13"/>
        </table:table-row>
        <table:table-row table:style-name="ro1">
          <table:table-cell office:value-type="float" office:value="1401.275" calcext:value-type="float">
            <text:p>1401.275</text:p>
          </table:table-cell>
          <table:table-cell office:value-type="float" office:value="355.386596679688" calcext:value-type="float">
            <text:p>355.386596679688</text:p>
          </table:table-cell>
          <table:table-cell office:value-type="float" office:value="0" calcext:value-type="float">
            <text:p>0</text:p>
          </table:table-cell>
          <table:table-cell office:value-type="float" office:value="13912.6611328125" calcext:value-type="float">
            <text:p>13912.6611328125</text:p>
          </table:table-cell>
          <table:table-cell/>
          <table:table-cell table:formula="of:=[.F150]-(([.F150]-[.H151])*[.$K$1])" office:value-type="float" office:value="351.026347305696" calcext:value-type="float">
            <text:p>351.026347305696</text:p>
          </table:table-cell>
          <table:table-cell table:formula="of:=[.G150]-(([.G150]-[.B151])*[.$I$1])" office:value-type="float" office:value="355.386596679688" calcext:value-type="float">
            <text:p>355.386596679688</text:p>
          </table:table-cell>
          <table:table-cell table:formula="of:=[.H150]-(([.H150]-[.G151])*[.$J$1])" office:value-type="float" office:value="353.507790257184" calcext:value-type="float">
            <text:p>353.507790257184</text:p>
          </table:table-cell>
          <table:table-cell table:number-columns-repeated="13"/>
        </table:table-row>
        <table:table-row table:style-name="ro1">
          <table:table-cell office:value-type="float" office:value="1401.415" calcext:value-type="float">
            <text:p>1401.415</text:p>
          </table:table-cell>
          <table:table-cell office:value-type="float" office:value="352.664489746094" calcext:value-type="float">
            <text:p>352.664489746094</text:p>
          </table:table-cell>
          <table:table-cell office:value-type="float" office:value="0" calcext:value-type="float">
            <text:p>0</text:p>
          </table:table-cell>
          <table:table-cell office:value-type="float" office:value="13918.5576171875" calcext:value-type="float">
            <text:p>13918.5576171875</text:p>
          </table:table-cell>
          <table:table-cell/>
          <table:table-cell table:formula="of:=[.F151]-(([.F151]-[.H152])*[.$K$1])" office:value-type="float" office:value="351.850264384073" calcext:value-type="float">
            <text:p>351.850264384073</text:p>
          </table:table-cell>
          <table:table-cell table:formula="of:=[.G151]-(([.G151]-[.B152])*[.$I$1])" office:value-type="float" office:value="352.664489746094" calcext:value-type="float">
            <text:p>352.664489746094</text:p>
          </table:table-cell>
          <table:table-cell table:formula="of:=[.H151]-(([.H151]-[.G152])*[.$J$1])" office:value-type="float" office:value="353.086140001639" calcext:value-type="float">
            <text:p>353.086140001639</text:p>
          </table:table-cell>
          <table:table-cell table:number-columns-repeated="13"/>
        </table:table-row>
        <table:table-row table:style-name="ro1">
          <table:table-cell office:value-type="float" office:value="1401.55" calcext:value-type="float">
            <text:p>1401.55</text:p>
          </table:table-cell>
          <table:table-cell office:value-type="float" office:value="354.589447021484" calcext:value-type="float">
            <text:p>354.589447021484</text:p>
          </table:table-cell>
          <table:table-cell office:value-type="float" office:value="0" calcext:value-type="float">
            <text:p>0</text:p>
          </table:table-cell>
          <table:table-cell office:value-type="float" office:value="13922.8544921875" calcext:value-type="float">
            <text:p>13922.8544921875</text:p>
          </table:table-cell>
          <table:table-cell/>
          <table:table-cell table:formula="of:=[.F152]-(([.F152]-[.H153])*[.$K$1])" office:value-type="float" office:value="352.645276035069" calcext:value-type="float">
            <text:p>352.645276035069</text:p>
          </table:table-cell>
          <table:table-cell table:formula="of:=[.G152]-(([.G152]-[.B153])*[.$I$1])" office:value-type="float" office:value="354.589447021484" calcext:value-type="float">
            <text:p>354.589447021484</text:p>
          </table:table-cell>
          <table:table-cell table:formula="of:=[.H152]-(([.H152]-[.G153])*[.$J$1])" office:value-type="float" office:value="353.837793511562" calcext:value-type="float">
            <text:p>353.837793511562</text:p>
          </table:table-cell>
          <table:table-cell table:number-columns-repeated="13"/>
        </table:table-row>
        <table:table-row table:style-name="ro1">
          <table:table-cell office:value-type="float" office:value="1401.685" calcext:value-type="float">
            <text:p>1401.685</text:p>
          </table:table-cell>
          <table:table-cell office:value-type="float" office:value="343.853820800781" calcext:value-type="float">
            <text:p>343.853820800781</text:p>
          </table:table-cell>
          <table:table-cell office:value-type="float" office:value="0" calcext:value-type="float">
            <text:p>0</text:p>
          </table:table-cell>
          <table:table-cell office:value-type="float" office:value="13927.1708984375" calcext:value-type="float">
            <text:p>13927.1708984375</text:p>
          </table:table-cell>
          <table:table-cell/>
          <table:table-cell table:formula="of:=[.F153]-(([.F153]-[.H154])*[.$K$1])" office:value-type="float" office:value="351.12548848351" calcext:value-type="float">
            <text:p>351.12548848351</text:p>
          </table:table-cell>
          <table:table-cell table:formula="of:=[.G153]-(([.G153]-[.B154])*[.$I$1])" office:value-type="float" office:value="343.853820800781" calcext:value-type="float">
            <text:p>343.853820800781</text:p>
          </table:table-cell>
          <table:table-cell table:formula="of:=[.H153]-(([.H153]-[.G154])*[.$J$1])" office:value-type="float" office:value="348.845807156171" calcext:value-type="float">
            <text:p>348.845807156171</text:p>
          </table:table-cell>
          <table:table-cell table:number-columns-repeated="13"/>
        </table:table-row>
        <table:table-row table:style-name="ro1">
          <table:table-cell office:value-type="float" office:value="1401.816" calcext:value-type="float">
            <text:p>1401.816</text:p>
          </table:table-cell>
          <table:table-cell office:value-type="float" office:value="357.915557861328" calcext:value-type="float">
            <text:p>357.915557861328</text:p>
          </table:table-cell>
          <table:table-cell office:value-type="float" office:value="0" calcext:value-type="float">
            <text:p>0</text:p>
          </table:table-cell>
          <table:table-cell office:value-type="float" office:value="13931.51953125" calcext:value-type="float">
            <text:p>13931.51953125</text:p>
          </table:table-cell>
          <table:table-cell/>
          <table:table-cell table:formula="of:=[.F154]-(([.F154]-[.H155])*[.$K$1])" office:value-type="float" office:value="352.027566093606" calcext:value-type="float">
            <text:p>352.027566093606</text:p>
          </table:table-cell>
          <table:table-cell table:formula="of:=[.G154]-(([.G154]-[.B155])*[.$I$1])" office:value-type="float" office:value="357.915557861328" calcext:value-type="float">
            <text:p>357.915557861328</text:p>
          </table:table-cell>
          <table:table-cell table:formula="of:=[.H154]-(([.H154]-[.G155])*[.$J$1])" office:value-type="float" office:value="353.38068250875" calcext:value-type="float">
            <text:p>353.38068250875</text:p>
          </table:table-cell>
          <table:table-cell table:number-columns-repeated="13"/>
        </table:table-row>
        <table:table-row table:style-name="ro1">
          <table:table-cell office:value-type="float" office:value="1401.954" calcext:value-type="float">
            <text:p>1401.954</text:p>
          </table:table-cell>
          <table:table-cell office:value-type="float" office:value="347.070922851563" calcext:value-type="float">
            <text:p>347.070922851563</text:p>
          </table:table-cell>
          <table:table-cell office:value-type="float" office:value="0" calcext:value-type="float">
            <text:p>0</text:p>
          </table:table-cell>
          <table:table-cell office:value-type="float" office:value="13935.86328125" calcext:value-type="float">
            <text:p>13935.86328125</text:p>
          </table:table-cell>
          <table:table-cell/>
          <table:table-cell table:formula="of:=[.F155]-(([.F155]-[.H156])*[.$K$1])" office:value-type="float" office:value="351.306860728226" calcext:value-type="float">
            <text:p>351.306860728226</text:p>
          </table:table-cell>
          <table:table-cell table:formula="of:=[.G155]-(([.G155]-[.B156])*[.$I$1])" office:value-type="float" office:value="347.070922851563" calcext:value-type="float">
            <text:p>347.070922851563</text:p>
          </table:table-cell>
          <table:table-cell table:formula="of:=[.H155]-(([.H155]-[.G156])*[.$J$1])" office:value-type="float" office:value="350.225802680156" calcext:value-type="float">
            <text:p>350.225802680156</text:p>
          </table:table-cell>
          <table:table-cell table:number-columns-repeated="13"/>
        </table:table-row>
        <table:table-row table:style-name="ro1">
          <table:table-cell office:value-type="float" office:value="1402.089" calcext:value-type="float">
            <text:p>1402.089</text:p>
          </table:table-cell>
          <table:table-cell office:value-type="float" office:value="343.839416503906" calcext:value-type="float">
            <text:p>343.839416503906</text:p>
          </table:table-cell>
          <table:table-cell office:value-type="float" office:value="0" calcext:value-type="float">
            <text:p>0</text:p>
          </table:table-cell>
          <table:table-cell office:value-type="float" office:value="13940.2060546875" calcext:value-type="float">
            <text:p>13940.2060546875</text:p>
          </table:table-cell>
          <table:table-cell/>
          <table:table-cell table:formula="of:=[.F156]-(([.F156]-[.H157])*[.$K$1])" office:value-type="float" office:value="349.597160273748" calcext:value-type="float">
            <text:p>349.597160273748</text:p>
          </table:table-cell>
          <table:table-cell table:formula="of:=[.G156]-(([.G156]-[.B157])*[.$I$1])" office:value-type="float" office:value="343.839416503906" calcext:value-type="float">
            <text:p>343.839416503906</text:p>
          </table:table-cell>
          <table:table-cell table:formula="of:=[.H156]-(([.H156]-[.G157])*[.$J$1])" office:value-type="float" office:value="347.032609592031" calcext:value-type="float">
            <text:p>347.032609592031</text:p>
          </table:table-cell>
          <table:table-cell table:number-columns-repeated="13"/>
        </table:table-row>
        <table:table-row table:style-name="ro1">
          <table:table-cell office:value-type="float" office:value="1402.224" calcext:value-type="float">
            <text:p>1402.224</text:p>
          </table:table-cell>
          <table:table-cell office:value-type="float" office:value="349.874877929688" calcext:value-type="float">
            <text:p>349.874877929688</text:p>
          </table:table-cell>
          <table:table-cell office:value-type="float" office:value="0" calcext:value-type="float">
            <text:p>0</text:p>
          </table:table-cell>
          <table:table-cell office:value-type="float" office:value="13944.5615234375" calcext:value-type="float">
            <text:p>13944.5615234375</text:p>
          </table:table-cell>
          <table:table-cell/>
          <table:table-cell table:formula="of:=[.F157]-(([.F157]-[.H158])*[.$K$1])" office:value-type="float" office:value="349.139793668593" calcext:value-type="float">
            <text:p>349.139793668593</text:p>
          </table:table-cell>
          <table:table-cell table:formula="of:=[.G157]-(([.G157]-[.B158])*[.$I$1])" office:value-type="float" office:value="349.874877929688" calcext:value-type="float">
            <text:p>349.874877929688</text:p>
          </table:table-cell>
          <table:table-cell table:formula="of:=[.H157]-(([.H157]-[.G158])*[.$J$1])" office:value-type="float" office:value="348.453743760859" calcext:value-type="float">
            <text:p>348.453743760859</text:p>
          </table:table-cell>
          <table:table-cell table:number-columns-repeated="13"/>
        </table:table-row>
        <table:table-row table:style-name="ro1">
          <table:table-cell office:value-type="float" office:value="1402.374" calcext:value-type="float">
            <text:p>1402.374</text:p>
          </table:table-cell>
          <table:table-cell office:value-type="float" office:value="355.811401367188" calcext:value-type="float">
            <text:p>355.811401367188</text:p>
          </table:table-cell>
          <table:table-cell office:value-type="float" office:value="0" calcext:value-type="float">
            <text:p>0</text:p>
          </table:table-cell>
          <table:table-cell office:value-type="float" office:value="13948.9560546875" calcext:value-type="float">
            <text:p>13948.9560546875</text:p>
          </table:table-cell>
          <table:table-cell/>
          <table:table-cell table:formula="of:=[.F158]-(([.F158]-[.H159])*[.$K$1])" office:value-type="float" office:value="350.336905226765" calcext:value-type="float">
            <text:p>350.336905226765</text:p>
          </table:table-cell>
          <table:table-cell table:formula="of:=[.G158]-(([.G158]-[.B159])*[.$I$1])" office:value-type="float" office:value="355.811401367188" calcext:value-type="float">
            <text:p>355.811401367188</text:p>
          </table:table-cell>
          <table:table-cell table:formula="of:=[.H158]-(([.H158]-[.G159])*[.$J$1])" office:value-type="float" office:value="352.132572564023" calcext:value-type="float">
            <text:p>352.132572564023</text:p>
          </table:table-cell>
          <table:table-cell table:number-columns-repeated="13"/>
        </table:table-row>
        <table:table-row table:style-name="ro1">
          <table:table-cell office:value-type="float" office:value="1402.514" calcext:value-type="float">
            <text:p>1402.514</text:p>
          </table:table-cell>
          <table:table-cell office:value-type="float" office:value="348.311584472656" calcext:value-type="float">
            <text:p>348.311584472656</text:p>
          </table:table-cell>
          <table:table-cell office:value-type="float" office:value="0" calcext:value-type="float">
            <text:p>0</text:p>
          </table:table-cell>
          <table:table-cell office:value-type="float" office:value="13953.396484375" calcext:value-type="float">
            <text:p>13953.396484375</text:p>
          </table:table-cell>
          <table:table-cell/>
          <table:table-cell table:formula="of:=[.F159]-(([.F159]-[.H160])*[.$K$1])" office:value-type="float" office:value="350.290974543395" calcext:value-type="float">
            <text:p>350.290974543395</text:p>
          </table:table-cell>
          <table:table-cell table:formula="of:=[.G159]-(([.G159]-[.B160])*[.$I$1])" office:value-type="float" office:value="348.311584472656" calcext:value-type="float">
            <text:p>348.311584472656</text:p>
          </table:table-cell>
          <table:table-cell table:formula="of:=[.H159]-(([.H159]-[.G160])*[.$J$1])" office:value-type="float" office:value="350.22207851834" calcext:value-type="float">
            <text:p>350.22207851834</text:p>
          </table:table-cell>
          <table:table-cell table:number-columns-repeated="13"/>
        </table:table-row>
        <table:table-row table:style-name="ro1">
          <table:table-cell office:value-type="float" office:value="1402.661" calcext:value-type="float">
            <text:p>1402.661</text:p>
          </table:table-cell>
          <table:table-cell office:value-type="float" office:value="351.488342285156" calcext:value-type="float">
            <text:p>351.488342285156</text:p>
          </table:table-cell>
          <table:table-cell office:value-type="float" office:value="0" calcext:value-type="float">
            <text:p>0</text:p>
          </table:table-cell>
          <table:table-cell office:value-type="float" office:value="13957.875" calcext:value-type="float">
            <text:p>13957.875</text:p>
          </table:table-cell>
          <table:table-cell/>
          <table:table-cell table:formula="of:=[.F160]-(([.F160]-[.H161])*[.$K$1])" office:value-type="float" office:value="350.516668886736" calcext:value-type="float">
            <text:p>350.516668886736</text:p>
          </table:table-cell>
          <table:table-cell table:formula="of:=[.G160]-(([.G160]-[.B161])*[.$I$1])" office:value-type="float" office:value="351.488342285156" calcext:value-type="float">
            <text:p>351.488342285156</text:p>
          </table:table-cell>
          <table:table-cell table:formula="of:=[.H160]-(([.H160]-[.G161])*[.$J$1])" office:value-type="float" office:value="350.855210401748" calcext:value-type="float">
            <text:p>350.855210401748</text:p>
          </table:table-cell>
          <table:table-cell table:number-columns-repeated="13"/>
        </table:table-row>
        <table:table-row table:style-name="ro1">
          <table:table-cell office:value-type="float" office:value="1402.797" calcext:value-type="float">
            <text:p>1402.797</text:p>
          </table:table-cell>
          <table:table-cell office:value-type="float" office:value="345.982849121094" calcext:value-type="float">
            <text:p>345.982849121094</text:p>
          </table:table-cell>
          <table:table-cell office:value-type="float" office:value="0" calcext:value-type="float">
            <text:p>0</text:p>
          </table:table-cell>
          <table:table-cell office:value-type="float" office:value="13962.38671875" calcext:value-type="float">
            <text:p>13962.38671875</text:p>
          </table:table-cell>
          <table:table-cell/>
          <table:table-cell table:formula="of:=[.F161]-(([.F161]-[.H162])*[.$K$1])" office:value-type="float" office:value="349.67761323661" calcext:value-type="float">
            <text:p>349.67761323661</text:p>
          </table:table-cell>
          <table:table-cell table:formula="of:=[.G161]-(([.G161]-[.B162])*[.$I$1])" office:value-type="float" office:value="345.982849121094" calcext:value-type="float">
            <text:p>345.982849121094</text:p>
          </table:table-cell>
          <table:table-cell table:formula="of:=[.H161]-(([.H161]-[.G162])*[.$J$1])" office:value-type="float" office:value="348.419029761421" calcext:value-type="float">
            <text:p>348.419029761421</text:p>
          </table:table-cell>
          <table:table-cell table:number-columns-repeated="13"/>
        </table:table-row>
        <table:table-row table:style-name="ro1">
          <table:table-cell office:value-type="float" office:value="1402.933" calcext:value-type="float">
            <text:p>1402.933</text:p>
          </table:table-cell>
          <table:table-cell office:value-type="float" office:value="353.160522460938" calcext:value-type="float">
            <text:p>353.160522460938</text:p>
          </table:table-cell>
          <table:table-cell office:value-type="float" office:value="0" calcext:value-type="float">
            <text:p>0</text:p>
          </table:table-cell>
          <table:table-cell office:value-type="float" office:value="13966.9248046875" calcext:value-type="float">
            <text:p>13966.9248046875</text:p>
          </table:table-cell>
          <table:table-cell/>
          <table:table-cell table:formula="of:=[.F162]-(([.F162]-[.H163])*[.$K$1])" office:value-type="float" office:value="350.122478386438" calcext:value-type="float">
            <text:p>350.122478386438</text:p>
          </table:table-cell>
          <table:table-cell table:formula="of:=[.G162]-(([.G162]-[.B163])*[.$I$1])" office:value-type="float" office:value="353.160522460938" calcext:value-type="float">
            <text:p>353.160522460938</text:p>
          </table:table-cell>
          <table:table-cell table:formula="of:=[.H162]-(([.H162]-[.G163])*[.$J$1])" office:value-type="float" office:value="350.789776111179" calcext:value-type="float">
            <text:p>350.789776111179</text:p>
          </table:table-cell>
          <table:table-cell table:number-columns-repeated="13"/>
        </table:table-row>
        <table:table-row table:style-name="ro1">
          <table:table-cell office:value-type="float" office:value="1403.06" calcext:value-type="float">
            <text:p>1403.06</text:p>
          </table:table-cell>
          <table:table-cell office:value-type="float" office:value="357.757141113281" calcext:value-type="float">
            <text:p>357.757141113281</text:p>
          </table:table-cell>
          <table:table-cell office:value-type="float" office:value="0" calcext:value-type="float">
            <text:p>0</text:p>
          </table:table-cell>
          <table:table-cell office:value-type="float" office:value="13971.4560546875" calcext:value-type="float">
            <text:p>13971.4560546875</text:p>
          </table:table-cell>
          <table:table-cell/>
          <table:table-cell table:formula="of:=[.F163]-(([.F163]-[.H164])*[.$K$1])" office:value-type="float" office:value="351.782870476755" calcext:value-type="float">
            <text:p>351.782870476755</text:p>
          </table:table-cell>
          <table:table-cell table:formula="of:=[.G163]-(([.G163]-[.B164])*[.$I$1])" office:value-type="float" office:value="357.757141113281" calcext:value-type="float">
            <text:p>357.757141113281</text:p>
          </table:table-cell>
          <table:table-cell table:formula="of:=[.H163]-(([.H163]-[.G164])*[.$J$1])" office:value-type="float" office:value="354.27345861223" calcext:value-type="float">
            <text:p>354.27345861223</text:p>
          </table:table-cell>
          <table:table-cell table:number-columns-repeated="13"/>
        </table:table-row>
        <table:table-row table:style-name="ro1">
          <table:table-cell office:value-type="float" office:value="1403.196" calcext:value-type="float">
            <text:p>1403.196</text:p>
          </table:table-cell>
          <table:table-cell office:value-type="float" office:value="349.966552734375" calcext:value-type="float">
            <text:p>349.966552734375</text:p>
          </table:table-cell>
          <table:table-cell office:value-type="float" office:value="0" calcext:value-type="float">
            <text:p>0</text:p>
          </table:table-cell>
          <table:table-cell office:value-type="float" office:value="13975.9365234375" calcext:value-type="float">
            <text:p>13975.9365234375</text:p>
          </table:table-cell>
          <table:table-cell/>
          <table:table-cell table:formula="of:=[.F164]-(([.F164]-[.H165])*[.$K$1])" office:value-type="float" office:value="351.917724555374" calcext:value-type="float">
            <text:p>351.917724555374</text:p>
          </table:table-cell>
          <table:table-cell table:formula="of:=[.G164]-(([.G164]-[.B165])*[.$I$1])" office:value-type="float" office:value="349.966552734375" calcext:value-type="float">
            <text:p>349.966552734375</text:p>
          </table:table-cell>
          <table:table-cell table:formula="of:=[.H164]-(([.H164]-[.G165])*[.$J$1])" office:value-type="float" office:value="352.120005673303" calcext:value-type="float">
            <text:p>352.120005673303</text:p>
          </table:table-cell>
          <table:table-cell table:number-columns-repeated="13"/>
        </table:table-row>
        <table:table-row table:style-name="ro1">
          <table:table-cell office:value-type="float" office:value="1403.34" calcext:value-type="float">
            <text:p>1403.34</text:p>
          </table:table-cell>
          <table:table-cell office:value-type="float" office:value="355.61279296875" calcext:value-type="float">
            <text:p>355.61279296875</text:p>
          </table:table-cell>
          <table:table-cell office:value-type="float" office:value="0" calcext:value-type="float">
            <text:p>0</text:p>
          </table:table-cell>
          <table:table-cell office:value-type="float" office:value="13980.419921875" calcext:value-type="float">
            <text:p>13980.419921875</text:p>
          </table:table-cell>
          <table:table-cell/>
          <table:table-cell table:formula="of:=[.F165]-(([.F165]-[.H166])*[.$K$1])" office:value-type="float" office:value="352.697194461635" calcext:value-type="float">
            <text:p>352.697194461635</text:p>
          </table:table-cell>
          <table:table-cell table:formula="of:=[.G165]-(([.G165]-[.B166])*[.$I$1])" office:value-type="float" office:value="355.61279296875" calcext:value-type="float">
            <text:p>355.61279296875</text:p>
          </table:table-cell>
          <table:table-cell table:formula="of:=[.H165]-(([.H165]-[.G166])*[.$J$1])" office:value-type="float" office:value="353.866399321026" calcext:value-type="float">
            <text:p>353.866399321026</text:p>
          </table:table-cell>
          <table:table-cell table:number-columns-repeated="13"/>
        </table:table-row>
        <table:table-row table:style-name="ro1">
          <table:table-cell office:value-type="float" office:value="1403.471" calcext:value-type="float">
            <text:p>1403.471</text:p>
          </table:table-cell>
          <table:table-cell office:value-type="float" office:value="345.611297607422" calcext:value-type="float">
            <text:p>345.611297607422</text:p>
          </table:table-cell>
          <table:table-cell office:value-type="float" office:value="0" calcext:value-type="float">
            <text:p>0</text:p>
          </table:table-cell>
          <table:table-cell office:value-type="float" office:value="13984.90234375" calcext:value-type="float">
            <text:p>13984.90234375</text:p>
          </table:table-cell>
          <table:table-cell/>
          <table:table-cell table:formula="of:=[.F166]-(([.F166]-[.H167])*[.$K$1])" office:value-type="float" office:value="351.513856062671" calcext:value-type="float">
            <text:p>351.513856062671</text:p>
          </table:table-cell>
          <table:table-cell table:formula="of:=[.G166]-(([.G166]-[.B167])*[.$I$1])" office:value-type="float" office:value="345.611297607422" calcext:value-type="float">
            <text:p>345.611297607422</text:p>
          </table:table-cell>
          <table:table-cell table:formula="of:=[.H166]-(([.H166]-[.G167])*[.$J$1])" office:value-type="float" office:value="349.738848464224" calcext:value-type="float">
            <text:p>349.738848464224</text:p>
          </table:table-cell>
          <table:table-cell table:number-columns-repeated="13"/>
        </table:table-row>
        <table:table-row table:style-name="ro1">
          <table:table-cell office:value-type="float" office:value="1403.598" calcext:value-type="float">
            <text:p>1403.598</text:p>
          </table:table-cell>
          <table:table-cell office:value-type="float" office:value="345.611297607422" calcext:value-type="float">
            <text:p>345.611297607422</text:p>
          </table:table-cell>
          <table:table-cell office:value-type="float" office:value="0" calcext:value-type="float">
            <text:p>0</text:p>
          </table:table-cell>
          <table:table-cell office:value-type="float" office:value="13987.6396484375" calcext:value-type="float">
            <text:p>13987.6396484375</text:p>
          </table:table-cell>
          <table:table-cell/>
          <table:table-cell table:formula="of:=[.F167]-(([.F167]-[.H168])*[.$K$1])" office:value-type="float" office:value="349.978342851932" calcext:value-type="float">
            <text:p>349.978342851932</text:p>
          </table:table-cell>
          <table:table-cell table:formula="of:=[.G167]-(([.G167]-[.B168])*[.$I$1])" office:value-type="float" office:value="345.611297607422" calcext:value-type="float">
            <text:p>345.611297607422</text:p>
          </table:table-cell>
          <table:table-cell table:formula="of:=[.H167]-(([.H167]-[.G168])*[.$J$1])" office:value-type="float" office:value="347.675073035823" calcext:value-type="float">
            <text:p>347.675073035823</text:p>
          </table:table-cell>
          <table:table-cell table:number-columns-repeated="13"/>
        </table:table-row>
        <table:table-row table:style-name="ro1">
          <table:table-cell office:value-type="float" office:value="1403.755" calcext:value-type="float">
            <text:p>1403.755</text:p>
          </table:table-cell>
          <table:table-cell office:value-type="float" office:value="348.806762695313" calcext:value-type="float">
            <text:p>348.806762695313</text:p>
          </table:table-cell>
          <table:table-cell office:value-type="float" office:value="0" calcext:value-type="float">
            <text:p>0</text:p>
          </table:table-cell>
          <table:table-cell office:value-type="float" office:value="13992.11328125" calcext:value-type="float">
            <text:p>13992.11328125</text:p>
          </table:table-cell>
          <table:table-cell/>
          <table:table-cell table:formula="of:=[.F168]-(([.F168]-[.H169])*[.$K$1])" office:value-type="float" office:value="349.283372857386" calcext:value-type="float">
            <text:p>349.283372857386</text:p>
          </table:table-cell>
          <table:table-cell table:formula="of:=[.G168]-(([.G168]-[.B169])*[.$I$1])" office:value-type="float" office:value="348.806762695313" calcext:value-type="float">
            <text:p>348.806762695313</text:p>
          </table:table-cell>
          <table:table-cell table:formula="of:=[.H168]-(([.H168]-[.G169])*[.$J$1])" office:value-type="float" office:value="348.240917865568" calcext:value-type="float">
            <text:p>348.240917865568</text:p>
          </table:table-cell>
          <table:table-cell table:number-columns-repeated="13"/>
        </table:table-row>
        <table:table-row table:style-name="ro1">
          <table:table-cell office:value-type="float" office:value="1403.893" calcext:value-type="float">
            <text:p>1403.893</text:p>
          </table:table-cell>
          <table:table-cell office:value-type="float" office:value="349.84912109375" calcext:value-type="float">
            <text:p>349.84912109375</text:p>
          </table:table-cell>
          <table:table-cell office:value-type="float" office:value="0" calcext:value-type="float">
            <text:p>0</text:p>
          </table:table-cell>
          <table:table-cell office:value-type="float" office:value="13996.865234375" calcext:value-type="float">
            <text:p>13996.865234375</text:p>
          </table:table-cell>
          <table:table-cell/>
          <table:table-cell table:formula="of:=[.F169]-(([.F169]-[.H170])*[.$K$1])" office:value-type="float" office:value="349.188031506295" calcext:value-type="float">
            <text:p>349.188031506295</text:p>
          </table:table-cell>
          <table:table-cell table:formula="of:=[.G169]-(([.G169]-[.B170])*[.$I$1])" office:value-type="float" office:value="349.84912109375" calcext:value-type="float">
            <text:p>349.84912109375</text:p>
          </table:table-cell>
          <table:table-cell table:formula="of:=[.H169]-(([.H169]-[.G170])*[.$J$1])" office:value-type="float" office:value="349.045019479659" calcext:value-type="float">
            <text:p>349.045019479659</text:p>
          </table:table-cell>
          <table:table-cell table:number-columns-repeated="13"/>
        </table:table-row>
        <table:table-row table:style-name="ro1">
          <table:table-cell office:value-type="float" office:value="1404.031" calcext:value-type="float">
            <text:p>1404.031</text:p>
          </table:table-cell>
          <table:table-cell office:value-type="float" office:value="352.625610351563" calcext:value-type="float">
            <text:p>352.625610351563</text:p>
          </table:table-cell>
          <table:table-cell office:value-type="float" office:value="0" calcext:value-type="float">
            <text:p>0</text:p>
          </table:table-cell>
          <table:table-cell office:value-type="float" office:value="14001.603515625" calcext:value-type="float">
            <text:p>14001.603515625</text:p>
          </table:table-cell>
          <table:table-cell/>
          <table:table-cell table:formula="of:=[.F170]-(([.F170]-[.H171])*[.$K$1])" office:value-type="float" office:value="349.846944870021" calcext:value-type="float">
            <text:p>349.846944870021</text:p>
          </table:table-cell>
          <table:table-cell table:formula="of:=[.G170]-(([.G170]-[.B171])*[.$I$1])" office:value-type="float" office:value="352.625610351563" calcext:value-type="float">
            <text:p>352.625610351563</text:p>
          </table:table-cell>
          <table:table-cell table:formula="of:=[.H170]-(([.H170]-[.G171])*[.$J$1])" office:value-type="float" office:value="350.835314915611" calcext:value-type="float">
            <text:p>350.835314915611</text:p>
          </table:table-cell>
          <table:table-cell table:number-columns-repeated="13"/>
        </table:table-row>
        <table:table-row table:style-name="ro1">
          <table:table-cell office:value-type="float" office:value="1404.188" calcext:value-type="float">
            <text:p>1404.188</text:p>
          </table:table-cell>
          <table:table-cell office:value-type="float" office:value="352.140502929688" calcext:value-type="float">
            <text:p>352.140502929688</text:p>
          </table:table-cell>
          <table:table-cell office:value-type="float" office:value="0" calcext:value-type="float">
            <text:p>0</text:p>
          </table:table-cell>
          <table:table-cell office:value-type="float" office:value="14007.755859375" calcext:value-type="float">
            <text:p>14007.755859375</text:p>
          </table:table-cell>
          <table:table-cell/>
          <table:table-cell table:formula="of:=[.F171]-(([.F171]-[.H172])*[.$K$1])" office:value-type="float" office:value="350.503330491072" calcext:value-type="float">
            <text:p>350.503330491072</text:p>
          </table:table-cell>
          <table:table-cell table:formula="of:=[.G171]-(([.G171]-[.B172])*[.$I$1])" office:value-type="float" office:value="352.140502929688" calcext:value-type="float">
            <text:p>352.140502929688</text:p>
          </table:table-cell>
          <table:table-cell table:formula="of:=[.H171]-(([.H171]-[.G172])*[.$J$1])" office:value-type="float" office:value="351.487908922649" calcext:value-type="float">
            <text:p>351.487908922649</text:p>
          </table:table-cell>
          <table:table-cell table:number-columns-repeated="13"/>
        </table:table-row>
        <table:table-row table:style-name="ro1">
          <table:table-cell office:value-type="float" office:value="1404.315" calcext:value-type="float">
            <text:p>1404.315</text:p>
          </table:table-cell>
          <table:table-cell office:value-type="float" office:value="352.814697265625" calcext:value-type="float">
            <text:p>352.814697265625</text:p>
          </table:table-cell>
          <table:table-cell office:value-type="float" office:value="0" calcext:value-type="float">
            <text:p>0</text:p>
          </table:table-cell>
          <table:table-cell office:value-type="float" office:value="14012.275390625" calcext:value-type="float">
            <text:p>14012.275390625</text:p>
          </table:table-cell>
          <table:table-cell/>
          <table:table-cell table:formula="of:=[.F172]-(([.F172]-[.H173])*[.$K$1])" office:value-type="float" office:value="351.162519532298" calcext:value-type="float">
            <text:p>351.162519532298</text:p>
          </table:table-cell>
          <table:table-cell table:formula="of:=[.G172]-(([.G172]-[.B173])*[.$I$1])" office:value-type="float" office:value="352.814697265625" calcext:value-type="float">
            <text:p>352.814697265625</text:p>
          </table:table-cell>
          <table:table-cell table:formula="of:=[.H172]-(([.H172]-[.G173])*[.$J$1])" office:value-type="float" office:value="352.151303094137" calcext:value-type="float">
            <text:p>352.151303094137</text:p>
          </table:table-cell>
          <table:table-cell table:number-columns-repeated="13"/>
        </table:table-row>
        <table:table-row table:style-name="ro1">
          <table:table-cell office:value-type="float" office:value="1404.462" calcext:value-type="float">
            <text:p>1404.462</text:p>
          </table:table-cell>
          <table:table-cell office:value-type="float" office:value="352.733795166016" calcext:value-type="float">
            <text:p>352.733795166016</text:p>
          </table:table-cell>
          <table:table-cell office:value-type="float" office:value="0" calcext:value-type="float">
            <text:p>0</text:p>
          </table:table-cell>
          <table:table-cell office:value-type="float" office:value="14016.767578125" calcext:value-type="float">
            <text:p>14016.767578125</text:p>
          </table:table-cell>
          <table:table-cell/>
          <table:table-cell table:formula="of:=[.F173]-(([.F173]-[.H174])*[.$K$1])" office:value-type="float" office:value="351.67453137141" calcext:value-type="float">
            <text:p>351.67453137141</text:p>
          </table:table-cell>
          <table:table-cell table:formula="of:=[.G173]-(([.G173]-[.B174])*[.$I$1])" office:value-type="float" office:value="352.733795166016" calcext:value-type="float">
            <text:p>352.733795166016</text:p>
          </table:table-cell>
          <table:table-cell table:formula="of:=[.H173]-(([.H173]-[.G174])*[.$J$1])" office:value-type="float" office:value="352.442549130076" calcext:value-type="float">
            <text:p>352.442549130076</text:p>
          </table:table-cell>
          <table:table-cell table:number-columns-repeated="13"/>
        </table:table-row>
        <table:table-row table:style-name="ro1">
          <table:table-cell office:value-type="float" office:value="1404.605" calcext:value-type="float">
            <text:p>1404.605</text:p>
          </table:table-cell>
          <table:table-cell office:value-type="float" office:value="347.632934570313" calcext:value-type="float">
            <text:p>347.632934570313</text:p>
          </table:table-cell>
          <table:table-cell office:value-type="float" office:value="0" calcext:value-type="float">
            <text:p>0</text:p>
          </table:table-cell>
          <table:table-cell office:value-type="float" office:value="14022.693359375" calcext:value-type="float">
            <text:p>14022.693359375</text:p>
          </table:table-cell>
          <table:table-cell/>
          <table:table-cell table:formula="of:=[.F174]-(([.F174]-[.H175])*[.$K$1])" office:value-type="float" office:value="351.019815562924" calcext:value-type="float">
            <text:p>351.019815562924</text:p>
          </table:table-cell>
          <table:table-cell table:formula="of:=[.G174]-(([.G174]-[.B175])*[.$I$1])" office:value-type="float" office:value="347.632934570313" calcext:value-type="float">
            <text:p>347.632934570313</text:p>
          </table:table-cell>
          <table:table-cell table:formula="of:=[.H174]-(([.H174]-[.G175])*[.$J$1])" office:value-type="float" office:value="350.037741850194" calcext:value-type="float">
            <text:p>350.037741850194</text:p>
          </table:table-cell>
          <table:table-cell table:number-columns-repeated="13"/>
        </table:table-row>
        <table:table-row table:style-name="ro1">
          <table:table-cell office:value-type="float" office:value="1404.75" calcext:value-type="float">
            <text:p>1404.75</text:p>
          </table:table-cell>
          <table:table-cell office:value-type="float" office:value="353.780853271484" calcext:value-type="float">
            <text:p>353.780853271484</text:p>
          </table:table-cell>
          <table:table-cell office:value-type="float" office:value="0" calcext:value-type="float">
            <text:p>0</text:p>
          </table:table-cell>
          <table:table-cell office:value-type="float" office:value="14027.03125" calcext:value-type="float">
            <text:p>14027.03125</text:p>
          </table:table-cell>
          <table:table-cell/>
          <table:table-cell table:formula="of:=[.F175]-(([.F175]-[.H176])*[.$K$1])" office:value-type="float" office:value="351.37560836209" calcext:value-type="float">
            <text:p>351.37560836209</text:p>
          </table:table-cell>
          <table:table-cell table:formula="of:=[.G175]-(([.G175]-[.B176])*[.$I$1])" office:value-type="float" office:value="353.780853271484" calcext:value-type="float">
            <text:p>353.780853271484</text:p>
          </table:table-cell>
          <table:table-cell table:formula="of:=[.H175]-(([.H175]-[.G176])*[.$J$1])" office:value-type="float" office:value="351.909297560839" calcext:value-type="float">
            <text:p>351.909297560839</text:p>
          </table:table-cell>
          <table:table-cell table:number-columns-repeated="13"/>
        </table:table-row>
        <table:table-row table:style-name="ro1">
          <table:table-cell office:value-type="float" office:value="1404.893" calcext:value-type="float">
            <text:p>1404.893</text:p>
          </table:table-cell>
          <table:table-cell office:value-type="float" office:value="359.73876953125" calcext:value-type="float">
            <text:p>359.73876953125</text:p>
          </table:table-cell>
          <table:table-cell office:value-type="float" office:value="0" calcext:value-type="float">
            <text:p>0</text:p>
          </table:table-cell>
          <table:table-cell office:value-type="float" office:value="14032.603515625" calcext:value-type="float">
            <text:p>14032.603515625</text:p>
          </table:table-cell>
          <table:table-cell/>
          <table:table-cell table:formula="of:=[.F176]-(([.F176]-[.H177])*[.$K$1])" office:value-type="float" office:value="353.154978435672" calcext:value-type="float">
            <text:p>353.154978435672</text:p>
          </table:table-cell>
          <table:table-cell table:formula="of:=[.G176]-(([.G176]-[.B177])*[.$I$1])" office:value-type="float" office:value="359.73876953125" calcext:value-type="float">
            <text:p>359.73876953125</text:p>
          </table:table-cell>
          <table:table-cell table:formula="of:=[.H176]-(([.H176]-[.G177])*[.$J$1])" office:value-type="float" office:value="355.824033546045" calcext:value-type="float">
            <text:p>355.824033546045</text:p>
          </table:table-cell>
          <table:table-cell table:number-columns-repeated="13"/>
        </table:table-row>
        <table:table-row table:style-name="ro1">
          <table:table-cell office:value-type="float" office:value="1405.035" calcext:value-type="float">
            <text:p>1405.035</text:p>
          </table:table-cell>
          <table:table-cell office:value-type="float" office:value="348.094177246094" calcext:value-type="float">
            <text:p>348.094177246094</text:p>
          </table:table-cell>
          <table:table-cell office:value-type="float" office:value="0" calcext:value-type="float">
            <text:p>0</text:p>
          </table:table-cell>
          <table:table-cell office:value-type="float" office:value="14036.8515625" calcext:value-type="float">
            <text:p>14036.8515625</text:p>
          </table:table-cell>
          <table:table-cell/>
          <table:table-cell table:formula="of:=[.F177]-(([.F177]-[.H178])*[.$K$1])" office:value-type="float" office:value="352.676629219831" calcext:value-type="float">
            <text:p>352.676629219831</text:p>
          </table:table-cell>
          <table:table-cell table:formula="of:=[.G177]-(([.G177]-[.B178])*[.$I$1])" office:value-type="float" office:value="348.094177246094" calcext:value-type="float">
            <text:p>348.094177246094</text:p>
          </table:table-cell>
          <table:table-cell table:formula="of:=[.H177]-(([.H177]-[.G178])*[.$J$1])" office:value-type="float" office:value="351.959105396069" calcext:value-type="float">
            <text:p>351.959105396069</text:p>
          </table:table-cell>
          <table:table-cell table:number-columns-repeated="13"/>
        </table:table-row>
        <table:table-row table:style-name="ro1">
          <table:table-cell office:value-type="float" office:value="1405.172" calcext:value-type="float">
            <text:p>1405.172</text:p>
          </table:table-cell>
          <table:table-cell office:value-type="float" office:value="342.23486328125" calcext:value-type="float">
            <text:p>342.23486328125</text:p>
          </table:table-cell>
          <table:table-cell office:value-type="float" office:value="0" calcext:value-type="float">
            <text:p>0</text:p>
          </table:table-cell>
          <table:table-cell office:value-type="float" office:value="14041.1123046875" calcext:value-type="float">
            <text:p>14041.1123046875</text:p>
          </table:table-cell>
          <table:table-cell/>
          <table:table-cell table:formula="of:=[.F178]-(([.F178]-[.H179])*[.$K$1])" office:value-type="float" office:value="350.444771267362" calcext:value-type="float">
            <text:p>350.444771267362</text:p>
          </table:table-cell>
          <table:table-cell table:formula="of:=[.G178]-(([.G178]-[.B179])*[.$I$1])" office:value-type="float" office:value="342.23486328125" calcext:value-type="float">
            <text:p>342.23486328125</text:p>
          </table:table-cell>
          <table:table-cell table:formula="of:=[.H178]-(([.H178]-[.G179])*[.$J$1])" office:value-type="float" office:value="347.09698433866" calcext:value-type="float">
            <text:p>347.09698433866</text:p>
          </table:table-cell>
          <table:table-cell table:number-columns-repeated="13"/>
        </table:table-row>
        <table:table-row table:style-name="ro1">
          <table:table-cell office:value-type="float" office:value="1405.303" calcext:value-type="float">
            <text:p>1405.303</text:p>
          </table:table-cell>
          <table:table-cell office:value-type="float" office:value="349.982055664063" calcext:value-type="float">
            <text:p>349.982055664063</text:p>
          </table:table-cell>
          <table:table-cell office:value-type="float" office:value="0" calcext:value-type="float">
            <text:p>0</text:p>
          </table:table-cell>
          <table:table-cell office:value-type="float" office:value="14045.4111328125" calcext:value-type="float">
            <text:p>14045.4111328125</text:p>
          </table:table-cell>
          <table:table-cell/>
          <table:table-cell table:formula="of:=[.F179]-(([.F179]-[.H180])*[.$K$1])" office:value-type="float" office:value="349.682670760962" calcext:value-type="float">
            <text:p>349.682670760962</text:p>
          </table:table-cell>
          <table:table-cell table:formula="of:=[.G179]-(([.G179]-[.B180])*[.$I$1])" office:value-type="float" office:value="349.982055664063" calcext:value-type="float">
            <text:p>349.982055664063</text:p>
          </table:table-cell>
          <table:table-cell table:formula="of:=[.H179]-(([.H179]-[.G180])*[.$J$1])" office:value-type="float" office:value="348.539520001361" calcext:value-type="float">
            <text:p>348.539520001361</text:p>
          </table:table-cell>
          <table:table-cell table:number-columns-repeated="13"/>
        </table:table-row>
        <table:table-row table:style-name="ro1">
          <table:table-cell office:value-type="float" office:value="1405.436" calcext:value-type="float">
            <text:p>1405.436</text:p>
          </table:table-cell>
          <table:table-cell office:value-type="float" office:value="357.11962890625" calcext:value-type="float">
            <text:p>357.11962890625</text:p>
          </table:table-cell>
          <table:table-cell office:value-type="float" office:value="0" calcext:value-type="float">
            <text:p>0</text:p>
          </table:table-cell>
          <table:table-cell office:value-type="float" office:value="14048.2900390625" calcext:value-type="float">
            <text:p>14048.2900390625</text:p>
          </table:table-cell>
          <table:table-cell/>
          <table:table-cell table:formula="of:=[.F180]-(([.F180]-[.H181])*[.$K$1])" office:value-type="float" office:value="350.941432238099" calcext:value-type="float">
            <text:p>350.941432238099</text:p>
          </table:table-cell>
          <table:table-cell table:formula="of:=[.G180]-(([.G180]-[.B181])*[.$I$1])" office:value-type="float" office:value="357.11962890625" calcext:value-type="float">
            <text:p>357.11962890625</text:p>
          </table:table-cell>
          <table:table-cell table:formula="of:=[.H180]-(([.H180]-[.G181])*[.$J$1])" office:value-type="float" office:value="352.829574453806" calcext:value-type="float">
            <text:p>352.829574453806</text:p>
          </table:table-cell>
          <table:table-cell table:number-columns-repeated="13"/>
        </table:table-row>
        <table:table-row table:style-name="ro1">
          <table:table-cell office:value-type="float" office:value="1405.571" calcext:value-type="float">
            <text:p>1405.571</text:p>
          </table:table-cell>
          <table:table-cell office:value-type="float" office:value="355.172027587891" calcext:value-type="float">
            <text:p>355.172027587891</text:p>
          </table:table-cell>
          <table:table-cell office:value-type="float" office:value="0" calcext:value-type="float">
            <text:p>0</text:p>
          </table:table-cell>
          <table:table-cell office:value-type="float" office:value="14052.8076171875" calcext:value-type="float">
            <text:p>14052.8076171875</text:p>
          </table:table-cell>
          <table:table-cell/>
          <table:table-cell table:formula="of:=[.F181]-(([.F181]-[.H182])*[.$K$1])" office:value-type="float" office:value="352.165179751199" calcext:value-type="float">
            <text:p>352.165179751199</text:p>
          </table:table-cell>
          <table:table-cell table:formula="of:=[.G181]-(([.G181]-[.B182])*[.$I$1])" office:value-type="float" office:value="355.172027587891" calcext:value-type="float">
            <text:p>355.172027587891</text:p>
          </table:table-cell>
          <table:table-cell table:formula="of:=[.H181]-(([.H181]-[.G182])*[.$J$1])" office:value-type="float" office:value="354.000801020848" calcext:value-type="float">
            <text:p>354.000801020848</text:p>
          </table:table-cell>
          <table:table-cell table:number-columns-repeated="13"/>
        </table:table-row>
        <table:table-row table:style-name="ro1">
          <table:table-cell office:value-type="float" office:value="1405.696" calcext:value-type="float">
            <text:p>1405.696</text:p>
          </table:table-cell>
          <table:table-cell office:value-type="float" office:value="343.854736328125" calcext:value-type="float">
            <text:p>343.854736328125</text:p>
          </table:table-cell>
          <table:table-cell office:value-type="float" office:value="0" calcext:value-type="float">
            <text:p>0</text:p>
          </table:table-cell>
          <table:table-cell office:value-type="float" office:value="14057.2841796875" calcext:value-type="float">
            <text:p>14057.2841796875</text:p>
          </table:table-cell>
          <table:table-cell/>
          <table:table-cell table:formula="of:=[.F182]-(([.F182]-[.H183])*[.$K$1])" office:value-type="float" office:value="350.870215320514" calcext:value-type="float">
            <text:p>350.870215320514</text:p>
          </table:table-cell>
          <table:table-cell table:formula="of:=[.G182]-(([.G182]-[.B183])*[.$I$1])" office:value-type="float" office:value="343.854736328125" calcext:value-type="float">
            <text:p>343.854736328125</text:p>
          </table:table-cell>
          <table:table-cell table:formula="of:=[.H182]-(([.H182]-[.G183])*[.$J$1])" office:value-type="float" office:value="348.927768674487" calcext:value-type="float">
            <text:p>348.927768674487</text:p>
          </table:table-cell>
          <table:table-cell table:number-columns-repeated="13"/>
        </table:table-row>
        <table:table-row table:style-name="ro1">
          <table:table-cell office:value-type="float" office:value="1405.843" calcext:value-type="float">
            <text:p>1405.843</text:p>
          </table:table-cell>
          <table:table-cell office:value-type="float" office:value="345.635009765625" calcext:value-type="float">
            <text:p>345.635009765625</text:p>
          </table:table-cell>
          <table:table-cell office:value-type="float" office:value="0" calcext:value-type="float">
            <text:p>0</text:p>
          </table:table-cell>
          <table:table-cell office:value-type="float" office:value="14061.7080078125" calcext:value-type="float">
            <text:p>14061.7080078125</text:p>
          </table:table-cell>
          <table:table-cell/>
          <table:table-cell table:formula="of:=[.F183]-(([.F183]-[.H184])*[.$K$1])" office:value-type="float" office:value="349.434684880331" calcext:value-type="float">
            <text:p>349.434684880331</text:p>
          </table:table-cell>
          <table:table-cell table:formula="of:=[.G183]-(([.G183]-[.B184])*[.$I$1])" office:value-type="float" office:value="345.635009765625" calcext:value-type="float">
            <text:p>345.635009765625</text:p>
          </table:table-cell>
          <table:table-cell table:formula="of:=[.H183]-(([.H183]-[.G184])*[.$J$1])" office:value-type="float" office:value="347.281389220056" calcext:value-type="float">
            <text:p>347.281389220056</text:p>
          </table:table-cell>
          <table:table-cell table:number-columns-repeated="13"/>
        </table:table-row>
        <table:table-row table:style-name="ro1">
          <table:table-cell office:value-type="float" office:value="1405.979" calcext:value-type="float">
            <text:p>1405.979</text:p>
          </table:table-cell>
          <table:table-cell office:value-type="float" office:value="343.912170410156" calcext:value-type="float">
            <text:p>343.912170410156</text:p>
          </table:table-cell>
          <table:table-cell office:value-type="float" office:value="0" calcext:value-type="float">
            <text:p>0</text:p>
          </table:table-cell>
          <table:table-cell office:value-type="float" office:value="14066.1318359375" calcext:value-type="float">
            <text:p>14066.1318359375</text:p>
          </table:table-cell>
          <table:table-cell/>
          <table:table-cell table:formula="of:=[.F184]-(([.F184]-[.H185])*[.$K$1])" office:value-type="float" office:value="347.899522854241" calcext:value-type="float">
            <text:p>347.899522854241</text:p>
          </table:table-cell>
          <table:table-cell table:formula="of:=[.G184]-(([.G184]-[.B185])*[.$I$1])" office:value-type="float" office:value="343.912170410156" calcext:value-type="float">
            <text:p>343.912170410156</text:p>
          </table:table-cell>
          <table:table-cell table:formula="of:=[.H184]-(([.H184]-[.G185])*[.$J$1])" office:value-type="float" office:value="345.596779815106" calcext:value-type="float">
            <text:p>345.596779815106</text:p>
          </table:table-cell>
          <table:table-cell table:number-columns-repeated="13"/>
        </table:table-row>
        <table:table-row table:style-name="ro1">
          <table:table-cell office:value-type="float" office:value="1406.114" calcext:value-type="float">
            <text:p>1406.114</text:p>
          </table:table-cell>
          <table:table-cell office:value-type="float" office:value="345.738525390625" calcext:value-type="float">
            <text:p>345.738525390625</text:p>
          </table:table-cell>
          <table:table-cell office:value-type="float" office:value="0" calcext:value-type="float">
            <text:p>0</text:p>
          </table:table-cell>
          <table:table-cell office:value-type="float" office:value="14070.552734375" calcext:value-type="float">
            <text:p>14070.552734375</text:p>
          </table:table-cell>
          <table:table-cell/>
          <table:table-cell table:formula="of:=[.F185]-(([.F185]-[.H186])*[.$K$1])" office:value-type="float" office:value="347.006774753691" calcext:value-type="float">
            <text:p>347.006774753691</text:p>
          </table:table-cell>
          <table:table-cell table:formula="of:=[.G185]-(([.G185]-[.B186])*[.$I$1])" office:value-type="float" office:value="345.738525390625" calcext:value-type="float">
            <text:p>345.738525390625</text:p>
          </table:table-cell>
          <table:table-cell table:formula="of:=[.H185]-(([.H185]-[.G186])*[.$J$1])" office:value-type="float" office:value="345.667652602866" calcext:value-type="float">
            <text:p>345.667652602866</text:p>
          </table:table-cell>
          <table:table-cell table:number-columns-repeated="13"/>
        </table:table-row>
        <table:table-row table:style-name="ro1">
          <table:table-cell office:value-type="float" office:value="1406.249" calcext:value-type="float">
            <text:p>1406.249</text:p>
          </table:table-cell>
          <table:table-cell office:value-type="float" office:value="348.330017089844" calcext:value-type="float">
            <text:p>348.330017089844</text:p>
          </table:table-cell>
          <table:table-cell office:value-type="float" office:value="0" calcext:value-type="float">
            <text:p>0</text:p>
          </table:table-cell>
          <table:table-cell office:value-type="float" office:value="14074.9580078125" calcext:value-type="float">
            <text:p>14074.9580078125</text:p>
          </table:table-cell>
          <table:table-cell/>
          <table:table-cell table:formula="of:=[.F186]-(([.F186]-[.H187])*[.$K$1])" office:value-type="float" office:value="347.003598790756" calcext:value-type="float">
            <text:p>347.003598790756</text:p>
          </table:table-cell>
          <table:table-cell table:formula="of:=[.G186]-(([.G186]-[.B187])*[.$I$1])" office:value-type="float" office:value="348.330017089844" calcext:value-type="float">
            <text:p>348.330017089844</text:p>
          </table:table-cell>
          <table:table-cell table:formula="of:=[.H186]-(([.H186]-[.G187])*[.$J$1])" office:value-type="float" office:value="346.998834846355" calcext:value-type="float">
            <text:p>346.998834846355</text:p>
          </table:table-cell>
          <table:table-cell table:number-columns-repeated="13"/>
        </table:table-row>
        <table:table-row table:style-name="ro1">
          <table:table-cell office:value-type="float" office:value="1406.634" calcext:value-type="float">
            <text:p>1406.634</text:p>
          </table:table-cell>
          <table:table-cell office:value-type="float" office:value="352.312042236328" calcext:value-type="float">
            <text:p>352.312042236328</text:p>
          </table:table-cell>
          <table:table-cell office:value-type="float" office:value="0" calcext:value-type="float">
            <text:p>0</text:p>
          </table:table-cell>
          <table:table-cell office:value-type="float" office:value="14088.35546875" calcext:value-type="float">
            <text:p>14088.35546875</text:p>
          </table:table-cell>
          <table:table-cell/>
          <table:table-cell table:formula="of:=[.F187]-(([.F187]-[.H188])*[.$K$1])" office:value-type="float" office:value="348.06433469099" calcext:value-type="float">
            <text:p>348.06433469099</text:p>
          </table:table-cell>
          <table:table-cell table:formula="of:=[.G187]-(([.G187]-[.B188])*[.$I$1])" office:value-type="float" office:value="352.312042236328" calcext:value-type="float">
            <text:p>352.312042236328</text:p>
          </table:table-cell>
          <table:table-cell table:formula="of:=[.H187]-(([.H187]-[.G188])*[.$J$1])" office:value-type="float" office:value="349.655438541341" calcext:value-type="float">
            <text:p>349.655438541341</text:p>
          </table:table-cell>
          <table:table-cell table:number-columns-repeated="13"/>
        </table:table-row>
        <table:table-row table:style-name="ro1">
          <table:table-cell office:value-type="float" office:value="1406.77" calcext:value-type="float">
            <text:p>1406.77</text:p>
          </table:table-cell>
          <table:table-cell office:value-type="float" office:value="346.261169433594" calcext:value-type="float">
            <text:p>346.261169433594</text:p>
          </table:table-cell>
          <table:table-cell office:value-type="float" office:value="0" calcext:value-type="float">
            <text:p>0</text:p>
          </table:table-cell>
          <table:table-cell office:value-type="float" office:value="14092.57421875" calcext:value-type="float">
            <text:p>14092.57421875</text:p>
          </table:table-cell>
          <table:table-cell/>
          <table:table-cell table:formula="of:=[.F188]-(([.F188]-[.H189])*[.$K$1])" office:value-type="float" office:value="348.021922409581" calcext:value-type="float">
            <text:p>348.021922409581</text:p>
          </table:table-cell>
          <table:table-cell table:formula="of:=[.G188]-(([.G188]-[.B189])*[.$I$1])" office:value-type="float" office:value="346.261169433594" calcext:value-type="float">
            <text:p>346.261169433594</text:p>
          </table:table-cell>
          <table:table-cell table:formula="of:=[.H188]-(([.H188]-[.G189])*[.$J$1])" office:value-type="float" office:value="347.958303987468" calcext:value-type="float">
            <text:p>347.958303987468</text:p>
          </table:table-cell>
          <table:table-cell table:number-columns-repeated="13"/>
        </table:table-row>
        <table:table-row table:style-name="ro1">
          <table:table-cell office:value-type="float" office:value="1406.904" calcext:value-type="float">
            <text:p>1406.904</text:p>
          </table:table-cell>
          <table:table-cell office:value-type="float" office:value="355.195861816406" calcext:value-type="float">
            <text:p>355.195861816406</text:p>
          </table:table-cell>
          <table:table-cell office:value-type="float" office:value="0" calcext:value-type="float">
            <text:p>0</text:p>
          </table:table-cell>
          <table:table-cell office:value-type="float" office:value="14096.818359375" calcext:value-type="float">
            <text:p>14096.818359375</text:p>
          </table:table-cell>
          <table:table-cell/>
          <table:table-cell table:formula="of:=[.F189]-(([.F189]-[.H190])*[.$K$1])" office:value-type="float" office:value="349.443986606524" calcext:value-type="float">
            <text:p>349.443986606524</text:p>
          </table:table-cell>
          <table:table-cell table:formula="of:=[.G189]-(([.G189]-[.B190])*[.$I$1])" office:value-type="float" office:value="355.195861816406" calcext:value-type="float">
            <text:p>355.195861816406</text:p>
          </table:table-cell>
          <table:table-cell table:formula="of:=[.H189]-(([.H189]-[.G190])*[.$J$1])" office:value-type="float" office:value="351.577082901937" calcext:value-type="float">
            <text:p>351.577082901937</text:p>
          </table:table-cell>
          <table:table-cell table:number-columns-repeated="13"/>
        </table:table-row>
        <table:table-row table:style-name="ro1">
          <table:table-cell office:value-type="float" office:value="1407.051" calcext:value-type="float">
            <text:p>1407.051</text:p>
          </table:table-cell>
          <table:table-cell office:value-type="float" office:value="355.597412109375" calcext:value-type="float">
            <text:p>355.597412109375</text:p>
          </table:table-cell>
          <table:table-cell office:value-type="float" office:value="0" calcext:value-type="float">
            <text:p>0</text:p>
          </table:table-cell>
          <table:table-cell office:value-type="float" office:value="14101.0986328125" calcext:value-type="float">
            <text:p>14101.0986328125</text:p>
          </table:table-cell>
          <table:table-cell/>
          <table:table-cell table:formula="of:=[.F190]-(([.F190]-[.H191])*[.$K$1])" office:value-type="float" office:value="351.101290966176" calcext:value-type="float">
            <text:p>351.101290966176</text:p>
          </table:table-cell>
          <table:table-cell table:formula="of:=[.G190]-(([.G190]-[.B191])*[.$I$1])" office:value-type="float" office:value="355.597412109375" calcext:value-type="float">
            <text:p>355.597412109375</text:p>
          </table:table-cell>
          <table:table-cell table:formula="of:=[.H190]-(([.H190]-[.G191])*[.$J$1])" office:value-type="float" office:value="353.587247505656" calcext:value-type="float">
            <text:p>353.587247505656</text:p>
          </table:table-cell>
          <table:table-cell table:number-columns-repeated="13"/>
        </table:table-row>
        <table:table-row table:style-name="ro1">
          <table:table-cell office:value-type="float" office:value="1407.189" calcext:value-type="float">
            <text:p>1407.189</text:p>
          </table:table-cell>
          <table:table-cell office:value-type="float" office:value="354.233459472656" calcext:value-type="float">
            <text:p>354.233459472656</text:p>
          </table:table-cell>
          <table:table-cell office:value-type="float" office:value="0" calcext:value-type="float">
            <text:p>0</text:p>
          </table:table-cell>
          <table:table-cell office:value-type="float" office:value="14106.5830078125" calcext:value-type="float">
            <text:p>14106.5830078125</text:p>
          </table:table-cell>
          <table:table-cell/>
          <table:table-cell table:formula="of:=[.F191]-(([.F191]-[.H192])*[.$K$1])" office:value-type="float" office:value="352.224915975368" calcext:value-type="float">
            <text:p>352.224915975368</text:p>
          </table:table-cell>
          <table:table-cell table:formula="of:=[.G191]-(([.G191]-[.B192])*[.$I$1])" office:value-type="float" office:value="354.233459472656" calcext:value-type="float">
            <text:p>354.233459472656</text:p>
          </table:table-cell>
          <table:table-cell table:formula="of:=[.H191]-(([.H191]-[.G192])*[.$J$1])" office:value-type="float" office:value="353.910353489156" calcext:value-type="float">
            <text:p>353.910353489156</text:p>
          </table:table-cell>
          <table:table-cell table:number-columns-repeated="13"/>
        </table:table-row>
        <table:table-row table:style-name="ro1">
          <table:table-cell office:value-type="float" office:value="1407.321" calcext:value-type="float">
            <text:p>1407.321</text:p>
          </table:table-cell>
          <table:table-cell office:value-type="float" office:value="358.501831054688" calcext:value-type="float">
            <text:p>358.501831054688</text:p>
          </table:table-cell>
          <table:table-cell office:value-type="float" office:value="0" calcext:value-type="float">
            <text:p>0</text:p>
          </table:table-cell>
          <table:table-cell office:value-type="float" office:value="14110.7666015625" calcext:value-type="float">
            <text:p>14110.7666015625</text:p>
          </table:table-cell>
          <table:table-cell/>
          <table:table-cell table:formula="of:=[.F192]-(([.F192]-[.H193])*[.$K$1])" office:value-type="float" office:value="353.81738649399" calcext:value-type="float">
            <text:p>353.81738649399</text:p>
          </table:table-cell>
          <table:table-cell table:formula="of:=[.G192]-(([.G192]-[.B193])*[.$I$1])" office:value-type="float" office:value="358.501831054688" calcext:value-type="float">
            <text:p>358.501831054688</text:p>
          </table:table-cell>
          <table:table-cell table:formula="of:=[.H192]-(([.H192]-[.G193])*[.$J$1])" office:value-type="float" office:value="356.206092271922" calcext:value-type="float">
            <text:p>356.206092271922</text:p>
          </table:table-cell>
          <table:table-cell table:number-columns-repeated="13"/>
        </table:table-row>
        <table:table-row table:style-name="ro1">
          <table:table-cell office:value-type="float" office:value="1407.46" calcext:value-type="float">
            <text:p>1407.46</text:p>
          </table:table-cell>
          <table:table-cell office:value-type="float" office:value="354.219207763672" calcext:value-type="float">
            <text:p>354.219207763672</text:p>
          </table:table-cell>
          <table:table-cell office:value-type="float" office:value="0" calcext:value-type="float">
            <text:p>0</text:p>
          </table:table-cell>
          <table:table-cell office:value-type="float" office:value="14114.935546875" calcext:value-type="float">
            <text:p>14114.935546875</text:p>
          </table:table-cell>
          <table:table-cell/>
          <table:table-cell table:formula="of:=[.F193]-(([.F193]-[.H194])*[.$K$1])" office:value-type="float" office:value="354.375491903513" calcext:value-type="float">
            <text:p>354.375491903513</text:p>
          </table:table-cell>
          <table:table-cell table:formula="of:=[.G193]-(([.G193]-[.B194])*[.$I$1])" office:value-type="float" office:value="354.219207763672" calcext:value-type="float">
            <text:p>354.219207763672</text:p>
          </table:table-cell>
          <table:table-cell table:formula="of:=[.H193]-(([.H193]-[.G194])*[.$J$1])" office:value-type="float" office:value="355.212650017797" calcext:value-type="float">
            <text:p>355.212650017797</text:p>
          </table:table-cell>
          <table:table-cell table:number-columns-repeated="13"/>
        </table:table-row>
        <table:table-row table:style-name="ro1">
          <table:table-cell office:value-type="float" office:value="1407.607" calcext:value-type="float">
            <text:p>1407.607</text:p>
          </table:table-cell>
          <table:table-cell office:value-type="float" office:value="352.009887695313" calcext:value-type="float">
            <text:p>352.009887695313</text:p>
          </table:table-cell>
          <table:table-cell office:value-type="float" office:value="0" calcext:value-type="float">
            <text:p>0</text:p>
          </table:table-cell>
          <table:table-cell office:value-type="float" office:value="14119.1669921875" calcext:value-type="float">
            <text:p>14119.1669921875</text:p>
          </table:table-cell>
          <table:table-cell/>
          <table:table-cell table:formula="of:=[.F194]-(([.F194]-[.H195])*[.$K$1])" office:value-type="float" office:value="354.069802684729" calcext:value-type="float">
            <text:p>354.069802684729</text:p>
          </table:table-cell>
          <table:table-cell table:formula="of:=[.G194]-(([.G194]-[.B195])*[.$I$1])" office:value-type="float" office:value="352.009887695313" calcext:value-type="float">
            <text:p>352.009887695313</text:p>
          </table:table-cell>
          <table:table-cell table:formula="of:=[.H194]-(([.H194]-[.G195])*[.$J$1])" office:value-type="float" office:value="353.611268856555" calcext:value-type="float">
            <text:p>353.611268856555</text:p>
          </table:table-cell>
          <table:table-cell table:number-columns-repeated="13"/>
        </table:table-row>
        <table:table-row table:style-name="ro1">
          <table:table-cell office:value-type="float" office:value="1407.736" calcext:value-type="float">
            <text:p>1407.736</text:p>
          </table:table-cell>
          <table:table-cell office:value-type="float" office:value="352.009887695313" calcext:value-type="float">
            <text:p>352.009887695313</text:p>
          </table:table-cell>
          <table:table-cell office:value-type="float" office:value="0" calcext:value-type="float">
            <text:p>0</text:p>
          </table:table-cell>
          <table:table-cell office:value-type="float" office:value="14121.7705078125" calcext:value-type="float">
            <text:p>14121.7705078125</text:p>
          </table:table-cell>
          <table:table-cell/>
          <table:table-cell table:formula="of:=[.F195]-(([.F195]-[.H196])*[.$K$1])" office:value-type="float" office:value="353.566112921211" calcext:value-type="float">
            <text:p>353.566112921211</text:p>
          </table:table-cell>
          <table:table-cell table:formula="of:=[.G195]-(([.G195]-[.B196])*[.$I$1])" office:value-type="float" office:value="352.009887695313" calcext:value-type="float">
            <text:p>352.009887695313</text:p>
          </table:table-cell>
          <table:table-cell table:formula="of:=[.H195]-(([.H195]-[.G196])*[.$J$1])" office:value-type="float" office:value="352.810578275934" calcext:value-type="float">
            <text:p>352.810578275934</text:p>
          </table:table-cell>
          <table:table-cell table:number-columns-repeated="13"/>
        </table:table-row>
        <table:table-row table:style-name="ro1">
          <table:table-cell office:value-type="float" office:value="1407.88" calcext:value-type="float">
            <text:p>1407.88</text:p>
          </table:table-cell>
          <table:table-cell office:value-type="float" office:value="355.295043945313" calcext:value-type="float">
            <text:p>355.295043945313</text:p>
          </table:table-cell>
          <table:table-cell office:value-type="float" office:value="0" calcext:value-type="float">
            <text:p>0</text:p>
          </table:table-cell>
          <table:table-cell office:value-type="float" office:value="14126.115234375" calcext:value-type="float">
            <text:p>14126.115234375</text:p>
          </table:table-cell>
          <table:table-cell/>
          <table:table-cell table:formula="of:=[.F196]-(([.F196]-[.H197])*[.$K$1])" office:value-type="float" office:value="353.760792196976" calcext:value-type="float">
            <text:p>353.760792196976</text:p>
          </table:table-cell>
          <table:table-cell table:formula="of:=[.G196]-(([.G196]-[.B197])*[.$I$1])" office:value-type="float" office:value="355.295043945313" calcext:value-type="float">
            <text:p>355.295043945313</text:p>
          </table:table-cell>
          <table:table-cell table:formula="of:=[.H196]-(([.H196]-[.G197])*[.$J$1])" office:value-type="float" office:value="354.052811110623" calcext:value-type="float">
            <text:p>354.052811110623</text:p>
          </table:table-cell>
          <table:table-cell table:number-columns-repeated="13"/>
        </table:table-row>
        <table:table-row table:style-name="ro1">
          <table:table-cell office:value-type="float" office:value="1408.006" calcext:value-type="float">
            <text:p>1408.006</text:p>
          </table:table-cell>
          <table:table-cell office:value-type="float" office:value="351.130157470703" calcext:value-type="float">
            <text:p>351.130157470703</text:p>
          </table:table-cell>
          <table:table-cell office:value-type="float" office:value="0" calcext:value-type="float">
            <text:p>0</text:p>
          </table:table-cell>
          <table:table-cell office:value-type="float" office:value="14130.7138671875" calcext:value-type="float">
            <text:p>14130.7138671875</text:p>
          </table:table-cell>
          <table:table-cell/>
          <table:table-cell table:formula="of:=[.F197]-(([.F197]-[.H198])*[.$K$1])" office:value-type="float" office:value="353.293069034451" calcext:value-type="float">
            <text:p>353.293069034451</text:p>
          </table:table-cell>
          <table:table-cell table:formula="of:=[.G197]-(([.G197]-[.B198])*[.$I$1])" office:value-type="float" office:value="351.130157470703" calcext:value-type="float">
            <text:p>351.130157470703</text:p>
          </table:table-cell>
          <table:table-cell table:formula="of:=[.H197]-(([.H197]-[.G198])*[.$J$1])" office:value-type="float" office:value="352.591484290663" calcext:value-type="float">
            <text:p>352.591484290663</text:p>
          </table:table-cell>
          <table:table-cell table:number-columns-repeated="13"/>
        </table:table-row>
        <table:table-row table:style-name="ro1">
          <table:table-cell office:value-type="float" office:value="1408.14" calcext:value-type="float">
            <text:p>1408.14</text:p>
          </table:table-cell>
          <table:table-cell office:value-type="float" office:value="350.906677246094" calcext:value-type="float">
            <text:p>350.906677246094</text:p>
          </table:table-cell>
          <table:table-cell office:value-type="float" office:value="0" calcext:value-type="float">
            <text:p>0</text:p>
          </table:table-cell>
          <table:table-cell office:value-type="float" office:value="14135.2529296875" calcext:value-type="float">
            <text:p>14135.2529296875</text:p>
          </table:table-cell>
          <table:table-cell/>
          <table:table-cell table:formula="of:=[.F198]-(([.F198]-[.H199])*[.$K$1])" office:value-type="float" office:value="352.675473728022" calcext:value-type="float">
            <text:p>352.675473728022</text:p>
          </table:table-cell>
          <table:table-cell table:formula="of:=[.G198]-(([.G198]-[.B199])*[.$I$1])" office:value-type="float" office:value="350.906677246094" calcext:value-type="float">
            <text:p>350.906677246094</text:p>
          </table:table-cell>
          <table:table-cell table:formula="of:=[.H198]-(([.H198]-[.G199])*[.$J$1])" office:value-type="float" office:value="351.749080768378" calcext:value-type="float">
            <text:p>351.749080768378</text:p>
          </table:table-cell>
          <table:table-cell table:number-columns-repeated="13"/>
        </table:table-row>
        <table:table-row table:style-name="ro1">
          <table:table-cell office:value-type="float" office:value="1408.553" calcext:value-type="float">
            <text:p>1408.553</text:p>
          </table:table-cell>
          <table:table-cell office:value-type="float" office:value="355.856750488281" calcext:value-type="float">
            <text:p>355.856750488281</text:p>
          </table:table-cell>
          <table:table-cell office:value-type="float" office:value="0" calcext:value-type="float">
            <text:p>0</text:p>
          </table:table-cell>
          <table:table-cell office:value-type="float" office:value="14148.9599609375" calcext:value-type="float">
            <text:p>14148.9599609375</text:p>
          </table:table-cell>
          <table:table-cell/>
          <table:table-cell table:formula="of:=[.F199]-(([.F199]-[.H200])*[.$K$1])" office:value-type="float" office:value="353.126450488145" calcext:value-type="float">
            <text:p>353.126450488145</text:p>
          </table:table-cell>
          <table:table-cell table:formula="of:=[.G199]-(([.G199]-[.B200])*[.$I$1])" office:value-type="float" office:value="355.856750488281" calcext:value-type="float">
            <text:p>355.856750488281</text:p>
          </table:table-cell>
          <table:table-cell table:formula="of:=[.H199]-(([.H199]-[.G200])*[.$J$1])" office:value-type="float" office:value="353.80291562833" calcext:value-type="float">
            <text:p>353.80291562833</text:p>
          </table:table-cell>
          <table:table-cell table:number-columns-repeated="13"/>
        </table:table-row>
        <table:table-row table:style-name="ro1">
          <table:table-cell office:value-type="float" office:value="1408.68" calcext:value-type="float">
            <text:p>1408.68</text:p>
          </table:table-cell>
          <table:table-cell office:value-type="float" office:value="354.066223144531" calcext:value-type="float">
            <text:p>354.066223144531</text:p>
          </table:table-cell>
          <table:table-cell office:value-type="float" office:value="0" calcext:value-type="float">
            <text:p>0</text:p>
          </table:table-cell>
          <table:table-cell office:value-type="float" office:value="14153.3681640625" calcext:value-type="float">
            <text:p>14153.3681640625</text:p>
          </table:table-cell>
          <table:table-cell/>
          <table:table-cell table:formula="of:=[.F200]-(([.F200]-[.H201])*[.$K$1])" office:value-type="float" office:value="353.449698047459" calcext:value-type="float">
            <text:p>353.449698047459</text:p>
          </table:table-cell>
          <table:table-cell table:formula="of:=[.G200]-(([.G200]-[.B201])*[.$I$1])" office:value-type="float" office:value="354.066223144531" calcext:value-type="float">
            <text:p>354.066223144531</text:p>
          </table:table-cell>
          <table:table-cell table:formula="of:=[.H200]-(([.H200]-[.G201])*[.$J$1])" office:value-type="float" office:value="353.934569386431" calcext:value-type="float">
            <text:p>353.934569386431</text:p>
          </table:table-cell>
          <table:table-cell table:number-columns-repeated="13"/>
        </table:table-row>
        <table:table-row table:style-name="ro1">
          <table:table-cell office:value-type="float" office:value="1408.809" calcext:value-type="float">
            <text:p>1408.809</text:p>
          </table:table-cell>
          <table:table-cell office:value-type="float" office:value="350.392578125" calcext:value-type="float">
            <text:p>350.392578125</text:p>
          </table:table-cell>
          <table:table-cell office:value-type="float" office:value="0" calcext:value-type="float">
            <text:p>0</text:p>
          </table:table-cell>
          <table:table-cell office:value-type="float" office:value="14157.7685546875" calcext:value-type="float">
            <text:p>14157.7685546875</text:p>
          </table:table-cell>
          <table:table-cell/>
          <table:table-cell table:formula="of:=[.F201]-(([.F201]-[.H202])*[.$K$1])" office:value-type="float" office:value="352.935248330762" calcext:value-type="float">
            <text:p>352.935248330762</text:p>
          </table:table-cell>
          <table:table-cell table:formula="of:=[.G201]-(([.G201]-[.B202])*[.$I$1])" office:value-type="float" office:value="350.392578125" calcext:value-type="float">
            <text:p>350.392578125</text:p>
          </table:table-cell>
          <table:table-cell table:formula="of:=[.H201]-(([.H201]-[.G202])*[.$J$1])" office:value-type="float" office:value="352.163573755715" calcext:value-type="float">
            <text:p>352.163573755715</text:p>
          </table:table-cell>
          <table:table-cell table:number-columns-repeated="13"/>
        </table:table-row>
        <table:table-row table:style-name="ro1">
          <table:table-cell office:value-type="float" office:value="1409.078" calcext:value-type="float">
            <text:p>1409.078</text:p>
          </table:table-cell>
          <table:table-cell office:value-type="float" office:value="360.377380371094" calcext:value-type="float">
            <text:p>360.377380371094</text:p>
          </table:table-cell>
          <table:table-cell office:value-type="float" office:value="0" calcext:value-type="float">
            <text:p>0</text:p>
          </table:table-cell>
          <table:table-cell office:value-type="float" office:value="14166.556640625" calcext:value-type="float">
            <text:p>14166.556640625</text:p>
          </table:table-cell>
          <table:table-cell/>
          <table:table-cell table:formula="of:=[.F202]-(([.F202]-[.H203])*[.$K$1])" office:value-type="float" office:value="354.269339823819" calcext:value-type="float">
            <text:p>354.269339823819</text:p>
          </table:table-cell>
          <table:table-cell table:formula="of:=[.G202]-(([.G202]-[.B203])*[.$I$1])" office:value-type="float" office:value="360.377380371094" calcext:value-type="float">
            <text:p>360.377380371094</text:p>
          </table:table-cell>
          <table:table-cell table:formula="of:=[.H202]-(([.H202]-[.G203])*[.$J$1])" office:value-type="float" office:value="356.270477063405" calcext:value-type="float">
            <text:p>356.270477063405</text:p>
          </table:table-cell>
          <table:table-cell table:number-columns-repeated="13"/>
        </table:table-row>
        <table:table-row table:style-name="ro1">
          <table:table-cell office:value-type="float" office:value="1409.23" calcext:value-type="float">
            <text:p>1409.23</text:p>
          </table:table-cell>
          <table:table-cell office:value-type="float" office:value="357.8701171875" calcext:value-type="float">
            <text:p>357.8701171875</text:p>
          </table:table-cell>
          <table:table-cell office:value-type="float" office:value="0" calcext:value-type="float">
            <text:p>0</text:p>
          </table:table-cell>
          <table:table-cell office:value-type="float" office:value="14172.1650390625" calcext:value-type="float">
            <text:p>14172.1650390625</text:p>
          </table:table-cell>
          <table:table-cell/>
          <table:table-cell table:formula="of:=[.F203]-(([.F203]-[.H204])*[.$K$1])" office:value-type="float" office:value="355.389722744472" calcext:value-type="float">
            <text:p>355.389722744472</text:p>
          </table:table-cell>
          <table:table-cell table:formula="of:=[.G203]-(([.G203]-[.B204])*[.$I$1])" office:value-type="float" office:value="357.8701171875" calcext:value-type="float">
            <text:p>357.8701171875</text:p>
          </table:table-cell>
          <table:table-cell table:formula="of:=[.H203]-(([.H203]-[.G204])*[.$J$1])" office:value-type="float" office:value="357.070297125452" calcext:value-type="float">
            <text:p>357.070297125452</text:p>
          </table:table-cell>
          <table:table-cell table:number-columns-repeated="13"/>
        </table:table-row>
        <table:table-row table:style-name="ro1">
          <table:table-cell office:value-type="float" office:value="1409.371" calcext:value-type="float">
            <text:p>1409.371</text:p>
          </table:table-cell>
          <table:table-cell office:value-type="float" office:value="352.933227539063" calcext:value-type="float">
            <text:p>352.933227539063</text:p>
          </table:table-cell>
          <table:table-cell office:value-type="float" office:value="0" calcext:value-type="float">
            <text:p>0</text:p>
          </table:table-cell>
          <table:table-cell office:value-type="float" office:value="14176.3232421875" calcext:value-type="float">
            <text:p>14176.3232421875</text:p>
          </table:table-cell>
          <table:table-cell/>
          <table:table-cell table:formula="of:=[.F204]-(([.F204]-[.H205])*[.$K$1])" office:value-type="float" office:value="355.234538579586" calcext:value-type="float">
            <text:p>355.234538579586</text:p>
          </table:table-cell>
          <table:table-cell table:formula="of:=[.G204]-(([.G204]-[.B205])*[.$I$1])" office:value-type="float" office:value="352.933227539063" calcext:value-type="float">
            <text:p>352.933227539063</text:p>
          </table:table-cell>
          <table:table-cell table:formula="of:=[.H204]-(([.H204]-[.G205])*[.$J$1])" office:value-type="float" office:value="355.001762332257" calcext:value-type="float">
            <text:p>355.001762332257</text:p>
          </table:table-cell>
          <table:table-cell table:number-columns-repeated="13"/>
        </table:table-row>
        <table:table-row table:style-name="ro1">
          <table:table-cell office:value-type="float" office:value="1409.505" calcext:value-type="float">
            <text:p>1409.505</text:p>
          </table:table-cell>
          <table:table-cell office:value-type="float" office:value="355.159851074219" calcext:value-type="float">
            <text:p>355.159851074219</text:p>
          </table:table-cell>
          <table:table-cell office:value-type="float" office:value="0" calcext:value-type="float">
            <text:p>0</text:p>
          </table:table-cell>
          <table:table-cell office:value-type="float" office:value="14180.56640625" calcext:value-type="float">
            <text:p>14180.56640625</text:p>
          </table:table-cell>
          <table:table-cell/>
          <table:table-cell table:formula="of:=[.F205]-(([.F205]-[.H206])*[.$K$1])" office:value-type="float" office:value="355.173045829047" calcext:value-type="float">
            <text:p>355.173045829047</text:p>
          </table:table-cell>
          <table:table-cell table:formula="of:=[.G205]-(([.G205]-[.B206])*[.$I$1])" office:value-type="float" office:value="355.159851074219" calcext:value-type="float">
            <text:p>355.159851074219</text:p>
          </table:table-cell>
          <table:table-cell table:formula="of:=[.H205]-(([.H205]-[.G206])*[.$J$1])" office:value-type="float" office:value="355.080806703238" calcext:value-type="float">
            <text:p>355.080806703238</text:p>
          </table:table-cell>
          <table:table-cell table:number-columns-repeated="13"/>
        </table:table-row>
        <table:table-row table:style-name="ro1">
          <table:table-cell office:value-type="float" office:value="1409.637" calcext:value-type="float">
            <text:p>1409.637</text:p>
          </table:table-cell>
          <table:table-cell office:value-type="float" office:value="354.014404296875" calcext:value-type="float">
            <text:p>354.014404296875</text:p>
          </table:table-cell>
          <table:table-cell office:value-type="float" office:value="0" calcext:value-type="float">
            <text:p>0</text:p>
          </table:table-cell>
          <table:table-cell office:value-type="float" office:value="14184.8271484375" calcext:value-type="float">
            <text:p>14184.8271484375</text:p>
          </table:table-cell>
          <table:table-cell/>
          <table:table-cell table:formula="of:=[.F206]-(([.F206]-[.H207])*[.$K$1])" office:value-type="float" office:value="354.922869697451" calcext:value-type="float">
            <text:p>354.922869697451</text:p>
          </table:table-cell>
          <table:table-cell table:formula="of:=[.G206]-(([.G206]-[.B207])*[.$I$1])" office:value-type="float" office:value="354.014404296875" calcext:value-type="float">
            <text:p>354.014404296875</text:p>
          </table:table-cell>
          <table:table-cell table:formula="of:=[.H206]-(([.H206]-[.G207])*[.$J$1])" office:value-type="float" office:value="354.547605500057" calcext:value-type="float">
            <text:p>354.547605500057</text:p>
          </table:table-cell>
          <table:table-cell table:number-columns-repeated="13"/>
        </table:table-row>
        <table:table-row table:style-name="ro1">
          <table:table-cell office:value-type="float" office:value="1409.766" calcext:value-type="float">
            <text:p>1409.766</text:p>
          </table:table-cell>
          <table:table-cell office:value-type="float" office:value="354.014404296875" calcext:value-type="float">
            <text:p>354.014404296875</text:p>
          </table:table-cell>
          <table:table-cell office:value-type="float" office:value="0" calcext:value-type="float">
            <text:p>0</text:p>
          </table:table-cell>
          <table:table-cell office:value-type="float" office:value="14187.423828125" calcext:value-type="float">
            <text:p>14187.423828125</text:p>
          </table:table-cell>
          <table:table-cell/>
          <table:table-cell table:formula="of:=[.F207]-(([.F207]-[.H208])*[.$K$1])" office:value-type="float" office:value="354.666123777857" calcext:value-type="float">
            <text:p>354.666123777857</text:p>
          </table:table-cell>
          <table:table-cell table:formula="of:=[.G207]-(([.G207]-[.B208])*[.$I$1])" office:value-type="float" office:value="354.014404296875" calcext:value-type="float">
            <text:p>354.014404296875</text:p>
          </table:table-cell>
          <table:table-cell table:formula="of:=[.H207]-(([.H207]-[.G208])*[.$J$1])" office:value-type="float" office:value="354.281004898466" calcext:value-type="float">
            <text:p>354.281004898466</text:p>
          </table:table-cell>
          <table:table-cell table:number-columns-repeated="13"/>
        </table:table-row>
        <table:table-row table:style-name="ro1">
          <table:table-cell office:value-type="float" office:value="1409.898" calcext:value-type="float">
            <text:p>1409.898</text:p>
          </table:table-cell>
          <table:table-cell office:value-type="float" office:value="352.700927734375" calcext:value-type="float">
            <text:p>352.700927734375</text:p>
          </table:table-cell>
          <table:table-cell office:value-type="float" office:value="0" calcext:value-type="float">
            <text:p>0</text:p>
          </table:table-cell>
          <table:table-cell office:value-type="float" office:value="14191.7001953125" calcext:value-type="float">
            <text:p>14191.7001953125</text:p>
          </table:table-cell>
          <table:table-cell/>
          <table:table-cell table:formula="of:=[.F208]-(([.F208]-[.H209])*[.$K$1])" office:value-type="float" office:value="354.196060793282" calcext:value-type="float">
            <text:p>354.196060793282</text:p>
          </table:table-cell>
          <table:table-cell table:formula="of:=[.G208]-(([.G208]-[.B209])*[.$I$1])" office:value-type="float" office:value="352.700927734375" calcext:value-type="float">
            <text:p>352.700927734375</text:p>
          </table:table-cell>
          <table:table-cell table:formula="of:=[.H208]-(([.H208]-[.G209])*[.$J$1])" office:value-type="float" office:value="353.49096631642" calcext:value-type="float">
            <text:p>353.49096631642</text:p>
          </table:table-cell>
          <table:table-cell table:number-columns-repeated="13"/>
        </table:table-row>
        <table:table-row table:style-name="ro1">
          <table:table-cell office:value-type="float" office:value="1410.02" calcext:value-type="float">
            <text:p>1410.02</text:p>
          </table:table-cell>
          <table:table-cell office:value-type="float" office:value="352.700927734375" calcext:value-type="float">
            <text:p>352.700927734375</text:p>
          </table:table-cell>
          <table:table-cell office:value-type="float" office:value="0" calcext:value-type="float">
            <text:p>0</text:p>
          </table:table-cell>
          <table:table-cell office:value-type="float" office:value="14194.44921875" calcext:value-type="float">
            <text:p>14194.44921875</text:p>
          </table:table-cell>
          <table:table-cell/>
          <table:table-cell table:formula="of:=[.F209]-(([.F209]-[.H210])*[.$K$1])" office:value-type="float" office:value="353.756015286128" calcext:value-type="float">
            <text:p>353.756015286128</text:p>
          </table:table-cell>
          <table:table-cell table:formula="of:=[.G209]-(([.G209]-[.B210])*[.$I$1])" office:value-type="float" office:value="352.700927734375" calcext:value-type="float">
            <text:p>352.700927734375</text:p>
          </table:table-cell>
          <table:table-cell table:formula="of:=[.H209]-(([.H209]-[.G210])*[.$J$1])" office:value-type="float" office:value="353.095947025398" calcext:value-type="float">
            <text:p>353.095947025398</text:p>
          </table:table-cell>
          <table:table-cell table:number-columns-repeated="13"/>
        </table:table-row>
        <table:table-row table:style-name="ro1">
          <table:table-cell office:value-type="float" office:value="1410.177" calcext:value-type="float">
            <text:p>1410.177</text:p>
          </table:table-cell>
          <table:table-cell office:value-type="float" office:value="352.2333984375" calcext:value-type="float">
            <text:p>352.2333984375</text:p>
          </table:table-cell>
          <table:table-cell office:value-type="float" office:value="0" calcext:value-type="float">
            <text:p>0</text:p>
          </table:table-cell>
          <table:table-cell office:value-type="float" office:value="14200.357421875" calcext:value-type="float">
            <text:p>14200.357421875</text:p>
          </table:table-cell>
          <table:table-cell/>
          <table:table-cell table:formula="of:=[.F210]-(([.F210]-[.H211])*[.$K$1])" office:value-type="float" office:value="353.319478264257" calcext:value-type="float">
            <text:p>353.319478264257</text:p>
          </table:table-cell>
          <table:table-cell table:formula="of:=[.G210]-(([.G210]-[.B211])*[.$I$1])" office:value-type="float" office:value="352.2333984375" calcext:value-type="float">
            <text:p>352.2333984375</text:p>
          </table:table-cell>
          <table:table-cell table:formula="of:=[.H210]-(([.H210]-[.G211])*[.$J$1])" office:value-type="float" office:value="352.664672731449" calcext:value-type="float">
            <text:p>352.664672731449</text:p>
          </table:table-cell>
          <table:table-cell table:number-columns-repeated="13"/>
        </table:table-row>
        <table:table-row table:style-name="ro1">
          <table:table-cell office:value-type="float" office:value="1410.303" calcext:value-type="float">
            <text:p>1410.303</text:p>
          </table:table-cell>
          <table:table-cell office:value-type="float" office:value="349.714050292969" calcext:value-type="float">
            <text:p>349.714050292969</text:p>
          </table:table-cell>
          <table:table-cell office:value-type="float" office:value="0" calcext:value-type="float">
            <text:p>0</text:p>
          </table:table-cell>
          <table:table-cell office:value-type="float" office:value="14203.3076171875" calcext:value-type="float">
            <text:p>14203.3076171875</text:p>
          </table:table-cell>
          <table:table-cell/>
          <table:table-cell table:formula="of:=[.F211]-(([.F211]-[.H212])*[.$K$1])" office:value-type="float" office:value="352.467431563437" calcext:value-type="float">
            <text:p>352.467431563437</text:p>
          </table:table-cell>
          <table:table-cell table:formula="of:=[.G211]-(([.G211]-[.B212])*[.$I$1])" office:value-type="float" office:value="349.714050292969" calcext:value-type="float">
            <text:p>349.714050292969</text:p>
          </table:table-cell>
          <table:table-cell table:formula="of:=[.H211]-(([.H211]-[.G212])*[.$J$1])" office:value-type="float" office:value="351.189361512209" calcext:value-type="float">
            <text:p>351.189361512209</text:p>
          </table:table-cell>
          <table:table-cell table:number-columns-repeated="13"/>
        </table:table-row>
        <table:table-row table:style-name="ro1">
          <table:table-cell office:value-type="float" office:value="1410.451" calcext:value-type="float">
            <text:p>1410.451</text:p>
          </table:table-cell>
          <table:table-cell office:value-type="float" office:value="358.065002441406" calcext:value-type="float">
            <text:p>358.065002441406</text:p>
          </table:table-cell>
          <table:table-cell office:value-type="float" office:value="0" calcext:value-type="float">
            <text:p>0</text:p>
          </table:table-cell>
          <table:table-cell office:value-type="float" office:value="14208.015625" calcext:value-type="float">
            <text:p>14208.015625</text:p>
          </table:table-cell>
          <table:table-cell/>
          <table:table-cell table:formula="of:=[.F212]-(([.F212]-[.H213])*[.$K$1])" office:value-type="float" office:value="353.331331728785" calcext:value-type="float">
            <text:p>353.331331728785</text:p>
          </table:table-cell>
          <table:table-cell table:formula="of:=[.G212]-(([.G212]-[.B213])*[.$I$1])" office:value-type="float" office:value="358.065002441406" calcext:value-type="float">
            <text:p>358.065002441406</text:p>
          </table:table-cell>
          <table:table-cell table:formula="of:=[.H212]-(([.H212]-[.G213])*[.$J$1])" office:value-type="float" office:value="354.627181976808" calcext:value-type="float">
            <text:p>354.627181976808</text:p>
          </table:table-cell>
          <table:table-cell table:number-columns-repeated="13"/>
        </table:table-row>
        <table:table-row table:style-name="ro1">
          <table:table-cell office:value-type="float" office:value="1410.587" calcext:value-type="float">
            <text:p>1410.587</text:p>
          </table:table-cell>
          <table:table-cell office:value-type="float" office:value="353.454010009766" calcext:value-type="float">
            <text:p>353.454010009766</text:p>
          </table:table-cell>
          <table:table-cell office:value-type="float" office:value="0" calcext:value-type="float">
            <text:p>0</text:p>
          </table:table-cell>
          <table:table-cell office:value-type="float" office:value="14212.703125" calcext:value-type="float">
            <text:p>14212.703125</text:p>
          </table:table-cell>
          <table:table-cell/>
          <table:table-cell table:formula="of:=[.F213]-(([.F213]-[.H214])*[.$K$1])" office:value-type="float" office:value="353.615037434586" calcext:value-type="float">
            <text:p>353.615037434586</text:p>
          </table:table-cell>
          <table:table-cell table:formula="of:=[.G213]-(([.G213]-[.B214])*[.$I$1])" office:value-type="float" office:value="353.454010009766" calcext:value-type="float">
            <text:p>353.454010009766</text:p>
          </table:table-cell>
          <table:table-cell table:formula="of:=[.H213]-(([.H213]-[.G214])*[.$J$1])" office:value-type="float" office:value="354.040595993287" calcext:value-type="float">
            <text:p>354.040595993287</text:p>
          </table:table-cell>
          <table:table-cell table:number-columns-repeated="13"/>
        </table:table-row>
        <table:table-row table:style-name="ro1">
          <table:table-cell office:value-type="float" office:value="1410.712" calcext:value-type="float">
            <text:p>1410.712</text:p>
          </table:table-cell>
          <table:table-cell office:value-type="float" office:value="353.454010009766" calcext:value-type="float">
            <text:p>353.454010009766</text:p>
          </table:table-cell>
          <table:table-cell office:value-type="float" office:value="0" calcext:value-type="float">
            <text:p>0</text:p>
          </table:table-cell>
          <table:table-cell office:value-type="float" office:value="14215.5615234375" calcext:value-type="float">
            <text:p>14215.5615234375</text:p>
          </table:table-cell>
          <table:table-cell/>
          <table:table-cell table:formula="of:=[.F214]-(([.F214]-[.H215])*[.$K$1])" office:value-type="float" office:value="353.667943661362" calcext:value-type="float">
            <text:p>353.667943661362</text:p>
          </table:table-cell>
          <table:table-cell table:formula="of:=[.G214]-(([.G214]-[.B215])*[.$I$1])" office:value-type="float" office:value="353.454010009766" calcext:value-type="float">
            <text:p>353.454010009766</text:p>
          </table:table-cell>
          <table:table-cell table:formula="of:=[.H214]-(([.H214]-[.G215])*[.$J$1])" office:value-type="float" office:value="353.747303001526" calcext:value-type="float">
            <text:p>353.747303001526</text:p>
          </table:table-cell>
          <table:table-cell table:number-columns-repeated="13"/>
        </table:table-row>
        <table:table-row table:style-name="ro1">
          <table:table-cell office:value-type="float" office:value="1410.858" calcext:value-type="float">
            <text:p>1410.858</text:p>
          </table:table-cell>
          <table:table-cell office:value-type="float" office:value="348.026977539063" calcext:value-type="float">
            <text:p>348.026977539063</text:p>
          </table:table-cell>
          <table:table-cell office:value-type="float" office:value="0" calcext:value-type="float">
            <text:p>0</text:p>
          </table:table-cell>
          <table:table-cell office:value-type="float" office:value="14220.150390625" calcext:value-type="float">
            <text:p>14220.150390625</text:p>
          </table:table-cell>
          <table:table-cell/>
          <table:table-cell table:formula="of:=[.F215]-(([.F215]-[.H216])*[.$K$1])" office:value-type="float" office:value="352.555622304935" calcext:value-type="float">
            <text:p>352.555622304935</text:p>
          </table:table-cell>
          <table:table-cell table:formula="of:=[.G215]-(([.G215]-[.B216])*[.$I$1])" office:value-type="float" office:value="348.026977539063" calcext:value-type="float">
            <text:p>348.026977539063</text:p>
          </table:table-cell>
          <table:table-cell table:formula="of:=[.H215]-(([.H215]-[.G216])*[.$J$1])" office:value-type="float" office:value="350.887140270294" calcext:value-type="float">
            <text:p>350.887140270294</text:p>
          </table:table-cell>
          <table:table-cell table:number-columns-repeated="13"/>
        </table:table-row>
        <table:table-row table:style-name="ro1">
          <table:table-cell office:value-type="float" office:value="1410.985" calcext:value-type="float">
            <text:p>1410.985</text:p>
          </table:table-cell>
          <table:table-cell office:value-type="float" office:value="354.919738769531" calcext:value-type="float">
            <text:p>354.919738769531</text:p>
          </table:table-cell>
          <table:table-cell office:value-type="float" office:value="0" calcext:value-type="float">
            <text:p>0</text:p>
          </table:table-cell>
          <table:table-cell office:value-type="float" office:value="14223.3466796875" calcext:value-type="float">
            <text:p>14223.3466796875</text:p>
          </table:table-cell>
          <table:table-cell/>
          <table:table-cell table:formula="of:=[.F216]-(([.F216]-[.H217])*[.$K$1])" office:value-type="float" office:value="352.694749190926" calcext:value-type="float">
            <text:p>352.694749190926</text:p>
          </table:table-cell>
          <table:table-cell table:formula="of:=[.G216]-(([.G216]-[.B217])*[.$I$1])" office:value-type="float" office:value="354.919738769531" calcext:value-type="float">
            <text:p>354.919738769531</text:p>
          </table:table-cell>
          <table:table-cell table:formula="of:=[.H216]-(([.H216]-[.G217])*[.$J$1])" office:value-type="float" office:value="352.903439519913" calcext:value-type="float">
            <text:p>352.903439519913</text:p>
          </table:table-cell>
          <table:table-cell table:number-columns-repeated="13"/>
        </table:table-row>
        <table:table-row table:style-name="ro1">
          <table:table-cell office:value-type="float" office:value="1411.244" calcext:value-type="float">
            <text:p>1411.244</text:p>
          </table:table-cell>
          <table:table-cell office:value-type="float" office:value="355.58203125" calcext:value-type="float">
            <text:p>355.58203125</text:p>
          </table:table-cell>
          <table:table-cell office:value-type="float" office:value="0" calcext:value-type="float">
            <text:p>0</text:p>
          </table:table-cell>
          <table:table-cell office:value-type="float" office:value="14231.73828125" calcext:value-type="float">
            <text:p>14231.73828125</text:p>
          </table:table-cell>
          <table:table-cell/>
          <table:table-cell table:formula="of:=[.F217]-(([.F217]-[.H218])*[.$K$1])" office:value-type="float" office:value="353.313943668538" calcext:value-type="float">
            <text:p>353.313943668538</text:p>
          </table:table-cell>
          <table:table-cell table:formula="of:=[.G217]-(([.G217]-[.B218])*[.$I$1])" office:value-type="float" office:value="355.58203125" calcext:value-type="float">
            <text:p>355.58203125</text:p>
          </table:table-cell>
          <table:table-cell table:formula="of:=[.H217]-(([.H217]-[.G218])*[.$J$1])" office:value-type="float" office:value="354.242735384956" calcext:value-type="float">
            <text:p>354.242735384956</text:p>
          </table:table-cell>
          <table:table-cell table:number-columns-repeated="13"/>
        </table:table-row>
        <table:table-row table:style-name="ro1">
          <table:table-cell office:value-type="float" office:value="1411.373" calcext:value-type="float">
            <text:p>1411.373</text:p>
          </table:table-cell>
          <table:table-cell office:value-type="float" office:value="350.934936523438" calcext:value-type="float">
            <text:p>350.934936523438</text:p>
          </table:table-cell>
          <table:table-cell office:value-type="float" office:value="0" calcext:value-type="float">
            <text:p>0</text:p>
          </table:table-cell>
          <table:table-cell office:value-type="float" office:value="14236.6552734375" calcext:value-type="float">
            <text:p>14236.6552734375</text:p>
          </table:table-cell>
          <table:table-cell/>
          <table:table-cell table:formula="of:=[.F218]-(([.F218]-[.H219])*[.$K$1])" office:value-type="float" office:value="353.023900582802" calcext:value-type="float">
            <text:p>353.023900582802</text:p>
          </table:table-cell>
          <table:table-cell table:formula="of:=[.G218]-(([.G218]-[.B219])*[.$I$1])" office:value-type="float" office:value="350.934936523438" calcext:value-type="float">
            <text:p>350.934936523438</text:p>
          </table:table-cell>
          <table:table-cell table:formula="of:=[.H218]-(([.H218]-[.G219])*[.$J$1])" office:value-type="float" office:value="352.588835954197" calcext:value-type="float">
            <text:p>352.588835954197</text:p>
          </table:table-cell>
          <table:table-cell table:number-columns-repeated="13"/>
        </table:table-row>
        <table:table-row table:style-name="ro1">
          <table:table-cell office:value-type="float" office:value="1411.508" calcext:value-type="float">
            <text:p>1411.508</text:p>
          </table:table-cell>
          <table:table-cell office:value-type="float" office:value="351.443054199219" calcext:value-type="float">
            <text:p>351.443054199219</text:p>
          </table:table-cell>
          <table:table-cell office:value-type="float" office:value="0" calcext:value-type="float">
            <text:p>0</text:p>
          </table:table-cell>
          <table:table-cell office:value-type="float" office:value="14242.76171875" calcext:value-type="float">
            <text:p>14242.76171875</text:p>
          </table:table-cell>
          <table:table-cell/>
          <table:table-cell table:formula="of:=[.F219]-(([.F219]-[.H220])*[.$K$1])" office:value-type="float" office:value="352.620718380364" calcext:value-type="float">
            <text:p>352.620718380364</text:p>
          </table:table-cell>
          <table:table-cell table:formula="of:=[.G219]-(([.G219]-[.B220])*[.$I$1])" office:value-type="float" office:value="351.443054199219" calcext:value-type="float">
            <text:p>351.443054199219</text:p>
          </table:table-cell>
          <table:table-cell table:formula="of:=[.H219]-(([.H219]-[.G220])*[.$J$1])" office:value-type="float" office:value="352.015945076708" calcext:value-type="float">
            <text:p>352.015945076708</text:p>
          </table:table-cell>
          <table:table-cell table:number-columns-repeated="13"/>
        </table:table-row>
        <table:table-row table:style-name="ro1">
          <table:table-cell office:value-type="float" office:value="1411.648" calcext:value-type="float">
            <text:p>1411.648</text:p>
          </table:table-cell>
          <table:table-cell office:value-type="float" office:value="344.957214355469" calcext:value-type="float">
            <text:p>344.957214355469</text:p>
          </table:table-cell>
          <table:table-cell office:value-type="float" office:value="0" calcext:value-type="float">
            <text:p>0</text:p>
          </table:table-cell>
          <table:table-cell office:value-type="float" office:value="14247.2841796875" calcext:value-type="float">
            <text:p>14247.2841796875</text:p>
          </table:table-cell>
          <table:table-cell/>
          <table:table-cell table:formula="of:=[.F220]-(([.F220]-[.H221])*[.$K$1])" office:value-type="float" office:value="350.967062914654" calcext:value-type="float">
            <text:p>350.967062914654</text:p>
          </table:table-cell>
          <table:table-cell table:formula="of:=[.G220]-(([.G220]-[.B221])*[.$I$1])" office:value-type="float" office:value="344.957214355469" calcext:value-type="float">
            <text:p>344.957214355469</text:p>
          </table:table-cell>
          <table:table-cell table:formula="of:=[.H220]-(([.H220]-[.G221])*[.$J$1])" office:value-type="float" office:value="348.486579716088" calcext:value-type="float">
            <text:p>348.486579716088</text:p>
          </table:table-cell>
          <table:table-cell table:number-columns-repeated="13"/>
        </table:table-row>
        <table:table-row table:style-name="ro1">
          <table:table-cell office:value-type="float" office:value="1411.784" calcext:value-type="float">
            <text:p>1411.784</text:p>
          </table:table-cell>
          <table:table-cell office:value-type="float" office:value="352.4091796875" calcext:value-type="float">
            <text:p>352.4091796875</text:p>
          </table:table-cell>
          <table:table-cell office:value-type="float" office:value="0" calcext:value-type="float">
            <text:p>0</text:p>
          </table:table-cell>
          <table:table-cell office:value-type="float" office:value="14251.7666015625" calcext:value-type="float">
            <text:p>14251.7666015625</text:p>
          </table:table-cell>
          <table:table-cell/>
          <table:table-cell table:formula="of:=[.F221]-(([.F221]-[.H222])*[.$K$1])" office:value-type="float" office:value="350.75938962951" calcext:value-type="float">
            <text:p>350.75938962951</text:p>
          </table:table-cell>
          <table:table-cell table:formula="of:=[.G221]-(([.G221]-[.B222])*[.$I$1])" office:value-type="float" office:value="352.4091796875" calcext:value-type="float">
            <text:p>352.4091796875</text:p>
          </table:table-cell>
          <table:table-cell table:formula="of:=[.H221]-(([.H221]-[.G222])*[.$J$1])" office:value-type="float" office:value="350.447879701794" calcext:value-type="float">
            <text:p>350.447879701794</text:p>
          </table:table-cell>
          <table:table-cell table:number-columns-repeated="13"/>
        </table:table-row>
        <table:table-row table:style-name="ro1">
          <table:table-cell office:value-type="float" office:value="1411.926" calcext:value-type="float">
            <text:p>1411.926</text:p>
          </table:table-cell>
          <table:table-cell office:value-type="float" office:value="358.558624267578" calcext:value-type="float">
            <text:p>358.558624267578</text:p>
          </table:table-cell>
          <table:table-cell office:value-type="float" office:value="0" calcext:value-type="float">
            <text:p>0</text:p>
          </table:table-cell>
          <table:table-cell office:value-type="float" office:value="14256.275390625" calcext:value-type="float">
            <text:p>14256.275390625</text:p>
          </table:table-cell>
          <table:table-cell/>
          <table:table-cell table:formula="of:=[.F222]-(([.F222]-[.H223])*[.$K$1])" office:value-type="float" office:value="352.25693457158" calcext:value-type="float">
            <text:p>352.25693457158</text:p>
          </table:table-cell>
          <table:table-cell table:formula="of:=[.G222]-(([.G222]-[.B223])*[.$I$1])" office:value-type="float" office:value="358.558624267578" calcext:value-type="float">
            <text:p>358.558624267578</text:p>
          </table:table-cell>
          <table:table-cell table:formula="of:=[.H222]-(([.H222]-[.G223])*[.$J$1])" office:value-type="float" office:value="354.503251984686" calcext:value-type="float">
            <text:p>354.503251984686</text:p>
          </table:table-cell>
          <table:table-cell table:number-columns-repeated="13"/>
        </table:table-row>
        <table:table-row table:style-name="ro1">
          <table:table-cell office:value-type="float" office:value="1412.08" calcext:value-type="float">
            <text:p>1412.08</text:p>
          </table:table-cell>
          <table:table-cell office:value-type="float" office:value="356.305114746094" calcext:value-type="float">
            <text:p>356.305114746094</text:p>
          </table:table-cell>
          <table:table-cell office:value-type="float" office:value="0" calcext:value-type="float">
            <text:p>0</text:p>
          </table:table-cell>
          <table:table-cell office:value-type="float" office:value="14262.376953125" calcext:value-type="float">
            <text:p>14262.376953125</text:p>
          </table:table-cell>
          <table:table-cell/>
          <table:table-cell table:formula="of:=[.F223]-(([.F223]-[.H224])*[.$K$1])" office:value-type="float" office:value="353.515834089104" calcext:value-type="float">
            <text:p>353.515834089104</text:p>
          </table:table-cell>
          <table:table-cell table:formula="of:=[.G223]-(([.G223]-[.B224])*[.$I$1])" office:value-type="float" office:value="356.305114746094" calcext:value-type="float">
            <text:p>356.305114746094</text:p>
          </table:table-cell>
          <table:table-cell table:formula="of:=[.H223]-(([.H223]-[.G224])*[.$J$1])" office:value-type="float" office:value="355.40418336539" calcext:value-type="float">
            <text:p>355.40418336539</text:p>
          </table:table-cell>
          <table:table-cell table:number-columns-repeated="13"/>
        </table:table-row>
        <table:table-row table:style-name="ro1">
          <table:table-cell office:value-type="float" office:value="1412.198" calcext:value-type="float">
            <text:p>1412.198</text:p>
          </table:table-cell>
          <table:table-cell office:value-type="float" office:value="356.305114746094" calcext:value-type="float">
            <text:p>356.305114746094</text:p>
          </table:table-cell>
          <table:table-cell office:value-type="float" office:value="0" calcext:value-type="float">
            <text:p>0</text:p>
          </table:table-cell>
          <table:table-cell office:value-type="float" office:value="14265.3515625" calcext:value-type="float">
            <text:p>14265.3515625</text:p>
          </table:table-cell>
          <table:table-cell/>
          <table:table-cell table:formula="of:=[.F224]-(([.F224]-[.H225])*[.$K$1])" office:value-type="float" office:value="354.451360075759" calcext:value-type="float">
            <text:p>354.451360075759</text:p>
          </table:table-cell>
          <table:table-cell table:formula="of:=[.G224]-(([.G224]-[.B225])*[.$I$1])" office:value-type="float" office:value="356.305114746094" calcext:value-type="float">
            <text:p>356.305114746094</text:p>
          </table:table-cell>
          <table:table-cell table:formula="of:=[.H224]-(([.H224]-[.G225])*[.$J$1])" office:value-type="float" office:value="355.854649055742" calcext:value-type="float">
            <text:p>355.854649055742</text:p>
          </table:table-cell>
          <table:table-cell table:number-columns-repeated="13"/>
        </table:table-row>
        <table:table-row table:style-name="ro1">
          <table:table-cell office:value-type="float" office:value="1412.329" calcext:value-type="float">
            <text:p>1412.329</text:p>
          </table:table-cell>
          <table:table-cell office:value-type="float" office:value="355.121276855469" calcext:value-type="float">
            <text:p>355.121276855469</text:p>
          </table:table-cell>
          <table:table-cell office:value-type="float" office:value="0" calcext:value-type="float">
            <text:p>0</text:p>
          </table:table-cell>
          <table:table-cell office:value-type="float" office:value="14269.7666015625" calcext:value-type="float">
            <text:p>14269.7666015625</text:p>
          </table:table-cell>
          <table:table-cell/>
          <table:table-cell table:formula="of:=[.F225]-(([.F225]-[.H226])*[.$K$1])" office:value-type="float" office:value="354.866001227698" calcext:value-type="float">
            <text:p>354.866001227698</text:p>
          </table:table-cell>
          <table:table-cell table:formula="of:=[.G225]-(([.G225]-[.B226])*[.$I$1])" office:value-type="float" office:value="355.121276855469" calcext:value-type="float">
            <text:p>355.121276855469</text:p>
          </table:table-cell>
          <table:table-cell table:formula="of:=[.H225]-(([.H225]-[.G226])*[.$J$1])" office:value-type="float" office:value="355.487962955605" calcext:value-type="float">
            <text:p>355.487962955605</text:p>
          </table:table-cell>
          <table:table-cell table:number-columns-repeated="13"/>
        </table:table-row>
        <table:table-row table:style-name="ro1">
          <table:table-cell office:value-type="float" office:value="1412.473" calcext:value-type="float">
            <text:p>1412.473</text:p>
          </table:table-cell>
          <table:table-cell office:value-type="float" office:value="352.516418457031" calcext:value-type="float">
            <text:p>352.516418457031</text:p>
          </table:table-cell>
          <table:table-cell office:value-type="float" office:value="0" calcext:value-type="float">
            <text:p>0</text:p>
          </table:table-cell>
          <table:table-cell office:value-type="float" office:value="14274.1650390625" calcext:value-type="float">
            <text:p>14274.1650390625</text:p>
          </table:table-cell>
          <table:table-cell/>
          <table:table-cell table:formula="of:=[.F226]-(([.F226]-[.H227])*[.$K$1])" office:value-type="float" office:value="354.520477019146" calcext:value-type="float">
            <text:p>354.520477019146</text:p>
          </table:table-cell>
          <table:table-cell table:formula="of:=[.G226]-(([.G226]-[.B227])*[.$I$1])" office:value-type="float" office:value="352.516418457031" calcext:value-type="float">
            <text:p>352.516418457031</text:p>
          </table:table-cell>
          <table:table-cell table:formula="of:=[.H226]-(([.H226]-[.G227])*[.$J$1])" office:value-type="float" office:value="354.002190706318" calcext:value-type="float">
            <text:p>354.002190706318</text:p>
          </table:table-cell>
          <table:table-cell table:number-columns-repeated="13"/>
        </table:table-row>
        <table:table-row table:style-name="ro1">
          <table:table-cell office:value-type="float" office:value="1412.605" calcext:value-type="float">
            <text:p>1412.605</text:p>
          </table:table-cell>
          <table:table-cell office:value-type="float" office:value="349.60693359375" calcext:value-type="float">
            <text:p>349.60693359375</text:p>
          </table:table-cell>
          <table:table-cell office:value-type="float" office:value="0" calcext:value-type="float">
            <text:p>0</text:p>
          </table:table-cell>
          <table:table-cell office:value-type="float" office:value="14278.587890625" calcext:value-type="float">
            <text:p>14278.587890625</text:p>
          </table:table-cell>
          <table:table-cell/>
          <table:table-cell table:formula="of:=[.F227]-(([.F227]-[.H228])*[.$K$1])" office:value-type="float" office:value="353.434111071501" calcext:value-type="float">
            <text:p>353.434111071501</text:p>
          </table:table-cell>
          <table:table-cell table:formula="of:=[.G227]-(([.G227]-[.B228])*[.$I$1])" office:value-type="float" office:value="349.60693359375" calcext:value-type="float">
            <text:p>349.60693359375</text:p>
          </table:table-cell>
          <table:table-cell table:formula="of:=[.H227]-(([.H227]-[.G228])*[.$J$1])" office:value-type="float" office:value="351.804562150034" calcext:value-type="float">
            <text:p>351.804562150034</text:p>
          </table:table-cell>
          <table:table-cell table:number-columns-repeated="13"/>
        </table:table-row>
        <table:table-row table:style-name="ro1">
          <table:table-cell office:value-type="float" office:value="1412.744" calcext:value-type="float">
            <text:p>1412.744</text:p>
          </table:table-cell>
          <table:table-cell office:value-type="float" office:value="354.377288818359" calcext:value-type="float">
            <text:p>354.377288818359</text:p>
          </table:table-cell>
          <table:table-cell office:value-type="float" office:value="0" calcext:value-type="float">
            <text:p>0</text:p>
          </table:table-cell>
          <table:table-cell office:value-type="float" office:value="14284.353515625" calcext:value-type="float">
            <text:p>14284.353515625</text:p>
          </table:table-cell>
          <table:table-cell/>
          <table:table-cell table:formula="of:=[.F228]-(([.F228]-[.H229])*[.$K$1])" office:value-type="float" office:value="353.29683683658" calcext:value-type="float">
            <text:p>353.29683683658</text:p>
          </table:table-cell>
          <table:table-cell table:formula="of:=[.G228]-(([.G228]-[.B229])*[.$I$1])" office:value-type="float" office:value="354.377288818359" calcext:value-type="float">
            <text:p>354.377288818359</text:p>
          </table:table-cell>
          <table:table-cell table:formula="of:=[.H228]-(([.H228]-[.G229])*[.$J$1])" office:value-type="float" office:value="353.090925484197" calcext:value-type="float">
            <text:p>353.090925484197</text:p>
          </table:table-cell>
          <table:table-cell table:number-columns-repeated="13"/>
        </table:table-row>
        <table:table-row table:style-name="ro1">
          <table:table-cell office:value-type="float" office:value="1412.881" calcext:value-type="float">
            <text:p>1412.881</text:p>
          </table:table-cell>
          <table:table-cell office:value-type="float" office:value="350.78857421875" calcext:value-type="float">
            <text:p>350.78857421875</text:p>
          </table:table-cell>
          <table:table-cell office:value-type="float" office:value="0" calcext:value-type="float">
            <text:p>0</text:p>
          </table:table-cell>
          <table:table-cell office:value-type="float" office:value="14288.51171875" calcext:value-type="float">
            <text:p>14288.51171875</text:p>
          </table:table-cell>
          <table:table-cell/>
          <table:table-cell table:formula="of:=[.F229]-(([.F229]-[.H230])*[.$K$1])" office:value-type="float" office:value="352.754002042537" calcext:value-type="float">
            <text:p>352.754002042537</text:p>
          </table:table-cell>
          <table:table-cell table:formula="of:=[.G229]-(([.G229]-[.B230])*[.$I$1])" office:value-type="float" office:value="350.78857421875" calcext:value-type="float">
            <text:p>350.78857421875</text:p>
          </table:table-cell>
          <table:table-cell table:formula="of:=[.H229]-(([.H229]-[.G230])*[.$J$1])" office:value-type="float" office:value="351.939749851473" calcext:value-type="float">
            <text:p>351.939749851473</text:p>
          </table:table-cell>
          <table:table-cell table:number-columns-repeated="13"/>
        </table:table-row>
        <table:table-row table:style-name="ro1">
          <table:table-cell office:value-type="float" office:value="1413.019" calcext:value-type="float">
            <text:p>1413.019</text:p>
          </table:table-cell>
          <table:table-cell office:value-type="float" office:value="353.811706542969" calcext:value-type="float">
            <text:p>353.811706542969</text:p>
          </table:table-cell>
          <table:table-cell office:value-type="float" office:value="0" calcext:value-type="float">
            <text:p>0</text:p>
          </table:table-cell>
          <table:table-cell office:value-type="float" office:value="14292.7255859375" calcext:value-type="float">
            <text:p>14292.7255859375</text:p>
          </table:table-cell>
          <table:table-cell/>
          <table:table-cell table:formula="of:=[.F230]-(([.F230]-[.H231])*[.$K$1])" office:value-type="float" office:value="352.802692504411" calcext:value-type="float">
            <text:p>352.802692504411</text:p>
          </table:table-cell>
          <table:table-cell table:formula="of:=[.G230]-(([.G230]-[.B231])*[.$I$1])" office:value-type="float" office:value="353.811706542969" calcext:value-type="float">
            <text:p>353.811706542969</text:p>
          </table:table-cell>
          <table:table-cell table:formula="of:=[.H230]-(([.H230]-[.G231])*[.$J$1])" office:value-type="float" office:value="352.875728197221" calcext:value-type="float">
            <text:p>352.875728197221</text:p>
          </table:table-cell>
          <table:table-cell table:number-columns-repeated="13"/>
        </table:table-row>
        <table:table-row table:style-name="ro1">
          <table:table-cell office:value-type="float" office:value="1413.153" calcext:value-type="float">
            <text:p>1413.153</text:p>
          </table:table-cell>
          <table:table-cell office:value-type="float" office:value="351.898071289063" calcext:value-type="float">
            <text:p>351.898071289063</text:p>
          </table:table-cell>
          <table:table-cell office:value-type="float" office:value="0" calcext:value-type="float">
            <text:p>0</text:p>
          </table:table-cell>
          <table:table-cell office:value-type="float" office:value="14296.95703125" calcext:value-type="float">
            <text:p>14296.95703125</text:p>
          </table:table-cell>
          <table:table-cell/>
          <table:table-cell table:formula="of:=[.F231]-(([.F231]-[.H232])*[.$K$1])" office:value-type="float" office:value="352.636375399903" calcext:value-type="float">
            <text:p>352.636375399903</text:p>
          </table:table-cell>
          <table:table-cell table:formula="of:=[.G231]-(([.G231]-[.B232])*[.$I$1])" office:value-type="float" office:value="351.898071289063" calcext:value-type="float">
            <text:p>351.898071289063</text:p>
          </table:table-cell>
          <table:table-cell table:formula="of:=[.H231]-(([.H231]-[.G232])*[.$J$1])" office:value-type="float" office:value="352.386899743142" calcext:value-type="float">
            <text:p>352.386899743142</text:p>
          </table:table-cell>
          <table:table-cell table:number-columns-repeated="13"/>
        </table:table-row>
        <table:table-row table:style-name="ro1">
          <table:table-cell office:value-type="float" office:value="1413.288" calcext:value-type="float">
            <text:p>1413.288</text:p>
          </table:table-cell>
          <table:table-cell office:value-type="float" office:value="347.798522949219" calcext:value-type="float">
            <text:p>347.798522949219</text:p>
          </table:table-cell>
          <table:table-cell office:value-type="float" office:value="0" calcext:value-type="float">
            <text:p>0</text:p>
          </table:table-cell>
          <table:table-cell office:value-type="float" office:value="14301.1865234375" calcext:value-type="float">
            <text:p>14301.1865234375</text:p>
          </table:table-cell>
          <table:table-cell/>
          <table:table-cell table:formula="of:=[.F232]-(([.F232]-[.H233])*[.$K$1])" office:value-type="float" office:value="351.618909778414" calcext:value-type="float">
            <text:p>351.618909778414</text:p>
          </table:table-cell>
          <table:table-cell table:formula="of:=[.G232]-(([.G232]-[.B233])*[.$I$1])" office:value-type="float" office:value="347.798522949219" calcext:value-type="float">
            <text:p>347.798522949219</text:p>
          </table:table-cell>
          <table:table-cell table:formula="of:=[.H232]-(([.H232]-[.G233])*[.$J$1])" office:value-type="float" office:value="350.09271134618" calcext:value-type="float">
            <text:p>350.09271134618</text:p>
          </table:table-cell>
          <table:table-cell table:number-columns-repeated="13"/>
        </table:table-row>
        <table:table-row table:style-name="ro1">
          <table:table-cell office:value-type="float" office:value="1413.439" calcext:value-type="float">
            <text:p>1413.439</text:p>
          </table:table-cell>
          <table:table-cell office:value-type="float" office:value="354.066741943359" calcext:value-type="float">
            <text:p>354.066741943359</text:p>
          </table:table-cell>
          <table:table-cell office:value-type="float" office:value="0" calcext:value-type="float">
            <text:p>0</text:p>
          </table:table-cell>
          <table:table-cell office:value-type="float" office:value="14305.416015625" calcext:value-type="float">
            <text:p>14305.416015625</text:p>
          </table:table-cell>
          <table:table-cell/>
          <table:table-cell table:formula="of:=[.F233]-(([.F233]-[.H234])*[.$K$1])" office:value-type="float" office:value="351.803236524956" calcext:value-type="float">
            <text:p>351.803236524956</text:p>
          </table:table-cell>
          <table:table-cell table:formula="of:=[.G233]-(([.G233]-[.B234])*[.$I$1])" office:value-type="float" office:value="354.066741943359" calcext:value-type="float">
            <text:p>354.066741943359</text:p>
          </table:table-cell>
          <table:table-cell table:formula="of:=[.H233]-(([.H233]-[.G234])*[.$J$1])" office:value-type="float" office:value="352.07972664477" calcext:value-type="float">
            <text:p>352.07972664477</text:p>
          </table:table-cell>
          <table:table-cell table:number-columns-repeated="13"/>
        </table:table-row>
        <table:table-row table:style-name="ro1">
          <table:table-cell office:value-type="float" office:value="1413.574" calcext:value-type="float">
            <text:p>1413.574</text:p>
          </table:table-cell>
          <table:table-cell office:value-type="float" office:value="351.014892578125" calcext:value-type="float">
            <text:p>351.014892578125</text:p>
          </table:table-cell>
          <table:table-cell office:value-type="float" office:value="0" calcext:value-type="float">
            <text:p>0</text:p>
          </table:table-cell>
          <table:table-cell office:value-type="float" office:value="14309.703125" calcext:value-type="float">
            <text:p>14309.703125</text:p>
          </table:table-cell>
          <table:table-cell/>
          <table:table-cell table:formula="of:=[.F234]-(([.F234]-[.H235])*[.$K$1])" office:value-type="float" office:value="351.700865759553" calcext:value-type="float">
            <text:p>351.700865759553</text:p>
          </table:table-cell>
          <table:table-cell table:formula="of:=[.G234]-(([.G234]-[.B235])*[.$I$1])" office:value-type="float" office:value="351.014892578125" calcext:value-type="float">
            <text:p>351.014892578125</text:p>
          </table:table-cell>
          <table:table-cell table:formula="of:=[.H234]-(([.H234]-[.G235])*[.$J$1])" office:value-type="float" office:value="351.547309611447" calcext:value-type="float">
            <text:p>351.547309611447</text:p>
          </table:table-cell>
          <table:table-cell table:number-columns-repeated="13"/>
        </table:table-row>
        <table:table-row table:style-name="ro1">
          <table:table-cell office:value-type="float" office:value="1413.712" calcext:value-type="float">
            <text:p>1413.712</text:p>
          </table:table-cell>
          <table:table-cell office:value-type="float" office:value="332.515930175781" calcext:value-type="float">
            <text:p>332.515930175781</text:p>
          </table:table-cell>
          <table:table-cell office:value-type="float" office:value="0" calcext:value-type="float">
            <text:p>0</text:p>
          </table:table-cell>
          <table:table-cell office:value-type="float" office:value="14313.951171875" calcext:value-type="float">
            <text:p>14313.951171875</text:p>
          </table:table-cell>
          <table:table-cell/>
          <table:table-cell table:formula="of:=[.F235]-(([.F235]-[.H236])*[.$K$1])" office:value-type="float" office:value="347.833167413177" calcext:value-type="float">
            <text:p>347.833167413177</text:p>
          </table:table-cell>
          <table:table-cell table:formula="of:=[.G235]-(([.G235]-[.B236])*[.$I$1])" office:value-type="float" office:value="332.515930175781" calcext:value-type="float">
            <text:p>332.515930175781</text:p>
          </table:table-cell>
          <table:table-cell table:formula="of:=[.H235]-(([.H235]-[.G236])*[.$J$1])" office:value-type="float" office:value="342.031619893614" calcext:value-type="float">
            <text:p>342.031619893614</text:p>
          </table:table-cell>
          <table:table-cell table:number-columns-repeated="13"/>
        </table:table-row>
        <table:table-row table:style-name="ro1">
          <table:table-cell office:value-type="float" office:value="1413.854" calcext:value-type="float">
            <text:p>1413.854</text:p>
          </table:table-cell>
          <table:table-cell office:value-type="float" office:value="197.65966796875" calcext:value-type="float">
            <text:p>197.65966796875</text:p>
          </table:table-cell>
          <table:table-cell office:value-type="float" office:value="0" calcext:value-type="float">
            <text:p>0</text:p>
          </table:table-cell>
          <table:table-cell office:value-type="float" office:value="14317.6982421875" calcext:value-type="float">
            <text:p>14317.6982421875</text:p>
          </table:table-cell>
          <table:table-cell/>
          <table:table-cell table:formula="of:=[.F236]-(([.F236]-[.H237])*[.$K$1])" office:value-type="float" office:value="316.638158020379" calcext:value-type="float">
            <text:p>316.638158020379</text:p>
          </table:table-cell>
          <table:table-cell table:formula="of:=[.G236]-(([.G236]-[.B237])*[.$I$1])" office:value-type="float" office:value="197.65966796875" calcext:value-type="float">
            <text:p>197.65966796875</text:p>
          </table:table-cell>
          <table:table-cell table:formula="of:=[.H236]-(([.H236]-[.G237])*[.$J$1])" office:value-type="float" office:value="269.845643931182" calcext:value-type="float">
            <text:p>269.845643931182</text:p>
          </table:table-cell>
          <table:table-cell table:number-columns-repeated="13"/>
        </table:table-row>
        <table:table-row table:style-name="ro1">
          <table:table-cell office:value-type="float" office:value="1413.992" calcext:value-type="float">
            <text:p>1413.992</text:p>
          </table:table-cell>
          <table:table-cell office:value-type="float" office:value="105.110168457031" calcext:value-type="float">
            <text:p>105.110168457031</text:p>
          </table:table-cell>
          <table:table-cell office:value-type="float" office:value="0" calcext:value-type="float">
            <text:p>0</text:p>
          </table:table-cell>
          <table:table-cell office:value-type="float" office:value="14321.736328125" calcext:value-type="float">
            <text:p>14321.736328125</text:p>
          </table:table-cell>
          <table:table-cell/>
          <table:table-cell table:formula="of:=[.F237]-(([.F237]-[.H238])*[.$K$1])" office:value-type="float" office:value="264.97405728987" calcext:value-type="float">
            <text:p>264.97405728987</text:p>
          </table:table-cell>
          <table:table-cell table:formula="of:=[.G237]-(([.G237]-[.B238])*[.$I$1])" office:value-type="float" office:value="105.110168457031" calcext:value-type="float">
            <text:p>105.110168457031</text:p>
          </table:table-cell>
          <table:table-cell table:formula="of:=[.H237]-(([.H237]-[.G238])*[.$J$1])" office:value-type="float" office:value="187.477906194107" calcext:value-type="float">
            <text:p>187.477906194107</text:p>
          </table:table-cell>
          <table:table-cell table:number-columns-repeated="13"/>
        </table:table-row>
        <table:table-row table:style-name="ro1">
          <table:table-cell office:value-type="float" office:value="1414.134" calcext:value-type="float">
            <text:p>1414.134</text:p>
          </table:table-cell>
          <table:table-cell office:value-type="float" office:value="53.8111534118652" calcext:value-type="float">
            <text:p>53.8111534118652</text:p>
          </table:table-cell>
          <table:table-cell office:value-type="float" office:value="0" calcext:value-type="float">
            <text:p>0</text:p>
          </table:table-cell>
          <table:table-cell office:value-type="float" office:value="14324.158203125" calcext:value-type="float">
            <text:p>14324.158203125</text:p>
          </table:table-cell>
          <table:table-cell/>
          <table:table-cell table:formula="of:=[.F238]-(([.F238]-[.H239])*[.$K$1])" office:value-type="float" office:value="207.242246295117" calcext:value-type="float">
            <text:p>207.242246295117</text:p>
          </table:table-cell>
          <table:table-cell table:formula="of:=[.G238]-(([.G238]-[.B239])*[.$I$1])" office:value-type="float" office:value="53.8111534118652" calcext:value-type="float">
            <text:p>53.8111534118652</text:p>
          </table:table-cell>
          <table:table-cell table:formula="of:=[.H238]-(([.H238]-[.G239])*[.$J$1])" office:value-type="float" office:value="120.644529802986" calcext:value-type="float">
            <text:p>120.644529802986</text:p>
          </table:table-cell>
          <table:table-cell table:number-columns-repeated="13"/>
        </table:table-row>
        <table:table-row table:style-name="ro1">
          <table:table-cell office:value-type="float" office:value="1414.271" calcext:value-type="float">
            <text:p>1414.271</text:p>
          </table:table-cell>
          <table:table-cell office:value-type="float" office:value="26.9055767059326" calcext:value-type="float">
            <text:p>26.9055767059326</text:p>
          </table:table-cell>
          <table:table-cell office:value-type="float" office:value="0" calcext:value-type="float">
            <text:p>0</text:p>
          </table:table-cell>
          <table:table-cell office:value-type="float" office:value="14326.14453125" calcext:value-type="float">
            <text:p>14326.14453125</text:p>
          </table:table-cell>
          <table:table-cell/>
          <table:table-cell table:formula="of:=[.F239]-(([.F239]-[.H240])*[.$K$1])" office:value-type="float" office:value="153.855369078854" calcext:value-type="float">
            <text:p>153.855369078854</text:p>
          </table:table-cell>
          <table:table-cell table:formula="of:=[.G239]-(([.G239]-[.B240])*[.$I$1])" office:value-type="float" office:value="26.9055767059326" calcext:value-type="float">
            <text:p>26.9055767059326</text:p>
          </table:table-cell>
          <table:table-cell table:formula="of:=[.H239]-(([.H239]-[.G240])*[.$J$1])" office:value-type="float" office:value="73.7750532544593" calcext:value-type="float">
            <text:p>73.7750532544593</text:p>
          </table:table-cell>
          <table:table-cell table:number-columns-repeated="13"/>
        </table:table-row>
        <table:table-row table:style-name="ro1">
          <table:table-cell office:value-type="float" office:value="1414.675" calcext:value-type="float">
            <text:p>1414.675</text:p>
          </table:table-cell>
          <table:table-cell office:value-type="float" office:value="3.36319708824158" calcext:value-type="float">
            <text:p>3.36319708824158</text:p>
          </table:table-cell>
          <table:table-cell office:value-type="float" office:value="0" calcext:value-type="float">
            <text:p>0</text:p>
          </table:table-cell>
          <table:table-cell office:value-type="float" office:value="14330.3525390625" calcext:value-type="float">
            <text:p>14330.3525390625</text:p>
          </table:table-cell>
          <table:table-cell/>
          <table:table-cell table:formula="of:=[.F240]-(([.F240]-[.H241])*[.$K$1])" office:value-type="float" office:value="107.740871515852" calcext:value-type="float">
            <text:p>107.740871515852</text:p>
          </table:table-cell>
          <table:table-cell table:formula="of:=[.G240]-(([.G240]-[.B241])*[.$I$1])" office:value-type="float" office:value="3.36319708824158" calcext:value-type="float">
            <text:p>3.36319708824158</text:p>
          </table:table-cell>
          <table:table-cell table:formula="of:=[.H240]-(([.H240]-[.G241])*[.$J$1])" office:value-type="float" office:value="38.5691251713504" calcext:value-type="float">
            <text:p>38.5691251713504</text:p>
          </table:table-cell>
          <table:table-cell table:number-columns-repeated="13"/>
        </table:table-row>
        <table:table-row table:style-name="ro1">
          <table:table-cell office:value-type="float" office:value="1414.814" calcext:value-type="float">
            <text:p>1414.814</text:p>
          </table:table-cell>
          <table:table-cell office:value-type="float" office:value="1.68159854412079" calcext:value-type="float">
            <text:p>1.68159854412079</text:p>
          </table:table-cell>
          <table:table-cell office:value-type="float" office:value="0" calcext:value-type="float">
            <text:p>0</text:p>
          </table:table-cell>
          <table:table-cell office:value-type="float" office:value="14331.0654296875" calcext:value-type="float">
            <text:p>14331.0654296875</text:p>
          </table:table-cell>
          <table:table-cell/>
          <table:table-cell table:formula="of:=[.F241]-(([.F241]-[.H242])*[.$K$1])" office:value-type="float" office:value="72.6946676526057" calcext:value-type="float">
            <text:p>72.6946676526057</text:p>
          </table:table-cell>
          <table:table-cell table:formula="of:=[.G241]-(([.G241]-[.B242])*[.$I$1])" office:value-type="float" office:value="1.68159854412079" calcext:value-type="float">
            <text:p>1.68159854412079</text:p>
          </table:table-cell>
          <table:table-cell table:formula="of:=[.H241]-(([.H241]-[.G242])*[.$J$1])" office:value-type="float" office:value="20.1253618577356" calcext:value-type="float">
            <text:p>20.1253618577356</text:p>
          </table:table-cell>
          <table:table-cell table:number-columns-repeated="13"/>
        </table:table-row>
        <table:table-row table:style-name="ro1">
          <table:table-cell office:value-type="float" office:value="1414.946" calcext:value-type="float">
            <text:p>1414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5927734375" calcext:value-type="float">
            <text:p>14331.5927734375</text:p>
          </table:table-cell>
          <table:table-cell/>
          <table:table-cell table:formula="of:=[.F242]-(([.F242]-[.H243])*[.$K$1])" office:value-type="float" office:value="47.6418729631105" calcext:value-type="float">
            <text:p>47.6418729631105</text:p>
          </table:table-cell>
          <table:table-cell table:formula="of:=[.G242]-(([.G242]-[.B243])*[.$I$1])" office:value-type="float" office:value="0" calcext:value-type="float">
            <text:p>0</text:p>
          </table:table-cell>
          <table:table-cell table:formula="of:=[.H242]-(([.H242]-[.G243])*[.$J$1])" office:value-type="float" office:value="10.0626809288678" calcext:value-type="float">
            <text:p>10.0626809288678</text:p>
          </table:table-cell>
          <table:table-cell table:number-columns-repeated="13"/>
        </table:table-row>
        <table:table-row table:style-name="ro1">
          <table:table-cell office:value-type="float" office:value="1415.083" calcext:value-type="float">
            <text:p>1415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962890625" calcext:value-type="float">
            <text:p>14331.962890625</text:p>
          </table:table-cell>
          <table:table-cell/>
          <table:table-cell table:formula="of:=[.F243]-(([.F243]-[.H244])*[.$K$1])" office:value-type="float" office:value="30.5976599636399" calcext:value-type="float">
            <text:p>30.5976599636399</text:p>
          </table:table-cell>
          <table:table-cell table:formula="of:=[.G243]-(([.G243]-[.B244])*[.$I$1])" office:value-type="float" office:value="0" calcext:value-type="float">
            <text:p>0</text:p>
          </table:table-cell>
          <table:table-cell table:formula="of:=[.H243]-(([.H243]-[.G244])*[.$J$1])" office:value-type="float" office:value="5.0313404644339" calcext:value-type="float">
            <text:p>5.0313404644339</text:p>
          </table:table-cell>
          <table:table-cell table:number-columns-repeated="13"/>
        </table:table-row>
        <table:table-row table:style-name="ro1">
          <table:table-cell office:value-type="float" office:value="1415.217" calcext:value-type="float">
            <text:p>1415.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197265625" calcext:value-type="float">
            <text:p>14332.197265625</text:p>
          </table:table-cell>
          <table:table-cell/>
          <table:table-cell table:formula="of:=[.F244]-(([.F244]-[.H245])*[.$K$1])" office:value-type="float" office:value="19.3648640710707" calcext:value-type="float">
            <text:p>19.3648640710707</text:p>
          </table:table-cell>
          <table:table-cell table:formula="of:=[.G244]-(([.G244]-[.B245])*[.$I$1])" office:value-type="float" office:value="0" calcext:value-type="float">
            <text:p>0</text:p>
          </table:table-cell>
          <table:table-cell table:formula="of:=[.H244]-(([.H244]-[.G245])*[.$J$1])" office:value-type="float" office:value="2.51567023221695" calcext:value-type="float">
            <text:p>2.51567023221695</text:p>
          </table:table-cell>
          <table:table-cell table:number-columns-repeated="13"/>
        </table:table-row>
        <table:table-row table:style-name="ro1">
          <table:table-cell office:value-type="float" office:value="1415.344" calcext:value-type="float">
            <text:p>1415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3173828125" calcext:value-type="float">
            <text:p>14332.3173828125</text:p>
          </table:table-cell>
          <table:table-cell/>
          <table:table-cell table:formula="of:=[.F245]-(([.F245]-[.H246])*[.$K$1])" office:value-type="float" office:value="12.1220524890858" calcext:value-type="float">
            <text:p>12.1220524890858</text:p>
          </table:table-cell>
          <table:table-cell table:formula="of:=[.G245]-(([.G245]-[.B246])*[.$I$1])" office:value-type="float" office:value="0" calcext:value-type="float">
            <text:p>0</text:p>
          </table:table-cell>
          <table:table-cell table:formula="of:=[.H245]-(([.H245]-[.G246])*[.$J$1])" office:value-type="float" office:value="1.25783511610848" calcext:value-type="float">
            <text:p>1.25783511610848</text:p>
          </table:table-cell>
          <table:table-cell table:number-columns-repeated="13"/>
        </table:table-row>
        <table:table-row table:style-name="ro1">
          <table:table-cell office:value-type="float" office:value="1415.483" calcext:value-type="float">
            <text:p>1415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3310546875" calcext:value-type="float">
            <text:p>14332.3310546875</text:p>
          </table:table-cell>
          <table:table-cell/>
          <table:table-cell table:formula="of:=[.F246]-(([.F246]-[.H247])*[.$K$1])" office:value-type="float" office:value="7.52479851667318" calcext:value-type="float">
            <text:p>7.52479851667318</text:p>
          </table:table-cell>
          <table:table-cell table:formula="of:=[.G246]-(([.G246]-[.B247])*[.$I$1])" office:value-type="float" office:value="0" calcext:value-type="float">
            <text:p>0</text:p>
          </table:table-cell>
          <table:table-cell table:formula="of:=[.H246]-(([.H246]-[.G247])*[.$J$1])" office:value-type="float" office:value="0.628917558054238" calcext:value-type="float">
            <text:p>0.628917558054238</text:p>
          </table:table-cell>
          <table:table-cell table:number-columns-repeated="13"/>
        </table:table-row>
        <table:table-row table:style-name="ro1">
          <table:table-cell office:value-type="float" office:value="1415.608" calcext:value-type="float">
            <text:p>1415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2509765625" calcext:value-type="float">
            <text:p>14332.2509765625</text:p>
          </table:table-cell>
          <table:table-cell/>
          <table:table-cell table:formula="of:=[.F247]-(([.F247]-[.H248])*[.$K$1])" office:value-type="float" office:value="4.64066262161476" calcext:value-type="float">
            <text:p>4.64066262161476</text:p>
          </table:table-cell>
          <table:table-cell table:formula="of:=[.G247]-(([.G247]-[.B248])*[.$I$1])" office:value-type="float" office:value="0" calcext:value-type="float">
            <text:p>0</text:p>
          </table:table-cell>
          <table:table-cell table:formula="of:=[.H247]-(([.H247]-[.G248])*[.$J$1])" office:value-type="float" office:value="0.314458779027119" calcext:value-type="float">
            <text:p>0.314458779027119</text:p>
          </table:table-cell>
          <table:table-cell table:number-columns-repeated="13"/>
        </table:table-row>
        <table:table-row table:style-name="ro1">
          <table:table-cell office:value-type="float" office:value="1415.747" calcext:value-type="float">
            <text:p>1415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2.10546875" calcext:value-type="float">
            <text:p>14332.10546875</text:p>
          </table:table-cell>
          <table:table-cell/>
          <table:table-cell table:formula="of:=[.F248]-(([.F248]-[.H249])*[.$K$1])" office:value-type="float" office:value="2.84728932877428" calcext:value-type="float">
            <text:p>2.84728932877428</text:p>
          </table:table-cell>
          <table:table-cell table:formula="of:=[.G248]-(([.G248]-[.B249])*[.$I$1])" office:value-type="float" office:value="0" calcext:value-type="float">
            <text:p>0</text:p>
          </table:table-cell>
          <table:table-cell table:formula="of:=[.H248]-(([.H248]-[.G249])*[.$J$1])" office:value-type="float" office:value="0.157229389513559" calcext:value-type="float">
            <text:p>0.157229389513559</text:p>
          </table:table-cell>
          <table:table-cell table:number-columns-repeated="13"/>
        </table:table-row>
        <table:table-row table:style-name="ro1">
          <table:table-cell office:value-type="float" office:value="1415.879" calcext:value-type="float">
            <text:p>1415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908203125" calcext:value-type="float">
            <text:p>14331.908203125</text:p>
          </table:table-cell>
          <table:table-cell/>
          <table:table-cell table:formula="of:=[.F249]-(([.F249]-[.H250])*[.$K$1])" office:value-type="float" office:value="1.73981947516728" calcext:value-type="float">
            <text:p>1.73981947516728</text:p>
          </table:table-cell>
          <table:table-cell table:formula="of:=[.G249]-(([.G249]-[.B250])*[.$I$1])" office:value-type="float" office:value="0" calcext:value-type="float">
            <text:p>0</text:p>
          </table:table-cell>
          <table:table-cell table:formula="of:=[.H249]-(([.H249]-[.G250])*[.$J$1])" office:value-type="float" office:value="0.0786146947567797" calcext:value-type="float">
            <text:p>0.0786146947567797</text:p>
          </table:table-cell>
          <table:table-cell table:number-columns-repeated="13"/>
        </table:table-row>
        <table:table-row table:style-name="ro1">
          <table:table-cell office:value-type="float" office:value="1416.017" calcext:value-type="float">
            <text:p>1416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6689453125" calcext:value-type="float">
            <text:p>14331.6689453125</text:p>
          </table:table-cell>
          <table:table-cell/>
          <table:table-cell table:formula="of:=[.F250]-(([.F250]-[.H251])*[.$K$1])" office:value-type="float" office:value="1.05961462405172" calcext:value-type="float">
            <text:p>1.05961462405172</text:p>
          </table:table-cell>
          <table:table-cell table:formula="of:=[.G250]-(([.G250]-[.B251])*[.$I$1])" office:value-type="float" office:value="0" calcext:value-type="float">
            <text:p>0</text:p>
          </table:table-cell>
          <table:table-cell table:formula="of:=[.H250]-(([.H250]-[.G251])*[.$J$1])" office:value-type="float" office:value="0.0393073473783899" calcext:value-type="float">
            <text:p>0.0393073473783899</text:p>
          </table:table-cell>
          <table:table-cell table:number-columns-repeated="13"/>
        </table:table-row>
        <table:table-row table:style-name="ro1">
          <table:table-cell office:value-type="float" office:value="1416.149" calcext:value-type="float">
            <text:p>1416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3916015625" calcext:value-type="float">
            <text:p>14331.3916015625</text:p>
          </table:table-cell>
          <table:table-cell/>
          <table:table-cell table:formula="of:=[.F251]-(([.F251]-[.H252])*[.$K$1])" office:value-type="float" office:value="0.643630243906712" calcext:value-type="float">
            <text:p>0.643630243906712</text:p>
          </table:table-cell>
          <table:table-cell table:formula="of:=[.G251]-(([.G251]-[.B252])*[.$I$1])" office:value-type="float" office:value="0" calcext:value-type="float">
            <text:p>0</text:p>
          </table:table-cell>
          <table:table-cell table:formula="of:=[.H251]-(([.H251]-[.G252])*[.$J$1])" office:value-type="float" office:value="0.0196536736891949" calcext:value-type="float">
            <text:p>0.0196536736891949</text:p>
          </table:table-cell>
          <table:table-cell table:number-columns-repeated="13"/>
        </table:table-row>
        <table:table-row table:style-name="ro1">
          <table:table-cell office:value-type="float" office:value="1416.286" calcext:value-type="float">
            <text:p>1416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1.08984375" calcext:value-type="float">
            <text:p>14331.08984375</text:p>
          </table:table-cell>
          <table:table-cell/>
          <table:table-cell table:formula="of:=[.F252]-(([.F252]-[.H253])*[.$K$1])" office:value-type="float" office:value="0.390108881081866" calcext:value-type="float">
            <text:p>0.390108881081866</text:p>
          </table:table-cell>
          <table:table-cell table:formula="of:=[.G252]-(([.G252]-[.B253])*[.$I$1])" office:value-type="float" office:value="0" calcext:value-type="float">
            <text:p>0</text:p>
          </table:table-cell>
          <table:table-cell table:formula="of:=[.H252]-(([.H252]-[.G253])*[.$J$1])" office:value-type="float" office:value="0.00982683684459747" calcext:value-type="float">
            <text:p>0.00982683684459747</text:p>
          </table:table-cell>
          <table:table-cell table:number-columns-repeated="13"/>
        </table:table-row>
        <table:table-row table:style-name="ro1">
          <table:table-cell office:value-type="float" office:value="1416.703" calcext:value-type="float">
            <text:p>1416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9.82421875" calcext:value-type="float">
            <text:p>14329.82421875</text:p>
          </table:table-cell>
          <table:table-cell/>
          <table:table-cell table:formula="of:=[.F253]-(([.F253]-[.H254])*[.$K$1])" office:value-type="float" office:value="0.236030696018039" calcext:value-type="float">
            <text:p>0.236030696018039</text:p>
          </table:table-cell>
          <table:table-cell table:formula="of:=[.G253]-(([.G253]-[.B254])*[.$I$1])" office:value-type="float" office:value="0" calcext:value-type="float">
            <text:p>0</text:p>
          </table:table-cell>
          <table:table-cell table:formula="of:=[.H253]-(([.H253]-[.G254])*[.$J$1])" office:value-type="float" office:value="0.00491341842229873" calcext:value-type="float">
            <text:p>0.00491341842229873</text:p>
          </table:table-cell>
          <table:table-cell table:number-columns-repeated="13"/>
        </table:table-row>
        <table:table-row table:style-name="ro1">
          <table:table-cell office:value-type="float" office:value="1417.08" calcext:value-type="float">
            <text:p>141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8.828125" calcext:value-type="float">
            <text:p>14328.828125</text:p>
          </table:table-cell>
          <table:table-cell/>
          <table:table-cell table:formula="of:=[.F254]-(([.F254]-[.H255])*[.$K$1])" office:value-type="float" office:value="0.142601101295283" calcext:value-type="float">
            <text:p>0.142601101295283</text:p>
          </table:table-cell>
          <table:table-cell table:formula="of:=[.G254]-(([.G254]-[.B255])*[.$I$1])" office:value-type="float" office:value="0" calcext:value-type="float">
            <text:p>0</text:p>
          </table:table-cell>
          <table:table-cell table:formula="of:=[.H254]-(([.H254]-[.G255])*[.$J$1])" office:value-type="float" office:value="0.00245670921114937" calcext:value-type="float">
            <text:p>0.00245670921114937</text:p>
          </table:table-cell>
          <table:table-cell table:number-columns-repeated="13"/>
        </table:table-row>
        <table:table-row table:style-name="ro1">
          <table:table-cell office:value-type="float" office:value="1417.614" calcext:value-type="float">
            <text:p>1417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7.3310546875" calcext:value-type="float">
            <text:p>14327.3310546875</text:p>
          </table:table-cell>
          <table:table-cell/>
          <table:table-cell table:formula="of:=[.F255]-(([.F255]-[.H256])*[.$K$1])" office:value-type="float" office:value="0.0860520026193998" calcext:value-type="float">
            <text:p>0.0860520026193998</text:p>
          </table:table-cell>
          <table:table-cell table:formula="of:=[.G255]-(([.G255]-[.B256])*[.$I$1])" office:value-type="float" office:value="0" calcext:value-type="float">
            <text:p>0</text:p>
          </table:table-cell>
          <table:table-cell table:formula="of:=[.H255]-(([.H255]-[.G256])*[.$J$1])" office:value-type="float" office:value="0.00122835460557468" calcext:value-type="float">
            <text:p>0.00122835460557468</text:p>
          </table:table-cell>
          <table:table-cell table:number-columns-repeated="13"/>
        </table:table-row>
        <table:table-row table:style-name="ro1">
          <table:table-cell office:value-type="float" office:value="1417.748" calcext:value-type="float">
            <text:p>1417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6.9638671875" calcext:value-type="float">
            <text:p>14326.9638671875</text:p>
          </table:table-cell>
          <table:table-cell/>
          <table:table-cell table:formula="of:=[.F256]-(([.F256]-[.H257])*[.$K$1])" office:value-type="float" office:value="0.0518768724927548" calcext:value-type="float">
            <text:p>0.0518768724927548</text:p>
          </table:table-cell>
          <table:table-cell table:formula="of:=[.G256]-(([.G256]-[.B257])*[.$I$1])" office:value-type="float" office:value="0" calcext:value-type="float">
            <text:p>0</text:p>
          </table:table-cell>
          <table:table-cell table:formula="of:=[.H256]-(([.H256]-[.G257])*[.$J$1])" office:value-type="float" office:value="0.000614177302787342" calcext:value-type="float">
            <text:p>0.000614177302787342</text:p>
          </table:table-cell>
          <table:table-cell table:number-columns-repeated="13"/>
        </table:table-row>
        <table:table-row table:style-name="ro1">
          <table:table-cell office:value-type="float" office:value="1418.009" calcext:value-type="float">
            <text:p>1418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6.248046875" calcext:value-type="float">
            <text:p>14326.248046875</text:p>
          </table:table-cell>
          <table:table-cell/>
          <table:table-cell table:formula="of:=[.F257]-(([.F257]-[.H258])*[.$K$1])" office:value-type="float" office:value="0.0312489589562104" calcext:value-type="float">
            <text:p>0.0312489589562104</text:p>
          </table:table-cell>
          <table:table-cell table:formula="of:=[.G257]-(([.G257]-[.B258])*[.$I$1])" office:value-type="float" office:value="0" calcext:value-type="float">
            <text:p>0</text:p>
          </table:table-cell>
          <table:table-cell table:formula="of:=[.H257]-(([.H257]-[.G258])*[.$J$1])" office:value-type="float" office:value="0.000307088651393671" calcext:value-type="float">
            <text:p>0.000307088651393671</text:p>
          </table:table-cell>
          <table:table-cell table:number-columns-repeated="13"/>
        </table:table-row>
        <table:table-row table:style-name="ro1">
          <table:table-cell office:value-type="float" office:value="1418.152" calcext:value-type="float">
            <text:p>1418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5.8994140625" calcext:value-type="float">
            <text:p>14325.8994140625</text:p>
          </table:table-cell>
          <table:table-cell/>
          <table:table-cell table:formula="of:=[.F258]-(([.F258]-[.H259])*[.$K$1])" office:value-type="float" office:value="0.0188107931040049" calcext:value-type="float">
            <text:p>0.0188107931040049</text:p>
          </table:table-cell>
          <table:table-cell table:formula="of:=[.G258]-(([.G258]-[.B259])*[.$I$1])" office:value-type="float" office:value="0" calcext:value-type="float">
            <text:p>0</text:p>
          </table:table-cell>
          <table:table-cell table:formula="of:=[.H258]-(([.H258]-[.G259])*[.$J$1])" office:value-type="float" office:value="0.000153544325696835" calcext:value-type="float">
            <text:p>0.000153544325696835</text:p>
          </table:table-cell>
          <table:table-cell table:number-columns-repeated="13"/>
        </table:table-row>
        <table:table-row table:style-name="ro1">
          <table:table-cell office:value-type="float" office:value="1418.293" calcext:value-type="float">
            <text:p>1418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5.556640625" calcext:value-type="float">
            <text:p>14325.556640625</text:p>
          </table:table-cell>
          <table:table-cell/>
          <table:table-cell table:formula="of:=[.F259]-(([.F259]-[.H260])*[.$K$1])" office:value-type="float" office:value="0.0113171847275423" calcext:value-type="float">
            <text:p>0.0113171847275423</text:p>
          </table:table-cell>
          <table:table-cell table:formula="of:=[.G259]-(([.G259]-[.B260])*[.$I$1])" office:value-type="float" office:value="0" calcext:value-type="float">
            <text:p>0</text:p>
          </table:table-cell>
          <table:table-cell table:formula="of:=[.H259]-(([.H259]-[.G260])*[.$J$1])" office:value-type="float" office:value="0.0000767721628484177" calcext:value-type="float">
            <text:p>7.67721628484177E-05</text:p>
          </table:table-cell>
          <table:table-cell table:number-columns-repeated="13"/>
        </table:table-row>
        <table:table-row table:style-name="ro1">
          <table:table-cell office:value-type="float" office:value="1418.444" calcext:value-type="float">
            <text:p>1418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5.1103515625" calcext:value-type="float">
            <text:p>14325.1103515625</text:p>
          </table:table-cell>
          <table:table-cell/>
          <table:table-cell table:formula="of:=[.F260]-(([.F260]-[.H261])*[.$K$1])" office:value-type="float" office:value="0.00680566526909508" calcext:value-type="float">
            <text:p>0.00680566526909508</text:p>
          </table:table-cell>
          <table:table-cell table:formula="of:=[.G260]-(([.G260]-[.B261])*[.$I$1])" office:value-type="float" office:value="0" calcext:value-type="float">
            <text:p>0</text:p>
          </table:table-cell>
          <table:table-cell table:formula="of:=[.H260]-(([.H260]-[.G261])*[.$J$1])" office:value-type="float" office:value="0.0000383860814242089" calcext:value-type="float">
            <text:p>3.83860814242089E-05</text:p>
          </table:table-cell>
          <table:table-cell table:number-columns-repeated="13"/>
        </table:table-row>
        <table:table-row table:style-name="ro1">
          <table:table-cell office:value-type="float" office:value="1418.581" calcext:value-type="float">
            <text:p>1418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4.7841796875" calcext:value-type="float">
            <text:p>14324.7841796875</text:p>
          </table:table-cell>
          <table:table-cell/>
          <table:table-cell table:formula="of:=[.F261]-(([.F261]-[.H262])*[.$K$1])" office:value-type="float" office:value="0.00409107637774189" calcext:value-type="float">
            <text:p>0.00409107637774189</text:p>
          </table:table-cell>
          <table:table-cell table:formula="of:=[.G261]-(([.G261]-[.B262])*[.$I$1])" office:value-type="float" office:value="0" calcext:value-type="float">
            <text:p>0</text:p>
          </table:table-cell>
          <table:table-cell table:formula="of:=[.H261]-(([.H261]-[.G262])*[.$J$1])" office:value-type="float" office:value="0.0000191930407121044" calcext:value-type="float">
            <text:p>1.91930407121044E-05</text:p>
          </table:table-cell>
          <table:table-cell table:number-columns-repeated="13"/>
        </table:table-row>
        <table:table-row table:style-name="ro1">
          <table:table-cell office:value-type="float" office:value="1418.716" calcext:value-type="float">
            <text:p>1418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4.466796875" calcext:value-type="float">
            <text:p>14324.466796875</text:p>
          </table:table-cell>
          <table:table-cell/>
          <table:table-cell table:formula="of:=[.F262]-(([.F262]-[.H263])*[.$K$1])" office:value-type="float" office:value="0.00245848443478756" calcext:value-type="float">
            <text:p>0.00245848443478756</text:p>
          </table:table-cell>
          <table:table-cell table:formula="of:=[.G262]-(([.G262]-[.B263])*[.$I$1])" office:value-type="float" office:value="0" calcext:value-type="float">
            <text:p>0</text:p>
          </table:table-cell>
          <table:table-cell table:formula="of:=[.H262]-(([.H262]-[.G263])*[.$J$1])" office:value-type="float" office:value="0.00000959652035605221" calcext:value-type="float">
            <text:p>9.59652035605221E-06</text:p>
          </table:table-cell>
          <table:table-cell table:number-columns-repeated="13"/>
        </table:table-row>
        <table:table-row table:style-name="ro1">
          <table:table-cell office:value-type="float" office:value="1418.854" calcext:value-type="float">
            <text:p>1418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4.15625" calcext:value-type="float">
            <text:p>14324.15625</text:p>
          </table:table-cell>
          <table:table-cell/>
          <table:table-cell table:formula="of:=[.F263]-(([.F263]-[.H264])*[.$K$1])" office:value-type="float" office:value="0.00147700996494374" calcext:value-type="float">
            <text:p>0.00147700996494374</text:p>
          </table:table-cell>
          <table:table-cell table:formula="of:=[.G263]-(([.G263]-[.B264])*[.$I$1])" office:value-type="float" office:value="0" calcext:value-type="float">
            <text:p>0</text:p>
          </table:table-cell>
          <table:table-cell table:formula="of:=[.H263]-(([.H263]-[.G264])*[.$J$1])" office:value-type="float" office:value="0.00000479826017802611" calcext:value-type="float">
            <text:p>4.79826017802611E-06</text:p>
          </table:table-cell>
          <table:table-cell table:number-columns-repeated="13"/>
        </table:table-row>
        <table:table-row table:style-name="ro1">
          <table:table-cell office:value-type="float" office:value="1418.989" calcext:value-type="float">
            <text:p>1418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3.853515625" calcext:value-type="float">
            <text:p>14323.853515625</text:p>
          </table:table-cell>
          <table:table-cell/>
          <table:table-cell table:formula="of:=[.F264]-(([.F264]-[.H265])*[.$K$1])" office:value-type="float" office:value="0.000887165631001852" calcext:value-type="float">
            <text:p>0.000887165631001852</text:p>
          </table:table-cell>
          <table:table-cell table:formula="of:=[.G264]-(([.G264]-[.B265])*[.$I$1])" office:value-type="float" office:value="0" calcext:value-type="float">
            <text:p>0</text:p>
          </table:table-cell>
          <table:table-cell table:formula="of:=[.H264]-(([.H264]-[.G265])*[.$J$1])" office:value-type="float" office:value="0.00000239913008901305" calcext:value-type="float">
            <text:p>2.39913008901305E-06</text:p>
          </table:table-cell>
          <table:table-cell table:number-columns-repeated="13"/>
        </table:table-row>
        <table:table-row table:style-name="ro1">
          <table:table-cell office:value-type="float" office:value="1419.128" calcext:value-type="float">
            <text:p>1419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3.5576171875" calcext:value-type="float">
            <text:p>14323.5576171875</text:p>
          </table:table-cell>
          <table:table-cell/>
          <table:table-cell table:formula="of:=[.F265]-(([.F265]-[.H266])*[.$K$1])" office:value-type="float" office:value="0.000532779204618914" calcext:value-type="float">
            <text:p>0.000532779204618914</text:p>
          </table:table-cell>
          <table:table-cell table:formula="of:=[.G265]-(([.G265]-[.B266])*[.$I$1])" office:value-type="float" office:value="0" calcext:value-type="float">
            <text:p>0</text:p>
          </table:table-cell>
          <table:table-cell table:formula="of:=[.H265]-(([.H265]-[.G266])*[.$J$1])" office:value-type="float" office:value="0.00000119956504450653" calcext:value-type="float">
            <text:p>1.19956504450653E-06</text:p>
          </table:table-cell>
          <table:table-cell table:number-columns-repeated="13"/>
        </table:table-row>
        <table:table-row table:style-name="ro1">
          <table:table-cell office:value-type="float" office:value="1419.263" calcext:value-type="float">
            <text:p>1419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3.267578125" calcext:value-type="float">
            <text:p>14323.267578125</text:p>
          </table:table-cell>
          <table:table-cell/>
          <table:table-cell table:formula="of:=[.F266]-(([.F266]-[.H267])*[.$K$1])" office:value-type="float" office:value="0.000319907435780249" calcext:value-type="float">
            <text:p>0.000319907435780249</text:p>
          </table:table-cell>
          <table:table-cell table:formula="of:=[.G266]-(([.G266]-[.B267])*[.$I$1])" office:value-type="float" office:value="0" calcext:value-type="float">
            <text:p>0</text:p>
          </table:table-cell>
          <table:table-cell table:formula="of:=[.H266]-(([.H266]-[.G267])*[.$J$1])" office:value-type="float" office:value="0.00000059978252225326" calcext:value-type="float">
            <text:p>5.99782522253263E-07</text:p>
          </table:table-cell>
          <table:table-cell table:number-columns-repeated="13"/>
        </table:table-row>
        <table:table-row table:style-name="ro1">
          <table:table-cell office:value-type="float" office:value="1419.399" calcext:value-type="float">
            <text:p>1419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98828125" calcext:value-type="float">
            <text:p>14322.98828125</text:p>
          </table:table-cell>
          <table:table-cell/>
          <table:table-cell table:formula="of:=[.F267]-(([.F267]-[.H268])*[.$K$1])" office:value-type="float" office:value="0.0001920644179726" calcext:value-type="float">
            <text:p>0.0001920644179726</text:p>
          </table:table-cell>
          <table:table-cell table:formula="of:=[.G267]-(([.G267]-[.B268])*[.$I$1])" office:value-type="float" office:value="0" calcext:value-type="float">
            <text:p>0</text:p>
          </table:table-cell>
          <table:table-cell table:formula="of:=[.H267]-(([.H267]-[.G268])*[.$J$1])" office:value-type="float" office:value="0.00000029989126112663" calcext:value-type="float">
            <text:p>2.99891261126632E-07</text:p>
          </table:table-cell>
          <table:table-cell table:number-columns-repeated="13"/>
        </table:table-row>
        <table:table-row table:style-name="ro1">
          <table:table-cell office:value-type="float" office:value="1419.535" calcext:value-type="float">
            <text:p>1419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7158203125" calcext:value-type="float">
            <text:p>14322.7158203125</text:p>
          </table:table-cell>
          <table:table-cell/>
          <table:table-cell table:formula="of:=[.F268]-(([.F268]-[.H269])*[.$K$1])" office:value-type="float" office:value="0.000115298629035786" calcext:value-type="float">
            <text:p>0.000115298629035786</text:p>
          </table:table-cell>
          <table:table-cell table:formula="of:=[.G268]-(([.G268]-[.B269])*[.$I$1])" office:value-type="float" office:value="0" calcext:value-type="float">
            <text:p>0</text:p>
          </table:table-cell>
          <table:table-cell table:formula="of:=[.H268]-(([.H268]-[.G269])*[.$J$1])" office:value-type="float" office:value="0.00000014994563056332" calcext:value-type="float">
            <text:p>1.49945630563316E-07</text:p>
          </table:table-cell>
          <table:table-cell table:number-columns-repeated="13"/>
        </table:table-row>
        <table:table-row table:style-name="ro1">
          <table:table-cell office:value-type="float" office:value="1419.664" calcext:value-type="float">
            <text:p>1419.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4501953125" calcext:value-type="float">
            <text:p>14322.4501953125</text:p>
          </table:table-cell>
          <table:table-cell/>
          <table:table-cell table:formula="of:=[.F269]-(([.F269]-[.H270])*[.$K$1])" office:value-type="float" office:value="0.000069209166547584" calcext:value-type="float">
            <text:p>6.9209166547584E-05</text:p>
          </table:table-cell>
          <table:table-cell table:formula="of:=[.G269]-(([.G269]-[.B270])*[.$I$1])" office:value-type="float" office:value="0" calcext:value-type="float">
            <text:p>0</text:p>
          </table:table-cell>
          <table:table-cell table:formula="of:=[.H269]-(([.H269]-[.G270])*[.$J$1])" office:value-type="float" office:value="0.00000007497281528166" calcext:value-type="float">
            <text:p>7.49728152816579E-08</text:p>
          </table:table-cell>
          <table:table-cell table:number-columns-repeated="13"/>
        </table:table-row>
        <table:table-row table:style-name="ro1">
          <table:table-cell office:value-type="float" office:value="1419.795" calcext:value-type="float">
            <text:p>1419.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2.19140625" calcext:value-type="float">
            <text:p>14322.19140625</text:p>
          </table:table-cell>
          <table:table-cell/>
          <table:table-cell table:formula="of:=[.F270]-(([.F270]-[.H271])*[.$K$1])" office:value-type="float" office:value="0.0000415404944916067" calcext:value-type="float">
            <text:p>4.15404944916067E-05</text:p>
          </table:table-cell>
          <table:table-cell table:formula="of:=[.G270]-(([.G270]-[.B271])*[.$I$1])" office:value-type="float" office:value="0" calcext:value-type="float">
            <text:p>0</text:p>
          </table:table-cell>
          <table:table-cell table:formula="of:=[.H270]-(([.H270]-[.G271])*[.$J$1])" office:value-type="float" office:value="0.00000003748640764083" calcext:value-type="float">
            <text:p>3.7486407640829E-08</text:p>
          </table:table-cell>
          <table:table-cell table:number-columns-repeated="13"/>
        </table:table-row>
        <table:table-row table:style-name="ro1">
          <table:table-cell office:value-type="float" office:value="1419.924" calcext:value-type="float">
            <text:p>1419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1.94140625" calcext:value-type="float">
            <text:p>14321.94140625</text:p>
          </table:table-cell>
          <table:table-cell/>
          <table:table-cell table:formula="of:=[.F271]-(([.F271]-[.H272])*[.$K$1])" office:value-type="float" office:value="0.0000249317939764922" calcext:value-type="float">
            <text:p>2.49317939764922E-05</text:p>
          </table:table-cell>
          <table:table-cell table:formula="of:=[.G271]-(([.G271]-[.B272])*[.$I$1])" office:value-type="float" office:value="0" calcext:value-type="float">
            <text:p>0</text:p>
          </table:table-cell>
          <table:table-cell table:formula="of:=[.H271]-(([.H271]-[.G272])*[.$J$1])" office:value-type="float" office:value="0.00000001874320382041" calcext:value-type="float">
            <text:p>1.87432038204145E-08</text:p>
          </table:table-cell>
          <table:table-cell table:number-columns-repeated="13"/>
        </table:table-row>
        <table:table-row table:style-name="ro1">
          <table:table-cell office:value-type="float" office:value="1420.062" calcext:value-type="float">
            <text:p>142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1.697265625" calcext:value-type="float">
            <text:p>14321.697265625</text:p>
          </table:table-cell>
          <table:table-cell/>
          <table:table-cell table:formula="of:=[.F272]-(([.F272]-[.H273])*[.$K$1])" office:value-type="float" office:value="0.0000149628250266594" calcext:value-type="float">
            <text:p>1.49628250266594E-05</text:p>
          </table:table-cell>
          <table:table-cell table:formula="of:=[.G272]-(([.G272]-[.B273])*[.$I$1])" office:value-type="float" office:value="0" calcext:value-type="float">
            <text:p>0</text:p>
          </table:table-cell>
          <table:table-cell table:formula="of:=[.H272]-(([.H272]-[.G273])*[.$J$1])" office:value-type="float" office:value="0.00000000937160191021" calcext:value-type="float">
            <text:p>9.37160191020724E-09</text:p>
          </table:table-cell>
          <table:table-cell table:number-columns-repeated="13"/>
        </table:table-row>
        <table:table-row table:style-name="ro1">
          <table:table-cell office:value-type="float" office:value="1378.003" calcext:value-type="float">
            <text:p>1378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273]-(([.F273]-[.H274])*[.$K$1])" office:value-type="float" office:value="0.00000897956933637768" calcext:value-type="float">
            <text:p>8.97956933637768E-06</text:p>
          </table:table-cell>
          <table:table-cell table:formula="of:=[.G273]-(([.G273]-[.B274])*[.$I$1])" office:value-type="float" office:value="0" calcext:value-type="float">
            <text:p>0</text:p>
          </table:table-cell>
          <table:table-cell table:formula="of:=[.H273]-(([.H273]-[.G274])*[.$J$1])" office:value-type="float" office:value="0.0000000046858009551" calcext:value-type="float">
            <text:p>4.68580095510362E-09</text:p>
          </table:table-cell>
          <table:table-cell table:number-columns-repeated="13"/>
        </table:table-row>
        <table:table-row table:style-name="ro1">
          <table:table-cell office:value-type="float" office:value="1378.123" calcext:value-type="float">
            <text:p>1378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274]-(([.F274]-[.H275])*[.$K$1])" office:value-type="float" office:value="0.00000538867876201763" calcext:value-type="float">
            <text:p>5.38867876201763E-06</text:p>
          </table:table-cell>
          <table:table-cell table:formula="of:=[.G274]-(([.G274]-[.B275])*[.$I$1])" office:value-type="float" office:value="0" calcext:value-type="float">
            <text:p>0</text:p>
          </table:table-cell>
          <table:table-cell table:formula="of:=[.H274]-(([.H274]-[.G275])*[.$J$1])" office:value-type="float" office:value="0.00000000234290047755" calcext:value-type="float">
            <text:p>2.34290047755181E-09</text:p>
          </table:table-cell>
          <table:table-cell table:number-columns-repeated="13"/>
        </table:table-row>
        <table:table-row table:style-name="ro1">
          <table:table-cell office:value-type="float" office:value="1378.64" calcext:value-type="float">
            <text:p>1378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75]-(([.F275]-[.H276])*[.$K$1])" office:value-type="float" office:value="0.00000323367583730609" calcext:value-type="float">
            <text:p>3.23367583730609E-06</text:p>
          </table:table-cell>
          <table:table-cell table:formula="of:=[.G275]-(([.G275]-[.B276])*[.$I$1])" office:value-type="float" office:value="0" calcext:value-type="float">
            <text:p>0</text:p>
          </table:table-cell>
          <table:table-cell table:formula="of:=[.H275]-(([.H275]-[.G276])*[.$J$1])" office:value-type="float" office:value="0.00000000117145023878" calcext:value-type="float">
            <text:p>1.17145023877591E-09</text:p>
          </table:table-cell>
          <table:table-cell table:number-columns-repeated="13"/>
        </table:table-row>
        <table:table-row table:style-name="ro1">
          <table:table-cell office:value-type="float" office:value="1378.774" calcext:value-type="float">
            <text:p>1378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76]-(([.F276]-[.H277])*[.$K$1])" office:value-type="float" office:value="0.00000194043979243141" calcext:value-type="float">
            <text:p>1.94043979243141E-06</text:p>
          </table:table-cell>
          <table:table-cell table:formula="of:=[.G276]-(([.G276]-[.B277])*[.$I$1])" office:value-type="float" office:value="0" calcext:value-type="float">
            <text:p>0</text:p>
          </table:table-cell>
          <table:table-cell table:formula="of:=[.H276]-(([.H276]-[.G277])*[.$J$1])" office:value-type="float" office:value="0.00000000058572511939" calcext:value-type="float">
            <text:p>5.85725119387953E-10</text:p>
          </table:table-cell>
          <table:table-cell table:number-columns-repeated="13"/>
        </table:table-row>
        <table:table-row table:style-name="ro1">
          <table:table-cell office:value-type="float" office:value="1378.905" calcext:value-type="float">
            <text:p>1378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277]-(([.F277]-[.H278])*[.$K$1])" office:value-type="float" office:value="0.00000116438102048272" calcext:value-type="float">
            <text:p>1.16438102048272E-06</text:p>
          </table:table-cell>
          <table:table-cell table:formula="of:=[.G277]-(([.G277]-[.B278])*[.$I$1])" office:value-type="float" office:value="0" calcext:value-type="float">
            <text:p>0</text:p>
          </table:table-cell>
          <table:table-cell table:formula="of:=[.H277]-(([.H277]-[.G278])*[.$J$1])" office:value-type="float" office:value="0.00000000029286255969" calcext:value-type="float">
            <text:p>2.92862559693976E-10</text:p>
          </table:table-cell>
          <table:table-cell table:number-columns-repeated="13"/>
        </table:table-row>
        <table:table-row table:style-name="ro1">
          <table:table-cell office:value-type="float" office:value="1379.292" calcext:value-type="float">
            <text:p>1379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278]-(([.F278]-[.H279])*[.$K$1])" office:value-type="float" office:value="0.00000069868718480157" calcext:value-type="float">
            <text:p>6.98687184801572E-07</text:p>
          </table:table-cell>
          <table:table-cell table:formula="of:=[.G278]-(([.G278]-[.B279])*[.$I$1])" office:value-type="float" office:value="0" calcext:value-type="float">
            <text:p>0</text:p>
          </table:table-cell>
          <table:table-cell table:formula="of:=[.H278]-(([.H278]-[.G279])*[.$J$1])" office:value-type="float" office:value="0.00000000014643127985" calcext:value-type="float">
            <text:p>1.46431279846988E-10</text:p>
          </table:table-cell>
          <table:table-cell table:number-columns-repeated="13"/>
        </table:table-row>
        <table:table-row table:style-name="ro1">
          <table:table-cell office:value-type="float" office:value="1379.447" calcext:value-type="float">
            <text:p>1379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279]-(([.F279]-[.H280])*[.$K$1])" office:value-type="float" office:value="0.00000041924159713691" calcext:value-type="float">
            <text:p>4.19241597136912E-07</text:p>
          </table:table-cell>
          <table:table-cell table:formula="of:=[.G279]-(([.G279]-[.B280])*[.$I$1])" office:value-type="float" office:value="0" calcext:value-type="float">
            <text:p>0</text:p>
          </table:table-cell>
          <table:table-cell table:formula="of:=[.H279]-(([.H279]-[.G280])*[.$J$1])" office:value-type="float" office:value="0.00000000007321563992" calcext:value-type="float">
            <text:p>7.32156399234941E-11</text:p>
          </table:table-cell>
          <table:table-cell table:number-columns-repeated="13"/>
        </table:table-row>
        <table:table-row table:style-name="ro1">
          <table:table-cell office:value-type="float" office:value="1379.579" calcext:value-type="float">
            <text:p>1379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280]-(([.F280]-[.H281])*[.$K$1])" office:value-type="float" office:value="0.00000025155960141013" calcext:value-type="float">
            <text:p>2.51559601410132E-07</text:p>
          </table:table-cell>
          <table:table-cell table:formula="of:=[.G280]-(([.G280]-[.B281])*[.$I$1])" office:value-type="float" office:value="0" calcext:value-type="float">
            <text:p>0</text:p>
          </table:table-cell>
          <table:table-cell table:formula="of:=[.H280]-(([.H280]-[.G281])*[.$J$1])" office:value-type="float" office:value="0.00000000003660781996" calcext:value-type="float">
            <text:p>3.6607819961747E-11</text:p>
          </table:table-cell>
          <table:table-cell table:number-columns-repeated="13"/>
        </table:table-row>
        <table:table-row table:style-name="ro1">
          <table:table-cell office:value-type="float" office:value="1379.733" calcext:value-type="float">
            <text:p>1379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1]-(([.F281]-[.H282])*[.$K$1])" office:value-type="float" office:value="0.00000015094308241007" calcext:value-type="float">
            <text:p>1.50943082410072E-07</text:p>
          </table:table-cell>
          <table:table-cell table:formula="of:=[.G281]-(([.G281]-[.B282])*[.$I$1])" office:value-type="float" office:value="0" calcext:value-type="float">
            <text:p>0</text:p>
          </table:table-cell>
          <table:table-cell table:formula="of:=[.H281]-(([.H281]-[.G282])*[.$J$1])" office:value-type="float" office:value="0.00000000001830390998" calcext:value-type="float">
            <text:p>1.83039099808735E-11</text:p>
          </table:table-cell>
          <table:table-cell table:number-columns-repeated="13"/>
        </table:table-row>
        <table:table-row table:style-name="ro1">
          <table:table-cell office:value-type="float" office:value="1379.876" calcext:value-type="float">
            <text:p>1379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2]-(([.F282]-[.H283])*[.$K$1])" office:value-type="float" office:value="0.00000009056951022804" calcext:value-type="float">
            <text:p>9.05695102280392E-08</text:p>
          </table:table-cell>
          <table:table-cell table:formula="of:=[.G282]-(([.G282]-[.B283])*[.$I$1])" office:value-type="float" office:value="0" calcext:value-type="float">
            <text:p>0</text:p>
          </table:table-cell>
          <table:table-cell table:formula="of:=[.H282]-(([.H282]-[.G283])*[.$J$1])" office:value-type="float" office:value="0.00000000000915195499" calcext:value-type="float">
            <text:p>9.15195499043676E-12</text:p>
          </table:table-cell>
          <table:table-cell table:number-columns-repeated="13"/>
        </table:table-row>
        <table:table-row table:style-name="ro1">
          <table:table-cell office:value-type="float" office:value="1380.007" calcext:value-type="float">
            <text:p>138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3]-(([.F283]-[.H284])*[.$K$1])" office:value-type="float" office:value="0.00000005434353652782" calcext:value-type="float">
            <text:p>5.43435365278216E-08</text:p>
          </table:table-cell>
          <table:table-cell table:formula="of:=[.G283]-(([.G283]-[.B284])*[.$I$1])" office:value-type="float" office:value="0" calcext:value-type="float">
            <text:p>0</text:p>
          </table:table-cell>
          <table:table-cell table:formula="of:=[.H283]-(([.H283]-[.G284])*[.$J$1])" office:value-type="float" office:value="0.0000000000045759775" calcext:value-type="float">
            <text:p>4.57597749521838E-12</text:p>
          </table:table-cell>
          <table:table-cell table:number-columns-repeated="13"/>
        </table:table-row>
        <table:table-row table:style-name="ro1">
          <table:table-cell office:value-type="float" office:value="1380.153" calcext:value-type="float">
            <text:p>138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4]-(([.F284]-[.H285])*[.$K$1])" office:value-type="float" office:value="0.00000003260703711219" calcext:value-type="float">
            <text:p>3.2607037112192E-08</text:p>
          </table:table-cell>
          <table:table-cell table:formula="of:=[.G284]-(([.G284]-[.B285])*[.$I$1])" office:value-type="float" office:value="0" calcext:value-type="float">
            <text:p>0</text:p>
          </table:table-cell>
          <table:table-cell table:formula="of:=[.H284]-(([.H284]-[.G285])*[.$J$1])" office:value-type="float" office:value="0.00000000000228798875" calcext:value-type="float">
            <text:p>2.28798874760919E-12</text:p>
          </table:table-cell>
          <table:table-cell table:number-columns-repeated="13"/>
        </table:table-row>
        <table:table-row table:style-name="ro1">
          <table:table-cell office:value-type="float" office:value="1380.283" calcext:value-type="float">
            <text:p>138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285]-(([.F285]-[.H286])*[.$K$1])" office:value-type="float" office:value="0.00000001956467986506" calcext:value-type="float">
            <text:p>1.95646798650647E-08</text:p>
          </table:table-cell>
          <table:table-cell table:formula="of:=[.G285]-(([.G285]-[.B286])*[.$I$1])" office:value-type="float" office:value="0" calcext:value-type="float">
            <text:p>0</text:p>
          </table:table-cell>
          <table:table-cell table:formula="of:=[.H285]-(([.H285]-[.G286])*[.$J$1])" office:value-type="float" office:value="0.00000000000114399437" calcext:value-type="float">
            <text:p>1.14399437380459E-12</text:p>
          </table:table-cell>
          <table:table-cell table:number-columns-repeated="13"/>
        </table:table-row>
        <table:table-row table:style-name="ro1">
          <table:table-cell office:value-type="float" office:value="1380.439" calcext:value-type="float">
            <text:p>1380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286]-(([.F286]-[.H287])*[.$K$1])" office:value-type="float" office:value="0.00000001173903671791" calcext:value-type="float">
            <text:p>1.17390367179136E-08</text:p>
          </table:table-cell>
          <table:table-cell table:formula="of:=[.G286]-(([.G286]-[.B287])*[.$I$1])" office:value-type="float" office:value="0" calcext:value-type="float">
            <text:p>0</text:p>
          </table:table-cell>
          <table:table-cell table:formula="of:=[.H286]-(([.H286]-[.G287])*[.$J$1])" office:value-type="float" office:value="0.00000000000057199719" calcext:value-type="float">
            <text:p>5.71997186902297E-13</text:p>
          </table:table-cell>
          <table:table-cell table:number-columns-repeated="13"/>
        </table:table-row>
        <table:table-row table:style-name="ro1">
          <table:table-cell office:value-type="float" office:value="1380.587" calcext:value-type="float">
            <text:p>1380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7]-(([.F287]-[.H288])*[.$K$1])" office:value-type="float" office:value="0.00000000704353643019" calcext:value-type="float">
            <text:p>7.04353643018553E-09</text:p>
          </table:table-cell>
          <table:table-cell table:formula="of:=[.G287]-(([.G287]-[.B288])*[.$I$1])" office:value-type="float" office:value="0" calcext:value-type="float">
            <text:p>0</text:p>
          </table:table-cell>
          <table:table-cell table:formula="of:=[.H287]-(([.H287]-[.G288])*[.$J$1])" office:value-type="float" office:value="0.00000000000028599859" calcext:value-type="float">
            <text:p>2.85998593451149E-13</text:p>
          </table:table-cell>
          <table:table-cell table:number-columns-repeated="13"/>
        </table:table-row>
        <table:table-row table:style-name="ro1">
          <table:table-cell office:value-type="float" office:value="1380.617" calcext:value-type="float">
            <text:p>1380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8]-(([.F288]-[.H289])*[.$K$1])" office:value-type="float" office:value="0.00000000422617905783" calcext:value-type="float">
            <text:p>4.22617905783001E-09</text:p>
          </table:table-cell>
          <table:table-cell table:formula="of:=[.G288]-(([.G288]-[.B289])*[.$I$1])" office:value-type="float" office:value="0" calcext:value-type="float">
            <text:p>0</text:p>
          </table:table-cell>
          <table:table-cell table:formula="of:=[.H288]-(([.H288]-[.G289])*[.$J$1])" office:value-type="float" office:value="0.0000000000001429993" calcext:value-type="float">
            <text:p>1.42999296725574E-13</text:p>
          </table:table-cell>
          <table:table-cell table:number-columns-repeated="13"/>
        </table:table-row>
        <table:table-row table:style-name="ro1">
          <table:table-cell office:value-type="float" office:value="1380.746" calcext:value-type="float">
            <text:p>138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89]-(([.F289]-[.H290])*[.$K$1])" office:value-type="float" office:value="0.00000000253573603456" calcext:value-type="float">
            <text:p>2.53573603455735E-09</text:p>
          </table:table-cell>
          <table:table-cell table:formula="of:=[.G289]-(([.G289]-[.B290])*[.$I$1])" office:value-type="float" office:value="0" calcext:value-type="float">
            <text:p>0</text:p>
          </table:table-cell>
          <table:table-cell table:formula="of:=[.H289]-(([.H289]-[.G290])*[.$J$1])" office:value-type="float" office:value="0.00000000000007149965" calcext:value-type="float">
            <text:p>7.14996483627872E-14</text:p>
          </table:table-cell>
          <table:table-cell table:number-columns-repeated="13"/>
        </table:table-row>
        <table:table-row table:style-name="ro1">
          <table:table-cell office:value-type="float" office:value="1380.883" calcext:value-type="float">
            <text:p>138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0]-(([.F290]-[.H291])*[.$K$1])" office:value-type="float" office:value="0.00000000152145592066" calcext:value-type="float">
            <text:p>1.52145592066408E-09</text:p>
          </table:table-cell>
          <table:table-cell table:formula="of:=[.G290]-(([.G290]-[.B291])*[.$I$1])" office:value-type="float" office:value="0" calcext:value-type="float">
            <text:p>0</text:p>
          </table:table-cell>
          <table:table-cell table:formula="of:=[.H290]-(([.H290]-[.G291])*[.$J$1])" office:value-type="float" office:value="0.00000000000003574982" calcext:value-type="float">
            <text:p>3.57498241813936E-14</text:p>
          </table:table-cell>
          <table:table-cell table:number-columns-repeated="13"/>
        </table:table-row>
        <table:table-row table:style-name="ro1">
          <table:table-cell office:value-type="float" office:value="1381.148" calcext:value-type="float">
            <text:p>1381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1]-(([.F291]-[.H292])*[.$K$1])" office:value-type="float" office:value="0.00000000091288070236" calcext:value-type="float">
            <text:p>9.12880702363286E-10</text:p>
          </table:table-cell>
          <table:table-cell table:formula="of:=[.G291]-(([.G291]-[.B292])*[.$I$1])" office:value-type="float" office:value="0" calcext:value-type="float">
            <text:p>0</text:p>
          </table:table-cell>
          <table:table-cell table:formula="of:=[.H291]-(([.H291]-[.G292])*[.$J$1])" office:value-type="float" office:value="0.00000000000001787491" calcext:value-type="float">
            <text:p>1.78749120906968E-14</text:p>
          </table:table-cell>
          <table:table-cell table:number-columns-repeated="13"/>
        </table:table-row>
        <table:table-row table:style-name="ro1">
          <table:table-cell office:value-type="float" office:value="1381.28" calcext:value-type="float">
            <text:p>13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2]-(([.F292]-[.H293])*[.$K$1])" office:value-type="float" office:value="0.0000000005477319964" calcext:value-type="float">
            <text:p>5.4773199640039E-10</text:p>
          </table:table-cell>
          <table:table-cell table:formula="of:=[.G292]-(([.G292]-[.B293])*[.$I$1])" office:value-type="float" office:value="0" calcext:value-type="float">
            <text:p>0</text:p>
          </table:table-cell>
          <table:table-cell table:formula="of:=[.H292]-(([.H292]-[.G293])*[.$J$1])" office:value-type="float" office:value="8.9374560453484E-015" calcext:value-type="float">
            <text:p>8.9374560453484E-15</text:p>
          </table:table-cell>
          <table:table-cell table:number-columns-repeated="13"/>
        </table:table-row>
        <table:table-row table:style-name="ro1">
          <table:table-cell office:value-type="float" office:value="1381.314" calcext:value-type="float">
            <text:p>1381.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3]-(([.F293]-[.H294])*[.$K$1])" office:value-type="float" office:value="0.00000000032864098533" calcext:value-type="float">
            <text:p>3.28640985331443E-10</text:p>
          </table:table-cell>
          <table:table-cell table:formula="of:=[.G293]-(([.G293]-[.B294])*[.$I$1])" office:value-type="float" office:value="0" calcext:value-type="float">
            <text:p>0</text:p>
          </table:table-cell>
          <table:table-cell table:formula="of:=[.H293]-(([.H293]-[.G294])*[.$J$1])" office:value-type="float" office:value="4.4687280226742E-015" calcext:value-type="float">
            <text:p>4.4687280226742E-15</text:p>
          </table:table-cell>
          <table:table-cell table:number-columns-repeated="13"/>
        </table:table-row>
        <table:table-row table:style-name="ro1">
          <table:table-cell office:value-type="float" office:value="1381.454" calcext:value-type="float">
            <text:p>1381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4]-(([.F294]-[.H295])*[.$K$1])" office:value-type="float" office:value="0.00000000019718548494" calcext:value-type="float">
            <text:p>1.9718548494447E-10</text:p>
          </table:table-cell>
          <table:table-cell table:formula="of:=[.G294]-(([.G294]-[.B295])*[.$I$1])" office:value-type="float" office:value="0" calcext:value-type="float">
            <text:p>0</text:p>
          </table:table-cell>
          <table:table-cell table:formula="of:=[.H294]-(([.H294]-[.G295])*[.$J$1])" office:value-type="float" office:value="2.2343640113371E-015" calcext:value-type="float">
            <text:p>2.2343640113371E-15</text:p>
          </table:table-cell>
          <table:table-cell table:number-columns-repeated="13"/>
        </table:table-row>
        <table:table-row table:style-name="ro1">
          <table:table-cell office:value-type="float" office:value="1381.596" calcext:value-type="float">
            <text:p>1381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5]-(([.F295]-[.H296])*[.$K$1])" office:value-type="float" office:value="0.00000000011831173784" calcext:value-type="float">
            <text:p>1.18311737839484E-10</text:p>
          </table:table-cell>
          <table:table-cell table:formula="of:=[.G295]-(([.G295]-[.B296])*[.$I$1])" office:value-type="float" office:value="0" calcext:value-type="float">
            <text:p>0</text:p>
          </table:table-cell>
          <table:table-cell table:formula="of:=[.H295]-(([.H295]-[.G296])*[.$J$1])" office:value-type="float" office:value="1.11718200566855E-015" calcext:value-type="float">
            <text:p>1.11718200566855E-15</text:p>
          </table:table-cell>
          <table:table-cell table:number-columns-repeated="13"/>
        </table:table-row>
        <table:table-row table:style-name="ro1">
          <table:table-cell office:value-type="float" office:value="1381.729" calcext:value-type="float">
            <text:p>1381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6]-(([.F296]-[.H297])*[.$K$1])" office:value-type="float" office:value="0.00000000007098726614" calcext:value-type="float">
            <text:p>7.09872661400918E-11</text:p>
          </table:table-cell>
          <table:table-cell table:formula="of:=[.G296]-(([.G296]-[.B297])*[.$I$1])" office:value-type="float" office:value="0" calcext:value-type="float">
            <text:p>0</text:p>
          </table:table-cell>
          <table:table-cell table:formula="of:=[.H296]-(([.H296]-[.G297])*[.$J$1])" office:value-type="float" office:value="5.58591002834275E-016" calcext:value-type="float">
            <text:p>5.58591002834275E-16</text:p>
          </table:table-cell>
          <table:table-cell table:number-columns-repeated="13"/>
        </table:table-row>
        <table:table-row table:style-name="ro1">
          <table:table-cell office:value-type="float" office:value="1381.859" calcext:value-type="float">
            <text:p>1381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7]-(([.F297]-[.H298])*[.$K$1])" office:value-type="float" office:value="0.0000000000425924714" calcext:value-type="float">
            <text:p>4.25924714022556E-11</text:p>
          </table:table-cell>
          <table:table-cell table:formula="of:=[.G297]-(([.G297]-[.B298])*[.$I$1])" office:value-type="float" office:value="0" calcext:value-type="float">
            <text:p>0</text:p>
          </table:table-cell>
          <table:table-cell table:formula="of:=[.H297]-(([.H297]-[.G298])*[.$J$1])" office:value-type="float" office:value="2.79295501417137E-016" calcext:value-type="float">
            <text:p>2.79295501417137E-16</text:p>
          </table:table-cell>
          <table:table-cell table:number-columns-repeated="13"/>
        </table:table-row>
        <table:table-row table:style-name="ro1">
          <table:table-cell office:value-type="float" office:value="1382.001" calcext:value-type="float">
            <text:p>1382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8]-(([.F298]-[.H299])*[.$K$1])" office:value-type="float" office:value="0.0000000000255555387" calcext:value-type="float">
            <text:p>2.55555387004537E-11</text:p>
          </table:table-cell>
          <table:table-cell table:formula="of:=[.G298]-(([.G298]-[.B299])*[.$I$1])" office:value-type="float" office:value="0" calcext:value-type="float">
            <text:p>0</text:p>
          </table:table-cell>
          <table:table-cell table:formula="of:=[.H298]-(([.H298]-[.G299])*[.$J$1])" office:value-type="float" office:value="1.39647750708569E-016" calcext:value-type="float">
            <text:p>1.39647750708569E-16</text:p>
          </table:table-cell>
          <table:table-cell table:number-columns-repeated="13"/>
        </table:table-row>
        <table:table-row table:style-name="ro1">
          <table:table-cell office:value-type="float" office:value="1382.415" calcext:value-type="float">
            <text:p>1382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299]-(([.F299]-[.H300])*[.$K$1])" office:value-type="float" office:value="0.00000000001533335115" calcext:value-type="float">
            <text:p>1.53333511498223E-11</text:p>
          </table:table-cell>
          <table:table-cell table:formula="of:=[.G299]-(([.G299]-[.B300])*[.$I$1])" office:value-type="float" office:value="0" calcext:value-type="float">
            <text:p>0</text:p>
          </table:table-cell>
          <table:table-cell table:formula="of:=[.H299]-(([.H299]-[.G300])*[.$J$1])" office:value-type="float" office:value="6.98238753542844E-017" calcext:value-type="float">
            <text:p>6.98238753542844E-17</text:p>
          </table:table-cell>
          <table:table-cell table:number-columns-repeated="13"/>
        </table:table-row>
        <table:table-row table:style-name="ro1">
          <table:table-cell office:value-type="float" office:value="1382.553" calcext:value-type="float">
            <text:p>1382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300]-(([.F300]-[.H301])*[.$K$1])" office:value-type="float" office:value="0.00000000000920002465" calcext:value-type="float">
            <text:p>9.20002465466848E-12</text:p>
          </table:table-cell>
          <table:table-cell table:formula="of:=[.G300]-(([.G300]-[.B301])*[.$I$1])" office:value-type="float" office:value="0" calcext:value-type="float">
            <text:p>0</text:p>
          </table:table-cell>
          <table:table-cell table:formula="of:=[.H300]-(([.H300]-[.G301])*[.$J$1])" office:value-type="float" office:value="3.49119376771422E-017" calcext:value-type="float">
            <text:p>3.49119376771422E-17</text:p>
          </table:table-cell>
          <table:table-cell table:number-columns-repeated="13"/>
        </table:table-row>
        <table:table-row table:style-name="ro1">
          <table:table-cell office:value-type="float" office:value="1382.69" calcext:value-type="float">
            <text:p>138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301]-(([.F301]-[.H302])*[.$K$1])" office:value-type="float" office:value="0.00000000000552002178" calcext:value-type="float">
            <text:p>5.52002177518862E-12</text:p>
          </table:table-cell>
          <table:table-cell table:formula="of:=[.G301]-(([.G301]-[.B302])*[.$I$1])" office:value-type="float" office:value="0" calcext:value-type="float">
            <text:p>0</text:p>
          </table:table-cell>
          <table:table-cell table:formula="of:=[.H301]-(([.H301]-[.G302])*[.$J$1])" office:value-type="float" office:value="1.74559688385711E-017" calcext:value-type="float">
            <text:p>1.74559688385711E-17</text:p>
          </table:table-cell>
          <table:table-cell table:number-columns-repeated="13"/>
        </table:table-row>
        <table:table-row table:style-name="ro1">
          <table:table-cell office:value-type="float" office:value="1382.814" calcext:value-type="float">
            <text:p>1382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302]-(([.F302]-[.H303])*[.$K$1])" office:value-type="float" office:value="0.00000000000331201656" calcext:value-type="float">
            <text:p>3.31201655630694E-12</text:p>
          </table:table-cell>
          <table:table-cell table:formula="of:=[.G302]-(([.G302]-[.B303])*[.$I$1])" office:value-type="float" office:value="0" calcext:value-type="float">
            <text:p>0</text:p>
          </table:table-cell>
          <table:table-cell table:formula="of:=[.H302]-(([.H302]-[.G303])*[.$J$1])" office:value-type="float" office:value="8.72798441928554E-018" calcext:value-type="float">
            <text:p>8.72798441928554E-18</text:p>
          </table:table-cell>
          <table:table-cell table:number-columns-repeated="13"/>
        </table:table-row>
        <table:table-row table:style-name="ro1">
          <table:table-cell office:value-type="float" office:value="1382.961" calcext:value-type="float">
            <text:p>1382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3]-(([.F303]-[.H304])*[.$K$1])" office:value-type="float" office:value="0.00000000000198721168" calcext:value-type="float">
            <text:p>1.98721167938105E-12</text:p>
          </table:table-cell>
          <table:table-cell table:formula="of:=[.G303]-(([.G303]-[.B304])*[.$I$1])" office:value-type="float" office:value="0" calcext:value-type="float">
            <text:p>0</text:p>
          </table:table-cell>
          <table:table-cell table:formula="of:=[.H303]-(([.H303]-[.G304])*[.$J$1])" office:value-type="float" office:value="4.36399220964277E-018" calcext:value-type="float">
            <text:p>4.36399220964277E-18</text:p>
          </table:table-cell>
          <table:table-cell table:number-columns-repeated="13"/>
        </table:table-row>
        <table:table-row table:style-name="ro1">
          <table:table-cell office:value-type="float" office:value="1383.252" calcext:value-type="float">
            <text:p>1383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4]-(([.F304]-[.H305])*[.$K$1])" office:value-type="float" office:value="0.00000000000119232788" calcext:value-type="float">
            <text:p>1.19232788042707E-12</text:p>
          </table:table-cell>
          <table:table-cell table:formula="of:=[.G304]-(([.G304]-[.B305])*[.$I$1])" office:value-type="float" office:value="0" calcext:value-type="float">
            <text:p>0</text:p>
          </table:table-cell>
          <table:table-cell table:formula="of:=[.H304]-(([.H304]-[.G305])*[.$J$1])" office:value-type="float" office:value="2.18199610482139E-018" calcext:value-type="float">
            <text:p>2.18199610482139E-18</text:p>
          </table:table-cell>
          <table:table-cell table:number-columns-repeated="13"/>
        </table:table-row>
        <table:table-row table:style-name="ro1">
          <table:table-cell office:value-type="float" office:value="1383.379" calcext:value-type="float">
            <text:p>1383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5]-(([.F305]-[.H306])*[.$K$1])" office:value-type="float" office:value="0.00000000000071539716" calcext:value-type="float">
            <text:p>7.15397164655463E-13</text:p>
          </table:table-cell>
          <table:table-cell table:formula="of:=[.G305]-(([.G305]-[.B306])*[.$I$1])" office:value-type="float" office:value="0" calcext:value-type="float">
            <text:p>0</text:p>
          </table:table-cell>
          <table:table-cell table:formula="of:=[.H305]-(([.H305]-[.G306])*[.$J$1])" office:value-type="float" office:value="1.09099805241069E-018" calcext:value-type="float">
            <text:p>1.09099805241069E-18</text:p>
          </table:table-cell>
          <table:table-cell table:number-columns-repeated="13"/>
        </table:table-row>
        <table:table-row table:style-name="ro1">
          <table:table-cell office:value-type="float" office:value="1383.409" calcext:value-type="float">
            <text:p>1383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6]-(([.F306]-[.H307])*[.$K$1])" office:value-type="float" office:value="0.00000000000042923852" calcext:value-type="float">
            <text:p>4.29238516992888E-13</text:p>
          </table:table-cell>
          <table:table-cell table:formula="of:=[.G306]-(([.G306]-[.B307])*[.$I$1])" office:value-type="float" office:value="0" calcext:value-type="float">
            <text:p>0</text:p>
          </table:table-cell>
          <table:table-cell table:formula="of:=[.H306]-(([.H306]-[.G307])*[.$J$1])" office:value-type="float" office:value="5.45499026205347E-019" calcext:value-type="float">
            <text:p>5.45499026205347E-19</text:p>
          </table:table-cell>
          <table:table-cell table:number-columns-repeated="13"/>
        </table:table-row>
        <table:table-row table:style-name="ro1">
          <table:table-cell office:value-type="float" office:value="1383.533" calcext:value-type="float">
            <text:p>1383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7]-(([.F307]-[.H308])*[.$K$1])" office:value-type="float" office:value="0.00000000000025754322" calcext:value-type="float">
            <text:p>2.57543219295538E-13</text:p>
          </table:table-cell>
          <table:table-cell table:formula="of:=[.G307]-(([.G307]-[.B308])*[.$I$1])" office:value-type="float" office:value="0" calcext:value-type="float">
            <text:p>0</text:p>
          </table:table-cell>
          <table:table-cell table:formula="of:=[.H307]-(([.H307]-[.G308])*[.$J$1])" office:value-type="float" office:value="2.72749513102673E-019" calcext:value-type="float">
            <text:p>2.72749513102673E-19</text:p>
          </table:table-cell>
          <table:table-cell table:number-columns-repeated="13"/>
        </table:table-row>
        <table:table-row table:style-name="ro1">
          <table:table-cell office:value-type="float" office:value="1383.652" calcext:value-type="float">
            <text:p>1383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8]-(([.F308]-[.H309])*[.$K$1])" office:value-type="float" office:value="0.00000000000015452599" calcext:value-type="float">
            <text:p>1.54525986127226E-13</text:p>
          </table:table-cell>
          <table:table-cell table:formula="of:=[.G308]-(([.G308]-[.B309])*[.$I$1])" office:value-type="float" office:value="0" calcext:value-type="float">
            <text:p>0</text:p>
          </table:table-cell>
          <table:table-cell table:formula="of:=[.H308]-(([.H308]-[.G309])*[.$J$1])" office:value-type="float" office:value="1.36374756551337E-019" calcext:value-type="float">
            <text:p>1.36374756551337E-19</text:p>
          </table:table-cell>
          <table:table-cell table:number-columns-repeated="13"/>
        </table:table-row>
        <table:table-row table:style-name="ro1">
          <table:table-cell office:value-type="float" office:value="1383.903" calcext:value-type="float">
            <text:p>1383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09]-(([.F309]-[.H310])*[.$K$1])" office:value-type="float" office:value="0.00000000000009271562" calcext:value-type="float">
            <text:p>9.27156189512867E-14</text:p>
          </table:table-cell>
          <table:table-cell table:formula="of:=[.G309]-(([.G309]-[.B310])*[.$I$1])" office:value-type="float" office:value="0" calcext:value-type="float">
            <text:p>0</text:p>
          </table:table-cell>
          <table:table-cell table:formula="of:=[.H309]-(([.H309]-[.G310])*[.$J$1])" office:value-type="float" office:value="6.81873782756683E-020" calcext:value-type="float">
            <text:p>6.81873782756683E-20</text:p>
          </table:table-cell>
          <table:table-cell table:number-columns-repeated="13"/>
        </table:table-row>
        <table:table-row table:style-name="ro1">
          <table:table-cell office:value-type="float" office:value="1384.038" calcext:value-type="float">
            <text:p>1384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48828125" calcext:value-type="float">
            <text:p>13735.7548828125</text:p>
          </table:table-cell>
          <table:table-cell/>
          <table:table-cell table:formula="of:=[.F310]-(([.F310]-[.H311])*[.$K$1])" office:value-type="float" office:value="0.00000000000005562939" calcext:value-type="float">
            <text:p>5.56293850082476E-14</text:p>
          </table:table-cell>
          <table:table-cell table:formula="of:=[.G310]-(([.G310]-[.B311])*[.$I$1])" office:value-type="float" office:value="0" calcext:value-type="float">
            <text:p>0</text:p>
          </table:table-cell>
          <table:table-cell table:formula="of:=[.H310]-(([.H310]-[.G311])*[.$J$1])" office:value-type="float" office:value="3.40936891378342E-020" calcext:value-type="float">
            <text:p>3.40936891378342E-20</text:p>
          </table:table-cell>
          <table:table-cell table:number-columns-repeated="13"/>
        </table:table-row>
        <table:table-row table:style-name="ro1">
          <table:table-cell office:value-type="float" office:value="1384.18" calcext:value-type="float">
            <text:p>138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311]-(([.F311]-[.H312])*[.$K$1])" office:value-type="float" office:value="0.00000000000003337764" calcext:value-type="float">
            <text:p>3.33776378236864E-14</text:p>
          </table:table-cell>
          <table:table-cell table:formula="of:=[.G311]-(([.G311]-[.B312])*[.$I$1])" office:value-type="float" office:value="0" calcext:value-type="float">
            <text:p>0</text:p>
          </table:table-cell>
          <table:table-cell table:formula="of:=[.H311]-(([.H311]-[.G312])*[.$J$1])" office:value-type="float" office:value="1.70468445689171E-020" calcext:value-type="float">
            <text:p>1.70468445689171E-20</text:p>
          </table:table-cell>
          <table:table-cell table:number-columns-repeated="13"/>
        </table:table-row>
        <table:table-row table:style-name="ro1">
          <table:table-cell office:value-type="float" office:value="1384.317" calcext:value-type="float">
            <text:p>1384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90234375" calcext:value-type="float">
            <text:p>13735.7490234375</text:p>
          </table:table-cell>
          <table:table-cell/>
          <table:table-cell table:formula="of:=[.F312]-(([.F312]-[.H313])*[.$K$1])" office:value-type="float" office:value="0.00000000000002002659" calcext:value-type="float">
            <text:p>2.00265861035808E-14</text:p>
          </table:table-cell>
          <table:table-cell table:formula="of:=[.G312]-(([.G312]-[.B313])*[.$I$1])" office:value-type="float" office:value="0" calcext:value-type="float">
            <text:p>0</text:p>
          </table:table-cell>
          <table:table-cell table:formula="of:=[.H312]-(([.H312]-[.G313])*[.$J$1])" office:value-type="float" office:value="8.52342228445854E-021" calcext:value-type="float">
            <text:p>8.52342228445854E-21</text:p>
          </table:table-cell>
          <table:table-cell table:number-columns-repeated="13"/>
        </table:table-row>
        <table:table-row table:style-name="ro1">
          <table:table-cell office:value-type="float" office:value="1384.447" calcext:value-type="float">
            <text:p>1384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313]-(([.F313]-[.H314])*[.$K$1])" office:value-type="float" office:value="0.00000000000001201595" calcext:value-type="float">
            <text:p>1.20159533668329E-14</text:p>
          </table:table-cell>
          <table:table-cell table:formula="of:=[.G313]-(([.G313]-[.B314])*[.$I$1])" office:value-type="float" office:value="0" calcext:value-type="float">
            <text:p>0</text:p>
          </table:table-cell>
          <table:table-cell table:formula="of:=[.H313]-(([.H313]-[.G314])*[.$J$1])" office:value-type="float" office:value="4.26171114222927E-021" calcext:value-type="float">
            <text:p>4.26171114222927E-21</text:p>
          </table:table-cell>
          <table:table-cell table:number-columns-repeated="13"/>
        </table:table-row>
        <table:table-row table:style-name="ro1">
          <table:table-cell office:value-type="float" office:value="1384.594" calcext:value-type="float">
            <text:p>1384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4]-(([.F314]-[.H315])*[.$K$1])" office:value-type="float" office:value="7.20957287244198E-015" calcext:value-type="float">
            <text:p>7.20957287244198E-15</text:p>
          </table:table-cell>
          <table:table-cell table:formula="of:=[.G314]-(([.G314]-[.B315])*[.$I$1])" office:value-type="float" office:value="0" calcext:value-type="float">
            <text:p>0</text:p>
          </table:table-cell>
          <table:table-cell table:formula="of:=[.H314]-(([.H314]-[.G315])*[.$J$1])" office:value-type="float" office:value="2.13085557111463E-021" calcext:value-type="float">
            <text:p>2.13085557111463E-21</text:p>
          </table:table-cell>
          <table:table-cell table:number-columns-repeated="13"/>
        </table:table-row>
        <table:table-row table:style-name="ro1">
          <table:table-cell office:value-type="float" office:value="1384.725" calcext:value-type="float">
            <text:p>1384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5]-(([.F315]-[.H316])*[.$K$1])" office:value-type="float" office:value="4.3257441496363E-015" calcext:value-type="float">
            <text:p>4.3257441496363E-15</text:p>
          </table:table-cell>
          <table:table-cell table:formula="of:=[.G315]-(([.G315]-[.B316])*[.$I$1])" office:value-type="float" office:value="0" calcext:value-type="float">
            <text:p>0</text:p>
          </table:table-cell>
          <table:table-cell table:formula="of:=[.H315]-(([.H315]-[.G316])*[.$J$1])" office:value-type="float" office:value="1.06542778555732E-021" calcext:value-type="float">
            <text:p>1.06542778555732E-21</text:p>
          </table:table-cell>
          <table:table-cell table:number-columns-repeated="13"/>
        </table:table-row>
        <table:table-row table:style-name="ro1">
          <table:table-cell office:value-type="float" office:value="1384.868" calcext:value-type="float">
            <text:p>1384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6]-(([.F316]-[.H317])*[.$K$1])" office:value-type="float" office:value="2.59544670286734E-015" calcext:value-type="float">
            <text:p>2.59544670286734E-15</text:p>
          </table:table-cell>
          <table:table-cell table:formula="of:=[.G316]-(([.G316]-[.B317])*[.$I$1])" office:value-type="float" office:value="0" calcext:value-type="float">
            <text:p>0</text:p>
          </table:table-cell>
          <table:table-cell table:formula="of:=[.H316]-(([.H316]-[.G317])*[.$J$1])" office:value-type="float" office:value="5.32713892778659E-022" calcext:value-type="float">
            <text:p>5.32713892778659E-22</text:p>
          </table:table-cell>
          <table:table-cell table:number-columns-repeated="13"/>
        </table:table-row>
        <table:table-row table:style-name="ro1">
          <table:table-cell office:value-type="float" office:value="1385.009" calcext:value-type="float">
            <text:p>1385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7]-(([.F317]-[.H318])*[.$K$1])" office:value-type="float" office:value="1.55726812826318E-015" calcext:value-type="float">
            <text:p>1.55726812826318E-15</text:p>
          </table:table-cell>
          <table:table-cell table:formula="of:=[.G317]-(([.G317]-[.B318])*[.$I$1])" office:value-type="float" office:value="0" calcext:value-type="float">
            <text:p>0</text:p>
          </table:table-cell>
          <table:table-cell table:formula="of:=[.H317]-(([.H317]-[.G318])*[.$J$1])" office:value-type="float" office:value="2.66356946389329E-022" calcext:value-type="float">
            <text:p>2.66356946389329E-22</text:p>
          </table:table-cell>
          <table:table-cell table:number-columns-repeated="13"/>
        </table:table-row>
        <table:table-row table:style-name="ro1">
          <table:table-cell office:value-type="float" office:value="1385.143" calcext:value-type="float">
            <text:p>1385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8]-(([.F318]-[.H319])*[.$K$1])" office:value-type="float" office:value="9.34360930229298E-016" calcext:value-type="float">
            <text:p>9.34360930229298E-16</text:p>
          </table:table-cell>
          <table:table-cell table:formula="of:=[.G318]-(([.G318]-[.B319])*[.$I$1])" office:value-type="float" office:value="0" calcext:value-type="float">
            <text:p>0</text:p>
          </table:table-cell>
          <table:table-cell table:formula="of:=[.H318]-(([.H318]-[.G319])*[.$J$1])" office:value-type="float" office:value="1.33178473194665E-022" calcext:value-type="float">
            <text:p>1.33178473194665E-22</text:p>
          </table:table-cell>
          <table:table-cell table:number-columns-repeated="13"/>
        </table:table-row>
        <table:table-row table:style-name="ro1">
          <table:table-cell office:value-type="float" office:value="1385.273" calcext:value-type="float">
            <text:p>1385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19]-(([.F319]-[.H320])*[.$K$1])" office:value-type="float" office:value="5.60616584773273E-016" calcext:value-type="float">
            <text:p>5.60616584773273E-16</text:p>
          </table:table-cell>
          <table:table-cell table:formula="of:=[.G319]-(([.G319]-[.B320])*[.$I$1])" office:value-type="float" office:value="0" calcext:value-type="float">
            <text:p>0</text:p>
          </table:table-cell>
          <table:table-cell table:formula="of:=[.H319]-(([.H319]-[.G320])*[.$J$1])" office:value-type="float" office:value="6.65892365973323E-023" calcext:value-type="float">
            <text:p>6.65892365973323E-23</text:p>
          </table:table-cell>
          <table:table-cell table:number-columns-repeated="13"/>
        </table:table-row>
        <table:table-row table:style-name="ro1">
          <table:table-cell office:value-type="float" office:value="1385.416" calcext:value-type="float">
            <text:p>1385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0]-(([.F320]-[.H321])*[.$K$1])" office:value-type="float" office:value="3.36369964181811E-016" calcext:value-type="float">
            <text:p>3.36369964181811E-16</text:p>
          </table:table-cell>
          <table:table-cell table:formula="of:=[.G320]-(([.G320]-[.B321])*[.$I$1])" office:value-type="float" office:value="0" calcext:value-type="float">
            <text:p>0</text:p>
          </table:table-cell>
          <table:table-cell table:formula="of:=[.H320]-(([.H320]-[.G321])*[.$J$1])" office:value-type="float" office:value="3.32946182986662E-023" calcext:value-type="float">
            <text:p>3.32946182986662E-23</text:p>
          </table:table-cell>
          <table:table-cell table:number-columns-repeated="13"/>
        </table:table-row>
        <table:table-row table:style-name="ro1">
          <table:table-cell office:value-type="float" office:value="1385.546" calcext:value-type="float">
            <text:p>1385.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1]-(([.F321]-[.H322])*[.$K$1])" office:value-type="float" office:value="2.0182198516801E-016" calcext:value-type="float">
            <text:p>2.0182198516801E-16</text:p>
          </table:table-cell>
          <table:table-cell table:formula="of:=[.G321]-(([.G321]-[.B322])*[.$I$1])" office:value-type="float" office:value="0" calcext:value-type="float">
            <text:p>0</text:p>
          </table:table-cell>
          <table:table-cell table:formula="of:=[.H321]-(([.H321]-[.G322])*[.$J$1])" office:value-type="float" office:value="1.66473091493331E-023" calcext:value-type="float">
            <text:p>1.66473091493331E-23</text:p>
          </table:table-cell>
          <table:table-cell table:number-columns-repeated="13"/>
        </table:table-row>
        <table:table-row table:style-name="ro1">
          <table:table-cell office:value-type="float" office:value="1385.688" calcext:value-type="float">
            <text:p>1385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2]-(([.F322]-[.H323])*[.$K$1])" office:value-type="float" office:value="1.21093194430268E-016" calcext:value-type="float">
            <text:p>1.21093194430268E-16</text:p>
          </table:table-cell>
          <table:table-cell table:formula="of:=[.G322]-(([.G322]-[.B323])*[.$I$1])" office:value-type="float" office:value="0" calcext:value-type="float">
            <text:p>0</text:p>
          </table:table-cell>
          <table:table-cell table:formula="of:=[.H322]-(([.H322]-[.G323])*[.$J$1])" office:value-type="float" office:value="8.32365457466654E-024" calcext:value-type="float">
            <text:p>8.32365457466654E-24</text:p>
          </table:table-cell>
          <table:table-cell table:number-columns-repeated="13"/>
        </table:table-row>
        <table:table-row table:style-name="ro1">
          <table:table-cell office:value-type="float" office:value="1385.818" calcext:value-type="float">
            <text:p>1385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3]-(([.F323]-[.H324])*[.$K$1])" office:value-type="float" office:value="7.26559183228918E-017" calcext:value-type="float">
            <text:p>7.26559183228918E-17</text:p>
          </table:table-cell>
          <table:table-cell table:formula="of:=[.G323]-(([.G323]-[.B324])*[.$I$1])" office:value-type="float" office:value="0" calcext:value-type="float">
            <text:p>0</text:p>
          </table:table-cell>
          <table:table-cell table:formula="of:=[.H323]-(([.H323]-[.G324])*[.$J$1])" office:value-type="float" office:value="4.16182728733327E-024" calcext:value-type="float">
            <text:p>4.16182728733327E-24</text:p>
          </table:table-cell>
          <table:table-cell table:number-columns-repeated="13"/>
        </table:table-row>
        <table:table-row table:style-name="ro1">
          <table:table-cell office:value-type="float" office:value="1386.094" calcext:value-type="float">
            <text:p>1386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24]-(([.F324]-[.H325])*[.$K$1])" office:value-type="float" office:value="4.35935518261005E-017" calcext:value-type="float">
            <text:p>4.35935518261005E-17</text:p>
          </table:table-cell>
          <table:table-cell table:formula="of:=[.G324]-(([.G324]-[.B325])*[.$I$1])" office:value-type="float" office:value="0" calcext:value-type="float">
            <text:p>0</text:p>
          </table:table-cell>
          <table:table-cell table:formula="of:=[.H324]-(([.H324]-[.G325])*[.$J$1])" office:value-type="float" office:value="2.08091364366664E-024" calcext:value-type="float">
            <text:p>2.08091364366664E-24</text:p>
          </table:table-cell>
          <table:table-cell table:number-columns-repeated="13"/>
        </table:table-row>
        <table:table-row table:style-name="ro1">
          <table:table-cell office:value-type="float" office:value="1386.233" calcext:value-type="float">
            <text:p>1386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25]-(([.F325]-[.H326])*[.$K$1])" office:value-type="float" office:value="2.6156131511843E-017" calcext:value-type="float">
            <text:p>2.6156131511843E-17</text:p>
          </table:table-cell>
          <table:table-cell table:formula="of:=[.G325]-(([.G325]-[.B326])*[.$I$1])" office:value-type="float" office:value="0" calcext:value-type="float">
            <text:p>0</text:p>
          </table:table-cell>
          <table:table-cell table:formula="of:=[.H325]-(([.H325]-[.G326])*[.$J$1])" office:value-type="float" office:value="1.04045682183332E-024" calcext:value-type="float">
            <text:p>1.04045682183332E-24</text:p>
          </table:table-cell>
          <table:table-cell table:number-columns-repeated="13"/>
        </table:table-row>
        <table:table-row table:style-name="ro1">
          <table:table-cell office:value-type="float" office:value="1386.372" calcext:value-type="float">
            <text:p>1386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29296875" calcext:value-type="float">
            <text:p>13735.7529296875</text:p>
          </table:table-cell>
          <table:table-cell/>
          <table:table-cell table:formula="of:=[.F326]-(([.F326]-[.H327])*[.$K$1])" office:value-type="float" office:value="1.56936791151972E-017" calcext:value-type="float">
            <text:p>1.56936791151972E-17</text:p>
          </table:table-cell>
          <table:table-cell table:formula="of:=[.G326]-(([.G326]-[.B327])*[.$I$1])" office:value-type="float" office:value="0" calcext:value-type="float">
            <text:p>0</text:p>
          </table:table-cell>
          <table:table-cell table:formula="of:=[.H326]-(([.H326]-[.G327])*[.$J$1])" office:value-type="float" office:value="5.20228410916659E-025" calcext:value-type="float">
            <text:p>5.20228410916659E-25</text:p>
          </table:table-cell>
          <table:table-cell table:number-columns-repeated="13"/>
        </table:table-row>
        <table:table-row table:style-name="ro1">
          <table:table-cell office:value-type="float" office:value="1386.503" calcext:value-type="float">
            <text:p>1386.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5859375" calcext:value-type="float">
            <text:p>13735.755859375</text:p>
          </table:table-cell>
          <table:table-cell/>
          <table:table-cell table:formula="of:=[.F327]-(([.F327]-[.H328])*[.$K$1])" office:value-type="float" office:value="9.41620757316399E-018" calcext:value-type="float">
            <text:p>9.41620757316399E-18</text:p>
          </table:table-cell>
          <table:table-cell table:formula="of:=[.G327]-(([.G327]-[.B328])*[.$I$1])" office:value-type="float" office:value="0" calcext:value-type="float">
            <text:p>0</text:p>
          </table:table-cell>
          <table:table-cell table:formula="of:=[.H327]-(([.H327]-[.G328])*[.$J$1])" office:value-type="float" office:value="2.60114205458329E-025" calcext:value-type="float">
            <text:p>2.60114205458329E-25</text:p>
          </table:table-cell>
          <table:table-cell table:number-columns-repeated="13"/>
        </table:table-row>
        <table:table-row table:style-name="ro1">
          <table:table-cell office:value-type="float" office:value="1386.634" calcext:value-type="float">
            <text:p>1386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87890625" calcext:value-type="float">
            <text:p>13735.7587890625</text:p>
          </table:table-cell>
          <table:table-cell/>
          <table:table-cell table:formula="of:=[.F328]-(([.F328]-[.H329])*[.$K$1])" office:value-type="float" office:value="5.64972459592124E-018" calcext:value-type="float">
            <text:p>5.64972459592124E-18</text:p>
          </table:table-cell>
          <table:table-cell table:formula="of:=[.G328]-(([.G328]-[.B329])*[.$I$1])" office:value-type="float" office:value="0" calcext:value-type="float">
            <text:p>0</text:p>
          </table:table-cell>
          <table:table-cell table:formula="of:=[.H328]-(([.H328]-[.G329])*[.$J$1])" office:value-type="float" office:value="1.30057102729165E-025" calcext:value-type="float">
            <text:p>1.30057102729165E-25</text:p>
          </table:table-cell>
          <table:table-cell table:number-columns-repeated="13"/>
        </table:table-row>
        <table:table-row table:style-name="ro1">
          <table:table-cell office:value-type="float" office:value="1386.786" calcext:value-type="float">
            <text:p>1386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171875" calcext:value-type="float">
            <text:p>13735.76171875</text:p>
          </table:table-cell>
          <table:table-cell/>
          <table:table-cell table:formula="of:=[.F329]-(([.F329]-[.H330])*[.$K$1])" office:value-type="float" office:value="3.38983478356416E-018" calcext:value-type="float">
            <text:p>3.38983478356416E-18</text:p>
          </table:table-cell>
          <table:table-cell table:formula="of:=[.G329]-(([.G329]-[.B330])*[.$I$1])" office:value-type="float" office:value="0" calcext:value-type="float">
            <text:p>0</text:p>
          </table:table-cell>
          <table:table-cell table:formula="of:=[.H329]-(([.H329]-[.G330])*[.$J$1])" office:value-type="float" office:value="6.50285513645824E-026" calcext:value-type="float">
            <text:p>6.50285513645824E-26</text:p>
          </table:table-cell>
          <table:table-cell table:number-columns-repeated="13"/>
        </table:table-row>
        <table:table-row table:style-name="ro1">
          <table:table-cell office:value-type="float" office:value="1386.932" calcext:value-type="float">
            <text:p>1386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0]-(([.F330]-[.H331])*[.$K$1])" office:value-type="float" office:value="2.03390088314421E-018" calcext:value-type="float">
            <text:p>2.03390088314421E-18</text:p>
          </table:table-cell>
          <table:table-cell table:formula="of:=[.G330]-(([.G330]-[.B331])*[.$I$1])" office:value-type="float" office:value="0" calcext:value-type="float">
            <text:p>0</text:p>
          </table:table-cell>
          <table:table-cell table:formula="of:=[.H330]-(([.H330]-[.G331])*[.$J$1])" office:value-type="float" office:value="3.25142756822912E-026" calcext:value-type="float">
            <text:p>3.25142756822912E-26</text:p>
          </table:table-cell>
          <table:table-cell table:number-columns-repeated="13"/>
        </table:table-row>
        <table:table-row table:style-name="ro1">
          <table:table-cell office:value-type="float" office:value="1387.071" calcext:value-type="float">
            <text:p>1387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1]-(([.F331]-[.H332])*[.$K$1])" office:value-type="float" office:value="1.22034053638938E-018" calcext:value-type="float">
            <text:p>1.22034053638938E-18</text:p>
          </table:table-cell>
          <table:table-cell table:formula="of:=[.G331]-(([.G331]-[.B332])*[.$I$1])" office:value-type="float" office:value="0" calcext:value-type="float">
            <text:p>0</text:p>
          </table:table-cell>
          <table:table-cell table:formula="of:=[.H331]-(([.H331]-[.G332])*[.$J$1])" office:value-type="float" office:value="1.62571378411456E-026" calcext:value-type="float">
            <text:p>1.62571378411456E-26</text:p>
          </table:table-cell>
          <table:table-cell table:number-columns-repeated="13"/>
        </table:table-row>
        <table:table-row table:style-name="ro1">
          <table:table-cell office:value-type="float" office:value="1387.206" calcext:value-type="float">
            <text:p>1387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2]-(([.F332]-[.H333])*[.$K$1])" office:value-type="float" office:value="7.32204325085055E-019" calcext:value-type="float">
            <text:p>7.32204325085055E-19</text:p>
          </table:table-cell>
          <table:table-cell table:formula="of:=[.G332]-(([.G332]-[.B333])*[.$I$1])" office:value-type="float" office:value="0" calcext:value-type="float">
            <text:p>0</text:p>
          </table:table-cell>
          <table:table-cell table:formula="of:=[.H332]-(([.H332]-[.G333])*[.$J$1])" office:value-type="float" office:value="8.12856892057279E-027" calcext:value-type="float">
            <text:p>8.12856892057279E-27</text:p>
          </table:table-cell>
          <table:table-cell table:number-columns-repeated="13"/>
        </table:table-row>
        <table:table-row table:style-name="ro1">
          <table:table-cell office:value-type="float" office:value="1387.345" calcext:value-type="float">
            <text:p>1387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3]-(([.F333]-[.H334])*[.$K$1])" office:value-type="float" office:value="4.39322596676747E-019" calcext:value-type="float">
            <text:p>4.39322596676747E-19</text:p>
          </table:table-cell>
          <table:table-cell table:formula="of:=[.G333]-(([.G333]-[.B334])*[.$I$1])" office:value-type="float" office:value="0" calcext:value-type="float">
            <text:p>0</text:p>
          </table:table-cell>
          <table:table-cell table:formula="of:=[.H333]-(([.H333]-[.G334])*[.$J$1])" office:value-type="float" office:value="4.0642844602864E-027" calcext:value-type="float">
            <text:p>4.0642844602864E-27</text:p>
          </table:table-cell>
          <table:table-cell table:number-columns-repeated="13"/>
        </table:table-row>
        <table:table-row table:style-name="ro1">
          <table:table-cell office:value-type="float" office:value="1387.473" calcext:value-type="float">
            <text:p>1387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626953125" calcext:value-type="float">
            <text:p>13735.7626953125</text:p>
          </table:table-cell>
          <table:table-cell/>
          <table:table-cell table:formula="of:=[.F334]-(([.F334]-[.H335])*[.$K$1])" office:value-type="float" office:value="2.63593558818905E-019" calcext:value-type="float">
            <text:p>2.63593558818905E-19</text:p>
          </table:table-cell>
          <table:table-cell table:formula="of:=[.G334]-(([.G334]-[.B335])*[.$I$1])" office:value-type="float" office:value="0" calcext:value-type="float">
            <text:p>0</text:p>
          </table:table-cell>
          <table:table-cell table:formula="of:=[.H334]-(([.H334]-[.G335])*[.$J$1])" office:value-type="float" office:value="2.0321422301432E-027" calcext:value-type="float">
            <text:p>2.0321422301432E-27</text:p>
          </table:table-cell>
          <table:table-cell table:number-columns-repeated="13"/>
        </table:table-row>
        <table:table-row table:style-name="ro1">
          <table:table-cell office:value-type="float" office:value="1387.606" calcext:value-type="float">
            <text:p>1387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9765625" calcext:value-type="float">
            <text:p>13735.759765625</text:p>
          </table:table-cell>
          <table:table-cell/>
          <table:table-cell table:formula="of:=[.F335]-(([.F335]-[.H336])*[.$K$1])" office:value-type="float" office:value="1.58156135697771E-019" calcext:value-type="float">
            <text:p>1.58156135697771E-19</text:p>
          </table:table-cell>
          <table:table-cell table:formula="of:=[.G335]-(([.G335]-[.B336])*[.$I$1])" office:value-type="float" office:value="0" calcext:value-type="float">
            <text:p>0</text:p>
          </table:table-cell>
          <table:table-cell table:formula="of:=[.H335]-(([.H335]-[.G336])*[.$J$1])" office:value-type="float" office:value="1.0160711150716E-027" calcext:value-type="float">
            <text:p>1.0160711150716E-27</text:p>
          </table:table-cell>
          <table:table-cell table:number-columns-repeated="13"/>
        </table:table-row>
        <table:table-row table:style-name="ro1">
          <table:table-cell office:value-type="float" office:value="1387.748" calcext:value-type="float">
            <text:p>1387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78125" calcext:value-type="float">
            <text:p>13735.7578125</text:p>
          </table:table-cell>
          <table:table-cell/>
          <table:table-cell table:formula="of:=[.F336]-(([.F336]-[.H337])*[.$K$1])" office:value-type="float" office:value="9.48936816218771E-020" calcext:value-type="float">
            <text:p>9.48936816218771E-20</text:p>
          </table:table-cell>
          <table:table-cell table:formula="of:=[.G336]-(([.G336]-[.B337])*[.$I$1])" office:value-type="float" office:value="0" calcext:value-type="float">
            <text:p>0</text:p>
          </table:table-cell>
          <table:table-cell table:formula="of:=[.H336]-(([.H336]-[.G337])*[.$J$1])" office:value-type="float" office:value="5.080355575358E-028" calcext:value-type="float">
            <text:p>5.080355575358E-28</text:p>
          </table:table-cell>
          <table:table-cell table:number-columns-repeated="13"/>
        </table:table-row>
        <table:table-row table:style-name="ro1">
          <table:table-cell office:value-type="float" office:value="1387.884" calcext:value-type="float">
            <text:p>1387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68359375" calcext:value-type="float">
            <text:p>13735.7568359375</text:p>
          </table:table-cell>
          <table:table-cell/>
          <table:table-cell table:formula="of:=[.F337]-(([.F337]-[.H338])*[.$K$1])" office:value-type="float" office:value="5.69362090747334E-020" calcext:value-type="float">
            <text:p>5.69362090747334E-20</text:p>
          </table:table-cell>
          <table:table-cell table:formula="of:=[.G337]-(([.G337]-[.B338])*[.$I$1])" office:value-type="float" office:value="0" calcext:value-type="float">
            <text:p>0</text:p>
          </table:table-cell>
          <table:table-cell table:formula="of:=[.H337]-(([.H337]-[.G338])*[.$J$1])" office:value-type="float" office:value="2.540177787679E-028" calcext:value-type="float">
            <text:p>2.540177787679E-28</text:p>
          </table:table-cell>
          <table:table-cell table:number-columns-repeated="13"/>
        </table:table-row>
        <table:table-row table:style-name="ro1">
          <table:table-cell office:value-type="float" office:value="1388.019" calcext:value-type="float">
            <text:p>1388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390625" calcext:value-type="float">
            <text:p>13735.75390625</text:p>
          </table:table-cell>
          <table:table-cell/>
          <table:table-cell table:formula="of:=[.F338]-(([.F338]-[.H339])*[.$K$1])" office:value-type="float" office:value="3.41617254956436E-020" calcext:value-type="float">
            <text:p>3.41617254956436E-20</text:p>
          </table:table-cell>
          <table:table-cell table:formula="of:=[.G338]-(([.G338]-[.B339])*[.$I$1])" office:value-type="float" office:value="0" calcext:value-type="float">
            <text:p>0</text:p>
          </table:table-cell>
          <table:table-cell table:formula="of:=[.H338]-(([.H338]-[.G339])*[.$J$1])" office:value-type="float" office:value="1.2700888938395E-028" calcext:value-type="float">
            <text:p>1.2700888938395E-28</text:p>
          </table:table-cell>
          <table:table-cell table:number-columns-repeated="13"/>
        </table:table-row>
        <table:table-row table:style-name="ro1">
          <table:table-cell office:value-type="float" office:value="1388.152" calcext:value-type="float">
            <text:p>1388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09765625" calcext:value-type="float">
            <text:p>13735.7509765625</text:p>
          </table:table-cell>
          <table:table-cell/>
          <table:table-cell table:formula="of:=[.F339]-(([.F339]-[.H340])*[.$K$1])" office:value-type="float" office:value="2.04970353227879E-020" calcext:value-type="float">
            <text:p>2.04970353227879E-20</text:p>
          </table:table-cell>
          <table:table-cell table:formula="of:=[.G339]-(([.G339]-[.B340])*[.$I$1])" office:value-type="float" office:value="0" calcext:value-type="float">
            <text:p>0</text:p>
          </table:table-cell>
          <table:table-cell table:formula="of:=[.H339]-(([.H339]-[.G340])*[.$J$1])" office:value-type="float" office:value="6.3504444691975E-029" calcext:value-type="float">
            <text:p>6.3504444691975E-29</text:p>
          </table:table-cell>
          <table:table-cell table:number-columns-repeated="13"/>
        </table:table-row>
        <table:table-row table:style-name="ro1">
          <table:table-cell office:value-type="float" office:value="1388.291" calcext:value-type="float">
            <text:p>1388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40]-(([.F340]-[.H341])*[.$K$1])" office:value-type="float" office:value="1.22982212063736E-020" calcext:value-type="float">
            <text:p>1.22982212063736E-20</text:p>
          </table:table-cell>
          <table:table-cell table:formula="of:=[.G340]-(([.G340]-[.B341])*[.$I$1])" office:value-type="float" office:value="0" calcext:value-type="float">
            <text:p>0</text:p>
          </table:table-cell>
          <table:table-cell table:formula="of:=[.H340]-(([.H340]-[.G341])*[.$J$1])" office:value-type="float" office:value="3.17522223459875E-029" calcext:value-type="float">
            <text:p>3.17522223459875E-29</text:p>
          </table:table-cell>
          <table:table-cell table:number-columns-repeated="13"/>
        </table:table-row>
        <table:table-row table:style-name="ro1">
          <table:table-cell office:value-type="float" office:value="1388.426" calcext:value-type="float">
            <text:p>138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41]-(([.F341]-[.H342])*[.$K$1])" office:value-type="float" office:value="7.37893273017463E-021" calcext:value-type="float">
            <text:p>7.37893273017463E-21</text:p>
          </table:table-cell>
          <table:table-cell table:formula="of:=[.G341]-(([.G341]-[.B342])*[.$I$1])" office:value-type="float" office:value="0" calcext:value-type="float">
            <text:p>0</text:p>
          </table:table-cell>
          <table:table-cell table:formula="of:=[.H341]-(([.H341]-[.G342])*[.$J$1])" office:value-type="float" office:value="1.58761111729937E-029" calcext:value-type="float">
            <text:p>1.58761111729937E-29</text:p>
          </table:table-cell>
          <table:table-cell table:number-columns-repeated="13"/>
        </table:table-row>
        <table:table-row table:style-name="ro1">
          <table:table-cell office:value-type="float" office:value="1388.556" calcext:value-type="float">
            <text:p>1388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5" calcext:value-type="float">
            <text:p>13735.75</text:p>
          </table:table-cell>
          <table:table-cell/>
          <table:table-cell table:formula="of:=[.F342]-(([.F342]-[.H343])*[.$K$1])" office:value-type="float" office:value="4.42735964128E-021" calcext:value-type="float">
            <text:p>4.42735964128E-21</text:p>
          </table:table-cell>
          <table:table-cell table:formula="of:=[.G342]-(([.G342]-[.B343])*[.$I$1])" office:value-type="float" office:value="0" calcext:value-type="float">
            <text:p>0</text:p>
          </table:table-cell>
          <table:table-cell table:formula="of:=[.H342]-(([.H342]-[.G343])*[.$J$1])" office:value-type="float" office:value="7.93805558649687E-030" calcext:value-type="float">
            <text:p>7.93805558649687E-30</text:p>
          </table:table-cell>
          <table:table-cell table:number-columns-repeated="13"/>
        </table:table-row>
        <table:table-row table:style-name="ro1">
          <table:table-cell office:value-type="float" office:value="1388.703" calcext:value-type="float">
            <text:p>1388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8046875" calcext:value-type="float">
            <text:p>13735.748046875</text:p>
          </table:table-cell>
          <table:table-cell/>
          <table:table-cell table:formula="of:=[.F343]-(([.F343]-[.H344])*[.$K$1])" office:value-type="float" office:value="2.65641578635561E-021" calcext:value-type="float">
            <text:p>2.65641578635561E-21</text:p>
          </table:table-cell>
          <table:table-cell table:formula="of:=[.G343]-(([.G343]-[.B344])*[.$I$1])" office:value-type="float" office:value="0" calcext:value-type="float">
            <text:p>0</text:p>
          </table:table-cell>
          <table:table-cell table:formula="of:=[.H343]-(([.H343]-[.G344])*[.$J$1])" office:value-type="float" office:value="3.96902779324844E-030" calcext:value-type="float">
            <text:p>3.96902779324844E-30</text:p>
          </table:table-cell>
          <table:table-cell table:number-columns-repeated="13"/>
        </table:table-row>
        <table:table-row table:style-name="ro1">
          <table:table-cell office:value-type="float" office:value="1388.848" calcext:value-type="float">
            <text:p>1388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5.7470703125" calcext:value-type="float">
            <text:p>13735.7470703125</text:p>
          </table:table-cell>
          <table:table-cell/>
          <table:table-cell table:formula="of:=[.F344]-(([.F344]-[.H345])*[.$K$1])" office:value-type="float" office:value="1.59384947260717E-021" calcext:value-type="float">
            <text:p>1.59384947260717E-21</text:p>
          </table:table-cell>
          <table:table-cell table:formula="of:=[.G344]-(([.G344]-[.B345])*[.$I$1])" office:value-type="float" office:value="0" calcext:value-type="float">
            <text:p>0</text:p>
          </table:table-cell>
          <table:table-cell table:formula="of:=[.H344]-(([.H344]-[.G345])*[.$J$1])" office:value-type="float" office:value="1.98451389662422E-030" calcext:value-type="float">
            <text:p>1.98451389662422E-30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345]-(([.F345]-[.H346])*[.$K$1])" office:value-type="float" office:value="9.56309683961206E-022" calcext:value-type="float">
            <text:p>9.56309683961206E-22</text:p>
          </table:table-cell>
          <table:table-cell table:formula="of:=[.G345]-(([.G345]-[.B346])*[.$I$1])" office:value-type="float" office:value="0" calcext:value-type="float">
            <text:p>0</text:p>
          </table:table-cell>
          <table:table-cell table:formula="of:=[.H345]-(([.H345]-[.G346])*[.$J$1])" office:value-type="float" office:value="9.92256948312109E-031" calcext:value-type="float">
            <text:p>9.92256948312109E-3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346]-(([.F346]-[.H347])*[.$K$1])" office:value-type="float" office:value="5.73785810376724E-022" calcext:value-type="float">
            <text:p>5.73785810376724E-22</text:p>
          </table:table-cell>
          <table:table-cell table:formula="of:=[.G346]-(([.G346]-[.B347])*[.$I$1]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dy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P</text:p>
          </table:table-cell>
          <table:table-cell table:formula="of:=(([.R362]*[.R358])/([.R361]*[.R359]))*1.2" office:value-type="float" office:value="0.00285714285714286" calcext:value-type="float">
            <text:p>0.00285714285714286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I</text:p>
          </table:table-cell>
          <table:table-cell table:formula="of:=2*[.R361]" office:value-type="float" office:value="0.002" calcext:value-type="float">
            <text:p>0.00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d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D</text:p>
          </table:table-cell>
          <table:table-cell table:formula="of:=0.5*[.R361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s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1T18:01:37.626751018</dc:date>
    <meta:editing-duration>PT4H24M51S</meta:editing-duration>
    <meta:editing-cycles>37</meta:editing-cycles>
    <meta:generator>LibreOffice/7.5.2.2$Linux_X86_64 LibreOffice_project/50$Build-2</meta:generator>
    <meta:document-statistic meta:table-count="1" meta:cell-count="24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8.631cm" svg:height="15.655cm" xlink:href=".." xlink:type="simple" chart:class="chart:scatter" chart:column-mapping="0 3 5 4 1 2" chart:style-name="ch1">
        <chart:legend chart:legend-position="end" svg:x="65.752cm" svg:y="6.532cm" style:legend-expansion="high" chart:style-name="ch2"/>
        <chart:plot-area chart:style-name="ch3" table:cell-range-address="calibr10.A1:calibr10.C345 calibr10.F1:calibr10.H345" svg:x="1.372cm" svg:y="0.313cm" svg:width="63.008cm" svg:height="15.029cm">
          <chart:coordinate-region svg:x="2.179cm" svg:y="0.512cm" svg:width="61.829cm" svg:height="14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10.F1:calibr10.F345" chart:class="chart:scatter">
            <chart:domain table:cell-range-address="calibr10.A1:calibr10.A345"/>
            <chart:data-point chart:repeated="345"/>
          </chart:series>
          <chart:series chart:style-name="ch8" chart:values-cell-range-address="calibr10.H1:calibr10.H345" chart:class="chart:scatter">
            <chart:data-point chart:repeated="345"/>
          </chart:series>
          <chart:series chart:style-name="ch9" chart:values-cell-range-address="calibr10.G1:calibr10.G345" chart:class="chart:scatter">
            <chart:data-point chart:repeated="345"/>
          </chart:series>
          <chart:series chart:style-name="ch10" chart:values-cell-range-address="calibr10.B1:calibr10.B345" chart:class="chart:scatter">
            <chart:data-point chart:repeated="345"/>
          </chart:series>
          <chart:series chart:style-name="ch11" chart:values-cell-range-address="calibr10.C1:calibr10.C345" chart:class="chart:scatter">
            <chart:data-point chart:repeated="3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8.003">
                <text:p>1378.003</text:p>
                <draw:g>
                  <svg:desc>calibr10.A1:calibr10.A345</svg:desc>
                </draw:g>
              </table:table-cell>
              <table:table-cell office:value-type="float" office:value="0">
                <text:p>0</text:p>
                <draw:g>
                  <svg:desc>calibr10.F1:calibr10.F345</svg:desc>
                </draw:g>
              </table:table-cell>
              <table:table-cell office:value-type="float" office:value="0">
                <text:p>0</text:p>
                <draw:g>
                  <svg:desc>calibr10.H1:calibr10.H345</svg:desc>
                </draw:g>
              </table:table-cell>
              <table:table-cell office:value-type="float" office:value="0">
                <text:p>0</text:p>
                <draw:g>
                  <svg:desc>calibr10.G1:calibr10.G345</svg:desc>
                </draw:g>
              </table:table-cell>
              <table:table-cell office:value-type="float" office:value="0">
                <text:p>0</text:p>
                <draw:g>
                  <svg:desc>calibr10.B1:calibr10.B345</svg:desc>
                </draw:g>
              </table:table-cell>
              <table:table-cell office:value-type="float" office:value="0">
                <text:p>0</text:p>
                <draw:g>
                  <svg:desc>calibr10.C1:calibr10.C3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8.123">
                <text:p>1378.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8.64">
                <text:p>1378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8.774">
                <text:p>1378.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8.905">
                <text:p>1378.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9.292">
                <text:p>1379.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9.447">
                <text:p>1379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9.579">
                <text:p>1379.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9.733">
                <text:p>1379.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9.876">
                <text:p>1379.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0.007">
                <text:p>1380.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0.153">
                <text:p>1380.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0.283">
                <text:p>1380.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0.439">
                <text:p>1380.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0.587">
                <text:p>1380.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0.617">
                <text:p>1380.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0.746">
                <text:p>1380.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0.883">
                <text:p>1380.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148">
                <text:p>1381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1.28">
                <text:p>138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1.314">
                <text:p>1381.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1.454">
                <text:p>1381.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1.596">
                <text:p>1381.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1.729">
                <text:p>1381.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1.859">
                <text:p>1381.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2.001">
                <text:p>1382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2.415">
                <text:p>1382.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.553">
                <text:p>1382.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2.69">
                <text:p>1382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2.814">
                <text:p>1382.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2.961">
                <text:p>1382.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83.252">
                <text:p>1383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3.379">
                <text:p>1383.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3.409">
                <text:p>1383.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3.533">
                <text:p>1383.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3.652">
                <text:p>1383.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3.903">
                <text:p>1383.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4.038">
                <text:p>1384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4.18">
                <text:p>1384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4.317">
                <text:p>1384.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4.447">
                <text:p>1384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4.594">
                <text:p>1384.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4.725">
                <text:p>1384.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4.868">
                <text:p>1384.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5.009">
                <text:p>1385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5.143">
                <text:p>1385.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5.273">
                <text:p>1385.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5.416">
                <text:p>1385.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5.546">
                <text:p>1385.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5.688">
                <text:p>1385.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85.818">
                <text:p>1385.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6.094">
                <text:p>1386.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6.233">
                <text:p>1386.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6.372">
                <text:p>1386.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6.503">
                <text:p>1386.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86.634">
                <text:p>1386.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6.786">
                <text:p>1386.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6.932">
                <text:p>1386.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7.071">
                <text:p>1387.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7.206">
                <text:p>1387.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87.345">
                <text:p>1387.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7.473">
                <text:p>1387.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87.606">
                <text:p>1387.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7.748">
                <text:p>1387.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87.884">
                <text:p>1387.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8.019">
                <text:p>1388.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8.152">
                <text:p>1388.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8.291">
                <text:p>1388.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8.426">
                <text:p>1388.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8.556">
                <text:p>1388.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88.703">
                <text:p>1388.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88.848">
                <text:p>1388.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8.986">
                <text:p>1388.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89.119">
                <text:p>1389.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9.251">
                <text:p>1389.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9.397">
                <text:p>1389.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89.542">
                <text:p>1389.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89.676">
                <text:p>1389.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0.075">
                <text:p>139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0.219">
                <text:p>1390.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0.351">
                <text:p>1390.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0.487">
                <text:p>1390.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90.613">
                <text:p>1390.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90.885">
                <text:p>1390.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91.01">
                <text:p>1391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91.141">
                <text:p>1391.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1.277">
                <text:p>1391.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1.413">
                <text:p>1391.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1.549">
                <text:p>1391.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1.702">
                <text:p>1391.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1.832">
                <text:p>1391.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2.224">
                <text:p>1392.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2.37">
                <text:p>139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2.501">
                <text:p>1392.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92.636">
                <text:p>1392.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92.784">
                <text:p>1392.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92.915">
                <text:p>1392.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3.063">
                <text:p>1393.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93.192">
                <text:p>1393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3.332">
                <text:p>1393.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93.461">
                <text:p>1393.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3.588">
                <text:p>1393.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3.729">
                <text:p>1393.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3.862">
                <text:p>1393.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94.001">
                <text:p>1394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4.398">
                <text:p>1394.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94.527">
                <text:p>1394.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4.663">
                <text:p>1394.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4.807">
                <text:p>1394.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4.933">
                <text:p>1394.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5.071">
                <text:p>1395.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95.212">
                <text:p>1395.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5.339">
                <text:p>1395.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95.612">
                <text:p>1395.612</text:p>
              </table:table-cell>
              <table:table-cell office:value-type="float" office:value="34.5780883789063">
                <text:p>34.5780883789063</text:p>
              </table:table-cell>
              <table:table-cell office:value-type="float" office:value="86.4452209472656">
                <text:p>86.4452209472656</text:p>
              </table:table-cell>
              <table:table-cell office:value-type="float" office:value="172.890441894531">
                <text:p>172.890441894531</text:p>
              </table:table-cell>
              <table:table-cell office:value-type="float" office:value="172.890441894531">
                <text:p>172.890441894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5.765">
                <text:p>1395.765</text:p>
              </table:table-cell>
              <table:table-cell office:value-type="float" office:value="90.3806848144531">
                <text:p>90.3806848144531</text:p>
              </table:table-cell>
              <table:table-cell office:value-type="float" office:value="174.084579467773">
                <text:p>174.084579467773</text:p>
              </table:table-cell>
              <table:table-cell office:value-type="float" office:value="261.723937988281">
                <text:p>261.723937988281</text:p>
              </table:table-cell>
              <table:table-cell office:value-type="float" office:value="261.723937988281">
                <text:p>261.7239379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95.898">
                <text:p>1395.898</text:p>
              </table:table-cell>
              <table:table-cell office:value-type="float" office:value="150.940511108398">
                <text:p>150.940511108398</text:p>
              </table:table-cell>
              <table:table-cell office:value-type="float" office:value="241.780250549316">
                <text:p>241.780250549316</text:p>
              </table:table-cell>
              <table:table-cell office:value-type="float" office:value="309.475921630859">
                <text:p>309.475921630859</text:p>
              </table:table-cell>
              <table:table-cell office:value-type="float" office:value="309.475921630859">
                <text:p>309.47592163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96.029">
                <text:p>1396.029</text:p>
              </table:table-cell>
              <table:table-cell office:value-type="float" office:value="204.484028649902">
                <text:p>204.484028649902</text:p>
              </table:table-cell>
              <table:table-cell office:value-type="float" office:value="284.799304962158">
                <text:p>284.799304962158</text:p>
              </table:table-cell>
              <table:table-cell office:value-type="float" office:value="327.818359375">
                <text:p>327.818359375</text:p>
              </table:table-cell>
              <table:table-cell office:value-type="float" office:value="327.818359375">
                <text:p>327.81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6.172">
                <text:p>1396.172</text:p>
              </table:table-cell>
              <table:table-cell office:value-type="float" office:value="247.906076522217">
                <text:p>247.906076522217</text:p>
              </table:table-cell>
              <table:table-cell office:value-type="float" office:value="313.039148330689">
                <text:p>313.039148330689</text:p>
              </table:table-cell>
              <table:table-cell office:value-type="float" office:value="341.278991699219">
                <text:p>341.278991699219</text:p>
              </table:table-cell>
              <table:table-cell office:value-type="float" office:value="341.278991699219">
                <text:p>341.27899169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6.304">
                <text:p>1396.304</text:p>
              </table:table-cell>
              <table:table-cell office:value-type="float" office:value="279.726487786499">
                <text:p>279.726487786499</text:p>
              </table:table-cell>
              <table:table-cell office:value-type="float" office:value="327.457104682922">
                <text:p>327.457104682922</text:p>
              </table:table-cell>
              <table:table-cell office:value-type="float" office:value="341.875061035156">
                <text:p>341.875061035156</text:p>
              </table:table-cell>
              <table:table-cell office:value-type="float" office:value="341.875061035156">
                <text:p>341.875061035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96.449">
                <text:p>1396.449</text:p>
              </table:table-cell>
              <table:table-cell office:value-type="float" office:value="301.485431284265">
                <text:p>301.485431284265</text:p>
              </table:table-cell>
              <table:table-cell office:value-type="float" office:value="334.123846530914">
                <text:p>334.123846530914</text:p>
              </table:table-cell>
              <table:table-cell office:value-type="float" office:value="340.790588378906">
                <text:p>340.790588378906</text:p>
              </table:table-cell>
              <table:table-cell office:value-type="float" office:value="340.790588378906">
                <text:p>340.79058837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6.591">
                <text:p>1396.591</text:p>
              </table:table-cell>
              <table:table-cell office:value-type="float" office:value="316.671240479086">
                <text:p>316.671240479086</text:p>
              </table:table-cell>
              <table:table-cell office:value-type="float" office:value="339.449954271317">
                <text:p>339.449954271317</text:p>
              </table:table-cell>
              <table:table-cell office:value-type="float" office:value="344.776062011719">
                <text:p>344.776062011719</text:p>
              </table:table-cell>
              <table:table-cell office:value-type="float" office:value="344.776062011719">
                <text:p>344.77606201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6.741">
                <text:p>1396.741</text:p>
              </table:table-cell>
              <table:table-cell office:value-type="float" office:value="328.051511997183">
                <text:p>328.051511997183</text:p>
              </table:table-cell>
              <table:table-cell office:value-type="float" office:value="345.12191927433">
                <text:p>345.12191927433</text:p>
              </table:table-cell>
              <table:table-cell office:value-type="float" office:value="350.793884277344">
                <text:p>350.793884277344</text:p>
              </table:table-cell>
              <table:table-cell office:value-type="float" office:value="350.793884277344">
                <text:p>350.793884277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6.871">
                <text:p>1396.871</text:p>
              </table:table-cell>
              <table:table-cell office:value-type="float" office:value="336.152947303176">
                <text:p>336.152947303176</text:p>
              </table:table-cell>
              <table:table-cell office:value-type="float" office:value="348.305100262165">
                <text:p>348.305100262165</text:p>
              </table:table-cell>
              <table:table-cell office:value-type="float" office:value="351.48828125">
                <text:p>351.48828125</text:p>
              </table:table-cell>
              <table:table-cell office:value-type="float" office:value="351.48828125">
                <text:p>351.48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7.014">
                <text:p>1397.014</text:p>
              </table:table-cell>
              <table:table-cell office:value-type="float" office:value="342.118669781995">
                <text:p>342.118669781995</text:p>
              </table:table-cell>
              <table:table-cell office:value-type="float" office:value="351.067253500223">
                <text:p>351.067253500223</text:p>
              </table:table-cell>
              <table:table-cell office:value-type="float" office:value="353.829406738281">
                <text:p>353.829406738281</text:p>
              </table:table-cell>
              <table:table-cell office:value-type="float" office:value="353.829406738281">
                <text:p>353.82940673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7.159">
                <text:p>1397.159</text:p>
              </table:table-cell>
              <table:table-cell office:value-type="float" office:value="346.487185528226">
                <text:p>346.487185528226</text:p>
              </table:table-cell>
              <table:table-cell office:value-type="float" office:value="353.039959147573">
                <text:p>353.039959147573</text:p>
              </table:table-cell>
              <table:table-cell office:value-type="float" office:value="355.012664794922">
                <text:p>355.012664794922</text:p>
              </table:table-cell>
              <table:table-cell office:value-type="float" office:value="355.012664794922">
                <text:p>355.012664794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7.295">
                <text:p>1397.295</text:p>
              </table:table-cell>
              <table:table-cell office:value-type="float" office:value="349.397202560513">
                <text:p>349.397202560513</text:p>
              </table:table-cell>
              <table:table-cell office:value-type="float" office:value="353.762228108943">
                <text:p>353.762228108943</text:p>
              </table:table-cell>
              <table:table-cell office:value-type="float" office:value="354.484497070313">
                <text:p>354.484497070313</text:p>
              </table:table-cell>
              <table:table-cell office:value-type="float" office:value="354.484497070313">
                <text:p>354.48449707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7.435">
                <text:p>1397.435</text:p>
              </table:table-cell>
              <table:table-cell office:value-type="float" office:value="351.411885322159">
                <text:p>351.411885322159</text:p>
              </table:table-cell>
              <table:table-cell office:value-type="float" office:value="354.433909464628">
                <text:p>354.433909464628</text:p>
              </table:table-cell>
              <table:table-cell office:value-type="float" office:value="355.105590820313">
                <text:p>355.105590820313</text:p>
              </table:table-cell>
              <table:table-cell office:value-type="float" office:value="355.105590820313">
                <text:p>355.10559082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97.572">
                <text:p>1397.572</text:p>
              </table:table-cell>
              <table:table-cell office:value-type="float" office:value="352.427785156533">
                <text:p>352.427785156533</text:p>
              </table:table-cell>
              <table:table-cell office:value-type="float" office:value="353.951634908095">
                <text:p>353.951634908095</text:p>
              </table:table-cell>
              <table:table-cell office:value-type="float" office:value="353.469360351563">
                <text:p>353.469360351563</text:p>
              </table:table-cell>
              <table:table-cell office:value-type="float" office:value="353.469360351563">
                <text:p>353.4693603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7.706">
                <text:p>1397.706</text:p>
              </table:table-cell>
              <table:table-cell office:value-type="float" office:value="352.53441262632">
                <text:p>352.53441262632</text:p>
              </table:table-cell>
              <table:table-cell office:value-type="float" office:value="352.694353831001">
                <text:p>352.694353831001</text:p>
              </table:table-cell>
              <table:table-cell office:value-type="float" office:value="351.437072753906">
                <text:p>351.437072753906</text:p>
              </table:table-cell>
              <table:table-cell office:value-type="float" office:value="351.437072753906">
                <text:p>351.43707275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7.84">
                <text:p>1397.84</text:p>
              </table:table-cell>
              <table:table-cell office:value-type="float" office:value="350.905990509961">
                <text:p>350.905990509961</text:p>
              </table:table-cell>
              <table:table-cell office:value-type="float" office:value="348.463357335422">
                <text:p>348.463357335422</text:p>
              </table:table-cell>
              <table:table-cell office:value-type="float" office:value="344.232360839844">
                <text:p>344.232360839844</text:p>
              </table:table-cell>
              <table:table-cell office:value-type="float" office:value="344.232360839844">
                <text:p>344.23236083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8.355">
                <text:p>1398.355</text:p>
              </table:table-cell>
              <table:table-cell office:value-type="float" office:value="350.864695948842">
                <text:p>350.864695948842</text:p>
              </table:table-cell>
              <table:table-cell office:value-type="float" office:value="350.802754107164">
                <text:p>350.802754107164</text:p>
              </table:table-cell>
              <table:table-cell office:value-type="float" office:value="353.142150878906">
                <text:p>353.142150878906</text:p>
              </table:table-cell>
              <table:table-cell office:value-type="float" office:value="353.142150878906">
                <text:p>353.14215087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8.5">
                <text:p>1398.5</text:p>
              </table:table-cell>
              <table:table-cell office:value-type="float" office:value="349.561314191519">
                <text:p>349.561314191519</text:p>
              </table:table-cell>
              <table:table-cell office:value-type="float" office:value="347.606241555535">
                <text:p>347.606241555535</text:p>
              </table:table-cell>
              <table:table-cell office:value-type="float" office:value="344.409729003906">
                <text:p>344.409729003906</text:p>
              </table:table-cell>
              <table:table-cell office:value-type="float" office:value="344.409729003906">
                <text:p>344.40972900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8.631">
                <text:p>1398.631</text:p>
              </table:table-cell>
              <table:table-cell office:value-type="float" office:value="349.633207724456">
                <text:p>349.633207724456</text:p>
              </table:table-cell>
              <table:table-cell office:value-type="float" office:value="349.741048023861">
                <text:p>349.741048023861</text:p>
              </table:table-cell>
              <table:table-cell office:value-type="float" office:value="351.875854492188">
                <text:p>351.875854492188</text:p>
              </table:table-cell>
              <table:table-cell office:value-type="float" office:value="351.875854492188">
                <text:p>351.87585449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8.766">
                <text:p>1398.766</text:p>
              </table:table-cell>
              <table:table-cell office:value-type="float" office:value="350.170425499212">
                <text:p>350.170425499212</text:p>
              </table:table-cell>
              <table:table-cell office:value-type="float" office:value="350.976252161345">
                <text:p>350.976252161345</text:p>
              </table:table-cell>
              <table:table-cell office:value-type="float" office:value="352.211456298828">
                <text:p>352.211456298828</text:p>
              </table:table-cell>
              <table:table-cell office:value-type="float" office:value="352.211456298828">
                <text:p>352.21145629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8.902">
                <text:p>1398.902</text:p>
              </table:table-cell>
              <table:table-cell office:value-type="float" office:value="350.831307001327">
                <text:p>350.831307001327</text:p>
              </table:table-cell>
              <table:table-cell office:value-type="float" office:value="351.822629254501">
                <text:p>351.822629254501</text:p>
              </table:table-cell>
              <table:table-cell office:value-type="float" office:value="352.669006347656">
                <text:p>352.669006347656</text:p>
              </table:table-cell>
              <table:table-cell office:value-type="float" office:value="352.669006347656">
                <text:p>352.66900634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9.028">
                <text:p>1399.028</text:p>
              </table:table-cell>
              <table:table-cell office:value-type="float" office:value="350.107462883728">
                <text:p>350.107462883728</text:p>
              </table:table-cell>
              <table:table-cell office:value-type="float" office:value="349.021696707328">
                <text:p>349.021696707328</text:p>
              </table:table-cell>
              <table:table-cell office:value-type="float" office:value="346.220764160156">
                <text:p>346.220764160156</text:p>
              </table:table-cell>
              <table:table-cell office:value-type="float" office:value="346.220764160156">
                <text:p>346.22076416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9.156">
                <text:p>1399.156</text:p>
              </table:table-cell>
              <table:table-cell office:value-type="float" office:value="350.682232599046">
                <text:p>350.682232599046</text:p>
              </table:table-cell>
              <table:table-cell office:value-type="float" office:value="351.544387172024">
                <text:p>351.544387172024</text:p>
              </table:table-cell>
              <table:table-cell office:value-type="float" office:value="354.067077636719">
                <text:p>354.067077636719</text:p>
              </table:table-cell>
              <table:table-cell office:value-type="float" office:value="354.067077636719">
                <text:p>354.06707763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9.282">
                <text:p>1399.282</text:p>
              </table:table-cell>
              <table:table-cell office:value-type="float" office:value="351.306058790707">
                <text:p>351.306058790707</text:p>
              </table:table-cell>
              <table:table-cell office:value-type="float" office:value="352.241798078199">
                <text:p>352.241798078199</text:p>
              </table:table-cell>
              <table:table-cell office:value-type="float" office:value="352.939208984375">
                <text:p>352.939208984375</text:p>
              </table:table-cell>
              <table:table-cell office:value-type="float" office:value="352.939208984375">
                <text:p>352.9392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9.416">
                <text:p>1399.416</text:p>
              </table:table-cell>
              <table:table-cell office:value-type="float" office:value="352.074389909596">
                <text:p>352.074389909596</text:p>
              </table:table-cell>
              <table:table-cell office:value-type="float" office:value="353.226886587928">
                <text:p>353.226886587928</text:p>
              </table:table-cell>
              <table:table-cell office:value-type="float" office:value="354.211975097656">
                <text:p>354.211975097656</text:p>
              </table:table-cell>
              <table:table-cell office:value-type="float" office:value="354.211975097656">
                <text:p>354.21197509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9.545">
                <text:p>1399.545</text:p>
              </table:table-cell>
              <table:table-cell office:value-type="float" office:value="352.719332552405">
                <text:p>352.719332552405</text:p>
              </table:table-cell>
              <table:table-cell office:value-type="float" office:value="353.68674651662">
                <text:p>353.68674651662</text:p>
              </table:table-cell>
              <table:table-cell office:value-type="float" office:value="354.146606445313">
                <text:p>354.146606445313</text:p>
              </table:table-cell>
              <table:table-cell office:value-type="float" office:value="354.146606445313">
                <text:p>354.14660644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9.691">
                <text:p>1399.691</text:p>
              </table:table-cell>
              <table:table-cell office:value-type="float" office:value="352.612759869924">
                <text:p>352.612759869924</text:p>
              </table:table-cell>
              <table:table-cell office:value-type="float" office:value="352.452900846201">
                <text:p>352.452900846201</text:p>
              </table:table-cell>
              <table:table-cell office:value-type="float" office:value="351.219055175781">
                <text:p>351.219055175781</text:p>
              </table:table-cell>
              <table:table-cell office:value-type="float" office:value="351.219055175781">
                <text:p>351.21905517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99.83">
                <text:p>1399.83</text:p>
              </table:table-cell>
              <table:table-cell office:value-type="float" office:value="352.305532233772">
                <text:p>352.305532233772</text:p>
              </table:table-cell>
              <table:table-cell office:value-type="float" office:value="351.844690779546">
                <text:p>351.844690779546</text:p>
              </table:table-cell>
              <table:table-cell office:value-type="float" office:value="351.236480712891">
                <text:p>351.236480712891</text:p>
              </table:table-cell>
              <table:table-cell office:value-type="float" office:value="351.236480712891">
                <text:p>351.23648071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99.967">
                <text:p>1399.967</text:p>
              </table:table-cell>
              <table:table-cell office:value-type="float" office:value="350.987755543048">
                <text:p>350.987755543048</text:p>
              </table:table-cell>
              <table:table-cell office:value-type="float" office:value="349.01109050696">
                <text:p>349.01109050696</text:p>
              </table:table-cell>
              <table:table-cell office:value-type="float" office:value="346.177490234375">
                <text:p>346.177490234375</text:p>
              </table:table-cell>
              <table:table-cell office:value-type="float" office:value="346.177490234375">
                <text:p>346.177490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0.225">
                <text:p>1400.225</text:p>
              </table:table-cell>
              <table:table-cell office:value-type="float" office:value="350.982139493627">
                <text:p>350.982139493627</text:p>
              </table:table-cell>
              <table:table-cell office:value-type="float" office:value="350.973715419496">
                <text:p>350.973715419496</text:p>
              </table:table-cell>
              <table:table-cell office:value-type="float" office:value="352.936340332031">
                <text:p>352.936340332031</text:p>
              </table:table-cell>
              <table:table-cell office:value-type="float" office:value="352.936340332031">
                <text:p>352.93634033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0.35">
                <text:p>1400.35</text:p>
              </table:table-cell>
              <table:table-cell office:value-type="float" office:value="350.529168381638">
                <text:p>350.529168381638</text:p>
              </table:table-cell>
              <table:table-cell office:value-type="float" office:value="349.849711713654">
                <text:p>349.849711713654</text:p>
              </table:table-cell>
              <table:table-cell office:value-type="float" office:value="348.725708007813">
                <text:p>348.725708007813</text:p>
              </table:table-cell>
              <table:table-cell office:value-type="float" office:value="348.725708007813">
                <text:p>348.7257080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0.479">
                <text:p>1400.479</text:p>
              </table:table-cell>
              <table:table-cell office:value-type="float" office:value="350.86504346937">
                <text:p>350.86504346937</text:p>
              </table:table-cell>
              <table:table-cell office:value-type="float" office:value="351.368856100968">
                <text:p>351.368856100968</text:p>
              </table:table-cell>
              <table:table-cell office:value-type="float" office:value="352.888000488281">
                <text:p>352.888000488281</text:p>
              </table:table-cell>
              <table:table-cell office:value-type="float" office:value="352.888000488281">
                <text:p>352.8880004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0.615">
                <text:p>1400.615</text:p>
              </table:table-cell>
              <table:table-cell office:value-type="float" office:value="350.385265563534">
                <text:p>350.385265563534</text:p>
              </table:table-cell>
              <table:table-cell office:value-type="float" office:value="349.665598704781">
                <text:p>349.665598704781</text:p>
              </table:table-cell>
              <table:table-cell office:value-type="float" office:value="347.962341308594">
                <text:p>347.962341308594</text:p>
              </table:table-cell>
              <table:table-cell office:value-type="float" office:value="347.962341308594">
                <text:p>347.962341308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00.749">
                <text:p>1400.749</text:p>
              </table:table-cell>
              <table:table-cell office:value-type="float" office:value="348.717465114233">
                <text:p>348.717465114233</text:p>
              </table:table-cell>
              <table:table-cell office:value-type="float" office:value="346.215764440281">
                <text:p>346.215764440281</text:p>
              </table:table-cell>
              <table:table-cell office:value-type="float" office:value="342.765930175781">
                <text:p>342.765930175781</text:p>
              </table:table-cell>
              <table:table-cell office:value-type="float" office:value="342.765930175781">
                <text:p>342.76593017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0.881">
                <text:p>1400.881</text:p>
              </table:table-cell>
              <table:table-cell office:value-type="float" office:value="347.867430784721">
                <text:p>347.867430784721</text:p>
              </table:table-cell>
              <table:table-cell office:value-type="float" office:value="346.592379290453">
                <text:p>346.592379290453</text:p>
              </table:table-cell>
              <table:table-cell office:value-type="float" office:value="346.968994140625">
                <text:p>346.968994140625</text:p>
              </table:table-cell>
              <table:table-cell office:value-type="float" office:value="346.968994140625">
                <text:p>346.968994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01.151">
                <text:p>1401.151</text:p>
              </table:table-cell>
              <table:table-cell office:value-type="float" office:value="349.372052004704">
                <text:p>349.372052004704</text:p>
              </table:table-cell>
              <table:table-cell office:value-type="float" office:value="351.62898383468">
                <text:p>351.62898383468</text:p>
              </table:table-cell>
              <table:table-cell office:value-type="float" office:value="356.665588378906">
                <text:p>356.665588378906</text:p>
              </table:table-cell>
              <table:table-cell office:value-type="float" office:value="356.665588378906">
                <text:p>356.66558837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01.275">
                <text:p>1401.275</text:p>
              </table:table-cell>
              <table:table-cell office:value-type="float" office:value="351.026347305696">
                <text:p>351.026347305696</text:p>
              </table:table-cell>
              <table:table-cell office:value-type="float" office:value="353.507790257184">
                <text:p>353.507790257184</text:p>
              </table:table-cell>
              <table:table-cell office:value-type="float" office:value="355.386596679688">
                <text:p>355.386596679688</text:p>
              </table:table-cell>
              <table:table-cell office:value-type="float" office:value="355.386596679688">
                <text:p>355.38659667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01.415">
                <text:p>1401.415</text:p>
              </table:table-cell>
              <table:table-cell office:value-type="float" office:value="351.850264384073">
                <text:p>351.850264384073</text:p>
              </table:table-cell>
              <table:table-cell office:value-type="float" office:value="353.086140001639">
                <text:p>353.086140001639</text:p>
              </table:table-cell>
              <table:table-cell office:value-type="float" office:value="352.664489746094">
                <text:p>352.664489746094</text:p>
              </table:table-cell>
              <table:table-cell office:value-type="float" office:value="352.664489746094">
                <text:p>352.6644897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01.55">
                <text:p>1401.55</text:p>
              </table:table-cell>
              <table:table-cell office:value-type="float" office:value="352.645276035069">
                <text:p>352.645276035069</text:p>
              </table:table-cell>
              <table:table-cell office:value-type="float" office:value="353.837793511562">
                <text:p>353.837793511562</text:p>
              </table:table-cell>
              <table:table-cell office:value-type="float" office:value="354.589447021484">
                <text:p>354.589447021484</text:p>
              </table:table-cell>
              <table:table-cell office:value-type="float" office:value="354.589447021484">
                <text:p>354.58944702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01.685">
                <text:p>1401.685</text:p>
              </table:table-cell>
              <table:table-cell office:value-type="float" office:value="351.12548848351">
                <text:p>351.12548848351</text:p>
              </table:table-cell>
              <table:table-cell office:value-type="float" office:value="348.845807156171">
                <text:p>348.845807156171</text:p>
              </table:table-cell>
              <table:table-cell office:value-type="float" office:value="343.853820800781">
                <text:p>343.853820800781</text:p>
              </table:table-cell>
              <table:table-cell office:value-type="float" office:value="343.853820800781">
                <text:p>343.853820800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01.816">
                <text:p>1401.816</text:p>
              </table:table-cell>
              <table:table-cell office:value-type="float" office:value="352.027566093606">
                <text:p>352.027566093606</text:p>
              </table:table-cell>
              <table:table-cell office:value-type="float" office:value="353.38068250875">
                <text:p>353.38068250875</text:p>
              </table:table-cell>
              <table:table-cell office:value-type="float" office:value="357.915557861328">
                <text:p>357.915557861328</text:p>
              </table:table-cell>
              <table:table-cell office:value-type="float" office:value="357.915557861328">
                <text:p>357.91555786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01.954">
                <text:p>1401.954</text:p>
              </table:table-cell>
              <table:table-cell office:value-type="float" office:value="351.306860728226">
                <text:p>351.306860728226</text:p>
              </table:table-cell>
              <table:table-cell office:value-type="float" office:value="350.225802680156">
                <text:p>350.225802680156</text:p>
              </table:table-cell>
              <table:table-cell office:value-type="float" office:value="347.070922851563">
                <text:p>347.070922851563</text:p>
              </table:table-cell>
              <table:table-cell office:value-type="float" office:value="347.070922851563">
                <text:p>347.0709228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2.089">
                <text:p>1402.089</text:p>
              </table:table-cell>
              <table:table-cell office:value-type="float" office:value="349.597160273748">
                <text:p>349.597160273748</text:p>
              </table:table-cell>
              <table:table-cell office:value-type="float" office:value="347.032609592031">
                <text:p>347.032609592031</text:p>
              </table:table-cell>
              <table:table-cell office:value-type="float" office:value="343.839416503906">
                <text:p>343.839416503906</text:p>
              </table:table-cell>
              <table:table-cell office:value-type="float" office:value="343.839416503906">
                <text:p>343.83941650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02.224">
                <text:p>1402.224</text:p>
              </table:table-cell>
              <table:table-cell office:value-type="float" office:value="349.139793668593">
                <text:p>349.139793668593</text:p>
              </table:table-cell>
              <table:table-cell office:value-type="float" office:value="348.453743760859">
                <text:p>348.453743760859</text:p>
              </table:table-cell>
              <table:table-cell office:value-type="float" office:value="349.874877929688">
                <text:p>349.874877929688</text:p>
              </table:table-cell>
              <table:table-cell office:value-type="float" office:value="349.874877929688">
                <text:p>349.87487792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2.374">
                <text:p>1402.374</text:p>
              </table:table-cell>
              <table:table-cell office:value-type="float" office:value="350.336905226765">
                <text:p>350.336905226765</text:p>
              </table:table-cell>
              <table:table-cell office:value-type="float" office:value="352.132572564023">
                <text:p>352.132572564023</text:p>
              </table:table-cell>
              <table:table-cell office:value-type="float" office:value="355.811401367188">
                <text:p>355.811401367188</text:p>
              </table:table-cell>
              <table:table-cell office:value-type="float" office:value="355.811401367188">
                <text:p>355.81140136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2.514">
                <text:p>1402.514</text:p>
              </table:table-cell>
              <table:table-cell office:value-type="float" office:value="350.290974543395">
                <text:p>350.290974543395</text:p>
              </table:table-cell>
              <table:table-cell office:value-type="float" office:value="350.22207851834">
                <text:p>350.22207851834</text:p>
              </table:table-cell>
              <table:table-cell office:value-type="float" office:value="348.311584472656">
                <text:p>348.311584472656</text:p>
              </table:table-cell>
              <table:table-cell office:value-type="float" office:value="348.311584472656">
                <text:p>348.31158447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02.661">
                <text:p>1402.661</text:p>
              </table:table-cell>
              <table:table-cell office:value-type="float" office:value="350.516668886736">
                <text:p>350.516668886736</text:p>
              </table:table-cell>
              <table:table-cell office:value-type="float" office:value="350.855210401748">
                <text:p>350.855210401748</text:p>
              </table:table-cell>
              <table:table-cell office:value-type="float" office:value="351.488342285156">
                <text:p>351.488342285156</text:p>
              </table:table-cell>
              <table:table-cell office:value-type="float" office:value="351.488342285156">
                <text:p>351.488342285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2.797">
                <text:p>1402.797</text:p>
              </table:table-cell>
              <table:table-cell office:value-type="float" office:value="349.67761323661">
                <text:p>349.67761323661</text:p>
              </table:table-cell>
              <table:table-cell office:value-type="float" office:value="348.419029761421">
                <text:p>348.419029761421</text:p>
              </table:table-cell>
              <table:table-cell office:value-type="float" office:value="345.982849121094">
                <text:p>345.982849121094</text:p>
              </table:table-cell>
              <table:table-cell office:value-type="float" office:value="345.982849121094">
                <text:p>345.98284912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2.933">
                <text:p>1402.933</text:p>
              </table:table-cell>
              <table:table-cell office:value-type="float" office:value="350.122478386438">
                <text:p>350.122478386438</text:p>
              </table:table-cell>
              <table:table-cell office:value-type="float" office:value="350.789776111179">
                <text:p>350.789776111179</text:p>
              </table:table-cell>
              <table:table-cell office:value-type="float" office:value="353.160522460938">
                <text:p>353.160522460938</text:p>
              </table:table-cell>
              <table:table-cell office:value-type="float" office:value="353.160522460938">
                <text:p>353.16052246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03.06">
                <text:p>1403.06</text:p>
              </table:table-cell>
              <table:table-cell office:value-type="float" office:value="351.782870476755">
                <text:p>351.782870476755</text:p>
              </table:table-cell>
              <table:table-cell office:value-type="float" office:value="354.27345861223">
                <text:p>354.27345861223</text:p>
              </table:table-cell>
              <table:table-cell office:value-type="float" office:value="357.757141113281">
                <text:p>357.757141113281</text:p>
              </table:table-cell>
              <table:table-cell office:value-type="float" office:value="357.757141113281">
                <text:p>357.75714111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3.196">
                <text:p>1403.196</text:p>
              </table:table-cell>
              <table:table-cell office:value-type="float" office:value="351.917724555374">
                <text:p>351.917724555374</text:p>
              </table:table-cell>
              <table:table-cell office:value-type="float" office:value="352.120005673303">
                <text:p>352.120005673303</text:p>
              </table:table-cell>
              <table:table-cell office:value-type="float" office:value="349.966552734375">
                <text:p>349.966552734375</text:p>
              </table:table-cell>
              <table:table-cell office:value-type="float" office:value="349.966552734375">
                <text:p>349.966552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3.34">
                <text:p>1403.34</text:p>
              </table:table-cell>
              <table:table-cell office:value-type="float" office:value="352.697194461635">
                <text:p>352.697194461635</text:p>
              </table:table-cell>
              <table:table-cell office:value-type="float" office:value="353.866399321026">
                <text:p>353.866399321026</text:p>
              </table:table-cell>
              <table:table-cell office:value-type="float" office:value="355.61279296875">
                <text:p>355.61279296875</text:p>
              </table:table-cell>
              <table:table-cell office:value-type="float" office:value="355.61279296875">
                <text:p>355.61279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3.471">
                <text:p>1403.471</text:p>
              </table:table-cell>
              <table:table-cell office:value-type="float" office:value="351.513856062671">
                <text:p>351.513856062671</text:p>
              </table:table-cell>
              <table:table-cell office:value-type="float" office:value="349.738848464224">
                <text:p>349.738848464224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03.598">
                <text:p>1403.598</text:p>
              </table:table-cell>
              <table:table-cell office:value-type="float" office:value="349.978342851932">
                <text:p>349.978342851932</text:p>
              </table:table-cell>
              <table:table-cell office:value-type="float" office:value="347.675073035823">
                <text:p>347.675073035823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345.611297607422">
                <text:p>345.61129760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3.755">
                <text:p>1403.755</text:p>
              </table:table-cell>
              <table:table-cell office:value-type="float" office:value="349.283372857386">
                <text:p>349.283372857386</text:p>
              </table:table-cell>
              <table:table-cell office:value-type="float" office:value="348.240917865568">
                <text:p>348.240917865568</text:p>
              </table:table-cell>
              <table:table-cell office:value-type="float" office:value="348.806762695313">
                <text:p>348.806762695313</text:p>
              </table:table-cell>
              <table:table-cell office:value-type="float" office:value="348.806762695313">
                <text:p>348.806762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3.893">
                <text:p>1403.893</text:p>
              </table:table-cell>
              <table:table-cell office:value-type="float" office:value="349.188031506295">
                <text:p>349.188031506295</text:p>
              </table:table-cell>
              <table:table-cell office:value-type="float" office:value="349.045019479659">
                <text:p>349.045019479659</text:p>
              </table:table-cell>
              <table:table-cell office:value-type="float" office:value="349.84912109375">
                <text:p>349.84912109375</text:p>
              </table:table-cell>
              <table:table-cell office:value-type="float" office:value="349.84912109375">
                <text:p>349.849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4.031">
                <text:p>1404.031</text:p>
              </table:table-cell>
              <table:table-cell office:value-type="float" office:value="349.846944870021">
                <text:p>349.846944870021</text:p>
              </table:table-cell>
              <table:table-cell office:value-type="float" office:value="350.835314915611">
                <text:p>350.835314915611</text:p>
              </table:table-cell>
              <table:table-cell office:value-type="float" office:value="352.625610351563">
                <text:p>352.625610351563</text:p>
              </table:table-cell>
              <table:table-cell office:value-type="float" office:value="352.625610351563">
                <text:p>352.6256103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4.188">
                <text:p>1404.188</text:p>
              </table:table-cell>
              <table:table-cell office:value-type="float" office:value="350.503330491072">
                <text:p>350.503330491072</text:p>
              </table:table-cell>
              <table:table-cell office:value-type="float" office:value="351.487908922649">
                <text:p>351.487908922649</text:p>
              </table:table-cell>
              <table:table-cell office:value-type="float" office:value="352.140502929688">
                <text:p>352.140502929688</text:p>
              </table:table-cell>
              <table:table-cell office:value-type="float" office:value="352.140502929688">
                <text:p>352.14050292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4.315">
                <text:p>1404.315</text:p>
              </table:table-cell>
              <table:table-cell office:value-type="float" office:value="351.162519532298">
                <text:p>351.162519532298</text:p>
              </table:table-cell>
              <table:table-cell office:value-type="float" office:value="352.151303094137">
                <text:p>352.151303094137</text:p>
              </table:table-cell>
              <table:table-cell office:value-type="float" office:value="352.814697265625">
                <text:p>352.814697265625</text:p>
              </table:table-cell>
              <table:table-cell office:value-type="float" office:value="352.814697265625">
                <text:p>352.81469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4.462">
                <text:p>1404.462</text:p>
              </table:table-cell>
              <table:table-cell office:value-type="float" office:value="351.67453137141">
                <text:p>351.67453137141</text:p>
              </table:table-cell>
              <table:table-cell office:value-type="float" office:value="352.442549130076">
                <text:p>352.442549130076</text:p>
              </table:table-cell>
              <table:table-cell office:value-type="float" office:value="352.733795166016">
                <text:p>352.733795166016</text:p>
              </table:table-cell>
              <table:table-cell office:value-type="float" office:value="352.733795166016">
                <text:p>352.733795166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4.605">
                <text:p>1404.605</text:p>
              </table:table-cell>
              <table:table-cell office:value-type="float" office:value="351.019815562924">
                <text:p>351.019815562924</text:p>
              </table:table-cell>
              <table:table-cell office:value-type="float" office:value="350.037741850194">
                <text:p>350.037741850194</text:p>
              </table:table-cell>
              <table:table-cell office:value-type="float" office:value="347.632934570313">
                <text:p>347.632934570313</text:p>
              </table:table-cell>
              <table:table-cell office:value-type="float" office:value="347.632934570313">
                <text:p>347.63293457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4.75">
                <text:p>1404.75</text:p>
              </table:table-cell>
              <table:table-cell office:value-type="float" office:value="351.37560836209">
                <text:p>351.37560836209</text:p>
              </table:table-cell>
              <table:table-cell office:value-type="float" office:value="351.909297560839">
                <text:p>351.909297560839</text:p>
              </table:table-cell>
              <table:table-cell office:value-type="float" office:value="353.780853271484">
                <text:p>353.780853271484</text:p>
              </table:table-cell>
              <table:table-cell office:value-type="float" office:value="353.780853271484">
                <text:p>353.78085327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4.893">
                <text:p>1404.893</text:p>
              </table:table-cell>
              <table:table-cell office:value-type="float" office:value="353.154978435672">
                <text:p>353.154978435672</text:p>
              </table:table-cell>
              <table:table-cell office:value-type="float" office:value="355.824033546045">
                <text:p>355.824033546045</text:p>
              </table:table-cell>
              <table:table-cell office:value-type="float" office:value="359.73876953125">
                <text:p>359.73876953125</text:p>
              </table:table-cell>
              <table:table-cell office:value-type="float" office:value="359.73876953125">
                <text:p>359.7387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5.035">
                <text:p>1405.035</text:p>
              </table:table-cell>
              <table:table-cell office:value-type="float" office:value="352.676629219831">
                <text:p>352.676629219831</text:p>
              </table:table-cell>
              <table:table-cell office:value-type="float" office:value="351.959105396069">
                <text:p>351.959105396069</text:p>
              </table:table-cell>
              <table:table-cell office:value-type="float" office:value="348.094177246094">
                <text:p>348.094177246094</text:p>
              </table:table-cell>
              <table:table-cell office:value-type="float" office:value="348.094177246094">
                <text:p>348.0941772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5.172">
                <text:p>1405.172</text:p>
              </table:table-cell>
              <table:table-cell office:value-type="float" office:value="350.444771267362">
                <text:p>350.444771267362</text:p>
              </table:table-cell>
              <table:table-cell office:value-type="float" office:value="347.09698433866">
                <text:p>347.09698433866</text:p>
              </table:table-cell>
              <table:table-cell office:value-type="float" office:value="342.23486328125">
                <text:p>342.23486328125</text:p>
              </table:table-cell>
              <table:table-cell office:value-type="float" office:value="342.23486328125">
                <text:p>342.23486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5.303">
                <text:p>1405.303</text:p>
              </table:table-cell>
              <table:table-cell office:value-type="float" office:value="349.682670760962">
                <text:p>349.682670760962</text:p>
              </table:table-cell>
              <table:table-cell office:value-type="float" office:value="348.539520001361">
                <text:p>348.539520001361</text:p>
              </table:table-cell>
              <table:table-cell office:value-type="float" office:value="349.982055664063">
                <text:p>349.982055664063</text:p>
              </table:table-cell>
              <table:table-cell office:value-type="float" office:value="349.982055664063">
                <text:p>349.98205566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5.436">
                <text:p>1405.436</text:p>
              </table:table-cell>
              <table:table-cell office:value-type="float" office:value="350.941432238099">
                <text:p>350.941432238099</text:p>
              </table:table-cell>
              <table:table-cell office:value-type="float" office:value="352.829574453806">
                <text:p>352.829574453806</text:p>
              </table:table-cell>
              <table:table-cell office:value-type="float" office:value="357.11962890625">
                <text:p>357.11962890625</text:p>
              </table:table-cell>
              <table:table-cell office:value-type="float" office:value="357.11962890625">
                <text:p>357.11962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5.571">
                <text:p>1405.571</text:p>
              </table:table-cell>
              <table:table-cell office:value-type="float" office:value="352.165179751199">
                <text:p>352.165179751199</text:p>
              </table:table-cell>
              <table:table-cell office:value-type="float" office:value="354.000801020848">
                <text:p>354.000801020848</text:p>
              </table:table-cell>
              <table:table-cell office:value-type="float" office:value="355.172027587891">
                <text:p>355.172027587891</text:p>
              </table:table-cell>
              <table:table-cell office:value-type="float" office:value="355.172027587891">
                <text:p>355.172027587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05.696">
                <text:p>1405.696</text:p>
              </table:table-cell>
              <table:table-cell office:value-type="float" office:value="350.870215320514">
                <text:p>350.870215320514</text:p>
              </table:table-cell>
              <table:table-cell office:value-type="float" office:value="348.927768674487">
                <text:p>348.927768674487</text:p>
              </table:table-cell>
              <table:table-cell office:value-type="float" office:value="343.854736328125">
                <text:p>343.854736328125</text:p>
              </table:table-cell>
              <table:table-cell office:value-type="float" office:value="343.854736328125">
                <text:p>343.854736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5.843">
                <text:p>1405.843</text:p>
              </table:table-cell>
              <table:table-cell office:value-type="float" office:value="349.434684880331">
                <text:p>349.434684880331</text:p>
              </table:table-cell>
              <table:table-cell office:value-type="float" office:value="347.281389220056">
                <text:p>347.281389220056</text:p>
              </table:table-cell>
              <table:table-cell office:value-type="float" office:value="345.635009765625">
                <text:p>345.635009765625</text:p>
              </table:table-cell>
              <table:table-cell office:value-type="float" office:value="345.635009765625">
                <text:p>345.6350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5.979">
                <text:p>1405.979</text:p>
              </table:table-cell>
              <table:table-cell office:value-type="float" office:value="347.899522854241">
                <text:p>347.899522854241</text:p>
              </table:table-cell>
              <table:table-cell office:value-type="float" office:value="345.596779815106">
                <text:p>345.596779815106</text:p>
              </table:table-cell>
              <table:table-cell office:value-type="float" office:value="343.912170410156">
                <text:p>343.912170410156</text:p>
              </table:table-cell>
              <table:table-cell office:value-type="float" office:value="343.912170410156">
                <text:p>343.91217041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6.114">
                <text:p>1406.114</text:p>
              </table:table-cell>
              <table:table-cell office:value-type="float" office:value="347.006774753691">
                <text:p>347.006774753691</text:p>
              </table:table-cell>
              <table:table-cell office:value-type="float" office:value="345.667652602866">
                <text:p>345.667652602866</text:p>
              </table:table-cell>
              <table:table-cell office:value-type="float" office:value="345.738525390625">
                <text:p>345.738525390625</text:p>
              </table:table-cell>
              <table:table-cell office:value-type="float" office:value="345.738525390625">
                <text:p>345.7385253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6.249">
                <text:p>1406.249</text:p>
              </table:table-cell>
              <table:table-cell office:value-type="float" office:value="347.003598790756">
                <text:p>347.003598790756</text:p>
              </table:table-cell>
              <table:table-cell office:value-type="float" office:value="346.998834846355">
                <text:p>346.998834846355</text:p>
              </table:table-cell>
              <table:table-cell office:value-type="float" office:value="348.330017089844">
                <text:p>348.330017089844</text:p>
              </table:table-cell>
              <table:table-cell office:value-type="float" office:value="348.330017089844">
                <text:p>348.33001708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6.634">
                <text:p>1406.634</text:p>
              </table:table-cell>
              <table:table-cell office:value-type="float" office:value="348.06433469099">
                <text:p>348.06433469099</text:p>
              </table:table-cell>
              <table:table-cell office:value-type="float" office:value="349.655438541341">
                <text:p>349.655438541341</text:p>
              </table:table-cell>
              <table:table-cell office:value-type="float" office:value="352.312042236328">
                <text:p>352.312042236328</text:p>
              </table:table-cell>
              <table:table-cell office:value-type="float" office:value="352.312042236328">
                <text:p>352.312042236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6.77">
                <text:p>1406.77</text:p>
              </table:table-cell>
              <table:table-cell office:value-type="float" office:value="348.021922409581">
                <text:p>348.021922409581</text:p>
              </table:table-cell>
              <table:table-cell office:value-type="float" office:value="347.958303987468">
                <text:p>347.958303987468</text:p>
              </table:table-cell>
              <table:table-cell office:value-type="float" office:value="346.261169433594">
                <text:p>346.261169433594</text:p>
              </table:table-cell>
              <table:table-cell office:value-type="float" office:value="346.261169433594">
                <text:p>346.26116943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6.904">
                <text:p>1406.904</text:p>
              </table:table-cell>
              <table:table-cell office:value-type="float" office:value="349.443986606524">
                <text:p>349.443986606524</text:p>
              </table:table-cell>
              <table:table-cell office:value-type="float" office:value="351.577082901937">
                <text:p>351.577082901937</text:p>
              </table:table-cell>
              <table:table-cell office:value-type="float" office:value="355.195861816406">
                <text:p>355.195861816406</text:p>
              </table:table-cell>
              <table:table-cell office:value-type="float" office:value="355.195861816406">
                <text:p>355.195861816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07.051">
                <text:p>1407.051</text:p>
              </table:table-cell>
              <table:table-cell office:value-type="float" office:value="351.101290966176">
                <text:p>351.101290966176</text:p>
              </table:table-cell>
              <table:table-cell office:value-type="float" office:value="353.587247505656">
                <text:p>353.587247505656</text:p>
              </table:table-cell>
              <table:table-cell office:value-type="float" office:value="355.597412109375">
                <text:p>355.597412109375</text:p>
              </table:table-cell>
              <table:table-cell office:value-type="float" office:value="355.597412109375">
                <text:p>355.5974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7.189">
                <text:p>1407.189</text:p>
              </table:table-cell>
              <table:table-cell office:value-type="float" office:value="352.224915975368">
                <text:p>352.224915975368</text:p>
              </table:table-cell>
              <table:table-cell office:value-type="float" office:value="353.910353489156">
                <text:p>353.910353489156</text:p>
              </table:table-cell>
              <table:table-cell office:value-type="float" office:value="354.233459472656">
                <text:p>354.233459472656</text:p>
              </table:table-cell>
              <table:table-cell office:value-type="float" office:value="354.233459472656">
                <text:p>354.23345947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7.321">
                <text:p>1407.321</text:p>
              </table:table-cell>
              <table:table-cell office:value-type="float" office:value="353.81738649399">
                <text:p>353.81738649399</text:p>
              </table:table-cell>
              <table:table-cell office:value-type="float" office:value="356.206092271922">
                <text:p>356.206092271922</text:p>
              </table:table-cell>
              <table:table-cell office:value-type="float" office:value="358.501831054688">
                <text:p>358.501831054688</text:p>
              </table:table-cell>
              <table:table-cell office:value-type="float" office:value="358.501831054688">
                <text:p>358.5018310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07.46">
                <text:p>1407.46</text:p>
              </table:table-cell>
              <table:table-cell office:value-type="float" office:value="354.375491903513">
                <text:p>354.375491903513</text:p>
              </table:table-cell>
              <table:table-cell office:value-type="float" office:value="355.212650017797">
                <text:p>355.212650017797</text:p>
              </table:table-cell>
              <table:table-cell office:value-type="float" office:value="354.219207763672">
                <text:p>354.219207763672</text:p>
              </table:table-cell>
              <table:table-cell office:value-type="float" office:value="354.219207763672">
                <text:p>354.219207763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07.607">
                <text:p>1407.607</text:p>
              </table:table-cell>
              <table:table-cell office:value-type="float" office:value="354.069802684729">
                <text:p>354.069802684729</text:p>
              </table:table-cell>
              <table:table-cell office:value-type="float" office:value="353.611268856555">
                <text:p>353.611268856555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7.736">
                <text:p>1407.736</text:p>
              </table:table-cell>
              <table:table-cell office:value-type="float" office:value="353.566112921211">
                <text:p>353.566112921211</text:p>
              </table:table-cell>
              <table:table-cell office:value-type="float" office:value="352.810578275934">
                <text:p>352.810578275934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352.009887695313">
                <text:p>352.009887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07.88">
                <text:p>1407.88</text:p>
              </table:table-cell>
              <table:table-cell office:value-type="float" office:value="353.760792196976">
                <text:p>353.760792196976</text:p>
              </table:table-cell>
              <table:table-cell office:value-type="float" office:value="354.052811110623">
                <text:p>354.052811110623</text:p>
              </table:table-cell>
              <table:table-cell office:value-type="float" office:value="355.295043945313">
                <text:p>355.295043945313</text:p>
              </table:table-cell>
              <table:table-cell office:value-type="float" office:value="355.295043945313">
                <text:p>355.29504394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8.006">
                <text:p>1408.006</text:p>
              </table:table-cell>
              <table:table-cell office:value-type="float" office:value="353.293069034451">
                <text:p>353.293069034451</text:p>
              </table:table-cell>
              <table:table-cell office:value-type="float" office:value="352.591484290663">
                <text:p>352.591484290663</text:p>
              </table:table-cell>
              <table:table-cell office:value-type="float" office:value="351.130157470703">
                <text:p>351.130157470703</text:p>
              </table:table-cell>
              <table:table-cell office:value-type="float" office:value="351.130157470703">
                <text:p>351.130157470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8.14">
                <text:p>1408.14</text:p>
              </table:table-cell>
              <table:table-cell office:value-type="float" office:value="352.675473728022">
                <text:p>352.675473728022</text:p>
              </table:table-cell>
              <table:table-cell office:value-type="float" office:value="351.749080768378">
                <text:p>351.749080768378</text:p>
              </table:table-cell>
              <table:table-cell office:value-type="float" office:value="350.906677246094">
                <text:p>350.906677246094</text:p>
              </table:table-cell>
              <table:table-cell office:value-type="float" office:value="350.906677246094">
                <text:p>350.9066772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8.553">
                <text:p>1408.553</text:p>
              </table:table-cell>
              <table:table-cell office:value-type="float" office:value="353.126450488145">
                <text:p>353.126450488145</text:p>
              </table:table-cell>
              <table:table-cell office:value-type="float" office:value="353.80291562833">
                <text:p>353.80291562833</text:p>
              </table:table-cell>
              <table:table-cell office:value-type="float" office:value="355.856750488281">
                <text:p>355.856750488281</text:p>
              </table:table-cell>
              <table:table-cell office:value-type="float" office:value="355.856750488281">
                <text:p>355.8567504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8.68">
                <text:p>1408.68</text:p>
              </table:table-cell>
              <table:table-cell office:value-type="float" office:value="353.449698047459">
                <text:p>353.449698047459</text:p>
              </table:table-cell>
              <table:table-cell office:value-type="float" office:value="353.934569386431">
                <text:p>353.934569386431</text:p>
              </table:table-cell>
              <table:table-cell office:value-type="float" office:value="354.066223144531">
                <text:p>354.066223144531</text:p>
              </table:table-cell>
              <table:table-cell office:value-type="float" office:value="354.066223144531">
                <text:p>354.066223144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8.809">
                <text:p>1408.809</text:p>
              </table:table-cell>
              <table:table-cell office:value-type="float" office:value="352.935248330762">
                <text:p>352.935248330762</text:p>
              </table:table-cell>
              <table:table-cell office:value-type="float" office:value="352.163573755715">
                <text:p>352.163573755715</text:p>
              </table:table-cell>
              <table:table-cell office:value-type="float" office:value="350.392578125">
                <text:p>350.392578125</text:p>
              </table:table-cell>
              <table:table-cell office:value-type="float" office:value="350.392578125">
                <text:p>350.392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9.078">
                <text:p>1409.078</text:p>
              </table:table-cell>
              <table:table-cell office:value-type="float" office:value="354.269339823819">
                <text:p>354.269339823819</text:p>
              </table:table-cell>
              <table:table-cell office:value-type="float" office:value="356.270477063405">
                <text:p>356.270477063405</text:p>
              </table:table-cell>
              <table:table-cell office:value-type="float" office:value="360.377380371094">
                <text:p>360.377380371094</text:p>
              </table:table-cell>
              <table:table-cell office:value-type="float" office:value="360.377380371094">
                <text:p>360.37738037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09.23">
                <text:p>1409.23</text:p>
              </table:table-cell>
              <table:table-cell office:value-type="float" office:value="355.389722744472">
                <text:p>355.389722744472</text:p>
              </table:table-cell>
              <table:table-cell office:value-type="float" office:value="357.070297125452">
                <text:p>357.070297125452</text:p>
              </table:table-cell>
              <table:table-cell office:value-type="float" office:value="357.8701171875">
                <text:p>357.8701171875</text:p>
              </table:table-cell>
              <table:table-cell office:value-type="float" office:value="357.8701171875">
                <text:p>357.870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9.371">
                <text:p>1409.371</text:p>
              </table:table-cell>
              <table:table-cell office:value-type="float" office:value="355.234538579586">
                <text:p>355.234538579586</text:p>
              </table:table-cell>
              <table:table-cell office:value-type="float" office:value="355.001762332257">
                <text:p>355.001762332257</text:p>
              </table:table-cell>
              <table:table-cell office:value-type="float" office:value="352.933227539063">
                <text:p>352.933227539063</text:p>
              </table:table-cell>
              <table:table-cell office:value-type="float" office:value="352.933227539063">
                <text:p>352.93322753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9.505">
                <text:p>1409.505</text:p>
              </table:table-cell>
              <table:table-cell office:value-type="float" office:value="355.173045829047">
                <text:p>355.173045829047</text:p>
              </table:table-cell>
              <table:table-cell office:value-type="float" office:value="355.080806703238">
                <text:p>355.080806703238</text:p>
              </table:table-cell>
              <table:table-cell office:value-type="float" office:value="355.159851074219">
                <text:p>355.159851074219</text:p>
              </table:table-cell>
              <table:table-cell office:value-type="float" office:value="355.159851074219">
                <text:p>355.15985107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9.637">
                <text:p>1409.637</text:p>
              </table:table-cell>
              <table:table-cell office:value-type="float" office:value="354.922869697451">
                <text:p>354.922869697451</text:p>
              </table:table-cell>
              <table:table-cell office:value-type="float" office:value="354.547605500057">
                <text:p>354.547605500057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9.766">
                <text:p>1409.766</text:p>
              </table:table-cell>
              <table:table-cell office:value-type="float" office:value="354.666123777857">
                <text:p>354.666123777857</text:p>
              </table:table-cell>
              <table:table-cell office:value-type="float" office:value="354.281004898466">
                <text:p>354.281004898466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354.014404296875">
                <text:p>354.014404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09.898">
                <text:p>1409.898</text:p>
              </table:table-cell>
              <table:table-cell office:value-type="float" office:value="354.196060793282">
                <text:p>354.196060793282</text:p>
              </table:table-cell>
              <table:table-cell office:value-type="float" office:value="353.49096631642">
                <text:p>353.49096631642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0.02">
                <text:p>1410.02</text:p>
              </table:table-cell>
              <table:table-cell office:value-type="float" office:value="353.756015286128">
                <text:p>353.756015286128</text:p>
              </table:table-cell>
              <table:table-cell office:value-type="float" office:value="353.095947025398">
                <text:p>353.095947025398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352.700927734375">
                <text:p>352.700927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10.177">
                <text:p>1410.177</text:p>
              </table:table-cell>
              <table:table-cell office:value-type="float" office:value="353.319478264257">
                <text:p>353.319478264257</text:p>
              </table:table-cell>
              <table:table-cell office:value-type="float" office:value="352.664672731449">
                <text:p>352.664672731449</text:p>
              </table:table-cell>
              <table:table-cell office:value-type="float" office:value="352.2333984375">
                <text:p>352.2333984375</text:p>
              </table:table-cell>
              <table:table-cell office:value-type="float" office:value="352.2333984375">
                <text:p>352.233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10.303">
                <text:p>1410.303</text:p>
              </table:table-cell>
              <table:table-cell office:value-type="float" office:value="352.467431563437">
                <text:p>352.467431563437</text:p>
              </table:table-cell>
              <table:table-cell office:value-type="float" office:value="351.189361512209">
                <text:p>351.189361512209</text:p>
              </table:table-cell>
              <table:table-cell office:value-type="float" office:value="349.714050292969">
                <text:p>349.714050292969</text:p>
              </table:table-cell>
              <table:table-cell office:value-type="float" office:value="349.714050292969">
                <text:p>349.71405029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10.451">
                <text:p>1410.451</text:p>
              </table:table-cell>
              <table:table-cell office:value-type="float" office:value="353.331331728785">
                <text:p>353.331331728785</text:p>
              </table:table-cell>
              <table:table-cell office:value-type="float" office:value="354.627181976808">
                <text:p>354.627181976808</text:p>
              </table:table-cell>
              <table:table-cell office:value-type="float" office:value="358.065002441406">
                <text:p>358.065002441406</text:p>
              </table:table-cell>
              <table:table-cell office:value-type="float" office:value="358.065002441406">
                <text:p>358.06500244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10.587">
                <text:p>1410.587</text:p>
              </table:table-cell>
              <table:table-cell office:value-type="float" office:value="353.615037434586">
                <text:p>353.615037434586</text:p>
              </table:table-cell>
              <table:table-cell office:value-type="float" office:value="354.040595993287">
                <text:p>354.040595993287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0.712">
                <text:p>1410.712</text:p>
              </table:table-cell>
              <table:table-cell office:value-type="float" office:value="353.667943661362">
                <text:p>353.667943661362</text:p>
              </table:table-cell>
              <table:table-cell office:value-type="float" office:value="353.747303001526">
                <text:p>353.747303001526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353.454010009766">
                <text:p>353.45401000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0.858">
                <text:p>1410.858</text:p>
              </table:table-cell>
              <table:table-cell office:value-type="float" office:value="352.555622304935">
                <text:p>352.555622304935</text:p>
              </table:table-cell>
              <table:table-cell office:value-type="float" office:value="350.887140270294">
                <text:p>350.887140270294</text:p>
              </table:table-cell>
              <table:table-cell office:value-type="float" office:value="348.026977539063">
                <text:p>348.026977539063</text:p>
              </table:table-cell>
              <table:table-cell office:value-type="float" office:value="348.026977539063">
                <text:p>348.02697753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10.985">
                <text:p>1410.985</text:p>
              </table:table-cell>
              <table:table-cell office:value-type="float" office:value="352.694749190926">
                <text:p>352.694749190926</text:p>
              </table:table-cell>
              <table:table-cell office:value-type="float" office:value="352.903439519913">
                <text:p>352.903439519913</text:p>
              </table:table-cell>
              <table:table-cell office:value-type="float" office:value="354.919738769531">
                <text:p>354.919738769531</text:p>
              </table:table-cell>
              <table:table-cell office:value-type="float" office:value="354.919738769531">
                <text:p>354.91973876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11.244">
                <text:p>1411.244</text:p>
              </table:table-cell>
              <table:table-cell office:value-type="float" office:value="353.313943668538">
                <text:p>353.313943668538</text:p>
              </table:table-cell>
              <table:table-cell office:value-type="float" office:value="354.242735384956">
                <text:p>354.242735384956</text:p>
              </table:table-cell>
              <table:table-cell office:value-type="float" office:value="355.58203125">
                <text:p>355.58203125</text:p>
              </table:table-cell>
              <table:table-cell office:value-type="float" office:value="355.58203125">
                <text:p>355.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11.373">
                <text:p>1411.373</text:p>
              </table:table-cell>
              <table:table-cell office:value-type="float" office:value="353.023900582802">
                <text:p>353.023900582802</text:p>
              </table:table-cell>
              <table:table-cell office:value-type="float" office:value="352.588835954197">
                <text:p>352.588835954197</text:p>
              </table:table-cell>
              <table:table-cell office:value-type="float" office:value="350.934936523438">
                <text:p>350.934936523438</text:p>
              </table:table-cell>
              <table:table-cell office:value-type="float" office:value="350.934936523438">
                <text:p>350.934936523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1.508">
                <text:p>1411.508</text:p>
              </table:table-cell>
              <table:table-cell office:value-type="float" office:value="352.620718380364">
                <text:p>352.620718380364</text:p>
              </table:table-cell>
              <table:table-cell office:value-type="float" office:value="352.015945076708">
                <text:p>352.015945076708</text:p>
              </table:table-cell>
              <table:table-cell office:value-type="float" office:value="351.443054199219">
                <text:p>351.443054199219</text:p>
              </table:table-cell>
              <table:table-cell office:value-type="float" office:value="351.443054199219">
                <text:p>351.44305419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1.648">
                <text:p>1411.648</text:p>
              </table:table-cell>
              <table:table-cell office:value-type="float" office:value="350.967062914654">
                <text:p>350.967062914654</text:p>
              </table:table-cell>
              <table:table-cell office:value-type="float" office:value="348.486579716088">
                <text:p>348.486579716088</text:p>
              </table:table-cell>
              <table:table-cell office:value-type="float" office:value="344.957214355469">
                <text:p>344.957214355469</text:p>
              </table:table-cell>
              <table:table-cell office:value-type="float" office:value="344.957214355469">
                <text:p>344.95721435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1.784">
                <text:p>1411.784</text:p>
              </table:table-cell>
              <table:table-cell office:value-type="float" office:value="350.75938962951">
                <text:p>350.75938962951</text:p>
              </table:table-cell>
              <table:table-cell office:value-type="float" office:value="350.447879701794">
                <text:p>350.447879701794</text:p>
              </table:table-cell>
              <table:table-cell office:value-type="float" office:value="352.4091796875">
                <text:p>352.4091796875</text:p>
              </table:table-cell>
              <table:table-cell office:value-type="float" office:value="352.4091796875">
                <text:p>352.4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11.926">
                <text:p>1411.926</text:p>
              </table:table-cell>
              <table:table-cell office:value-type="float" office:value="352.25693457158">
                <text:p>352.25693457158</text:p>
              </table:table-cell>
              <table:table-cell office:value-type="float" office:value="354.503251984686">
                <text:p>354.503251984686</text:p>
              </table:table-cell>
              <table:table-cell office:value-type="float" office:value="358.558624267578">
                <text:p>358.558624267578</text:p>
              </table:table-cell>
              <table:table-cell office:value-type="float" office:value="358.558624267578">
                <text:p>358.558624267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12.08">
                <text:p>1412.08</text:p>
              </table:table-cell>
              <table:table-cell office:value-type="float" office:value="353.515834089104">
                <text:p>353.515834089104</text:p>
              </table:table-cell>
              <table:table-cell office:value-type="float" office:value="355.40418336539">
                <text:p>355.40418336539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12.198">
                <text:p>1412.198</text:p>
              </table:table-cell>
              <table:table-cell office:value-type="float" office:value="354.451360075759">
                <text:p>354.451360075759</text:p>
              </table:table-cell>
              <table:table-cell office:value-type="float" office:value="355.854649055742">
                <text:p>355.854649055742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356.305114746094">
                <text:p>356.30511474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12.329">
                <text:p>1412.329</text:p>
              </table:table-cell>
              <table:table-cell office:value-type="float" office:value="354.866001227698">
                <text:p>354.866001227698</text:p>
              </table:table-cell>
              <table:table-cell office:value-type="float" office:value="355.487962955605">
                <text:p>355.487962955605</text:p>
              </table:table-cell>
              <table:table-cell office:value-type="float" office:value="355.121276855469">
                <text:p>355.121276855469</text:p>
              </table:table-cell>
              <table:table-cell office:value-type="float" office:value="355.121276855469">
                <text:p>355.12127685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12.473">
                <text:p>1412.473</text:p>
              </table:table-cell>
              <table:table-cell office:value-type="float" office:value="354.520477019146">
                <text:p>354.520477019146</text:p>
              </table:table-cell>
              <table:table-cell office:value-type="float" office:value="354.002190706318">
                <text:p>354.002190706318</text:p>
              </table:table-cell>
              <table:table-cell office:value-type="float" office:value="352.516418457031">
                <text:p>352.516418457031</text:p>
              </table:table-cell>
              <table:table-cell office:value-type="float" office:value="352.516418457031">
                <text:p>352.51641845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12.605">
                <text:p>1412.605</text:p>
              </table:table-cell>
              <table:table-cell office:value-type="float" office:value="353.434111071501">
                <text:p>353.434111071501</text:p>
              </table:table-cell>
              <table:table-cell office:value-type="float" office:value="351.804562150034">
                <text:p>351.804562150034</text:p>
              </table:table-cell>
              <table:table-cell office:value-type="float" office:value="349.60693359375">
                <text:p>349.60693359375</text:p>
              </table:table-cell>
              <table:table-cell office:value-type="float" office:value="349.60693359375">
                <text:p>349.60693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12.744">
                <text:p>1412.744</text:p>
              </table:table-cell>
              <table:table-cell office:value-type="float" office:value="353.29683683658">
                <text:p>353.29683683658</text:p>
              </table:table-cell>
              <table:table-cell office:value-type="float" office:value="353.090925484197">
                <text:p>353.090925484197</text:p>
              </table:table-cell>
              <table:table-cell office:value-type="float" office:value="354.377288818359">
                <text:p>354.377288818359</text:p>
              </table:table-cell>
              <table:table-cell office:value-type="float" office:value="354.377288818359">
                <text:p>354.37728881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12.881">
                <text:p>1412.881</text:p>
              </table:table-cell>
              <table:table-cell office:value-type="float" office:value="352.754002042537">
                <text:p>352.754002042537</text:p>
              </table:table-cell>
              <table:table-cell office:value-type="float" office:value="351.939749851473">
                <text:p>351.939749851473</text:p>
              </table:table-cell>
              <table:table-cell office:value-type="float" office:value="350.78857421875">
                <text:p>350.78857421875</text:p>
              </table:table-cell>
              <table:table-cell office:value-type="float" office:value="350.78857421875">
                <text:p>350.7885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13.019">
                <text:p>1413.019</text:p>
              </table:table-cell>
              <table:table-cell office:value-type="float" office:value="352.802692504411">
                <text:p>352.802692504411</text:p>
              </table:table-cell>
              <table:table-cell office:value-type="float" office:value="352.875728197221">
                <text:p>352.875728197221</text:p>
              </table:table-cell>
              <table:table-cell office:value-type="float" office:value="353.811706542969">
                <text:p>353.811706542969</text:p>
              </table:table-cell>
              <table:table-cell office:value-type="float" office:value="353.811706542969">
                <text:p>353.81170654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3.153">
                <text:p>1413.153</text:p>
              </table:table-cell>
              <table:table-cell office:value-type="float" office:value="352.636375399903">
                <text:p>352.636375399903</text:p>
              </table:table-cell>
              <table:table-cell office:value-type="float" office:value="352.386899743142">
                <text:p>352.386899743142</text:p>
              </table:table-cell>
              <table:table-cell office:value-type="float" office:value="351.898071289063">
                <text:p>351.898071289063</text:p>
              </table:table-cell>
              <table:table-cell office:value-type="float" office:value="351.898071289063">
                <text:p>351.89807128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3.288">
                <text:p>1413.288</text:p>
              </table:table-cell>
              <table:table-cell office:value-type="float" office:value="351.618909778414">
                <text:p>351.618909778414</text:p>
              </table:table-cell>
              <table:table-cell office:value-type="float" office:value="350.09271134618">
                <text:p>350.09271134618</text:p>
              </table:table-cell>
              <table:table-cell office:value-type="float" office:value="347.798522949219">
                <text:p>347.798522949219</text:p>
              </table:table-cell>
              <table:table-cell office:value-type="float" office:value="347.798522949219">
                <text:p>347.79852294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13.439">
                <text:p>1413.439</text:p>
              </table:table-cell>
              <table:table-cell office:value-type="float" office:value="351.803236524956">
                <text:p>351.803236524956</text:p>
              </table:table-cell>
              <table:table-cell office:value-type="float" office:value="352.07972664477">
                <text:p>352.07972664477</text:p>
              </table:table-cell>
              <table:table-cell office:value-type="float" office:value="354.066741943359">
                <text:p>354.066741943359</text:p>
              </table:table-cell>
              <table:table-cell office:value-type="float" office:value="354.066741943359">
                <text:p>354.06674194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3.574">
                <text:p>1413.574</text:p>
              </table:table-cell>
              <table:table-cell office:value-type="float" office:value="351.700865759553">
                <text:p>351.700865759553</text:p>
              </table:table-cell>
              <table:table-cell office:value-type="float" office:value="351.547309611447">
                <text:p>351.547309611447</text:p>
              </table:table-cell>
              <table:table-cell office:value-type="float" office:value="351.014892578125">
                <text:p>351.014892578125</text:p>
              </table:table-cell>
              <table:table-cell office:value-type="float" office:value="351.014892578125">
                <text:p>351.014892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3.712">
                <text:p>1413.712</text:p>
              </table:table-cell>
              <table:table-cell office:value-type="float" office:value="347.833167413177">
                <text:p>347.833167413177</text:p>
              </table:table-cell>
              <table:table-cell office:value-type="float" office:value="342.031619893614">
                <text:p>342.031619893614</text:p>
              </table:table-cell>
              <table:table-cell office:value-type="float" office:value="332.515930175781">
                <text:p>332.515930175781</text:p>
              </table:table-cell>
              <table:table-cell office:value-type="float" office:value="332.515930175781">
                <text:p>332.51593017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13.854">
                <text:p>1413.854</text:p>
              </table:table-cell>
              <table:table-cell office:value-type="float" office:value="316.638158020379">
                <text:p>316.638158020379</text:p>
              </table:table-cell>
              <table:table-cell office:value-type="float" office:value="269.845643931182">
                <text:p>269.845643931182</text:p>
              </table:table-cell>
              <table:table-cell office:value-type="float" office:value="197.65966796875">
                <text:p>197.65966796875</text:p>
              </table:table-cell>
              <table:table-cell office:value-type="float" office:value="197.65966796875">
                <text:p>197.65966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13.992">
                <text:p>1413.992</text:p>
              </table:table-cell>
              <table:table-cell office:value-type="float" office:value="264.97405728987">
                <text:p>264.97405728987</text:p>
              </table:table-cell>
              <table:table-cell office:value-type="float" office:value="187.477906194107">
                <text:p>187.477906194107</text:p>
              </table:table-cell>
              <table:table-cell office:value-type="float" office:value="105.110168457031">
                <text:p>105.110168457031</text:p>
              </table:table-cell>
              <table:table-cell office:value-type="float" office:value="105.110168457031">
                <text:p>105.11016845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14.134">
                <text:p>1414.134</text:p>
              </table:table-cell>
              <table:table-cell office:value-type="float" office:value="207.242246295117">
                <text:p>207.242246295117</text:p>
              </table:table-cell>
              <table:table-cell office:value-type="float" office:value="120.644529802986">
                <text:p>120.644529802986</text:p>
              </table:table-cell>
              <table:table-cell office:value-type="float" office:value="53.8111534118652">
                <text:p>53.8111534118652</text:p>
              </table:table-cell>
              <table:table-cell office:value-type="float" office:value="53.8111534118652">
                <text:p>53.8111534118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14.271">
                <text:p>1414.271</text:p>
              </table:table-cell>
              <table:table-cell office:value-type="float" office:value="153.855369078854">
                <text:p>153.855369078854</text:p>
              </table:table-cell>
              <table:table-cell office:value-type="float" office:value="73.7750532544593">
                <text:p>73.7750532544593</text:p>
              </table:table-cell>
              <table:table-cell office:value-type="float" office:value="26.9055767059326">
                <text:p>26.9055767059326</text:p>
              </table:table-cell>
              <table:table-cell office:value-type="float" office:value="26.9055767059326">
                <text:p>26.9055767059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14.675">
                <text:p>1414.675</text:p>
              </table:table-cell>
              <table:table-cell office:value-type="float" office:value="107.740871515852">
                <text:p>107.740871515852</text:p>
              </table:table-cell>
              <table:table-cell office:value-type="float" office:value="38.5691251713504">
                <text:p>38.5691251713504</text:p>
              </table:table-cell>
              <table:table-cell office:value-type="float" office:value="3.36319708824158">
                <text:p>3.36319708824158</text:p>
              </table:table-cell>
              <table:table-cell office:value-type="float" office:value="3.36319708824158">
                <text:p>3.3631970882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4.814">
                <text:p>1414.814</text:p>
              </table:table-cell>
              <table:table-cell office:value-type="float" office:value="72.6946676526057">
                <text:p>72.6946676526057</text:p>
              </table:table-cell>
              <table:table-cell office:value-type="float" office:value="20.1253618577356">
                <text:p>20.1253618577356</text:p>
              </table:table-cell>
              <table:table-cell office:value-type="float" office:value="1.68159854412079">
                <text:p>1.68159854412079</text:p>
              </table:table-cell>
              <table:table-cell office:value-type="float" office:value="1.68159854412079">
                <text:p>1.6815985441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4.946">
                <text:p>1414.946</text:p>
              </table:table-cell>
              <table:table-cell office:value-type="float" office:value="47.6418729631105">
                <text:p>47.6418729631105</text:p>
              </table:table-cell>
              <table:table-cell office:value-type="float" office:value="10.0626809288678">
                <text:p>10.0626809288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15.083">
                <text:p>1415.083</text:p>
              </table:table-cell>
              <table:table-cell office:value-type="float" office:value="30.5976599636399">
                <text:p>30.5976599636399</text:p>
              </table:table-cell>
              <table:table-cell office:value-type="float" office:value="5.0313404644339">
                <text:p>5.0313404644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15.217">
                <text:p>1415.217</text:p>
              </table:table-cell>
              <table:table-cell office:value-type="float" office:value="19.3648640710707">
                <text:p>19.3648640710707</text:p>
              </table:table-cell>
              <table:table-cell office:value-type="float" office:value="2.51567023221695">
                <text:p>2.51567023221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15.344">
                <text:p>1415.344</text:p>
              </table:table-cell>
              <table:table-cell office:value-type="float" office:value="12.1220524890858">
                <text:p>12.1220524890858</text:p>
              </table:table-cell>
              <table:table-cell office:value-type="float" office:value="1.25783511610848">
                <text:p>1.25783511610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15.483">
                <text:p>1415.483</text:p>
              </table:table-cell>
              <table:table-cell office:value-type="float" office:value="7.52479851667318">
                <text:p>7.52479851667318</text:p>
              </table:table-cell>
              <table:table-cell office:value-type="float" office:value="0.628917558054238">
                <text:p>0.628917558054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15.608">
                <text:p>1415.608</text:p>
              </table:table-cell>
              <table:table-cell office:value-type="float" office:value="4.64066262161476">
                <text:p>4.64066262161476</text:p>
              </table:table-cell>
              <table:table-cell office:value-type="float" office:value="0.314458779027119">
                <text:p>0.314458779027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15.747">
                <text:p>1415.747</text:p>
              </table:table-cell>
              <table:table-cell office:value-type="float" office:value="2.84728932877428">
                <text:p>2.84728932877428</text:p>
              </table:table-cell>
              <table:table-cell office:value-type="float" office:value="0.157229389513559">
                <text:p>0.157229389513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15.879">
                <text:p>1415.879</text:p>
              </table:table-cell>
              <table:table-cell office:value-type="float" office:value="1.73981947516728">
                <text:p>1.73981947516728</text:p>
              </table:table-cell>
              <table:table-cell office:value-type="float" office:value="0.0786146947567797">
                <text:p>0.0786146947567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16.017">
                <text:p>1416.017</text:p>
              </table:table-cell>
              <table:table-cell office:value-type="float" office:value="1.05961462405172">
                <text:p>1.05961462405172</text:p>
              </table:table-cell>
              <table:table-cell office:value-type="float" office:value="0.0393073473783899">
                <text:p>0.039307347378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6.149">
                <text:p>1416.149</text:p>
              </table:table-cell>
              <table:table-cell office:value-type="float" office:value="0.643630243906712">
                <text:p>0.643630243906712</text:p>
              </table:table-cell>
              <table:table-cell office:value-type="float" office:value="0.0196536736891949">
                <text:p>0.0196536736891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16.286">
                <text:p>1416.286</text:p>
              </table:table-cell>
              <table:table-cell office:value-type="float" office:value="0.390108881081866">
                <text:p>0.390108881081866</text:p>
              </table:table-cell>
              <table:table-cell office:value-type="float" office:value="0.00982683684459747">
                <text:p>0.00982683684459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6.703">
                <text:p>1416.703</text:p>
              </table:table-cell>
              <table:table-cell office:value-type="float" office:value="0.236030696018039">
                <text:p>0.236030696018039</text:p>
              </table:table-cell>
              <table:table-cell office:value-type="float" office:value="0.00491341842229873">
                <text:p>0.00491341842229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17.08">
                <text:p>1417.08</text:p>
              </table:table-cell>
              <table:table-cell office:value-type="float" office:value="0.142601101295283">
                <text:p>0.142601101295283</text:p>
              </table:table-cell>
              <table:table-cell office:value-type="float" office:value="0.00245670921114937">
                <text:p>0.00245670921114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17.614">
                <text:p>1417.614</text:p>
              </table:table-cell>
              <table:table-cell office:value-type="float" office:value="0.0860520026193998">
                <text:p>0.0860520026193998</text:p>
              </table:table-cell>
              <table:table-cell office:value-type="float" office:value="0.00122835460557468">
                <text:p>0.00122835460557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17.748">
                <text:p>1417.748</text:p>
              </table:table-cell>
              <table:table-cell office:value-type="float" office:value="0.0518768724927548">
                <text:p>0.0518768724927548</text:p>
              </table:table-cell>
              <table:table-cell office:value-type="float" office:value="0.000614177302787342">
                <text:p>0.000614177302787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8.009">
                <text:p>1418.009</text:p>
              </table:table-cell>
              <table:table-cell office:value-type="float" office:value="0.0312489589562104">
                <text:p>0.0312489589562104</text:p>
              </table:table-cell>
              <table:table-cell office:value-type="float" office:value="0.000307088651393671">
                <text:p>0.000307088651393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18.152">
                <text:p>1418.152</text:p>
              </table:table-cell>
              <table:table-cell office:value-type="float" office:value="0.0188107931040049">
                <text:p>0.0188107931040049</text:p>
              </table:table-cell>
              <table:table-cell office:value-type="float" office:value="0.000153544325696835">
                <text:p>0.000153544325696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18.293">
                <text:p>1418.293</text:p>
              </table:table-cell>
              <table:table-cell office:value-type="float" office:value="0.0113171847275423">
                <text:p>0.0113171847275423</text:p>
              </table:table-cell>
              <table:table-cell office:value-type="float" office:value="0.0000767721628484177">
                <text:p>0.0000767721628484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18.444">
                <text:p>1418.444</text:p>
              </table:table-cell>
              <table:table-cell office:value-type="float" office:value="0.00680566526909508">
                <text:p>0.00680566526909508</text:p>
              </table:table-cell>
              <table:table-cell office:value-type="float" office:value="0.0000383860814242089">
                <text:p>0.0000383860814242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18.581">
                <text:p>1418.581</text:p>
              </table:table-cell>
              <table:table-cell office:value-type="float" office:value="0.00409107637774189">
                <text:p>0.00409107637774189</text:p>
              </table:table-cell>
              <table:table-cell office:value-type="float" office:value="0.0000191930407121044">
                <text:p>0.0000191930407121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8.716">
                <text:p>1418.716</text:p>
              </table:table-cell>
              <table:table-cell office:value-type="float" office:value="0.00245848443478756">
                <text:p>0.00245848443478756</text:p>
              </table:table-cell>
              <table:table-cell office:value-type="float" office:value="0.00000959652035605221">
                <text:p>0.00000959652035605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18.854">
                <text:p>1418.854</text:p>
              </table:table-cell>
              <table:table-cell office:value-type="float" office:value="0.00147700996494374">
                <text:p>0.00147700996494374</text:p>
              </table:table-cell>
              <table:table-cell office:value-type="float" office:value="0.00000479826017802611">
                <text:p>0.00000479826017802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18.989">
                <text:p>1418.989</text:p>
              </table:table-cell>
              <table:table-cell office:value-type="float" office:value="0.000887165631001852">
                <text:p>0.000887165631001852</text:p>
              </table:table-cell>
              <table:table-cell office:value-type="float" office:value="0.00000239913008901305">
                <text:p>0.00000239913008901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19.128">
                <text:p>1419.128</text:p>
              </table:table-cell>
              <table:table-cell office:value-type="float" office:value="0.000532779204618914">
                <text:p>0.000532779204618914</text:p>
              </table:table-cell>
              <table:table-cell office:value-type="float" office:value="0.00000119956504450653">
                <text:p>0.00000119956504450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19.263">
                <text:p>1419.263</text:p>
              </table:table-cell>
              <table:table-cell office:value-type="float" office:value="0.000319907435780249">
                <text:p>0.000319907435780249</text:p>
              </table:table-cell>
              <table:table-cell office:value-type="float" office:value="0.00000059978252225326">
                <text:p>0.00000059978252225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19.399">
                <text:p>1419.399</text:p>
              </table:table-cell>
              <table:table-cell office:value-type="float" office:value="0.0001920644179726">
                <text:p>0.0001920644179726</text:p>
              </table:table-cell>
              <table:table-cell office:value-type="float" office:value="0.00000029989126112663">
                <text:p>0.00000029989126112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19.535">
                <text:p>1419.535</text:p>
              </table:table-cell>
              <table:table-cell office:value-type="float" office:value="0.000115298629035786">
                <text:p>0.000115298629035786</text:p>
              </table:table-cell>
              <table:table-cell office:value-type="float" office:value="0.00000014994563056332">
                <text:p>0.00000014994563056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19.664">
                <text:p>1419.664</text:p>
              </table:table-cell>
              <table:table-cell office:value-type="float" office:value="0.000069209166547584">
                <text:p>0.000069209166547584</text:p>
              </table:table-cell>
              <table:table-cell office:value-type="float" office:value="0.00000007497281528166">
                <text:p>0.00000007497281528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19.795">
                <text:p>1419.795</text:p>
              </table:table-cell>
              <table:table-cell office:value-type="float" office:value="0.0000415404944916067">
                <text:p>0.0000415404944916067</text:p>
              </table:table-cell>
              <table:table-cell office:value-type="float" office:value="0.00000003748640764083">
                <text:p>0.00000003748640764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19.924">
                <text:p>1419.924</text:p>
              </table:table-cell>
              <table:table-cell office:value-type="float" office:value="0.0000249317939764922">
                <text:p>0.0000249317939764922</text:p>
              </table:table-cell>
              <table:table-cell office:value-type="float" office:value="0.00000001874320382041">
                <text:p>0.0000000187432038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20.062">
                <text:p>1420.062</text:p>
              </table:table-cell>
              <table:table-cell office:value-type="float" office:value="0.0000149628250266594">
                <text:p>0.0000149628250266594</text:p>
              </table:table-cell>
              <table:table-cell office:value-type="float" office:value="0.00000000937160191021">
                <text:p>0.00000000937160191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8.003">
                <text:p>1378.003</text:p>
              </table:table-cell>
              <table:table-cell office:value-type="float" office:value="0.00000897956933637768">
                <text:p>0.00000897956933637768</text:p>
              </table:table-cell>
              <table:table-cell office:value-type="float" office:value="0.0000000046858009551">
                <text:p>0.0000000046858009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8.123">
                <text:p>1378.123</text:p>
              </table:table-cell>
              <table:table-cell office:value-type="float" office:value="0.00000538867876201763">
                <text:p>0.00000538867876201763</text:p>
              </table:table-cell>
              <table:table-cell office:value-type="float" office:value="0.00000000234290047755">
                <text:p>0.00000000234290047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8.64">
                <text:p>1378.64</text:p>
              </table:table-cell>
              <table:table-cell office:value-type="float" office:value="0.00000323367583730609">
                <text:p>0.00000323367583730609</text:p>
              </table:table-cell>
              <table:table-cell office:value-type="float" office:value="0.00000000117145023878">
                <text:p>0.0000000011714502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78.774">
                <text:p>1378.774</text:p>
              </table:table-cell>
              <table:table-cell office:value-type="float" office:value="0.00000194043979243141">
                <text:p>0.00000194043979243141</text:p>
              </table:table-cell>
              <table:table-cell office:value-type="float" office:value="0.00000000058572511939">
                <text:p>0.00000000058572511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78.905">
                <text:p>1378.905</text:p>
              </table:table-cell>
              <table:table-cell office:value-type="float" office:value="0.00000116438102048272">
                <text:p>0.00000116438102048272</text:p>
              </table:table-cell>
              <table:table-cell office:value-type="float" office:value="0.00000000029286255969">
                <text:p>0.00000000029286255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79.292">
                <text:p>1379.292</text:p>
              </table:table-cell>
              <table:table-cell office:value-type="float" office:value="0.00000069868718480157">
                <text:p>0.00000069868718480157</text:p>
              </table:table-cell>
              <table:table-cell office:value-type="float" office:value="0.00000000014643127985">
                <text:p>0.00000000014643127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79.447">
                <text:p>1379.447</text:p>
              </table:table-cell>
              <table:table-cell office:value-type="float" office:value="0.00000041924159713691">
                <text:p>0.00000041924159713691</text:p>
              </table:table-cell>
              <table:table-cell office:value-type="float" office:value="0.00000000007321563992">
                <text:p>0.0000000000732156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79.579">
                <text:p>1379.579</text:p>
              </table:table-cell>
              <table:table-cell office:value-type="float" office:value="0.00000025155960141013">
                <text:p>0.00000025155960141013</text:p>
              </table:table-cell>
              <table:table-cell office:value-type="float" office:value="0.00000000003660781996">
                <text:p>0.0000000000366078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79.733">
                <text:p>1379.733</text:p>
              </table:table-cell>
              <table:table-cell office:value-type="float" office:value="0.00000015094308241007">
                <text:p>0.00000015094308241007</text:p>
              </table:table-cell>
              <table:table-cell office:value-type="float" office:value="0.00000000001830390998">
                <text:p>0.00000000001830390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79.876">
                <text:p>1379.876</text:p>
              </table:table-cell>
              <table:table-cell office:value-type="float" office:value="0.00000009056951022804">
                <text:p>0.00000009056951022804</text:p>
              </table:table-cell>
              <table:table-cell office:value-type="float" office:value="0.00000000000915195499">
                <text:p>0.00000000000915195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80.007">
                <text:p>1380.007</text:p>
              </table:table-cell>
              <table:table-cell office:value-type="float" office:value="0.00000005434353652782">
                <text:p>0.00000005434353652782</text:p>
              </table:table-cell>
              <table:table-cell office:value-type="float" office:value="0.0000000000045759775">
                <text:p>0.0000000000045759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80.153">
                <text:p>1380.153</text:p>
              </table:table-cell>
              <table:table-cell office:value-type="float" office:value="0.00000003260703711219">
                <text:p>0.00000003260703711219</text:p>
              </table:table-cell>
              <table:table-cell office:value-type="float" office:value="0.00000000000228798875">
                <text:p>0.00000000000228798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80.283">
                <text:p>1380.283</text:p>
              </table:table-cell>
              <table:table-cell office:value-type="float" office:value="0.00000001956467986506">
                <text:p>0.00000001956467986506</text:p>
              </table:table-cell>
              <table:table-cell office:value-type="float" office:value="0.00000000000114399437">
                <text:p>0.00000000000114399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80.439">
                <text:p>1380.439</text:p>
              </table:table-cell>
              <table:table-cell office:value-type="float" office:value="0.00000001173903671791">
                <text:p>0.00000001173903671791</text:p>
              </table:table-cell>
              <table:table-cell office:value-type="float" office:value="0.00000000000057199719">
                <text:p>0.00000000000057199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80.587">
                <text:p>1380.587</text:p>
              </table:table-cell>
              <table:table-cell office:value-type="float" office:value="0.00000000704353643019">
                <text:p>0.00000000704353643019</text:p>
              </table:table-cell>
              <table:table-cell office:value-type="float" office:value="0.00000000000028599859">
                <text:p>0.00000000000028599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0.617">
                <text:p>1380.617</text:p>
              </table:table-cell>
              <table:table-cell office:value-type="float" office:value="0.00000000422617905783">
                <text:p>0.00000000422617905783</text:p>
              </table:table-cell>
              <table:table-cell office:value-type="float" office:value="0.0000000000001429993">
                <text:p>0.0000000000001429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80.746">
                <text:p>1380.746</text:p>
              </table:table-cell>
              <table:table-cell office:value-type="float" office:value="0.00000000253573603456">
                <text:p>0.00000000253573603456</text:p>
              </table:table-cell>
              <table:table-cell office:value-type="float" office:value="0.00000000000007149965">
                <text:p>0.00000000000007149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80.883">
                <text:p>1380.883</text:p>
              </table:table-cell>
              <table:table-cell office:value-type="float" office:value="0.00000000152145592066">
                <text:p>0.00000000152145592066</text:p>
              </table:table-cell>
              <table:table-cell office:value-type="float" office:value="0.00000000000003574982">
                <text:p>0.00000000000003574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1.148">
                <text:p>1381.148</text:p>
              </table:table-cell>
              <table:table-cell office:value-type="float" office:value="0.00000000091288070236">
                <text:p>0.00000000091288070236</text:p>
              </table:table-cell>
              <table:table-cell office:value-type="float" office:value="0.00000000000001787491">
                <text:p>0.00000000000001787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81.28">
                <text:p>1381.28</text:p>
              </table:table-cell>
              <table:table-cell office:value-type="float" office:value="0.0000000005477319964">
                <text:p>0.0000000005477319964</text:p>
              </table:table-cell>
              <table:table-cell office:value-type="float" office:value="8.9374560453484E-015">
                <text:p>8.9374560453484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81.314">
                <text:p>1381.314</text:p>
              </table:table-cell>
              <table:table-cell office:value-type="float" office:value="0.00000000032864098533">
                <text:p>0.00000000032864098533</text:p>
              </table:table-cell>
              <table:table-cell office:value-type="float" office:value="4.4687280226742E-015">
                <text:p>4.468728022674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81.454">
                <text:p>1381.454</text:p>
              </table:table-cell>
              <table:table-cell office:value-type="float" office:value="0.00000000019718548494">
                <text:p>0.00000000019718548494</text:p>
              </table:table-cell>
              <table:table-cell office:value-type="float" office:value="2.2343640113371E-015">
                <text:p>2.234364011337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81.596">
                <text:p>1381.596</text:p>
              </table:table-cell>
              <table:table-cell office:value-type="float" office:value="0.00000000011831173784">
                <text:p>0.00000000011831173784</text:p>
              </table:table-cell>
              <table:table-cell office:value-type="float" office:value="1.11718200566855E-015">
                <text:p>1.1171820056685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81.729">
                <text:p>1381.729</text:p>
              </table:table-cell>
              <table:table-cell office:value-type="float" office:value="0.00000000007098726614">
                <text:p>0.00000000007098726614</text:p>
              </table:table-cell>
              <table:table-cell office:value-type="float" office:value="5.58591002834275E-016">
                <text:p>5.58591002834275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81.859">
                <text:p>1381.859</text:p>
              </table:table-cell>
              <table:table-cell office:value-type="float" office:value="0.0000000000425924714">
                <text:p>0.0000000000425924714</text:p>
              </table:table-cell>
              <table:table-cell office:value-type="float" office:value="2.79295501417137E-016">
                <text:p>2.79295501417137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82.001">
                <text:p>1382.001</text:p>
              </table:table-cell>
              <table:table-cell office:value-type="float" office:value="0.0000000000255555387">
                <text:p>0.0000000000255555387</text:p>
              </table:table-cell>
              <table:table-cell office:value-type="float" office:value="1.39647750708569E-016">
                <text:p>1.39647750708569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82.415">
                <text:p>1382.415</text:p>
              </table:table-cell>
              <table:table-cell office:value-type="float" office:value="0.00000000001533335115">
                <text:p>0.00000000001533335115</text:p>
              </table:table-cell>
              <table:table-cell office:value-type="float" office:value="6.98238753542844E-017">
                <text:p>6.98238753542844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82.553">
                <text:p>1382.553</text:p>
              </table:table-cell>
              <table:table-cell office:value-type="float" office:value="0.00000000000920002465">
                <text:p>0.00000000000920002465</text:p>
              </table:table-cell>
              <table:table-cell office:value-type="float" office:value="3.49119376771422E-017">
                <text:p>3.49119376771422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82.69">
                <text:p>1382.69</text:p>
              </table:table-cell>
              <table:table-cell office:value-type="float" office:value="0.00000000000552002178">
                <text:p>0.00000000000552002178</text:p>
              </table:table-cell>
              <table:table-cell office:value-type="float" office:value="1.74559688385711E-017">
                <text:p>1.74559688385711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82.814">
                <text:p>1382.814</text:p>
              </table:table-cell>
              <table:table-cell office:value-type="float" office:value="0.00000000000331201656">
                <text:p>0.00000000000331201656</text:p>
              </table:table-cell>
              <table:table-cell office:value-type="float" office:value="8.72798441928554E-018">
                <text:p>8.72798441928554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82.961">
                <text:p>1382.961</text:p>
              </table:table-cell>
              <table:table-cell office:value-type="float" office:value="0.00000000000198721168">
                <text:p>0.00000000000198721168</text:p>
              </table:table-cell>
              <table:table-cell office:value-type="float" office:value="4.36399220964277E-018">
                <text:p>4.36399220964277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83.252">
                <text:p>1383.252</text:p>
              </table:table-cell>
              <table:table-cell office:value-type="float" office:value="0.00000000000119232788">
                <text:p>0.00000000000119232788</text:p>
              </table:table-cell>
              <table:table-cell office:value-type="float" office:value="2.18199610482139E-018">
                <text:p>2.18199610482139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3.379">
                <text:p>1383.379</text:p>
              </table:table-cell>
              <table:table-cell office:value-type="float" office:value="0.00000000000071539716">
                <text:p>0.00000000000071539716</text:p>
              </table:table-cell>
              <table:table-cell office:value-type="float" office:value="1.09099805241069E-018">
                <text:p>1.09099805241069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3.409">
                <text:p>1383.409</text:p>
              </table:table-cell>
              <table:table-cell office:value-type="float" office:value="0.00000000000042923852">
                <text:p>0.00000000000042923852</text:p>
              </table:table-cell>
              <table:table-cell office:value-type="float" office:value="5.45499026205347E-019">
                <text:p>5.45499026205347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83.533">
                <text:p>1383.533</text:p>
              </table:table-cell>
              <table:table-cell office:value-type="float" office:value="0.00000000000025754322">
                <text:p>0.00000000000025754322</text:p>
              </table:table-cell>
              <table:table-cell office:value-type="float" office:value="2.72749513102673E-019">
                <text:p>2.72749513102673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83.652">
                <text:p>1383.652</text:p>
              </table:table-cell>
              <table:table-cell office:value-type="float" office:value="0.00000000000015452599">
                <text:p>0.00000000000015452599</text:p>
              </table:table-cell>
              <table:table-cell office:value-type="float" office:value="1.36374756551337E-019">
                <text:p>1.36374756551337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83.903">
                <text:p>1383.903</text:p>
              </table:table-cell>
              <table:table-cell office:value-type="float" office:value="0.00000000000009271562">
                <text:p>0.00000000000009271562</text:p>
              </table:table-cell>
              <table:table-cell office:value-type="float" office:value="6.81873782756683E-020">
                <text:p>6.81873782756683E-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84.038">
                <text:p>1384.038</text:p>
              </table:table-cell>
              <table:table-cell office:value-type="float" office:value="0.00000000000005562939">
                <text:p>0.00000000000005562939</text:p>
              </table:table-cell>
              <table:table-cell office:value-type="float" office:value="3.40936891378342E-020">
                <text:p>3.40936891378342E-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84.18">
                <text:p>1384.18</text:p>
              </table:table-cell>
              <table:table-cell office:value-type="float" office:value="0.00000000000003337764">
                <text:p>0.00000000000003337764</text:p>
              </table:table-cell>
              <table:table-cell office:value-type="float" office:value="1.70468445689171E-020">
                <text:p>1.70468445689171E-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84.317">
                <text:p>1384.317</text:p>
              </table:table-cell>
              <table:table-cell office:value-type="float" office:value="0.00000000000002002659">
                <text:p>0.00000000000002002659</text:p>
              </table:table-cell>
              <table:table-cell office:value-type="float" office:value="8.52342228445854E-021">
                <text:p>8.52342228445854E-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47">
                <text:p>1384.447</text:p>
              </table:table-cell>
              <table:table-cell office:value-type="float" office:value="0.00000000000001201595">
                <text:p>0.00000000000001201595</text:p>
              </table:table-cell>
              <table:table-cell office:value-type="float" office:value="4.26171114222927E-021">
                <text:p>4.26171114222927E-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4.594">
                <text:p>1384.594</text:p>
              </table:table-cell>
              <table:table-cell office:value-type="float" office:value="7.20957287244198E-015">
                <text:p>7.20957287244198E-015</text:p>
              </table:table-cell>
              <table:table-cell office:value-type="float" office:value="2.13085557111463E-021">
                <text:p>2.13085557111463E-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84.725">
                <text:p>1384.725</text:p>
              </table:table-cell>
              <table:table-cell office:value-type="float" office:value="4.3257441496363E-015">
                <text:p>4.3257441496363E-015</text:p>
              </table:table-cell>
              <table:table-cell office:value-type="float" office:value="1.06542778555732E-021">
                <text:p>1.06542778555732E-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84.868">
                <text:p>1384.868</text:p>
              </table:table-cell>
              <table:table-cell office:value-type="float" office:value="2.59544670286734E-015">
                <text:p>2.59544670286734E-015</text:p>
              </table:table-cell>
              <table:table-cell office:value-type="float" office:value="5.32713892778659E-022">
                <text:p>5.32713892778659E-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85.009">
                <text:p>1385.009</text:p>
              </table:table-cell>
              <table:table-cell office:value-type="float" office:value="1.55726812826318E-015">
                <text:p>1.55726812826318E-015</text:p>
              </table:table-cell>
              <table:table-cell office:value-type="float" office:value="2.66356946389329E-022">
                <text:p>2.66356946389329E-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5.143">
                <text:p>1385.143</text:p>
              </table:table-cell>
              <table:table-cell office:value-type="float" office:value="9.34360930229298E-016">
                <text:p>9.34360930229298E-016</text:p>
              </table:table-cell>
              <table:table-cell office:value-type="float" office:value="1.33178473194665E-022">
                <text:p>1.33178473194665E-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5.273">
                <text:p>1385.273</text:p>
              </table:table-cell>
              <table:table-cell office:value-type="float" office:value="5.60616584773273E-016">
                <text:p>5.60616584773273E-016</text:p>
              </table:table-cell>
              <table:table-cell office:value-type="float" office:value="6.65892365973323E-023">
                <text:p>6.65892365973323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85.416">
                <text:p>1385.416</text:p>
              </table:table-cell>
              <table:table-cell office:value-type="float" office:value="3.36369964181811E-016">
                <text:p>3.36369964181811E-016</text:p>
              </table:table-cell>
              <table:table-cell office:value-type="float" office:value="3.32946182986662E-023">
                <text:p>3.32946182986662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85.546">
                <text:p>1385.546</text:p>
              </table:table-cell>
              <table:table-cell office:value-type="float" office:value="2.0182198516801E-016">
                <text:p>2.0182198516801E-016</text:p>
              </table:table-cell>
              <table:table-cell office:value-type="float" office:value="1.66473091493331E-023">
                <text:p>1.66473091493331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85.688">
                <text:p>1385.688</text:p>
              </table:table-cell>
              <table:table-cell office:value-type="float" office:value="1.21093194430268E-016">
                <text:p>1.21093194430268E-016</text:p>
              </table:table-cell>
              <table:table-cell office:value-type="float" office:value="8.32365457466654E-024">
                <text:p>8.32365457466654E-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5.818">
                <text:p>1385.818</text:p>
              </table:table-cell>
              <table:table-cell office:value-type="float" office:value="7.26559183228918E-017">
                <text:p>7.26559183228918E-017</text:p>
              </table:table-cell>
              <table:table-cell office:value-type="float" office:value="4.16182728733327E-024">
                <text:p>4.16182728733327E-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86.094">
                <text:p>1386.094</text:p>
              </table:table-cell>
              <table:table-cell office:value-type="float" office:value="4.35935518261005E-017">
                <text:p>4.35935518261005E-017</text:p>
              </table:table-cell>
              <table:table-cell office:value-type="float" office:value="2.08091364366664E-024">
                <text:p>2.08091364366664E-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86.233">
                <text:p>1386.233</text:p>
              </table:table-cell>
              <table:table-cell office:value-type="float" office:value="2.6156131511843E-017">
                <text:p>2.6156131511843E-017</text:p>
              </table:table-cell>
              <table:table-cell office:value-type="float" office:value="1.04045682183332E-024">
                <text:p>1.04045682183332E-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6.372">
                <text:p>1386.372</text:p>
              </table:table-cell>
              <table:table-cell office:value-type="float" office:value="1.56936791151972E-017">
                <text:p>1.56936791151972E-017</text:p>
              </table:table-cell>
              <table:table-cell office:value-type="float" office:value="5.20228410916659E-025">
                <text:p>5.20228410916659E-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86.503">
                <text:p>1386.503</text:p>
              </table:table-cell>
              <table:table-cell office:value-type="float" office:value="9.41620757316399E-018">
                <text:p>9.41620757316399E-018</text:p>
              </table:table-cell>
              <table:table-cell office:value-type="float" office:value="2.60114205458329E-025">
                <text:p>2.60114205458329E-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86.634">
                <text:p>1386.634</text:p>
              </table:table-cell>
              <table:table-cell office:value-type="float" office:value="5.64972459592124E-018">
                <text:p>5.64972459592124E-018</text:p>
              </table:table-cell>
              <table:table-cell office:value-type="float" office:value="1.30057102729165E-025">
                <text:p>1.30057102729165E-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6.786">
                <text:p>1386.786</text:p>
              </table:table-cell>
              <table:table-cell office:value-type="float" office:value="3.38983478356416E-018">
                <text:p>3.38983478356416E-018</text:p>
              </table:table-cell>
              <table:table-cell office:value-type="float" office:value="6.50285513645824E-026">
                <text:p>6.50285513645824E-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86.932">
                <text:p>1386.932</text:p>
              </table:table-cell>
              <table:table-cell office:value-type="float" office:value="2.03390088314421E-018">
                <text:p>2.03390088314421E-018</text:p>
              </table:table-cell>
              <table:table-cell office:value-type="float" office:value="3.25142756822912E-026">
                <text:p>3.25142756822912E-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7.071">
                <text:p>1387.071</text:p>
              </table:table-cell>
              <table:table-cell office:value-type="float" office:value="1.22034053638938E-018">
                <text:p>1.22034053638938E-018</text:p>
              </table:table-cell>
              <table:table-cell office:value-type="float" office:value="1.62571378411456E-026">
                <text:p>1.62571378411456E-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87.206">
                <text:p>1387.206</text:p>
              </table:table-cell>
              <table:table-cell office:value-type="float" office:value="7.32204325085055E-019">
                <text:p>7.32204325085055E-019</text:p>
              </table:table-cell>
              <table:table-cell office:value-type="float" office:value="8.12856892057279E-027">
                <text:p>8.12856892057279E-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87.345">
                <text:p>1387.345</text:p>
              </table:table-cell>
              <table:table-cell office:value-type="float" office:value="4.39322596676747E-019">
                <text:p>4.39322596676747E-019</text:p>
              </table:table-cell>
              <table:table-cell office:value-type="float" office:value="4.0642844602864E-027">
                <text:p>4.0642844602864E-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87.473">
                <text:p>1387.473</text:p>
              </table:table-cell>
              <table:table-cell office:value-type="float" office:value="2.63593558818905E-019">
                <text:p>2.63593558818905E-019</text:p>
              </table:table-cell>
              <table:table-cell office:value-type="float" office:value="2.0321422301432E-027">
                <text:p>2.0321422301432E-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87.606">
                <text:p>1387.606</text:p>
              </table:table-cell>
              <table:table-cell office:value-type="float" office:value="1.58156135697771E-019">
                <text:p>1.58156135697771E-019</text:p>
              </table:table-cell>
              <table:table-cell office:value-type="float" office:value="1.0160711150716E-027">
                <text:p>1.0160711150716E-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87.748">
                <text:p>1387.748</text:p>
              </table:table-cell>
              <table:table-cell office:value-type="float" office:value="9.48936816218771E-020">
                <text:p>9.48936816218771E-020</text:p>
              </table:table-cell>
              <table:table-cell office:value-type="float" office:value="5.080355575358E-028">
                <text:p>5.080355575358E-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87.884">
                <text:p>1387.884</text:p>
              </table:table-cell>
              <table:table-cell office:value-type="float" office:value="5.69362090747334E-020">
                <text:p>5.69362090747334E-020</text:p>
              </table:table-cell>
              <table:table-cell office:value-type="float" office:value="2.540177787679E-028">
                <text:p>2.540177787679E-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88.019">
                <text:p>1388.019</text:p>
              </table:table-cell>
              <table:table-cell office:value-type="float" office:value="3.41617254956436E-020">
                <text:p>3.41617254956436E-020</text:p>
              </table:table-cell>
              <table:table-cell office:value-type="float" office:value="1.2700888938395E-028">
                <text:p>1.2700888938395E-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88.152">
                <text:p>1388.152</text:p>
              </table:table-cell>
              <table:table-cell office:value-type="float" office:value="2.04970353227879E-020">
                <text:p>2.04970353227879E-020</text:p>
              </table:table-cell>
              <table:table-cell office:value-type="float" office:value="6.3504444691975E-029">
                <text:p>6.3504444691975E-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88.291">
                <text:p>1388.291</text:p>
              </table:table-cell>
              <table:table-cell office:value-type="float" office:value="1.22982212063736E-020">
                <text:p>1.22982212063736E-020</text:p>
              </table:table-cell>
              <table:table-cell office:value-type="float" office:value="3.17522223459875E-029">
                <text:p>3.17522223459875E-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88.426">
                <text:p>1388.426</text:p>
              </table:table-cell>
              <table:table-cell office:value-type="float" office:value="7.37893273017463E-021">
                <text:p>7.37893273017463E-021</text:p>
              </table:table-cell>
              <table:table-cell office:value-type="float" office:value="1.58761111729937E-029">
                <text:p>1.58761111729937E-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8.556">
                <text:p>1388.556</text:p>
              </table:table-cell>
              <table:table-cell office:value-type="float" office:value="4.42735964128E-021">
                <text:p>4.42735964128E-021</text:p>
              </table:table-cell>
              <table:table-cell office:value-type="float" office:value="7.93805558649687E-030">
                <text:p>7.93805558649687E-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88.703">
                <text:p>1388.703</text:p>
              </table:table-cell>
              <table:table-cell office:value-type="float" office:value="2.65641578635561E-021">
                <text:p>2.65641578635561E-021</text:p>
              </table:table-cell>
              <table:table-cell office:value-type="float" office:value="3.96902779324844E-030">
                <text:p>3.96902779324844E-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8.848">
                <text:p>1388.848</text:p>
              </table:table-cell>
              <table:table-cell office:value-type="float" office:value="1.59384947260717E-021">
                <text:p>1.59384947260717E-021</text:p>
              </table:table-cell>
              <table:table-cell office:value-type="float" office:value="1.98451389662422E-030">
                <text:p>1.98451389662422E-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